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Frecuencias" style:family="table">
      <style:table-properties style:width="16.775cm" fo:margin-left="0.143cm" table:align="left"/>
    </style:style>
    <style:style style:name="TablaFrecuencias.A" style:family="table-column">
      <style:table-column-properties style:column-width="2.699cm"/>
    </style:style>
    <style:style style:name="TablaFrecuencias.B" style:family="table-column">
      <style:table-column-properties style:column-width="2.831cm"/>
    </style:style>
    <style:style style:name="TablaFrecuencias.F" style:family="table-column">
      <style:table-column-properties style:column-width="2.752cm"/>
    </style:style>
    <style:style style:name="TablaFrecuencias.A1" style:family="table-cell">
      <style:table-cell-properties fo:background-color="#b2b2b2" style:border-line-width-bottom="0.053cm 0.053cm 0.053cm" fo:padding="0.097cm" fo:border-left="0.05pt solid #000000" fo:border-right="none" fo:border-top="0.05pt solid #000000" fo:border-bottom="1.5pt double #000000">
        <style:background-image/>
      </style:table-cell-properties>
    </style:style>
    <style:style style:name="TablaFrecuencias.C1" style:family="table-cell">
      <style:table-cell-properties fo:background-color="#b2b2b2" style:border-line-width-left="0.053cm 0.053cm 0.053cm" style:border-line-width-bottom="0.053cm 0.053cm 0.053cm" fo:padding="0.097cm" fo:border-left="1.5pt double #000000" fo:border-right="none" fo:border-top="0.05pt solid #000000" fo:border-bottom="1.5pt double #000000">
        <style:background-image/>
      </style:table-cell-properties>
    </style:style>
    <style:style style:name="TablaFrecuencias.E1" style:family="table-cell">
      <style:table-cell-properties fo:background-color="#b2b2b2" style:border-line-width-left="0.053cm 0.053cm 0.053cm" style:border-line-width-bottom="0.053cm 0.053cm 0.053cm" fo:padding="0.097cm" fo:border-left="1.5pt double #000000" fo:border-right="0.05pt solid #000000" fo:border-top="0.05pt solid #000000" fo:border-bottom="1.5pt double #000000">
        <style:background-image/>
      </style:table-cell-properties>
    </style:style>
    <style:style style:name="TablaFrecuencias.A2" style:family="table-cell">
      <style:table-cell-properties fo:background-color="#b2b2b2" style:border-line-width-bottom="0.053cm 0.053cm 0.053cm" fo:padding="0.097cm" fo:border-left="0.05pt solid #000000" fo:border-right="none" fo:border-top="none" fo:border-bottom="1.5pt double #000000">
        <style:background-image/>
      </style:table-cell-properties>
    </style:style>
    <style:style style:name="TablaFrecuencias.C2" style:family="table-cell">
      <style:table-cell-properties fo:background-color="#b2b2b2" style:border-line-width-left="0.053cm 0.053cm 0.053cm" style:border-line-width-bottom="0.053cm 0.053cm 0.053cm" fo:padding="0.097cm" fo:border-left="1.5pt double #000000" fo:border-right="none" fo:border-top="none" fo:border-bottom="1.5pt double #000000">
        <style:background-image/>
      </style:table-cell-properties>
    </style:style>
    <style:style style:name="TablaFrecuencias.F2" style:family="table-cell">
      <style:table-cell-properties fo:background-color="#b2b2b2" style:border-line-width-bottom="0.053cm 0.053cm 0.053cm" fo:padding="0.097cm" fo:border-left="0.05pt solid #000000" fo:border-right="0.05pt solid #000000" fo:border-top="none" fo:border-bottom="1.5pt double #000000">
        <style:background-image/>
      </style:table-cell-properties>
    </style:style>
    <style:style style:name="TablaFrecuencias.A3" style:family="table-cell">
      <style:table-cell-properties fo:padding="0.097cm" fo:border-left="0.05pt solid #000000" fo:border-right="none" fo:border-top="none" fo:border-bottom="0.05pt solid #000000"/>
    </style:style>
    <style:style style:name="TablaFrecuencias.B3" style:family="table-cell">
      <style:table-cell-properties fo:padding="0.097cm" fo:border-left="0.05pt solid #000000" fo:border-right="none" fo:border-top="none" fo:border-bottom="0.05pt solid #000000"/>
    </style:style>
    <style:style style:name="TablaFrecuencias.C3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D3" style:family="table-cell">
      <style:table-cell-properties fo:padding="0.097cm" fo:border-left="0.05pt solid #000000" fo:border-right="none" fo:border-top="none" fo:border-bottom="0.05pt solid #000000"/>
    </style:style>
    <style:style style:name="TablaFrecuencias.E3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4" style:family="table-cell">
      <style:table-cell-properties fo:padding="0.097cm" fo:border-left="0.05pt solid #000000" fo:border-right="none" fo:border-top="none" fo:border-bottom="0.05pt solid #000000"/>
    </style:style>
    <style:style style:name="TablaFrecuencias.B4" style:family="table-cell">
      <style:table-cell-properties fo:padding="0.097cm" fo:border-left="0.05pt solid #000000" fo:border-right="none" fo:border-top="none" fo:border-bottom="0.05pt solid #000000"/>
    </style:style>
    <style:style style:name="TablaFrecuencias.C4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D4" style:family="table-cell">
      <style:table-cell-properties fo:padding="0.097cm" fo:border-left="0.05pt solid #000000" fo:border-right="none" fo:border-top="none" fo:border-bottom="0.05pt solid #000000"/>
    </style:style>
    <style:style style:name="TablaFrecuencias.E4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5" style:family="table-cell">
      <style:table-cell-properties fo:padding="0.097cm" fo:border-left="0.05pt solid #000000" fo:border-right="none" fo:border-top="none" fo:border-bottom="0.05pt solid #000000"/>
    </style:style>
    <style:style style:name="TablaFrecuencias.B5" style:family="table-cell">
      <style:table-cell-properties fo:padding="0.097cm" fo:border-left="0.05pt solid #000000" fo:border-right="none" fo:border-top="none" fo:border-bottom="0.05pt solid #000000"/>
    </style:style>
    <style:style style:name="TablaFrecuencias.C5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D5" style:family="table-cell">
      <style:table-cell-properties fo:padding="0.097cm" fo:border-left="0.05pt solid #000000" fo:border-right="none" fo:border-top="none" fo:border-bottom="0.05pt solid #000000"/>
    </style:style>
    <style:style style:name="TablaFrecuencias.E5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6" style:family="table-cell">
      <style:table-cell-properties fo:padding="0.097cm" fo:border-left="0.05pt solid #000000" fo:border-right="none" fo:border-top="none" fo:border-bottom="0.05pt solid #000000"/>
    </style:style>
    <style:style style:name="TablaFrecuencias.B6" style:family="table-cell">
      <style:table-cell-properties fo:padding="0.097cm" fo:border-left="0.05pt solid #000000" fo:border-right="none" fo:border-top="none" fo:border-bottom="0.05pt solid #000000"/>
    </style:style>
    <style:style style:name="TablaFrecuencias.C6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D6" style:family="table-cell">
      <style:table-cell-properties fo:padding="0.097cm" fo:border-left="0.05pt solid #000000" fo:border-right="none" fo:border-top="none" fo:border-bottom="0.05pt solid #000000"/>
    </style:style>
    <style:style style:name="TablaFrecuencias.E6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7" style:family="table-cell">
      <style:table-cell-properties fo:padding="0.097cm" fo:border-left="0.05pt solid #000000" fo:border-right="none" fo:border-top="none" fo:border-bottom="0.05pt solid #000000"/>
    </style:style>
    <style:style style:name="TablaFrecuencias.B7" style:family="table-cell">
      <style:table-cell-properties fo:padding="0.097cm" fo:border-left="0.05pt solid #000000" fo:border-right="none" fo:border-top="none" fo:border-bottom="0.05pt solid #000000"/>
    </style:style>
    <style:style style:name="TablaFrecuencias.C7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D7" style:family="table-cell">
      <style:table-cell-properties fo:padding="0.097cm" fo:border-left="0.05pt solid #000000" fo:border-right="none" fo:border-top="none" fo:border-bottom="0.05pt solid #000000"/>
    </style:style>
    <style:style style:name="TablaFrecuencias.E7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8" style:family="table-cell">
      <style:table-cell-properties fo:padding="0.097cm" fo:border-left="0.05pt solid #000000" fo:border-right="none" fo:border-top="none" fo:border-bottom="0.05pt solid #000000"/>
    </style:style>
    <style:style style:name="TablaFrecuencias.B8" style:family="table-cell">
      <style:table-cell-properties fo:padding="0.097cm" fo:border-left="0.05pt solid #000000" fo:border-right="none" fo:border-top="none" fo:border-bottom="0.05pt solid #000000"/>
    </style:style>
    <style:style style:name="TablaFrecuencias.C8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D8" style:family="table-cell">
      <style:table-cell-properties fo:padding="0.097cm" fo:border-left="0.05pt solid #000000" fo:border-right="none" fo:border-top="none" fo:border-bottom="0.05pt solid #000000"/>
    </style:style>
    <style:style style:name="TablaFrecuencias.E8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9" style:family="table-cell">
      <style:table-cell-properties fo:padding="0.097cm" fo:border-left="0.05pt solid #000000" fo:border-right="none" fo:border-top="none" fo:border-bottom="0.05pt solid #000000"/>
    </style:style>
    <style:style style:name="TablaFrecuencias.B9" style:family="table-cell">
      <style:table-cell-properties fo:padding="0.097cm" fo:border-left="0.05pt solid #000000" fo:border-right="none" fo:border-top="none" fo:border-bottom="0.05pt solid #000000"/>
    </style:style>
    <style:style style:name="TablaFrecuencias.C9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D9" style:family="table-cell">
      <style:table-cell-properties fo:padding="0.097cm" fo:border-left="0.05pt solid #000000" fo:border-right="none" fo:border-top="none" fo:border-bottom="0.05pt solid #000000"/>
    </style:style>
    <style:style style:name="TablaFrecuencias.E9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10" style:family="table-cell">
      <style:table-cell-properties fo:padding="0.097cm" fo:border-left="0.05pt solid #000000" fo:border-right="none" fo:border-top="none" fo:border-bottom="0.05pt solid #000000"/>
    </style:style>
    <style:style style:name="TablaFrecuencias.B10" style:family="table-cell">
      <style:table-cell-properties fo:padding="0.097cm" fo:border-left="0.05pt solid #000000" fo:border-right="none" fo:border-top="none" fo:border-bottom="0.05pt solid #000000"/>
    </style:style>
    <style:style style:name="TablaFrecuencias.C10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D10" style:family="table-cell">
      <style:table-cell-properties fo:padding="0.097cm" fo:border-left="0.05pt solid #000000" fo:border-right="none" fo:border-top="none" fo:border-bottom="0.05pt solid #000000"/>
    </style:style>
    <style:style style:name="TablaFrecuencias.E10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11" style:family="table-cell">
      <style:table-cell-properties fo:padding="0.097cm" fo:border-left="0.05pt solid #000000" fo:border-right="none" fo:border-top="none" fo:border-bottom="0.05pt solid #000000"/>
    </style:style>
    <style:style style:name="TablaFrecuencias.B11" style:family="table-cell">
      <style:table-cell-properties fo:padding="0.097cm" fo:border-left="0.05pt solid #000000" fo:border-right="none" fo:border-top="none" fo:border-bottom="0.05pt solid #000000"/>
    </style:style>
    <style:style style:name="TablaFrecuencias.C11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D11" style:family="table-cell">
      <style:table-cell-properties fo:padding="0.097cm" fo:border-left="0.05pt solid #000000" fo:border-right="none" fo:border-top="none" fo:border-bottom="0.05pt solid #000000"/>
    </style:style>
    <style:style style:name="TablaFrecuencias.E11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Frecuencias.A12" style:family="table-cell">
      <style:table-cell-properties fo:padding="0.097cm" fo:border-left="0.05pt solid #000000" fo:border-right="none" fo:border-top="none" fo:border-bottom="0.05pt solid #000000"/>
    </style:style>
    <style:style style:name="TablaFrecuencias.B12" style:family="table-cell">
      <style:table-cell-properties fo:padding="0.097cm" fo:border-left="0.05pt solid #000000" fo:border-right="none" fo:border-top="none" fo:border-bottom="0.05pt solid #000000"/>
    </style:style>
    <style:style style:name="TablaFrecuencias.C12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D12" style:family="table-cell">
      <style:table-cell-properties fo:padding="0.097cm" fo:border-left="0.05pt solid #000000" fo:border-right="none" fo:border-top="none" fo:border-bottom="0.05pt solid #000000"/>
    </style:style>
    <style:style style:name="TablaFrecuencias.E12" style:family="table-cell">
      <style:table-cell-properties style:border-line-width-left="0.053cm 0.053cm 0.053cm" fo:padding="0.097cm" fo:border-left="1.5pt double #000000" fo:border-right="none" fo:border-top="none" fo:border-bottom="0.05pt solid #000000"/>
    </style:style>
    <style:style style:name="TablaFrecuencias.F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from-left" style:horizontal-rel="paragraph" fo:padding="0.049cm" fo:border="0.99pt solid #000000" draw:ole-draw-aspect="1"/>
    </style:style>
    <style:style style:name="fr2" style:family="graphic" style:parent-style-name="OLE">
      <style:graphic-properties style:horizontal-pos="from-left" style:horizontal-rel="paragraph" fo:padding="0.049cm" fo:border="0.99pt solid #00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la de términos más frecuentes por colecciones</text:h>
      <text:p text:style-name="Text_20_body"/>
      <table:table table:name="TablaFrecuencias" table:style-name="TablaFrecuencias">
        <table:table-column table:style-name="TablaFrecuencias.A"/>
        <table:table-column table:style-name="TablaFrecuencias.B" table:number-columns-repeated="4"/>
        <table:table-column table:style-name="TablaFrecuencias.F"/>
        <table:table-row>
          <table:table-cell table:style-name="TablaFrecuencias.A1" table:number-columns-spanned="2" office:value-type="string">
            <text:p text:style-name="P2">Clueweb-1K</text:p>
          </table:table-cell>
          <table:covered-table-cell/>
          <table:table-cell table:style-name="TablaFrecuencias.C1" table:number-columns-spanned="2" office:value-type="string">
            <text:p text:style-name="P2">Clueweb-10K</text:p>
          </table:table-cell>
          <table:covered-table-cell/>
          <table:table-cell table:style-name="TablaFrecuencias.E1" table:number-columns-spanned="2" office:value-type="string">
            <text:p text:style-name="P2">Clueweb-100K</text:p>
          </table:table-cell>
          <table:covered-table-cell/>
        </table:table-row>
        <table:table-row>
          <table:table-cell table:style-name="TablaFrecuencias.A2" office:value-type="string">
            <text:p text:style-name="P2">Término</text:p>
          </table:table-cell>
          <table:table-cell table:style-name="TablaFrecuencias.A2" office:value-type="string">
            <text:p text:style-name="P2">Frecuencia</text:p>
          </table:table-cell>
          <table:table-cell table:style-name="TablaFrecuencias.C2" office:value-type="string">
            <text:p text:style-name="P2">Término</text:p>
          </table:table-cell>
          <table:table-cell table:style-name="TablaFrecuencias.A2" office:value-type="string">
            <text:p text:style-name="P2">Frecuencia</text:p>
          </table:table-cell>
          <table:table-cell table:style-name="TablaFrecuencias.C2" office:value-type="string">
            <text:p text:style-name="P2">Término</text:p>
          </table:table-cell>
          <table:table-cell table:style-name="TablaFrecuencias.F2" office:value-type="string">
            <text:p text:style-name="P2">Frecuencia</text:p>
          </table:table-cell>
        </table:table-row>
        <table:table-row>
          <table:table-cell table:style-name="TablaFrecuencias.A12" office:value-type="string">
            <text:p text:style-name="Table_20_Contents">family</text:p>
          </table:table-cell>
          <table:table-cell table:style-name="TablaFrecuencias.B12" office:value-type="string">
            <text:p text:style-name="Table_20_Contents">175672</text:p>
          </table:table-cell>
          <table:table-cell table:style-name="TablaFrecuencias.C3" office:value-type="string">
            <text:p text:style-name="Table_20_Contents">family</text:p>
          </table:table-cell>
          <table:table-cell table:style-name="TablaFrecuencias.D11" office:value-type="string">
            <text:p text:style-name="Table_20_Contents">236263</text:p>
          </table:table-cell>
          <table:table-cell table:style-name="TablaFrecuencias.E11" office:value-type="string">
            <text:p text:style-name="Table_20_Contents">memory</text:p>
          </table:table-cell>
          <table:table-cell table:style-name="TablaFrecuencias.F3" office:value-type="string">
            <text:p text:style-name="Table_20_Contents">598179</text:p>
          </table:table-cell>
        </table:table-row>
        <table:table-row>
          <table:table-cell table:style-name="TablaFrecuencias.A12" office:value-type="string">
            <text:p text:style-name="Table_20_Contents">tree</text:p>
          </table:table-cell>
          <table:table-cell table:style-name="TablaFrecuencias.B12" office:value-type="string">
            <text:p text:style-name="Table_20_Contents">46680</text:p>
          </table:table-cell>
          <table:table-cell table:style-name="TablaFrecuencias.C4" office:value-type="string">
            <text:p text:style-name="Table_20_Contents">cheap</text:p>
          </table:table-cell>
          <table:table-cell table:style-name="TablaFrecuencias.D11" office:value-type="string">
            <text:p text:style-name="Table_20_Contents">94513</text:p>
          </table:table-cell>
          <table:table-cell table:style-name="TablaFrecuencias.E11" office:value-type="string">
            <text:p text:style-name="Table_20_Contents">from</text:p>
          </table:table-cell>
          <table:table-cell table:style-name="TablaFrecuencias.F4" office:value-type="string">
            <text:p text:style-name="Table_20_Contents">497595</text:p>
          </table:table-cell>
        </table:table-row>
        <table:table-row>
          <table:table-cell table:style-name="TablaFrecuencias.A12" office:value-type="string">
            <text:p text:style-name="Table_20_Contents">history</text:p>
          </table:table-cell>
          <table:table-cell table:style-name="TablaFrecuencias.B12" office:value-type="string">
            <text:p text:style-name="Table_20_Contents">45741</text:p>
          </table:table-cell>
          <table:table-cell table:style-name="TablaFrecuencias.C5" office:value-type="string">
            <text:p text:style-name="Table_20_Contents">tree</text:p>
          </table:table-cell>
          <table:table-cell table:style-name="TablaFrecuencias.D11" office:value-type="string">
            <text:p text:style-name="Table_20_Contents">67834</text:p>
          </table:table-cell>
          <table:table-cell table:style-name="TablaFrecuencias.E11" office:value-type="string">
            <text:p text:style-name="Table_20_Contents">you</text:p>
          </table:table-cell>
          <table:table-cell table:style-name="TablaFrecuencias.F5" office:value-type="string">
            <text:p text:style-name="Table_20_Contents">475272</text:p>
          </table:table-cell>
        </table:table-row>
        <table:table-row>
          <table:table-cell table:style-name="TablaFrecuencias.A12" office:value-type="string">
            <text:p text:style-name="Table_20_Contents">genealogy</text:p>
          </table:table-cell>
          <table:table-cell table:style-name="TablaFrecuencias.B12" office:value-type="string">
            <text:p text:style-name="Table_20_Contents">45398</text:p>
          </table:table-cell>
          <table:table-cell table:style-name="TablaFrecuencias.C6" office:value-type="string">
            <text:p text:style-name="Table_20_Contents">college</text:p>
          </table:table-cell>
          <table:table-cell table:style-name="TablaFrecuencias.D11" office:value-type="string">
            <text:p text:style-name="Table_20_Contents">66528</text:p>
          </table:table-cell>
          <table:table-cell table:style-name="TablaFrecuencias.E11" office:value-type="string">
            <text:p text:style-name="Table_20_Contents">1</text:p>
          </table:table-cell>
          <table:table-cell table:style-name="TablaFrecuencias.F6" office:value-type="string">
            <text:p text:style-name="Table_20_Contents">402366</text:p>
          </table:table-cell>
        </table:table-row>
        <table:table-row>
          <table:table-cell table:style-name="TablaFrecuencias.A12" office:value-type="string">
            <text:p text:style-name="Table_20_Contents">surname</text:p>
          </table:table-cell>
          <table:table-cell table:style-name="TablaFrecuencias.B12" office:value-type="string">
            <text:p text:style-name="Table_20_Contents">44965</text:p>
          </table:table-cell>
          <table:table-cell table:style-name="TablaFrecuencias.C7" office:value-type="string">
            <text:p text:style-name="Table_20_Contents">casino</text:p>
          </table:table-cell>
          <table:table-cell table:style-name="TablaFrecuencias.D11" office:value-type="string">
            <text:p text:style-name="Table_20_Contents">65738</text:p>
          </table:table-cell>
          <table:table-cell table:style-name="TablaFrecuencias.E11" office:value-type="string">
            <text:p text:style-name="Table_20_Contents">your</text:p>
          </table:table-cell>
          <table:table-cell table:style-name="TablaFrecuencias.F7" office:value-type="string">
            <text:p text:style-name="Table_20_Contents">399485</text:p>
          </table:table-cell>
        </table:table-row>
        <table:table-row>
          <table:table-cell table:style-name="TablaFrecuencias.A12" office:value-type="string">
            <text:p text:style-name="Table_20_Contents">crest</text:p>
          </table:table-cell>
          <table:table-cell table:style-name="TablaFrecuencias.B12" office:value-type="string">
            <text:p text:style-name="Table_20_Contents">44642</text:p>
          </table:table-cell>
          <table:table-cell table:style-name="TablaFrecuencias.C8" office:value-type="string">
            <text:p text:style-name="Table_20_Contents">online</text:p>
          </table:table-cell>
          <table:table-cell table:style-name="TablaFrecuencias.D11" office:value-type="string">
            <text:p text:style-name="Table_20_Contents">62921</text:p>
          </table:table-cell>
          <table:table-cell table:style-name="TablaFrecuencias.E11" office:value-type="string">
            <text:p text:style-name="Table_20_Contents">new</text:p>
          </table:table-cell>
          <table:table-cell table:style-name="TablaFrecuencias.F8" office:value-type="string">
            <text:p text:style-name="Table_20_Contents">338372</text:p>
          </table:table-cell>
        </table:table-row>
        <table:table-row>
          <table:table-cell table:style-name="TablaFrecuencias.A12" office:value-type="string">
            <text:p text:style-name="Table_20_Contents">casino</text:p>
          </table:table-cell>
          <table:table-cell table:style-name="TablaFrecuencias.B12" office:value-type="string">
            <text:p text:style-name="Table_20_Contents">26882</text:p>
          </table:table-cell>
          <table:table-cell table:style-name="TablaFrecuencias.C9" office:value-type="string">
            <text:p text:style-name="Table_20_Contents">history</text:p>
          </table:table-cell>
          <table:table-cell table:style-name="TablaFrecuencias.D11" office:value-type="string">
            <text:p text:style-name="Table_20_Contents">60340</text:p>
          </table:table-cell>
          <table:table-cell table:style-name="TablaFrecuencias.E11" office:value-type="string">
            <text:p text:style-name="Table_20_Contents">2</text:p>
          </table:table-cell>
          <table:table-cell table:style-name="TablaFrecuencias.F9" office:value-type="string">
            <text:p text:style-name="Table_20_Contents">337416</text:p>
          </table:table-cell>
        </table:table-row>
        <table:table-row>
          <table:table-cell table:style-name="TablaFrecuencias.A12" office:value-type="string">
            <text:p text:style-name="Table_20_Contents">college</text:p>
          </table:table-cell>
          <table:table-cell table:style-name="TablaFrecuencias.B12" office:value-type="string">
            <text:p text:style-name="Table_20_Contents">23502</text:p>
          </table:table-cell>
          <table:table-cell table:style-name="TablaFrecuencias.C10" office:value-type="string">
            <text:p text:style-name="Table_20_Contents">genealogy</text:p>
          </table:table-cell>
          <table:table-cell table:style-name="TablaFrecuencias.D11" office:value-type="string">
            <text:p text:style-name="Table_20_Contents">58218</text:p>
          </table:table-cell>
          <table:table-cell table:style-name="TablaFrecuencias.E11" office:value-type="string">
            <text:p text:style-name="Table_20_Contents">jan</text:p>
          </table:table-cell>
          <table:table-cell table:style-name="TablaFrecuencias.F10" office:value-type="string">
            <text:p text:style-name="Table_20_Contents">333794</text:p>
          </table:table-cell>
        </table:table-row>
        <table:table-row>
          <table:table-cell table:style-name="TablaFrecuencias.A12" office:value-type="string">
            <text:p text:style-name="Table_20_Contents">toilet</text:p>
          </table:table-cell>
          <table:table-cell table:style-name="TablaFrecuencias.B12" office:value-type="string">
            <text:p text:style-name="Table_20_Contents">12102</text:p>
          </table:table-cell>
          <table:table-cell table:style-name="TablaFrecuencias.C11" office:value-type="string">
            <text:p text:style-name="Table_20_Contents">travel</text:p>
          </table:table-cell>
          <table:table-cell table:style-name="TablaFrecuencias.D11" office:value-type="string">
            <text:p text:style-name="Table_20_Contents">57495</text:p>
          </table:table-cell>
          <table:table-cell table:style-name="TablaFrecuencias.E11" office:value-type="string">
            <text:p text:style-name="Table_20_Contents">i</text:p>
          </table:table-cell>
          <table:table-cell table:style-name="TablaFrecuencias.F11" office:value-type="string">
            <text:p text:style-name="Table_20_Contents">303567</text:p>
          </table:table-cell>
        </table:table-row>
        <table:table-row>
          <table:table-cell table:style-name="TablaFrecuencias.A12" office:value-type="string">
            <text:p text:style-name="Table_20_Contents">obama</text:p>
          </table:table-cell>
          <table:table-cell table:style-name="TablaFrecuencias.B12" office:value-type="string">
            <text:p text:style-name="Table_20_Contents">10729</text:p>
          </table:table-cell>
          <table:table-cell table:style-name="TablaFrecuencias.C12" office:value-type="string">
            <text:p text:style-name="Table_20_Contents">surname</text:p>
          </table:table-cell>
          <table:table-cell table:style-name="TablaFrecuencias.D12" office:value-type="string">
            <text:p text:style-name="Table_20_Contents">54505</text:p>
          </table:table-cell>
          <table:table-cell table:style-name="TablaFrecuencias.E12" office:value-type="string">
            <text:p text:style-name="Table_20_Contents">2008</text:p>
          </table:table-cell>
          <table:table-cell table:style-name="TablaFrecuencias.F12" office:value-type="string">
            <text:p text:style-name="Table_20_Contents">299955</text:p>
          </table:table-cell>
        </table:table-row>
      </table:table>
      <text:p text:style-name="Text_20_body"/>
      <text:h text:style-name="Heading_20_1" text:outline-level="1">Gráficas de frecuencia de términos por colecciones</text:h>
      <text:p text:style-name="Text_20_body"/>
      <text:p text:style-name="Text_20_body"><draw:frame draw:style-name="fr1" draw:name="Objeto1" text:anchor-type="paragraph" svg:x="0.011cm" svg:width="16.905cm" svg:height="10.12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oft-page-break/></text:p>
      <text:p text:style-name="Text_20_body"><draw:frame draw:style-name="fr2" draw:name="Objeto2" text:anchor-type="paragraph" svg:x="0.037cm" svg:width="16.88cm" svg:height="9.8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/>
      <text:p text:style-name="Text_20_body"><draw:frame draw:style-name="fr2" draw:name="Objeto3" text:anchor-type="paragraph" svg:x="0.037cm" svg:width="16.88cm" svg:height="10.906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úsqueda y Minería de Información</text:p>
        <text:p text:style-name="MP1">Práctica 2</text:p>
        <text:p text:style-name="MP1">Ari Handler – Adrián Lorenz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3.5$Linux_X86_64 LibreOffice_project/350m1$Build-2</meta:generator>
    <dc:date>2014-02-18T16:27:12</dc:date>
    <meta:document-statistic meta:table-count="1" meta:image-count="0" meta:object-count="3" meta:page-count="2" meta:paragraph-count="74" meta:word-count="95" meta:character-count="570" meta:non-whitespace-character-count="54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35cm" svg:height="9.953cm" xlink:href="." xlink:type="simple" chart:class="chart:line" chart:style-name="ch1">
        <chart:title svg:x="4.28cm" svg:y="0.335cm" chart:style-name="ch2">
          <text:p>Frecuencia de términos en Clueweb-1K</text:p>
        </chart:title>
        <chart:plot-area chart:style-name="ch3" chart:data-source-has-labels="both" svg:x="1.328cm" svg:y="1.737cm" svg:width="14.739cm" svg:height="7.053cm">
          <chartooo:coordinate-region svg:x="2.849cm" svg:y="1.932cm" svg:width="13.218cm" svg:height="5.829cm"/>
          <chart:axis chart:dimension="x" chart:name="primary-x" chart:style-name="ch4" chartooo:axis-type="text">
            <chart:title svg:x="8.04cm" svg:y="8.99cm" chart:style-name="ch5">
              <text:p>Término</text:p>
            </chart:title>
            <chart:categories table:cell-range-address="local-table.$A$2:.$A$784"/>
          </chart:axis>
          <chart:axis chart:dimension="y" chart:name="primary-y" chart:style-name="ch6">
            <chart:title svg:x="0.451cm" svg:y="6.132cm" chart:style-name="ch7">
              <text:p>Frecuencia</text:p>
            </chart:title>
            <chart:grid chart:style-name="ch8" chart:class="major"/>
          </chart:axis>
          <chart:series chart:style-name="ch9" chart:values-cell-range-address="local-table.$B$2:.$B$784" chart:label-cell-address="local-table.$B$1" chart:class="chart:line">
            <chart:data-point chart:repeated="78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amily</text:p>
              </table:table-cell>
              <table:table-cell office:value-type="float" office:value="175672">
                <text:p>175672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46680">
                <text:p>46680</text:p>
              </table:table-cell>
            </table:table-row>
            <table:table-row>
              <table:table-cell office:value-type="string">
                <text:p>history</text:p>
              </table:table-cell>
              <table:table-cell office:value-type="float" office:value="45741">
                <text:p>45741</text:p>
              </table:table-cell>
            </table:table-row>
            <table:table-row>
              <table:table-cell office:value-type="string">
                <text:p>genealogy</text:p>
              </table:table-cell>
              <table:table-cell office:value-type="float" office:value="45398">
                <text:p>45398</text:p>
              </table:table-cell>
            </table:table-row>
            <table:table-row>
              <table:table-cell office:value-type="string">
                <text:p>surname</text:p>
              </table:table-cell>
              <table:table-cell office:value-type="float" office:value="44965">
                <text:p>44965</text:p>
              </table:table-cell>
            </table:table-row>
            <table:table-row>
              <table:table-cell office:value-type="string">
                <text:p>crest</text:p>
              </table:table-cell>
              <table:table-cell office:value-type="float" office:value="44642">
                <text:p>44642</text:p>
              </table:table-cell>
            </table:table-row>
            <table:table-row>
              <table:table-cell office:value-type="string">
                <text:p>casino</text:p>
              </table:table-cell>
              <table:table-cell office:value-type="float" office:value="26882">
                <text:p>26882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23502">
                <text:p>23502</text:p>
              </table:table-cell>
            </table:table-row>
            <table:table-row>
              <table:table-cell office:value-type="string">
                <text:p>toilet</text:p>
              </table:table-cell>
              <table:table-cell office:value-type="float" office:value="12102">
                <text:p>12102</text:p>
              </table:table-cell>
            </table:table-row>
            <table:table-row>
              <table:table-cell office:value-type="string">
                <text:p>obama</text:p>
              </table:table-cell>
              <table:table-cell office:value-type="float" office:value="10729">
                <text:p>10729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families</text:p>
              </table:table-cell>
              <table:table-cell office:value-type="float" office:value="8349">
                <text:p>83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743">
                <text:p>77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207">
                <text:p>720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849">
                <text:p>6849</text:p>
              </table:table-cell>
            </table:table-row>
            <table:table-row>
              <table:table-cell office:value-type="string">
                <text:p>toilets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community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hotel</text:p>
              </table:table-cell>
              <table:table-cell office:value-type="float" office:value="5238">
                <text:p>5238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barack</text:p>
              </table:table-cell>
              <table:table-cell office:value-type="float" office:value="5089">
                <text:p>5089</text:p>
              </table:table-cell>
            </table:table-row>
            <table:table-row>
              <table:table-cell office:value-type="string">
                <text:p>mitchell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string">
                <text:p>http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from</text:p>
              </table:table-cell>
              <table:table-cell office:value-type="float" office:value="4877">
                <text:p>4877</text:p>
              </table:table-cell>
            </table:table-row>
            <table:table-row>
              <table:table-cell office:value-type="string">
                <text:p>you</text:p>
              </table:table-cell>
              <table:table-cell office:value-type="float" office:value="4839">
                <text:p>4839</text:p>
              </table:table-cell>
            </table:table-row>
            <table:table-row>
              <table:table-cell office:value-type="string">
                <text:p>your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new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getting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resort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retrieved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lick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online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home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he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free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his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organization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have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news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my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about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has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can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water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born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one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casinos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also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us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how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her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las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colleges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what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united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page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michelle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states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brother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american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indiana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get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article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robinson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county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when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half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chicago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our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some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times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seat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use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up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we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south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york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public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technical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do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see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institute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great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information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search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people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business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she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site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most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house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north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help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center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mmabatho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law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washington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carolina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poker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game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dunham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life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now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u.s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univ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find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george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after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been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many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had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west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programs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html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high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any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were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grand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me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year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wikipedia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gambling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lake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technology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contact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january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post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bathroom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its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sun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national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san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sarah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california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here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over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valley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springs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articles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while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work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father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top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club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day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living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back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said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them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florida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price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onyango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wife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health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related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system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known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play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mother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where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spa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western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edit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golf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beauty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science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view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only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inn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linkpendium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include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products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right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blog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hussein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need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grandmother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web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good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through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during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la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management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guide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well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portable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read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seats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beach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would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americans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academy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married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slot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girls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grandfather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politics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office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privacy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art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co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internet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organizing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slots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daily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indian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area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john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african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east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inc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old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hotels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saint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nc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ny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island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obamas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policy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il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scott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know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program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gifts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down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installation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misty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tech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ng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each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even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genealogical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bowl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found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medical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mistress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charles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off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cleaning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general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relations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america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being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add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research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hawaii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those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associated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extended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available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ancestry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senate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email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made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villa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dreams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every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virginia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start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shipping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malia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japanese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composting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tools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professional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nj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campaign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clean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info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needed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word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died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download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barack's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am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payne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jet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because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bay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before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daughter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book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click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features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degree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biology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easy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hand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mount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could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ndesandjo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paternal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accessories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care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under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according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tx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colorado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very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copyright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kohler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arts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christian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dakota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open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mountain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rights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per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address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current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maine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james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friends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details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should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box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floor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waste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posted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including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between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camp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categories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ky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magazine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nairobi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uncle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equipment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raised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report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card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job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next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century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account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however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currently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systems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access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organize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reviews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maternal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favorite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located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connecticut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ma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number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come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legal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maya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kansas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blue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accept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fun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basketball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items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mail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few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bill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piec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caesars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auma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buy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eatured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brush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below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conference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better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girl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become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give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star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bible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air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did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recent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call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another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major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marian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connectio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football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file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lee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londo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aunt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along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fucked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case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elizabeth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cosmetology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advanced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chemica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democratic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hollywood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citation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encoding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contents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don't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learn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arkansas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cherokee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armour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attentio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save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atlanta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away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convention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coast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hair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clinto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gain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asi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body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areas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mt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flushing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irish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example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age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records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angeles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bernard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degrees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hills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fact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advertisement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950s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complete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chart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chris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pads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frames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blackjack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always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clutter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foul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bade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academic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blood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ap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attended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category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brass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application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bus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additional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european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comfort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bond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christmas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cards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force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action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dollar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adult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higher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aid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charts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actor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abongo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akumu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goals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bush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chairs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avenue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ble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circu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automatic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educational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advertising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amp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accounting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austi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alternative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came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abandoned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comment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against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activemq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antonio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th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almost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cape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bag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awards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th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admissions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abroad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acceptable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basi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ambassador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nd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.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ccessible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th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allowin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st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ctive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achieve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africans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0,1518,567286,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dvantag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adding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th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rd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th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acrob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a.m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0.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1k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th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.00checkout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th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.2.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71144134">
                <text:p>471144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.941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.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.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,8599,1873532,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,9171,873711,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1cm" svg:height="9.72cm" xlink:href="." xlink:type="simple" chart:class="chart:line" chart:style-name="ch1">
        <chart:title svg:x="4.144cm" svg:y="0.33cm" chart:style-name="ch2">
          <text:p>Frecuencia de términos en Clueweb-10K</text:p>
        </chart:title>
        <chart:plot-area chart:style-name="ch3" chart:data-source-has-labels="both" svg:x="1.328cm" svg:y="1.717cm" svg:width="14.714cm" svg:height="6.845cm">
          <chartooo:coordinate-region svg:x="2.849cm" svg:y="1.912cm" svg:width="13.145cm" svg:height="5.621cm"/>
          <chart:axis chart:dimension="x" chart:name="primary-x" chart:style-name="ch4" chartooo:axis-type="auto">
            <chartooo:date-scale/>
            <chart:title svg:x="8.028cm" svg:y="8.757cm" chart:style-name="ch5">
              <text:p>Término</text:p>
            </chart:title>
            <chart:categories table:cell-range-address="local-table.$A$2:.$A$2296"/>
          </chart:axis>
          <chart:axis chart:dimension="y" chart:name="primary-y" chart:style-name="ch4">
            <chart:title svg:x="0.451cm" svg:y="6.008cm" chart:style-name="ch6">
              <text:p>Frecuencia</text:p>
            </chart:title>
            <chart:grid chart:style-name="ch7" chart:class="major"/>
          </chart:axis>
          <chart:series chart:style-name="ch8" chart:values-cell-range-address="local-table.$B$2:.$B$2296" chart:label-cell-address="local-table.$B$1" chart:class="chart:line">
            <chart:data-point chart:repeated="229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amily</text:p>
              </table:table-cell>
              <table:table-cell office:value-type="float" office:value="236263">
                <text:p>236263</text:p>
              </table:table-cell>
            </table:table-row>
            <table:table-row>
              <table:table-cell office:value-type="string">
                <text:p>cheap</text:p>
              </table:table-cell>
              <table:table-cell office:value-type="float" office:value="94513">
                <text:p>94513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67834">
                <text:p>67834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66528">
                <text:p>66528</text:p>
              </table:table-cell>
            </table:table-row>
            <table:table-row>
              <table:table-cell office:value-type="string">
                <text:p>casino</text:p>
              </table:table-cell>
              <table:table-cell office:value-type="float" office:value="65738">
                <text:p>65738</text:p>
              </table:table-cell>
            </table:table-row>
            <table:table-row>
              <table:table-cell office:value-type="string">
                <text:p>online</text:p>
              </table:table-cell>
              <table:table-cell office:value-type="float" office:value="62921">
                <text:p>62921</text:p>
              </table:table-cell>
            </table:table-row>
            <table:table-row>
              <table:table-cell office:value-type="string">
                <text:p>history</text:p>
              </table:table-cell>
              <table:table-cell office:value-type="float" office:value="60340">
                <text:p>60340</text:p>
              </table:table-cell>
            </table:table-row>
            <table:table-row>
              <table:table-cell office:value-type="string">
                <text:p>genealogy</text:p>
              </table:table-cell>
              <table:table-cell office:value-type="float" office:value="58218">
                <text:p>58218</text:p>
              </table:table-cell>
            </table:table-row>
            <table:table-row>
              <table:table-cell office:value-type="string">
                <text:p>travel</text:p>
              </table:table-cell>
              <table:table-cell office:value-type="float" office:value="57495">
                <text:p>57495</text:p>
              </table:table-cell>
            </table:table-row>
            <table:table-row>
              <table:table-cell office:value-type="string">
                <text:p>surname</text:p>
              </table:table-cell>
              <table:table-cell office:value-type="float" office:value="54505">
                <text:p>54505</text:p>
              </table:table-cell>
            </table:table-row>
            <table:table-row>
              <table:table-cell office:value-type="string">
                <text:p>crest</text:p>
              </table:table-cell>
              <table:table-cell office:value-type="float" office:value="53655">
                <text:p>53655</text:p>
              </table:table-cell>
            </table:table-row>
            <table:table-row>
              <table:table-cell office:value-type="string">
                <text:p>parts</text:p>
              </table:table-cell>
              <table:table-cell office:value-type="float" office:value="51820">
                <text:p>51820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51483">
                <text:p>51483</text:p>
              </table:table-cell>
            </table:table-row>
            <table:table-row>
              <table:table-cell office:value-type="string">
                <text:p>hotel</text:p>
              </table:table-cell>
              <table:table-cell office:value-type="float" office:value="49055">
                <text:p>49055</text:p>
              </table:table-cell>
            </table:table-row>
            <table:table-row>
              <table:table-cell office:value-type="string">
                <text:p>from</text:p>
              </table:table-cell>
              <table:table-cell office:value-type="float" office:value="48889">
                <text:p>48889</text:p>
              </table:table-cell>
            </table:table-row>
            <table:table-row>
              <table:table-cell office:value-type="string">
                <text:p>air</text:p>
              </table:table-cell>
              <table:table-cell office:value-type="float" office:value="47787">
                <text:p>47787</text:p>
              </table:table-cell>
            </table:table-row>
            <table:table-row>
              <table:table-cell office:value-type="string">
                <text:p>buy</text:p>
              </table:table-cell>
              <table:table-cell office:value-type="float" office:value="46918">
                <text:p>46918</text:p>
              </table:table-cell>
            </table:table-row>
            <table:table-row>
              <table:table-cell office:value-type="string">
                <text:p>viagra</text:p>
              </table:table-cell>
              <table:table-cell office:value-type="float" office:value="46038">
                <text:p>46038</text:p>
              </table:table-cell>
            </table:table-row>
            <table:table-row>
              <table:table-cell office:value-type="string">
                <text:p>you</text:p>
              </table:table-cell>
              <table:table-cell office:value-type="float" office:value="45967">
                <text:p>45967</text:p>
              </table:table-cell>
            </table:table-row>
            <table:table-row>
              <table:table-cell office:value-type="string">
                <text:p>cialis</text:p>
              </table:table-cell>
              <table:table-cell office:value-type="float" office:value="44670">
                <text:p>44670</text:p>
              </table:table-cell>
            </table:table-row>
            <table:table-row>
              <table:table-cell office:value-type="string">
                <text:p>levitra</text:p>
              </table:table-cell>
              <table:table-cell office:value-type="float" office:value="44112">
                <text:p>44112</text:p>
              </table:table-cell>
            </table:table-row>
            <table:table-row>
              <table:table-cell office:value-type="string">
                <text:p>accutane</text:p>
              </table:table-cell>
              <table:table-cell office:value-type="float" office:value="43143">
                <text:p>43143</text:p>
              </table:table-cell>
            </table:table-row>
            <table:table-row>
              <table:table-cell office:value-type="string">
                <text:p>propecia</text:p>
              </table:table-cell>
              <table:table-cell office:value-type="float" office:value="43136">
                <text:p>43136</text:p>
              </table:table-cell>
            </table:table-row>
            <table:table-row>
              <table:table-cell office:value-type="string">
                <text:p>your</text:p>
              </table:table-cell>
              <table:table-cell office:value-type="float" office:value="41586">
                <text:p>41586</text:p>
              </table:table-cell>
            </table:table-row>
            <table:table-row>
              <table:table-cell office:value-type="string">
                <text:p>internet</text:p>
              </table:table-cell>
              <table:table-cell office:value-type="float" office:value="41559">
                <text:p>41559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41076">
                <text:p>41076</text:p>
              </table:table-cell>
            </table:table-row>
            <table:table-row>
              <table:table-cell office:value-type="string">
                <text:p>toilet</text:p>
              </table:table-cell>
              <table:table-cell office:value-type="float" office:value="37536">
                <text:p>37536</text:p>
              </table:table-cell>
            </table:table-row>
            <table:table-row>
              <table:table-cell office:value-type="string">
                <text:p>new</text:p>
              </table:table-cell>
              <table:table-cell office:value-type="float" office:value="35089">
                <text:p>35089</text:p>
              </table:table-cell>
            </table:table-row>
            <table:table-row>
              <table:table-cell office:value-type="string">
                <text:p>appraisal</text:p>
              </table:table-cell>
              <table:table-cell office:value-type="float" office:value="32898">
                <text:p>32898</text:p>
              </table:table-cell>
            </table:table-row>
            <table:table-row>
              <table:table-cell office:value-type="string">
                <text:p>free</text:p>
              </table:table-cell>
              <table:table-cell office:value-type="float" office:value="32291">
                <text:p>32291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32257">
                <text:p>32257</text:p>
              </table:table-cell>
            </table:table-row>
            <table:table-row>
              <table:table-cell office:value-type="string">
                <text:p>information</text:p>
              </table:table-cell>
              <table:table-cell office:value-type="float" office:value="31528">
                <text:p>315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9978">
                <text:p>2997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9442">
                <text:p>2944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8668">
                <text:p>2866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26410">
                <text:p>26410</text:p>
              </table:table-cell>
            </table:table-row>
            <table:table-row>
              <table:table-cell office:value-type="string">
                <text:p>us</text:p>
              </table:table-cell>
              <table:table-cell office:value-type="float" office:value="25609">
                <text:p>25609</text:p>
              </table:table-cell>
            </table:table-row>
            <table:table-row>
              <table:table-cell office:value-type="string">
                <text:p>home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used</text:p>
              </table:table-cell>
              <table:table-cell office:value-type="float" office:value="24578">
                <text:p>24578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23723">
                <text:p>2372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3669">
                <text:p>23669</text:p>
              </table:table-cell>
            </table:table-row>
            <table:table-row>
              <table:table-cell office:value-type="string">
                <text:p>obama</text:p>
              </table:table-cell>
              <table:table-cell office:value-type="float" office:value="23205">
                <text:p>23205</text:p>
              </table:table-cell>
            </table:table-row>
            <table:table-row>
              <table:table-cell office:value-type="string">
                <text:p>auto</text:p>
              </table:table-cell>
              <table:table-cell office:value-type="float" office:value="23051">
                <text:p>23051</text:p>
              </table:table-cell>
            </table:table-row>
            <table:table-row>
              <table:table-cell office:value-type="string">
                <text:p>prescription</text:p>
              </table:table-cell>
              <table:table-cell office:value-type="float" office:value="22993">
                <text:p>22993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22175">
                <text:p>2217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1996">
                <text:p>21996</text:p>
              </table:table-cell>
            </table:table-row>
            <table:table-row>
              <table:table-cell office:value-type="string">
                <text:p>price</text:p>
              </table:table-cell>
              <table:table-cell office:value-type="float" office:value="21628">
                <text:p>21628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21401">
                <text:p>21401</text:p>
              </table:table-cell>
            </table:table-row>
            <table:table-row>
              <table:table-cell office:value-type="string">
                <text:p>find</text:p>
              </table:table-cell>
              <table:table-cell office:value-type="float" office:value="21348">
                <text:p>21348</text:p>
              </table:table-cell>
            </table:table-row>
            <table:table-row>
              <table:table-cell office:value-type="string">
                <text:p>discount</text:p>
              </table:table-cell>
              <table:table-cell office:value-type="float" office:value="20984">
                <text:p>209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61">
                <text:p>20861</text:p>
              </table:table-cell>
            </table:table-row>
            <table:table-row>
              <table:table-cell office:value-type="string">
                <text:p>have</text:p>
              </table:table-cell>
              <table:table-cell office:value-type="float" office:value="20798">
                <text:p>20798</text:p>
              </table:table-cell>
            </table:table-row>
            <table:table-row>
              <table:table-cell office:value-type="string">
                <text:p>about</text:p>
              </table:table-cell>
              <table:table-cell office:value-type="float" office:value="20729">
                <text:p>20729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20147">
                <text:p>2014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985">
                <text:p>19985</text:p>
              </table:table-cell>
            </table:table-row>
            <table:table-row>
              <table:table-cell office:value-type="string">
                <text:p>http</text:p>
              </table:table-cell>
              <table:table-cell office:value-type="float" office:value="19249">
                <text:p>19249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18722">
                <text:p>18722</text:p>
              </table:table-cell>
            </table:table-row>
            <table:table-row>
              <table:table-cell office:value-type="string">
                <text:p>resort</text:p>
              </table:table-cell>
              <table:table-cell office:value-type="float" office:value="18552">
                <text:p>18552</text:p>
              </table:table-cell>
            </table:table-row>
            <table:table-row>
              <table:table-cell office:value-type="string">
                <text:p>can</text:p>
              </table:table-cell>
              <table:table-cell office:value-type="float" office:value="18387">
                <text:p>18387</text:p>
              </table:table-cell>
            </table:table-row>
            <table:table-row>
              <table:table-cell office:value-type="string">
                <text:p>web</text:p>
              </table:table-cell>
              <table:table-cell office:value-type="float" office:value="17571">
                <text:p>175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7017">
                <text:p>17017</text:p>
              </table:table-cell>
            </table:table-row>
            <table:table-row>
              <table:table-cell office:value-type="string">
                <text:p>rx</text:p>
              </table:table-cell>
              <table:table-cell office:value-type="float" office:value="16178">
                <text:p>16178</text:p>
              </table:table-cell>
            </table:table-row>
            <table:table-row>
              <table:table-cell office:value-type="string">
                <text:p>community</text:p>
              </table:table-cell>
              <table:table-cell office:value-type="float" office:value="16047">
                <text:p>16047</text:p>
              </table:table-cell>
            </table:table-row>
            <table:table-row>
              <table:table-cell office:value-type="string">
                <text:p>without</text:p>
              </table:table-cell>
              <table:table-cell office:value-type="float" office:value="15913">
                <text:p>15913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15753">
                <text:p>15753</text:p>
              </table:table-cell>
            </table:table-row>
            <table:table-row>
              <table:table-cell office:value-type="string">
                <text:p>we</text:p>
              </table:table-cell>
              <table:table-cell office:value-type="float" office:value="15631">
                <text:p>1563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5204">
                <text:p>15204</text:p>
              </table:table-cell>
            </table:table-row>
            <table:table-row>
              <table:table-cell office:value-type="string">
                <text:p>our</text:p>
              </table:table-cell>
              <table:table-cell office:value-type="float" office:value="14991">
                <text:p>1499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4598">
                <text:p>14598</text:p>
              </table:table-cell>
            </table:table-row>
            <table:table-row>
              <table:table-cell office:value-type="string">
                <text:p>one</text:p>
              </table:table-cell>
              <table:table-cell office:value-type="float" office:value="14591">
                <text:p>14591</text:p>
              </table:table-cell>
            </table:table-row>
            <table:table-row>
              <table:table-cell office:value-type="string">
                <text:p>toilets</text:p>
              </table:table-cell>
              <table:table-cell office:value-type="float" office:value="14448">
                <text:p>14448</text:p>
              </table:table-cell>
            </table:table-row>
            <table:table-row>
              <table:table-cell office:value-type="string">
                <text:p>business</text:p>
              </table:table-cell>
              <table:table-cell office:value-type="float" office:value="14205">
                <text:p>14205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14121">
                <text:p>14121</text:p>
              </table:table-cell>
            </table:table-row>
            <table:table-row>
              <table:table-cell office:value-type="string">
                <text:p>site</text:p>
              </table:table-cell>
              <table:table-cell office:value-type="float" office:value="13742">
                <text:p>13742</text:p>
              </table:table-cell>
            </table:table-row>
            <table:table-row>
              <table:table-cell office:value-type="string">
                <text:p>has</text:p>
              </table:table-cell>
              <table:table-cell office:value-type="float" office:value="13741">
                <text:p>13741</text:p>
              </table:table-cell>
            </table:table-row>
            <table:table-row>
              <table:table-cell office:value-type="string">
                <text:p>inn</text:p>
              </table:table-cell>
              <table:table-cell office:value-type="float" office:value="13704">
                <text:p>13704</text:p>
              </table:table-cell>
            </table:table-row>
            <table:table-row>
              <table:table-cell office:value-type="string">
                <text:p>generic</text:p>
              </table:table-cell>
              <table:table-cell office:value-type="float" office:value="13585">
                <text:p>13585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13581">
                <text:p>13581</text:p>
              </table:table-cell>
            </table:table-row>
            <table:table-row>
              <table:table-cell office:value-type="string">
                <text:p>mitchell</text:p>
              </table:table-cell>
              <table:table-cell office:value-type="float" office:value="13453">
                <text:p>1345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3287">
                <text:p>13287</text:p>
              </table:table-cell>
            </table:table-row>
            <table:table-row>
              <table:table-cell office:value-type="string">
                <text:p>cars</text:p>
              </table:table-cell>
              <table:table-cell office:value-type="float" office:value="13267">
                <text:p>13267</text:p>
              </table:table-cell>
            </table:table-row>
            <table:table-row>
              <table:table-cell office:value-type="string">
                <text:p>page</text:p>
              </table:table-cell>
              <table:table-cell office:value-type="float" office:value="12958">
                <text:p>129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string">
                <text:p>cheapest</text:p>
              </table:table-cell>
              <table:table-cell office:value-type="float" office:value="12799">
                <text:p>12799</text:p>
              </table:table-cell>
            </table:table-row>
            <table:table-row>
              <table:table-cell office:value-type="string">
                <text:p>hotels</text:p>
              </table:table-cell>
              <table:table-cell office:value-type="float" office:value="12630">
                <text:p>12630</text:p>
              </table:table-cell>
            </table:table-row>
            <table:table-row>
              <table:table-cell office:value-type="string">
                <text:p>news</text:p>
              </table:table-cell>
              <table:table-cell office:value-type="float" office:value="12571">
                <text:p>12571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12569">
                <text:p>12569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12559">
                <text:p>12559</text:p>
              </table:table-cell>
            </table:table-row>
            <table:table-row>
              <table:table-cell office:value-type="string">
                <text:p>search</text:p>
              </table:table-cell>
              <table:table-cell office:value-type="float" office:value="12552">
                <text:p>12552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12449">
                <text:p>12449</text:p>
              </table:table-cell>
            </table:table-row>
            <table:table-row>
              <table:table-cell office:value-type="string">
                <text:p>up</text:p>
              </table:table-cell>
              <table:table-cell office:value-type="float" office:value="12446">
                <text:p>124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430">
                <text:p>12430</text:p>
              </table:table-cell>
            </table:table-row>
            <table:table-row>
              <table:table-cell office:value-type="string">
                <text:p>also</text:p>
              </table:table-cell>
              <table:table-cell office:value-type="float" office:value="12094">
                <text:p>12094</text:p>
              </table:table-cell>
            </table:table-row>
            <table:table-row>
              <table:table-cell office:value-type="string">
                <text:p>hosting</text:p>
              </table:table-cell>
              <table:table-cell office:value-type="float" office:value="11934">
                <text:p>11934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11919">
                <text:p>11919</text:p>
              </table:table-cell>
            </table:table-row>
            <table:table-row>
              <table:table-cell office:value-type="string">
                <text:p>how</text:p>
              </table:table-cell>
              <table:table-cell office:value-type="float" office:value="11845">
                <text:p>1184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string">
                <text:p>flights</text:p>
              </table:table-cell>
              <table:table-cell office:value-type="float" office:value="11824">
                <text:p>11824</text:p>
              </table:table-cell>
            </table:table-row>
            <table:table-row>
              <table:table-cell office:value-type="string">
                <text:p>what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1720">
                <text:p>11720</text:p>
              </table:table-cell>
            </table:table-row>
            <table:table-row>
              <table:table-cell office:value-type="string">
                <text:p>my</text:p>
              </table:table-cell>
              <table:table-cell office:value-type="float" office:value="11711">
                <text:p>11711</text:p>
              </table:table-cell>
            </table:table-row>
            <table:table-row>
              <table:table-cell office:value-type="string">
                <text:p>software</text:p>
              </table:table-cell>
              <table:table-cell office:value-type="float" office:value="11656">
                <text:p>11656</text:p>
              </table:table-cell>
            </table:table-row>
            <table:table-row>
              <table:table-cell office:value-type="string">
                <text:p>purchase</text:p>
              </table:table-cell>
              <table:table-cell office:value-type="float" office:value="11589">
                <text:p>11589</text:p>
              </table:table-cell>
            </table:table-row>
            <table:table-row>
              <table:table-cell office:value-type="string">
                <text:p>first</text:p>
              </table:table-cell>
              <table:table-cell office:value-type="float" office:value="11580">
                <text:p>11580</text:p>
              </table:table-cell>
            </table:table-row>
            <table:table-row>
              <table:table-cell office:value-type="string">
                <text:p>overnight</text:p>
              </table:table-cell>
              <table:table-cell office:value-type="float" office:value="11141">
                <text:p>11141</text:p>
              </table:table-cell>
            </table:table-row>
            <table:table-row>
              <table:table-cell office:value-type="string">
                <text:p>use</text:p>
              </table:table-cell>
              <table:table-cell office:value-type="float" office:value="11040">
                <text:p>1104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645">
                <text:p>10645</text:p>
              </table:table-cell>
            </table:table-row>
            <table:table-row>
              <table:table-cell office:value-type="string">
                <text:p>get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which</text:p>
              </table:table-cell>
              <table:table-cell office:value-type="float" office:value="10457">
                <text:p>10457</text:p>
              </table:table-cell>
            </table:table-row>
            <table:table-row>
              <table:table-cell office:value-type="string">
                <text:p>when</text:p>
              </table:table-cell>
              <table:table-cell office:value-type="float" office:value="10396">
                <text:p>10396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10304">
                <text:p>10304</text:p>
              </table:table-cell>
            </table:table-row>
            <table:table-row>
              <table:table-cell office:value-type="string">
                <text:p>families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string">
                <text:p>do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10073">
                <text:p>10073</text:p>
              </table:table-cell>
            </table:table-row>
            <table:table-row>
              <table:table-cell office:value-type="string">
                <text:p>high</text:p>
              </table:table-cell>
              <table:table-cell office:value-type="float" office:value="10025">
                <text:p>10025</text:p>
              </table:table-cell>
            </table:table-row>
            <table:table-row>
              <table:table-cell office:value-type="string">
                <text:p>estate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cost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869">
                <text:p>9869</text:p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string">
                <text:p>south</text:p>
              </table:table-cell>
              <table:table-cell office:value-type="float" office:value="9813">
                <text:p>9813</text:p>
              </table:table-cell>
            </table:table-row>
            <table:table-row>
              <table:table-cell office:value-type="string">
                <text:p>contact</text:p>
              </table:table-cell>
              <table:table-cell office:value-type="float" office:value="9773">
                <text:p>9773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9708">
                <text:p>9708</text:p>
              </table:table-cell>
            </table:table-row>
            <table:table-row>
              <table:table-cell office:value-type="string">
                <text:p>he</text:p>
              </table:table-cell>
              <table:table-cell office:value-type="float" office:value="9645">
                <text:p>9645</text:p>
              </table:table-cell>
            </table:table-row>
            <table:table-row>
              <table:table-cell office:value-type="string">
                <text:p>delivery</text:p>
              </table:table-cell>
              <table:table-cell office:value-type="float" office:value="9643">
                <text:p>9643</text:p>
              </table:table-cell>
            </table:table-row>
            <table:table-row>
              <table:table-cell office:value-type="string">
                <text:p>his</text:p>
              </table:table-cell>
              <table:table-cell office:value-type="float" office:value="9449">
                <text:p>9449</text:p>
              </table:table-cell>
            </table:table-row>
            <table:table-row>
              <table:table-cell office:value-type="string">
                <text:p>accessories</text:p>
              </table:table-cell>
              <table:table-cell office:value-type="float" office:value="9439">
                <text:p>9439</text:p>
              </table:table-cell>
            </table:table-row>
            <table:table-row>
              <table:table-cell office:value-type="string">
                <text:p>getting</text:p>
              </table:table-cell>
              <table:table-cell office:value-type="float" office:value="9372">
                <text:p>9372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9310">
                <text:p>9310</text:p>
              </table:table-cell>
            </table:table-row>
            <table:table-row>
              <table:table-cell office:value-type="string">
                <text:p>international</text:p>
              </table:table-cell>
              <table:table-cell office:value-type="float" office:value="9227">
                <text:p>9227</text:p>
              </table:table-cell>
            </table:table-row>
            <table:table-row>
              <table:table-cell office:value-type="string">
                <text:p>world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club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provider</text:p>
              </table:table-cell>
              <table:table-cell office:value-type="float" office:value="9055">
                <text:p>9055</text:p>
              </table:table-cell>
            </table:table-row>
            <table:table-row>
              <table:table-cell office:value-type="string">
                <text:p>water</text:p>
              </table:table-cell>
              <table:table-cell office:value-type="float" office:value="9021">
                <text:p>9021</text:p>
              </table:table-cell>
            </table:table-row>
            <table:table-row>
              <table:table-cell office:value-type="string">
                <text:p>most</text:p>
              </table:table-cell>
              <table:table-cell office:value-type="float" office:value="8991">
                <text:p>8991</text:p>
              </table:table-cell>
            </table:table-row>
            <table:table-row>
              <table:table-cell office:value-type="string">
                <text:p>american</text:p>
              </table:table-cell>
              <table:table-cell office:value-type="float" office:value="8918">
                <text:p>8918</text:p>
              </table:table-cell>
            </table:table-row>
            <table:table-row>
              <table:table-cell office:value-type="string">
                <text:p>sale</text:p>
              </table:table-cell>
              <table:table-cell office:value-type="float" office:value="8891">
                <text:p>8891</text:p>
              </table:table-cell>
            </table:table-row>
            <table:table-row>
              <table:table-cell office:value-type="string">
                <text:p>airline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see</text:p>
              </table:table-cell>
              <table:table-cell office:value-type="float" office:value="8841">
                <text:p>8841</text:p>
              </table:table-cell>
            </table:table-row>
            <table:table-row>
              <table:table-cell office:value-type="string">
                <text:p>some</text:p>
              </table:table-cell>
              <table:table-cell office:value-type="float" office:value="8793">
                <text:p>8793</text:p>
              </table:table-cell>
            </table:table-row>
            <table:table-row>
              <table:table-cell office:value-type="string">
                <text:p>barack</text:p>
              </table:table-cell>
              <table:table-cell office:value-type="float" office:value="8728">
                <text:p>8728</text:p>
              </table:table-cell>
            </table:table-row>
            <table:table-row>
              <table:table-cell office:value-type="string">
                <text:p>center</text:p>
              </table:table-cell>
              <table:table-cell office:value-type="float" office:value="8725">
                <text:p>8725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8635">
                <text:p>8635</text:p>
              </table:table-cell>
            </table:table-row>
            <table:table-row>
              <table:table-cell office:value-type="string">
                <text:p>any</text:p>
              </table:table-cell>
              <table:table-cell office:value-type="float" office:value="8493">
                <text:p>8493</text:p>
              </table:table-cell>
            </table:table-row>
            <table:table-row>
              <table:table-cell office:value-type="string">
                <text:p>help</text:p>
              </table:table-cell>
              <table:table-cell office:value-type="float" office:value="8475">
                <text:p>8475</text:p>
              </table:table-cell>
            </table:table-row>
            <table:table-row>
              <table:table-cell office:value-type="string">
                <text:p>pharmacy</text:p>
              </table:table-cell>
              <table:table-cell office:value-type="float" office:value="8453">
                <text:p>8453</text:p>
              </table:table-cell>
            </table:table-row>
            <table:table-row>
              <table:table-cell office:value-type="string">
                <text:p>edit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string">
                <text:p>access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8311">
                <text:p>8311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north</text:p>
              </table:table-cell>
              <table:table-cell office:value-type="float" office:value="8258">
                <text:p>8258</text:p>
              </table:table-cell>
            </table:table-row>
            <table:table-row>
              <table:table-cell office:value-type="string">
                <text:p>line</text:p>
              </table:table-cell>
              <table:table-cell office:value-type="float" office:value="8223">
                <text:p>8223</text:p>
              </table:table-cell>
            </table:table-row>
            <table:table-row>
              <table:table-cell office:value-type="string">
                <text:p>house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string">
                <text:p>york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review</text:p>
              </table:table-cell>
              <table:table-cell office:value-type="float" office:value="8065">
                <text:p>8065</text:p>
              </table:table-cell>
            </table:table-row>
            <table:table-row>
              <table:table-cell office:value-type="string">
                <text:p>beach</text:p>
              </table:table-cell>
              <table:table-cell office:value-type="float" office:value="8059">
                <text:p>8059</text:p>
              </table:table-cell>
            </table:table-row>
            <table:table-row>
              <table:table-cell office:value-type="string">
                <text:p>links</text:p>
              </table:table-cell>
              <table:table-cell office:value-type="float" office:value="8031">
                <text:p>8031</text:p>
              </table:table-cell>
            </table:table-row>
            <table:table-row>
              <table:table-cell office:value-type="string">
                <text:p>tickets</text:p>
              </table:table-cell>
              <table:table-cell office:value-type="float" office:value="7993">
                <text:p>7993</text:p>
              </table:table-cell>
            </table:table-row>
            <table:table-row>
              <table:table-cell office:value-type="string">
                <text:p>san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retrieved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top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flight</text:p>
              </table:table-cell>
              <table:table-cell office:value-type="float" office:value="7603">
                <text:p>7603</text:p>
              </table:table-cell>
            </table:table-row>
            <table:table-row>
              <table:table-cell office:value-type="string">
                <text:p>guide</text:p>
              </table:table-cell>
              <table:table-cell office:value-type="float" office:value="7544">
                <text:p>7544</text:p>
              </table:table-cell>
            </table:table-row>
            <table:table-row>
              <table:table-cell office:value-type="string">
                <text:p>its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low</text:p>
              </table:table-cell>
              <table:table-cell office:value-type="float" office:value="7516">
                <text:p>7516</text:p>
              </table:table-cell>
            </table:table-row>
            <table:table-row>
              <table:table-cell office:value-type="string">
                <text:p>county</text:p>
              </table:table-cell>
              <table:table-cell office:value-type="float" office:value="7453">
                <text:p>7453</text:p>
              </table:table-cell>
            </table:table-row>
            <table:table-row>
              <table:table-cell office:value-type="string">
                <text:p>park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paper</text:p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string">
                <text:p>here</text:p>
              </table:table-cell>
              <table:table-cell office:value-type="float" office:value="7365">
                <text:p>7365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string">
                <text:p>property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>people</text:p>
              </table:table-cell>
              <table:table-cell office:value-type="float" office:value="7295">
                <text:p>7295</text:p>
              </table:table-cell>
            </table:table-row>
            <table:table-row>
              <table:table-cell office:value-type="string">
                <text:p>only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string">
                <text:p>flushing</text:p>
              </table:table-cell>
              <table:table-cell office:value-type="float" office:value="7220">
                <text:p>7220</text:p>
              </table:table-cell>
            </table:table-row>
            <table:table-row>
              <table:table-cell office:value-type="string">
                <text:p>her</text:p>
              </table:table-cell>
              <table:table-cell office:value-type="float" office:value="7212">
                <text:p>7212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7186">
                <text:p>7186</text:p>
              </table:table-cell>
            </table:table-row>
            <table:table-row>
              <table:table-cell office:value-type="string">
                <text:p>required</text:p>
              </table:table-cell>
              <table:table-cell office:value-type="float" office:value="7148">
                <text:p>7148</text:p>
              </table:table-cell>
            </table:table-row>
            <table:table-row>
              <table:table-cell office:value-type="string">
                <text:p>public</text:p>
              </table:table-cell>
              <table:table-cell office:value-type="float" office:value="7117">
                <text:p>7117</text:p>
              </table:table-cell>
            </table:table-row>
            <table:table-row>
              <table:table-cell office:value-type="string">
                <text:p>make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drug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where</text:p>
              </table:table-cell>
              <table:table-cell office:value-type="float" office:value="6955">
                <text:p>6955</text:p>
              </table:table-cell>
            </table:table-row>
            <table:table-row>
              <table:table-cell office:value-type="string">
                <text:p>national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string">
                <text:p>video</text:p>
              </table:table-cell>
              <table:table-cell office:value-type="float" office:value="6885">
                <text:p>6885</text:p>
              </table:table-cell>
            </table:table-row>
            <table:table-row>
              <table:table-cell office:value-type="string">
                <text:p>over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appraiser</text:p>
              </table:table-cell>
              <table:table-cell office:value-type="float" office:value="6788">
                <text:p>6788</text:p>
              </table:table-cell>
            </table:table-row>
            <table:table-row>
              <table:table-cell office:value-type="string">
                <text:p>las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golf</text:p>
              </table:table-cell>
              <table:table-cell office:value-type="float" office:value="6716">
                <text:p>6716</text:p>
              </table:table-cell>
            </table:table-row>
            <table:table-row>
              <table:table-cell office:value-type="string">
                <text:p>year</text:p>
              </table:table-cell>
              <table:table-cell office:value-type="float" office:value="6677">
                <text:p>6677</text:p>
              </table:table-cell>
            </table:table-row>
            <table:table-row>
              <table:table-cell office:value-type="string">
                <text:p>now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string">
                <text:p>many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634">
                <text:p>6634</text:p>
              </table:table-cell>
            </table:table-row>
            <table:table-row>
              <table:table-cell office:value-type="string">
                <text:p>than</text:p>
              </table:table-cell>
              <table:table-cell office:value-type="float" office:value="6593">
                <text:p>6593</text:p>
              </table:table-cell>
            </table:table-row>
            <table:table-row>
              <table:table-cell office:value-type="string">
                <text:p>article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system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been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united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string">
                <text:p>view</text:p>
              </table:table-cell>
              <table:table-cell office:value-type="float" office:value="6474">
                <text:p>6474</text:p>
              </table:table-cell>
            </table:table-row>
            <table:table-row>
              <table:table-cell office:value-type="string">
                <text:p>flush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west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string">
                <text:p>domain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string">
                <text:p>california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island</text:p>
              </table:table-cell>
              <table:table-cell office:value-type="float" office:value="6412">
                <text:p>6412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two</text:p>
              </table:table-cell>
              <table:table-cell office:value-type="float" office:value="6296">
                <text:p>629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great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string">
                <text:p>broadband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value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kansas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string">
                <text:p>organization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just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area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string">
                <text:p>work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spa</text:p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airfare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need</text:p>
              </table:table-cell>
              <table:table-cell office:value-type="float" office:value="5958">
                <text:p>59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lowest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after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string">
                <text:p>appraisals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seat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fare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states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string">
                <text:p>health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related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available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inc</text:p>
              </table:table-cell>
              <table:table-cell office:value-type="float" office:value="5768">
                <text:p>5768</text:p>
              </table:table-cell>
            </table:table-row>
            <table:table-row>
              <table:table-cell office:value-type="string">
                <text:p>prices</text:p>
              </table:table-cell>
              <table:table-cell office:value-type="float" office:value="5735">
                <text:p>5735</text:p>
              </table:table-cell>
            </table:table-row>
            <table:table-row>
              <table:table-cell office:value-type="string">
                <text:p>download</text:p>
              </table:table-cell>
              <table:table-cell office:value-type="float" office:value="5722">
                <text:p>5722</text:p>
              </table:table-cell>
            </table:table-row>
            <table:table-row>
              <table:table-cell office:value-type="string">
                <text:p>institute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string">
                <text:p>game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string">
                <text:p>day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content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string">
                <text:p>website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string">
                <text:p>back</text:p>
              </table:table-cell>
              <table:table-cell office:value-type="float" office:value="5585">
                <text:p>55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564">
                <text:p>5564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string">
                <text:p>lake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she</text:p>
              </table:table-cell>
              <table:table-cell office:value-type="float" office:value="5517">
                <text:p>5517</text:p>
              </table:table-cell>
            </table:table-row>
            <table:table-row>
              <table:table-cell office:value-type="string">
                <text:p>management</text:p>
              </table:table-cell>
              <table:table-cell office:value-type="float" office:value="5513">
                <text:p>5513</text:p>
              </table:table-cell>
            </table:table-row>
            <table:table-row>
              <table:table-cell office:value-type="string">
                <text:p>texas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string">
                <text:p>insurance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research</text:p>
              </table:table-cell>
              <table:table-cell office:value-type="float" office:value="5434">
                <text:p>5434</text:p>
              </table:table-cell>
            </table:table-row>
            <table:table-row>
              <table:table-cell office:value-type="string">
                <text:p>body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program</text:p>
              </table:table-cell>
              <table:table-cell office:value-type="float" office:value="5417">
                <text:p>5417</text:p>
              </table:table-cell>
            </table:table-row>
            <table:table-row>
              <table:table-cell office:value-type="string">
                <text:p>life</text:p>
              </table:table-cell>
              <table:table-cell office:value-type="float" office:value="5371">
                <text:p>5371</text:p>
              </table:table-cell>
            </table:table-row>
            <table:table-row>
              <table:table-cell office:value-type="string">
                <text:p>email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technology</text:p>
              </table:table-cell>
              <table:table-cell office:value-type="float" office:value="5365">
                <text:p>5365</text:p>
              </table:table-cell>
            </table:table-row>
            <table:table-row>
              <table:table-cell office:value-type="string">
                <text:p>times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casinos</text:p>
              </table:table-cell>
              <table:table-cell office:value-type="float" office:value="5343">
                <text:p>5343</text:p>
              </table:table-cell>
            </table:table-row>
            <table:table-row>
              <table:table-cell office:value-type="string">
                <text:p>had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string">
                <text:p>them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buying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airlines</text:p>
              </table:table-cell>
              <table:table-cell office:value-type="float" office:value="5263">
                <text:p>5263</text:p>
              </table:table-cell>
            </table:table-row>
            <table:table-row>
              <table:table-cell office:value-type="string">
                <text:p>well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chicago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5241">
                <text:p>5241</text:p>
              </table:table-cell>
            </table:table-row>
            <table:table-row>
              <table:table-cell office:value-type="string">
                <text:p>products</text:p>
              </table:table-cell>
              <table:table-cell office:value-type="float" office:value="5163">
                <text:p>516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book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string">
                <text:p>florida</text:p>
              </table:table-cell>
              <table:table-cell office:value-type="float" office:value="5143">
                <text:p>5143</text:p>
              </table:table-cell>
            </table:table-row>
            <table:table-row>
              <table:table-cell office:value-type="string">
                <text:p>policy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springs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5071">
                <text:p>5071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through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string">
                <text:p>washington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string">
                <text:p>would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individuals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click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string">
                <text:p>sales</text:p>
              </table:table-cell>
              <table:table-cell office:value-type="float" office:value="4969">
                <text:p>4969</text:p>
              </table:table-cell>
            </table:table-row>
            <table:table-row>
              <table:table-cell office:value-type="string">
                <text:p>directory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articles</text:p>
              </table:table-cell>
              <table:table-cell office:value-type="float" office:value="4953">
                <text:p>4953</text:p>
              </table:table-cell>
            </table:table-row>
            <table:table-row>
              <table:table-cell office:value-type="string">
                <text:p>including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string">
                <text:p>central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string">
                <text:p>me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truck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string">
                <text:p>report</text:p>
              </table:table-cell>
              <table:table-cell office:value-type="float" office:value="4881">
                <text:p>488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tips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string">
                <text:p>post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4759">
                <text:p>4759</text:p>
              </table:table-cell>
            </table:table-row>
            <table:table-row>
              <table:table-cell office:value-type="string">
                <text:p>way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arrival</text:p>
              </table:table-cell>
              <table:table-cell office:value-type="float" office:value="4739">
                <text:p>4739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4737">
                <text:p>4737</text:p>
              </table:table-cell>
            </table:table-row>
            <table:table-row>
              <table:table-cell office:value-type="string">
                <text:p>personal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string">
                <text:p>bathroom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professional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lick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brown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string">
                <text:p>years</text:p>
              </table:table-cell>
              <table:table-cell office:value-type="float" office:value="4682">
                <text:p>4682</text:p>
              </table:table-cell>
            </table:table-row>
            <table:table-row>
              <table:table-cell office:value-type="string">
                <text:p>good</text:p>
              </table:table-cell>
              <table:table-cell office:value-type="float" office:value="4678">
                <text:p>4678</text:p>
              </table:table-cell>
            </table:table-row>
            <table:table-row>
              <table:table-cell office:value-type="string">
                <text:p>january</text:p>
              </table:table-cell>
              <table:table-cell office:value-type="float" office:value="4664">
                <text:p>4664</text:p>
              </table:table-cell>
            </table:table-row>
            <table:table-row>
              <table:table-cell office:value-type="string">
                <text:p>airport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4634">
                <text:p>4634</text:p>
              </table:table-cell>
            </table:table-row>
            <table:table-row>
              <table:table-cell office:value-type="string">
                <text:p>ford</text:p>
              </table:table-cell>
              <table:table-cell office:value-type="float" office:value="4632">
                <text:p>4632</text:p>
              </table:table-cell>
            </table:table-row>
            <table:table-row>
              <table:table-cell office:value-type="string">
                <text:p>grand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string">
                <text:p>isp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tourism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read</text:p>
              </table:table-cell>
              <table:table-cell office:value-type="float" office:value="4589">
                <text:p>4589</text:p>
              </table:table-cell>
            </table:table-row>
            <table:table-row>
              <table:table-cell office:value-type="string">
                <text:p>each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string">
                <text:p>tv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509">
                <text:p>4509</text:p>
              </table:table-cell>
            </table:table-row>
            <table:table-row>
              <table:table-cell office:value-type="string">
                <text:p>play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office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art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string">
                <text:p>special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wikipedia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u.s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security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string">
                <text:p>flange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info</text:p>
              </table:table-cell>
              <table:table-cell office:value-type="float" office:value="4367">
                <text:p>436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string">
                <text:p>old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string">
                <text:p>under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privacy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should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full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dsl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268">
                <text:p>4268</text:p>
              </table:table-cell>
            </table:table-row>
            <table:table-row>
              <table:table-cell office:value-type="string">
                <text:p>money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historic</text:p>
              </table:table-cell>
              <table:table-cell office:value-type="float" office:value="4254">
                <text:p>4254</text:p>
              </table:table-cell>
            </table:table-row>
            <table:table-row>
              <table:table-cell office:value-type="string">
                <text:p>resources</text:p>
              </table:table-cell>
              <table:table-cell office:value-type="float" office:value="4249">
                <text:p>4249</text:p>
              </table:table-cell>
            </table:table-row>
            <table:table-row>
              <table:table-cell office:value-type="string">
                <text:p>colleges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247">
                <text:p>4247</text:p>
              </table:table-cell>
            </table:table-row>
            <table:table-row>
              <table:table-cell office:value-type="string">
                <text:p>indiana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string">
                <text:p>computer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support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offers</text:p>
              </table:table-cell>
              <table:table-cell office:value-type="float" office:value="4221">
                <text:p>4221</text:p>
              </table:table-cell>
            </table:table-row>
            <table:table-row>
              <table:table-cell office:value-type="string">
                <text:p>while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main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approved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technical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airfares</text:p>
              </table:table-cell>
              <table:table-cell office:value-type="float" office:value="4128">
                <text:p>4128</text:p>
              </table:table-cell>
            </table:table-row>
            <table:table-row>
              <table:table-cell office:value-type="string">
                <text:p>please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add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blog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quality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honda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america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platinumcheap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am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students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valley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speed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local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number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programs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terms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take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made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string">
                <text:p>call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store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know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general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john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very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class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market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equipment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xxxxmfirecheap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rights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east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mazda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string">
                <text:p>co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off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europe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compare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string">
                <text:p>place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said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kcs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western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even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schools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much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illinois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want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around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obama's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before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copyright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destinations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using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poker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show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data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between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long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board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include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colorado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ny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>must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sun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rental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own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packages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sites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check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appraisers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reviews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xxxxnetzero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santa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xxxxjunofree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systems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provide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tools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advertising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law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details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based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tablet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supplies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london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jan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ticket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html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indian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side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organized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development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being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care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since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those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save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michelle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street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link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organizing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career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virginia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three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companies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complete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slot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tank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providers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current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members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form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repair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next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commercial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tour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names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every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gambling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asia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both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residential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mail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river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automotive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medical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down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station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los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often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open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slots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easy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posted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shower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shipping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things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mountain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text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because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district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ohio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miles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science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point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credit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ancestry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green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association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during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bangkok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atlantic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features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per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fares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conference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photos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does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com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kc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results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little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connection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road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address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holiday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live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server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traveler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offer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card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days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bay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today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hawaii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union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jobs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photo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course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japanese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certified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it's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categories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bowl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dakota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primary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code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facilities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nc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ltd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transportation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blue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package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born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different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box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press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hot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hall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why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living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arts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building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provides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could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create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experience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hill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case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daily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planning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pacific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domains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start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located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deals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travels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keep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looking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recent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organizations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model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found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job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member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saint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village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items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mobile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financial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half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power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trees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shop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event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known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however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safety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festival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missouri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needs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cosmetology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plan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railroad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beauty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common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learn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following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custom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hours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fun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pennsylvania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vehicle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look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still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christmas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questions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dallas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records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second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cable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write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oklahoma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minnesota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style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seats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below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arizona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library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another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important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file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end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golden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few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angeles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pictures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space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government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fort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non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radio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don't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changes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similar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adventure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become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george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sample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hand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society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bonus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mount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come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legal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large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popular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better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department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floor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railway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fast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xavier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resorts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england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category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cart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license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fax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customer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magazine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james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account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activities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christian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guides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making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deal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vehicles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request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jersey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mortgage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choose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lodge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academy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town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dunham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left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trip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staff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watch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islands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wireless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net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done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story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social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clean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cigarette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week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several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gaming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did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softwarecheap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modern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foundation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him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loan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bmw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alabama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jr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websites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too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going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sex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inspection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tech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columbia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rates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registration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il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windows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palm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forum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gift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give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louisiana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party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dr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arkansas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dealers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started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always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featured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replacement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ga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original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trade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brother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kids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table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iowa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put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friends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person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linkpendium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drive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ii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standards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pc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hilton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degree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courses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pro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coast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pay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designed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oem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mother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victoria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sure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comment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analysis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materials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human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nissan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love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jackson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mo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studies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really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areas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connecticut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man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maine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valve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think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front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effects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portable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bar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login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additional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kit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schedule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seattle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needed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size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usually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louis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kentucky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hills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direct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share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covers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rating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advice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nevada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application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war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valuation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wall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groups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aircraft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million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francisco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forest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soft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built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reservations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court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football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eastern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charles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issues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later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bedded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charter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multiple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plus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print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bus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provided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index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cleaning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contents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agency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door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season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chevrolet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storage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british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salvage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range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furniture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requirements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africa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practice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global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track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third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specific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night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dition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restaurants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weather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waste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enter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organize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called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above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el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latest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until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places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added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adobe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gifts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options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culture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cruise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antique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simple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advanced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interest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aftermarket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away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accept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destination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campaign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ngineering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favorite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makes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girls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month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atlanta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welcome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newsletter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action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dealer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subject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collection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limited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whether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references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audio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supply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taiwan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oh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knowledge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blogs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largest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phoenix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accommodation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construction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engines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yahoo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jet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lines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against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summer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dial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study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suite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hair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stories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century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possible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example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energy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affordable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least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father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casio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says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pdf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rentals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bed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stores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along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digital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racing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cards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falls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meeting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domestic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norton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stock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properties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picture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young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bank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age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cash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graduate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return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problem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months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dodge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worldwide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say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gallery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either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offering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try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middle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holidays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brand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language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portland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numbers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film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canadian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houston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computers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meet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cell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vendors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employee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austin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en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installation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alaska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rail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agent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chevy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forms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subscribe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ms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centre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countries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tel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ever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philadelphia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wheels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able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jump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del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continue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composting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listed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due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ky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capital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ask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plumbing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dvd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works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corporate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stay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future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federal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directly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museum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users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jewelry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tablets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mary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industrial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six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fair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units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former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sarah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according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sc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again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sometimes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distance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african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closet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arms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basic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build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pressure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written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administration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council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finance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fairfield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effective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let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bad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codes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tissue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outside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mercedes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encyclopedia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shows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powered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expert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ready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delta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church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item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listing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faculty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currently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booking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spring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apply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customers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overview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mission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express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bill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unique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dedicated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audi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double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sublet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die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lady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wheel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addition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calendar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points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airways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associated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annual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included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fee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tourist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denver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approach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smart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fact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movies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don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harbor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housing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baltimore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outdoor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academic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means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transport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across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caribbean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environmental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fda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clinton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fr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receive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chinese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condition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lists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nebraska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bingo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short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machines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explorer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bible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lodging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chart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medication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simply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americans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der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employment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fees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apache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behind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google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retail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choice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cruises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creek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question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dance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manual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together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hour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eagle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finder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opinion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chrysler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among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amount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win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act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archive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archives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louisville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basketball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profile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late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puerto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hi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capacity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clark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montana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driving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turn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natural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www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strategy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images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automobile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mac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selling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advertise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parents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charity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reservation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soap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ancestors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color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already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colonial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benefits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glass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necessary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hire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iii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cached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doing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cd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sold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castle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players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production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reference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newport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solution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extended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tn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delaware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jefferson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manufacturers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cross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further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corvette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famous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orlando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assistance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consulting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values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entry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comes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asked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feedback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final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plastic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tool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almost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classes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baptist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enough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thanks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dialup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vintage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agents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married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corporation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nation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awards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allow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attractions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mind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yet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classifieds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printable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economy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goal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master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interior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documents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southwest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downloads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heart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lead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issue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locations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ocean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established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gay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adult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alumni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vermont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extra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fly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ratings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ambassador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charlotte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australian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oak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facts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especially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perfect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executive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pass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path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documentation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shared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forums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friendly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wood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coin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held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fine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indianapolis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carry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charge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files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release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passenger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whole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came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cancer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communications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increase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multi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buildings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manchester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ground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hardware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hollywood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boat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bag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exhaust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highest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dry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traveling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gender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chief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offered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face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copy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ac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recently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clients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grandmother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sources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biology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href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barbara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bring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shall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actually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ads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dual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donate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fashion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baden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aid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amp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hole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birth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comprehensive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committee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citation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comparison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camp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gulf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degrees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machinery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hits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auction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parties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aladdin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existing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cases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leadership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concept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interview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boys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became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determine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battery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salt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break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grande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civic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completed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cape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excellent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associates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channel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chemical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des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cannot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ball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charts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charleston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alternative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statistics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coat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rray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happy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guidelines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answer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heritage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arczipcheap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businesses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presidential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franklin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takes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cultural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cambridge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beautiful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pump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adams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goals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contain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advertisement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justice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genealogical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allen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casa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wild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baton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asian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allows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clubs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hamilton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crafts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boards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gives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entire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ensure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hussein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active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quotes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venue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therapy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mike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du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clothing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album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independence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anyone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flying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easier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operated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studio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brands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anything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clip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accommodations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buick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chris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button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heights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biography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airports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airbrush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calling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discounted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disease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terrace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setting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adelaide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relationships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older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accessory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bags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helps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institutions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basis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error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accessible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featuring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bit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languages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desert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designs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mr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bc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democratic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foxwoods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accident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apple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anti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bob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contains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election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daniel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giving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paso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believe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autos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species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assessment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bidet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sitemap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browser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chain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appraised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flash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pics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band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bush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commerce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advance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ashland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holding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font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cleveland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bars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fan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anniversary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anderson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annapolis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option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nationwide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allowed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reliable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columbus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fha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cache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faqs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sioux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creating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blackjack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junofree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airbus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baseball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accurate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beaches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communities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develop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berea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army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chrome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bedford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buyer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hong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corner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apartments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cup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block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nd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guarantee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weeks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fraser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chair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advantage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farm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drop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cold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ice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opinions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removed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delivered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buyers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certification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bend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dan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beginning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kong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amenities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gate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disclaimer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sister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ak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photography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basin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associate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becoming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craps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gt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applying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comcast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ch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assignment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experts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berth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ap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.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laboratory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coupons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blood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changing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beyond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apartment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authority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beaufort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benefit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hands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affiliate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bbc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instant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adults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fishing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discounts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admiral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accepted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leads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eureka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challenges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airplane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cornell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claims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lewis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closed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acceptable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cafe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installing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cargo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airborne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cherokee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brian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condominiums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boulder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connections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animals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cal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gun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accounting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approximately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aim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bhutan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lid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whose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disabled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counties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currency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adding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aruba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acura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belt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function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faith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cellular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cabinet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bowdoin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betting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midwest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athletics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agricultural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comm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asheville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attended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census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barack's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ability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except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answers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artists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bell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kezia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bookmark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dictionary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consumer_information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character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efficient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completely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circle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claim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extensive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ancient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harry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circus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britain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cedar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admissions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bear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equipped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carter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burlington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balance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anywhere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amazing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classical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airbag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manila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america's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announced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cabin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holy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antiques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concerns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mirror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devices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attorney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ip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changed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aberdeen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brooklyn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accounts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hearing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beds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bumper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attorneys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appraising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actions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approaches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advisory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chase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achieve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drinking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grace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allowing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conservation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ahead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rd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belle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dave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acrobat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clock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biden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decided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filing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camaro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admin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atv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actor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cycle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baker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ada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carbon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blvd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.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aids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950s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alma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citizens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applicable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converted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armour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androgen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bin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fat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certificate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agree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advocacy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d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boone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anna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bicycle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0th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brokers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cooling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broken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bio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bid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causes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buses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associations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clinical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basket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cooking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auburn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amherst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brain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adjustable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banking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x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asset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algonquin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carson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continues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arab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arthur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appears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8th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appeal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.0.5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accord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alberta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aluminum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ashley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brunswick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audubon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bolt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adopted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basics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asking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additionally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arrangements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alex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batteries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americus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bikes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cisterns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amateur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alexander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cheat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th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boyd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affect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7th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antivirus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asp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cabana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alpha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acts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ages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announcements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ais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abuse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antrim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bright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authorized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austrian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alert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amc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alpin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app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amtrak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797">
                <text:p>18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al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assisted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beekman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a.m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970s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bandwidth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ancestor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aurora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andrews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administrator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5th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7th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behavioral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th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0.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affiliated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anal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6th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abongo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arranged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0th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advisor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afternoon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ag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acid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billing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.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bi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ancestry.com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als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anonymous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bone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77840">
                <text:p>778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angle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appreciate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absolutely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acer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agreements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th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th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0.9.7a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2th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.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absence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bets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km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1k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x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60s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.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.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.2.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.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.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1k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.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.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.9.8b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,2,3,4,5,6,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.5km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.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0.416666666666667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.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4k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0070a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.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112004">
                <text:p>1112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.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04mc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pm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.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07cv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.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819">
                <text:p>18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0,1518,567286,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7k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m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0.458333333333333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08cv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.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596">
                <text:p>16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.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047">
                <text:p>70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094">
                <text:p>70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093">
                <text:p>70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404">
                <text:p>174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.3.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.00monthly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,8599,1729524,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38">
                <text:p>21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.00checkout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.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,8816,1546579,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5853572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,2933,333437,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,14168,11820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.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,8599,1873532,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27693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,00,1,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'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1cm" svg:height="10.736cm" xlink:href="." xlink:type="simple" chart:class="chart:line" chart:style-name="ch1">
        <chart:title svg:x="4.021cm" svg:y="0.35cm" chart:style-name="ch2">
          <text:p>Frecuencia de términos en Clueweb-100K</text:p>
        </chart:title>
        <chart:plot-area chart:style-name="ch3" chart:data-source-has-labels="both" svg:x="1.328cm" svg:y="1.797cm" svg:width="14.714cm" svg:height="7.761cm">
          <chartooo:coordinate-region svg:x="2.849cm" svg:y="1.992cm" svg:width="13.173cm" svg:height="6.537cm"/>
          <chart:axis chart:dimension="x" chart:name="primary-x" chart:style-name="ch4" chartooo:axis-type="auto">
            <chartooo:date-scale/>
            <chart:title svg:x="8.028cm" svg:y="9.773cm" chart:style-name="ch5">
              <text:p>Término</text:p>
            </chart:title>
            <chart:categories table:cell-range-address="local-table.$A$2:.$A$7227"/>
          </chart:axis>
          <chart:axis chart:dimension="y" chart:name="primary-y" chart:style-name="ch4">
            <chart:title svg:x="0.451cm" svg:y="6.546cm" chart:style-name="ch6">
              <text:p>Frecuencia</text:p>
            </chart:title>
            <chart:grid chart:style-name="ch7" chart:class="major"/>
          </chart:axis>
          <chart:series chart:style-name="ch8" chart:values-cell-range-address="local-table.$B$2:.$B$7227" chart:label-cell-address="local-table.$B$1" chart:class="chart:line">
            <chart:data-point chart:repeated="72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memory</text:p>
              </table:table-cell>
              <table:table-cell office:value-type="float" office:value="598179">
                <text:p>598179</text:p>
              </table:table-cell>
            </table:table-row>
            <table:table-row>
              <table:table-cell office:value-type="string">
                <text:p>from</text:p>
              </table:table-cell>
              <table:table-cell office:value-type="float" office:value="497595">
                <text:p>497595</text:p>
              </table:table-cell>
            </table:table-row>
            <table:table-row>
              <table:table-cell office:value-type="string">
                <text:p>you</text:p>
              </table:table-cell>
              <table:table-cell office:value-type="float" office:value="475272">
                <text:p>47527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02366">
                <text:p>402366</text:p>
              </table:table-cell>
            </table:table-row>
            <table:table-row>
              <table:table-cell office:value-type="string">
                <text:p>your</text:p>
              </table:table-cell>
              <table:table-cell office:value-type="float" office:value="399485">
                <text:p>399485</text:p>
              </table:table-cell>
            </table:table-row>
            <table:table-row>
              <table:table-cell office:value-type="string">
                <text:p>new</text:p>
              </table:table-cell>
              <table:table-cell office:value-type="float" office:value="338372">
                <text:p>33837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37416">
                <text:p>337416</text:p>
              </table:table-cell>
            </table:table-row>
            <table:table-row>
              <table:table-cell office:value-type="string">
                <text:p>jan</text:p>
              </table:table-cell>
              <table:table-cell office:value-type="float" office:value="333794">
                <text:p>33379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03567">
                <text:p>30356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99955">
                <text:p>299955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294744">
                <text:p>29474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290322">
                <text:p>290322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281794">
                <text:p>281794</text:p>
              </table:table-cell>
            </table:table-row>
            <table:table-row>
              <table:table-cell office:value-type="string">
                <text:p>have</text:p>
              </table:table-cell>
              <table:table-cell office:value-type="float" office:value="268410">
                <text:p>2684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5383">
                <text:p>255383</text:p>
              </table:table-cell>
            </table:table-row>
            <table:table-row>
              <table:table-cell office:value-type="string">
                <text:p>about</text:p>
              </table:table-cell>
              <table:table-cell office:value-type="float" office:value="238850">
                <text:p>238850</text:p>
              </table:table-cell>
            </table:table-row>
            <table:table-row>
              <table:table-cell office:value-type="string">
                <text:p>home</text:p>
              </table:table-cell>
              <table:table-cell office:value-type="float" office:value="236697">
                <text:p>236697</text:p>
              </table:table-cell>
            </table:table-row>
            <table:table-row>
              <table:table-cell office:value-type="string">
                <text:p>free</text:p>
              </table:table-cell>
              <table:table-cell office:value-type="float" office:value="230273">
                <text:p>230273</text:p>
              </table:table-cell>
            </table:table-row>
            <table:table-row>
              <table:table-cell office:value-type="string">
                <text:p>can</text:p>
              </table:table-cell>
              <table:table-cell office:value-type="float" office:value="222233">
                <text:p>222233</text:p>
              </table:table-cell>
            </table:table-row>
            <table:table-row>
              <table:table-cell office:value-type="string">
                <text:p>online</text:p>
              </table:table-cell>
              <table:table-cell office:value-type="float" office:value="218860">
                <text:p>2188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678">
                <text:p>208678</text:p>
              </table:table-cell>
            </table:table-row>
            <table:table-row>
              <table:table-cell office:value-type="string">
                <text:p>one</text:p>
              </table:table-cell>
              <table:table-cell office:value-type="float" office:value="196862">
                <text:p>19686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1095">
                <text:p>1910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0908">
                <text:p>190908</text:p>
              </table:table-cell>
            </table:table-row>
            <table:table-row>
              <table:table-cell office:value-type="string">
                <text:p>has</text:p>
              </table:table-cell>
              <table:table-cell office:value-type="float" office:value="185514">
                <text:p>185514</text:p>
              </table:table-cell>
            </table:table-row>
            <table:table-row>
              <table:table-cell office:value-type="string">
                <text:p>http</text:p>
              </table:table-cell>
              <table:table-cell office:value-type="float" office:value="180733">
                <text:p>18073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76657">
                <text:p>176657</text:p>
              </table:table-cell>
            </table:table-row>
            <table:table-row>
              <table:table-cell office:value-type="string">
                <text:p>us</text:p>
              </table:table-cell>
              <table:table-cell office:value-type="float" office:value="174218">
                <text:p>174218</text:p>
              </table:table-cell>
            </table:table-row>
            <table:table-row>
              <table:table-cell office:value-type="string">
                <text:p>also</text:p>
              </table:table-cell>
              <table:table-cell office:value-type="float" office:value="168976">
                <text:p>168976</text:p>
              </table:table-cell>
            </table:table-row>
            <table:table-row>
              <table:table-cell office:value-type="string">
                <text:p>we</text:p>
              </table:table-cell>
              <table:table-cell office:value-type="float" office:value="168326">
                <text:p>168326</text:p>
              </table:table-cell>
            </table:table-row>
            <table:table-row>
              <table:table-cell office:value-type="string">
                <text:p>which</text:p>
              </table:table-cell>
              <table:table-cell office:value-type="float" office:value="159025">
                <text:p>1590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8374">
                <text:p>15837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8240">
                <text:p>158240</text:p>
              </table:table-cell>
            </table:table-row>
            <table:table-row>
              <table:table-cell office:value-type="string">
                <text:p>our</text:p>
              </table:table-cell>
              <table:table-cell office:value-type="float" office:value="156473">
                <text:p>156473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56291">
                <text:p>15629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54343">
                <text:p>154343</text:p>
              </table:table-cell>
            </table:table-row>
            <table:table-row>
              <table:table-cell office:value-type="string">
                <text:p>information</text:p>
              </table:table-cell>
              <table:table-cell office:value-type="float" office:value="147433">
                <text:p>147433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45509">
                <text:p>145509</text:p>
              </table:table-cell>
            </table:table-row>
            <table:table-row>
              <table:table-cell office:value-type="string">
                <text:p>he</text:p>
              </table:table-cell>
              <table:table-cell office:value-type="float" office:value="145311">
                <text:p>145311</text:p>
              </table:table-cell>
            </table:table-row>
            <table:table-row>
              <table:table-cell office:value-type="string">
                <text:p>up</text:p>
              </table:table-cell>
              <table:table-cell office:value-type="float" office:value="144277">
                <text:p>1442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3913">
                <text:p>14391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43635">
                <text:p>143635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143585">
                <text:p>143585</text:p>
              </table:table-cell>
            </table:table-row>
            <table:table-row>
              <table:table-cell office:value-type="string">
                <text:p>how</text:p>
              </table:table-cell>
              <table:table-cell office:value-type="float" office:value="143283">
                <text:p>143283</text:p>
              </table:table-cell>
            </table:table-row>
            <table:table-row>
              <table:table-cell office:value-type="string">
                <text:p>his</text:p>
              </table:table-cell>
              <table:table-cell office:value-type="float" office:value="142641">
                <text:p>142641</text:p>
              </table:table-cell>
            </table:table-row>
            <table:table-row>
              <table:table-cell office:value-type="string">
                <text:p>hotel</text:p>
              </table:table-cell>
              <table:table-cell office:value-type="float" office:value="141801">
                <text:p>1418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1669">
                <text:p>141669</text:p>
              </table:table-cell>
            </table:table-row>
            <table:table-row>
              <table:table-cell office:value-type="string">
                <text:p>site</text:p>
              </table:table-cell>
              <table:table-cell office:value-type="float" office:value="138490">
                <text:p>13849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8143">
                <text:p>138143</text:p>
              </table:table-cell>
            </table:table-row>
            <table:table-row>
              <table:table-cell office:value-type="string">
                <text:p>web</text:p>
              </table:table-cell>
              <table:table-cell office:value-type="float" office:value="138064">
                <text:p>138064</text:p>
              </table:table-cell>
            </table:table-row>
            <table:table-row>
              <table:table-cell office:value-type="string">
                <text:p>when</text:p>
              </table:table-cell>
              <table:table-cell office:value-type="float" office:value="136174">
                <text:p>136174</text:p>
              </table:table-cell>
            </table:table-row>
            <table:table-row>
              <table:table-cell office:value-type="string">
                <text:p>news</text:p>
              </table:table-cell>
              <table:table-cell office:value-type="float" office:value="134433">
                <text:p>134433</text:p>
              </table:table-cell>
            </table:table-row>
            <table:table-row>
              <table:table-cell office:value-type="string">
                <text:p>money</text:p>
              </table:table-cell>
              <table:table-cell office:value-type="float" office:value="133343">
                <text:p>133343</text:p>
              </table:table-cell>
            </table:table-row>
            <table:table-row>
              <table:table-cell office:value-type="string">
                <text:p>my</text:p>
              </table:table-cell>
              <table:table-cell office:value-type="float" office:value="132225">
                <text:p>132225</text:p>
              </table:table-cell>
            </table:table-row>
            <table:table-row>
              <table:table-cell office:value-type="string">
                <text:p>south</text:p>
              </table:table-cell>
              <table:table-cell office:value-type="float" office:value="131409">
                <text:p>131409</text:p>
              </table:table-cell>
            </table:table-row>
            <table:table-row>
              <table:table-cell office:value-type="string">
                <text:p>search</text:p>
              </table:table-cell>
              <table:table-cell office:value-type="float" office:value="131281">
                <text:p>131281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129805">
                <text:p>129805</text:p>
              </table:table-cell>
            </table:table-row>
            <table:table-row>
              <table:table-cell office:value-type="string">
                <text:p>what</text:p>
              </table:table-cell>
              <table:table-cell office:value-type="float" office:value="129161">
                <text:p>129161</text:p>
              </table:table-cell>
            </table:table-row>
            <table:table-row>
              <table:table-cell office:value-type="string">
                <text:p>were</text:p>
              </table:table-cell>
              <table:table-cell office:value-type="float" office:value="129132">
                <text:p>129132</text:p>
              </table:table-cell>
            </table:table-row>
            <table:table-row>
              <table:table-cell office:value-type="string">
                <text:p>united</text:p>
              </table:table-cell>
              <table:table-cell office:value-type="float" office:value="128388">
                <text:p>128388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126024">
                <text:p>126024</text:p>
              </table:table-cell>
            </table:table-row>
            <table:table-row>
              <table:table-cell office:value-type="string">
                <text:p>states</text:p>
              </table:table-cell>
              <table:table-cell office:value-type="float" office:value="124576">
                <text:p>124576</text:p>
              </table:table-cell>
            </table:table-row>
            <table:table-row>
              <table:table-cell office:value-type="string">
                <text:p>edit</text:p>
              </table:table-cell>
              <table:table-cell office:value-type="float" office:value="124572">
                <text:p>124572</text:p>
              </table:table-cell>
            </table:table-row>
            <table:table-row>
              <table:table-cell office:value-type="string">
                <text:p>history</text:p>
              </table:table-cell>
              <table:table-cell office:value-type="float" office:value="124512">
                <text:p>124512</text:p>
              </table:table-cell>
            </table:table-row>
            <table:table-row>
              <table:table-cell office:value-type="string">
                <text:p>make</text:p>
              </table:table-cell>
              <table:table-cell office:value-type="float" office:value="124310">
                <text:p>124310</text:p>
              </table:table-cell>
            </table:table-row>
            <table:table-row>
              <table:table-cell office:value-type="string">
                <text:p>tv</text:p>
              </table:table-cell>
              <table:table-cell office:value-type="float" office:value="123953">
                <text:p>123953</text:p>
              </table:table-cell>
            </table:table-row>
            <table:table-row>
              <table:table-cell office:value-type="string">
                <text:p>yahoo</text:p>
              </table:table-cell>
              <table:table-cell office:value-type="float" office:value="123691">
                <text:p>12369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3634">
                <text:p>123634</text:p>
              </table:table-cell>
            </table:table-row>
            <table:table-row>
              <table:table-cell office:value-type="string">
                <text:p>sun</text:p>
              </table:table-cell>
              <table:table-cell office:value-type="float" office:value="123490">
                <text:p>123490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123193">
                <text:p>123193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122491">
                <text:p>122491</text:p>
              </table:table-cell>
            </table:table-row>
            <table:table-row>
              <table:table-cell office:value-type="string">
                <text:p>poker</text:p>
              </table:table-cell>
              <table:table-cell office:value-type="float" office:value="122399">
                <text:p>122399</text:p>
              </table:table-cell>
            </table:table-row>
            <table:table-row>
              <table:table-cell office:value-type="string">
                <text:p>first</text:p>
              </table:table-cell>
              <table:table-cell office:value-type="float" office:value="121143">
                <text:p>121143</text:p>
              </table:table-cell>
            </table:table-row>
            <table:table-row>
              <table:table-cell office:value-type="string">
                <text:p>business</text:p>
              </table:table-cell>
              <table:table-cell office:value-type="float" office:value="118980">
                <text:p>118980</text:p>
              </table:table-cell>
            </table:table-row>
            <table:table-row>
              <table:table-cell office:value-type="string">
                <text:p>page</text:p>
              </table:table-cell>
              <table:table-cell office:value-type="float" office:value="118233">
                <text:p>118233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117036">
                <text:p>117036</text:p>
              </table:table-cell>
            </table:table-row>
            <table:table-row>
              <table:table-cell office:value-type="string">
                <text:p>center</text:p>
              </table:table-cell>
              <table:table-cell office:value-type="float" office:value="116746">
                <text:p>116746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116052">
                <text:p>116052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115132">
                <text:p>115132</text:p>
              </table:table-cell>
            </table:table-row>
            <table:table-row>
              <table:table-cell office:value-type="string">
                <text:p>most</text:p>
              </table:table-cell>
              <table:table-cell office:value-type="float" office:value="112018">
                <text:p>112018</text:p>
              </table:table-cell>
            </table:table-row>
            <table:table-row>
              <table:table-cell office:value-type="string">
                <text:p>see</text:p>
              </table:table-cell>
              <table:table-cell office:value-type="float" office:value="111282">
                <text:p>111282</text:p>
              </table:table-cell>
            </table:table-row>
            <table:table-row>
              <table:table-cell office:value-type="string">
                <text:p>some</text:p>
              </table:table-cell>
              <table:table-cell office:value-type="float" office:value="110761">
                <text:p>110761</text:p>
              </table:table-cell>
            </table:table-row>
            <table:table-row>
              <table:table-cell office:value-type="string">
                <text:p>cheap</text:p>
              </table:table-cell>
              <table:table-cell office:value-type="float" office:value="110676">
                <text:p>110676</text:p>
              </table:table-cell>
            </table:table-row>
            <table:table-row>
              <table:table-cell office:value-type="string">
                <text:p>do</text:p>
              </table:table-cell>
              <table:table-cell office:value-type="float" office:value="109526">
                <text:p>109526</text:p>
              </table:table-cell>
            </table:table-row>
            <table:table-row>
              <table:table-cell office:value-type="string">
                <text:p>its</text:p>
              </table:table-cell>
              <table:table-cell office:value-type="float" office:value="108228">
                <text:p>10822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07638">
                <text:p>107638</text:p>
              </table:table-cell>
            </table:table-row>
            <table:table-row>
              <table:table-cell office:value-type="string">
                <text:p>world</text:p>
              </table:table-cell>
              <table:table-cell office:value-type="float" office:value="107579">
                <text:p>107579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107238">
                <text:p>107238</text:p>
              </table:table-cell>
            </table:table-row>
            <table:table-row>
              <table:table-cell office:value-type="string">
                <text:p>travel</text:p>
              </table:table-cell>
              <table:table-cell office:value-type="float" office:value="104999">
                <text:p>10499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4802">
                <text:p>104802</text:p>
              </table:table-cell>
            </table:table-row>
            <table:table-row>
              <table:table-cell office:value-type="string">
                <text:p>used</text:p>
              </table:table-cell>
              <table:table-cell office:value-type="float" office:value="104771">
                <text:p>104771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104307">
                <text:p>104307</text:p>
              </table:table-cell>
            </table:table-row>
            <table:table-row>
              <table:table-cell office:value-type="string">
                <text:p>get</text:p>
              </table:table-cell>
              <table:table-cell office:value-type="float" office:value="104095">
                <text:p>104095</text:p>
              </table:table-cell>
            </table:table-row>
            <table:table-row>
              <table:table-cell office:value-type="string">
                <text:p>county</text:p>
              </table:table-cell>
              <table:table-cell office:value-type="float" office:value="103938">
                <text:p>103938</text:p>
              </table:table-cell>
            </table:table-row>
            <table:table-row>
              <table:table-cell office:value-type="string">
                <text:p>use</text:p>
              </table:table-cell>
              <table:table-cell office:value-type="float" office:value="103062">
                <text:p>103062</text:p>
              </table:table-cell>
            </table:table-row>
            <table:table-row>
              <table:table-cell office:value-type="string">
                <text:p>internet</text:p>
              </table:table-cell>
              <table:table-cell office:value-type="float" office:value="102499">
                <text:p>102499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102038">
                <text:p>102038</text:p>
              </table:table-cell>
            </table:table-row>
            <table:table-row>
              <table:table-cell office:value-type="string">
                <text:p>two</text:p>
              </table:table-cell>
              <table:table-cell office:value-type="float" office:value="101909">
                <text:p>101909</text:p>
              </table:table-cell>
            </table:table-row>
            <table:table-row>
              <table:table-cell office:value-type="string">
                <text:p>tax</text:p>
              </table:table-cell>
              <table:table-cell office:value-type="float" office:value="101700">
                <text:p>101700</text:p>
              </table:table-cell>
            </table:table-row>
            <table:table-row>
              <table:table-cell office:value-type="string">
                <text:p>only</text:p>
              </table:table-cell>
              <table:table-cell office:value-type="float" office:value="101498">
                <text:p>101498</text:p>
              </table:table-cell>
            </table:table-row>
            <table:table-row>
              <table:table-cell office:value-type="string">
                <text:p>been</text:p>
              </table:table-cell>
              <table:table-cell office:value-type="float" office:value="101033">
                <text:p>1010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515">
                <text:p>99515</text:p>
              </table:table-cell>
            </table:table-row>
            <table:table-row>
              <table:table-cell office:value-type="string">
                <text:p>diet</text:p>
              </table:table-cell>
              <table:table-cell office:value-type="float" office:value="98970">
                <text:p>9897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98856">
                <text:p>98856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97922">
                <text:p>97922</text:p>
              </table:table-cell>
            </table:table-row>
            <table:table-row>
              <table:table-cell office:value-type="string">
                <text:p>so</text:p>
              </table:table-cell>
              <table:table-cell office:value-type="float" office:value="97855">
                <text:p>97855</text:p>
              </table:table-cell>
            </table:table-row>
            <table:table-row>
              <table:table-cell office:value-type="string">
                <text:p>game</text:p>
              </table:table-cell>
              <table:table-cell office:value-type="float" office:value="97705">
                <text:p>97705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97497">
                <text:p>97497</text:p>
              </table:table-cell>
            </table:table-row>
            <table:table-row>
              <table:table-cell office:value-type="string">
                <text:p>any</text:p>
              </table:table-cell>
              <table:table-cell office:value-type="float" office:value="97490">
                <text:p>97490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97429">
                <text:p>97429</text:p>
              </table:table-cell>
            </table:table-row>
            <table:table-row>
              <table:table-cell office:value-type="string">
                <text:p>than</text:p>
              </table:table-cell>
              <table:table-cell office:value-type="float" office:value="96556">
                <text:p>96556</text:p>
              </table:table-cell>
            </table:table-row>
            <table:table-row>
              <table:table-cell office:value-type="string">
                <text:p>high</text:p>
              </table:table-cell>
              <table:table-cell office:value-type="float" office:value="96222">
                <text:p>9622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5020">
                <text:p>95020</text:p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94862">
                <text:p>94862</text:p>
              </table:table-cell>
            </table:table-row>
            <table:table-row>
              <table:table-cell office:value-type="string">
                <text:p>sat</text:p>
              </table:table-cell>
              <table:table-cell office:value-type="float" office:value="93961">
                <text:p>93961</text:p>
              </table:table-cell>
            </table:table-row>
            <table:table-row>
              <table:table-cell office:value-type="string">
                <text:p>people</text:p>
              </table:table-cell>
              <table:table-cell office:value-type="float" office:value="93302">
                <text:p>93302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93160">
                <text:p>93160</text:p>
              </table:table-cell>
            </table:table-row>
            <table:table-row>
              <table:table-cell office:value-type="string">
                <text:p>over</text:p>
              </table:table-cell>
              <table:table-cell office:value-type="float" office:value="92872">
                <text:p>92872</text:p>
              </table:table-cell>
            </table:table-row>
            <table:table-row>
              <table:table-cell office:value-type="string">
                <text:p>satellite</text:p>
              </table:table-cell>
              <table:table-cell office:value-type="float" office:value="92160">
                <text:p>92160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91686">
                <text:p>91686</text:p>
              </table:table-cell>
            </table:table-row>
            <table:table-row>
              <table:table-cell office:value-type="string">
                <text:p>contact</text:p>
              </table:table-cell>
              <table:table-cell office:value-type="float" office:value="91608">
                <text:p>91608</text:p>
              </table:table-cell>
            </table:table-row>
            <table:table-row>
              <table:table-cell office:value-type="string">
                <text:p>help</text:p>
              </table:table-cell>
              <table:table-cell office:value-type="float" office:value="90918">
                <text:p>90918</text:p>
              </table:table-cell>
            </table:table-row>
            <table:table-row>
              <table:table-cell office:value-type="string">
                <text:p>price</text:p>
              </table:table-cell>
              <table:table-cell office:value-type="float" office:value="90896">
                <text:p>90896</text:p>
              </table:table-cell>
            </table:table-row>
            <table:table-row>
              <table:table-cell office:value-type="string">
                <text:p>video</text:p>
              </table:table-cell>
              <table:table-cell office:value-type="float" office:value="90786">
                <text:p>90786</text:p>
              </table:table-cell>
            </table:table-row>
            <table:table-row>
              <table:table-cell office:value-type="string">
                <text:p>texas</text:p>
              </table:table-cell>
              <table:table-cell office:value-type="float" office:value="90413">
                <text:p>90413</text:p>
              </table:table-cell>
            </table:table-row>
            <table:table-row>
              <table:table-cell office:value-type="string">
                <text:p>after</text:p>
              </table:table-cell>
              <table:table-cell office:value-type="float" office:value="90174">
                <text:p>90174</text:p>
              </table:table-cell>
            </table:table-row>
            <table:table-row>
              <table:table-cell office:value-type="string">
                <text:p>air</text:p>
              </table:table-cell>
              <table:table-cell office:value-type="float" office:value="89472">
                <text:p>89472</text:p>
              </table:table-cell>
            </table:table-row>
            <table:table-row>
              <table:table-cell office:value-type="string">
                <text:p>parts</text:p>
              </table:table-cell>
              <table:table-cell office:value-type="float" office:value="89439">
                <text:p>89439</text:p>
              </table:table-cell>
            </table:table-row>
            <table:table-row>
              <table:table-cell office:value-type="string">
                <text:p>cell</text:p>
              </table:table-cell>
              <table:table-cell office:value-type="float" office:value="89344">
                <text:p>89344</text:p>
              </table:table-cell>
            </table:table-row>
            <table:table-row>
              <table:table-cell office:value-type="string">
                <text:p>buy</text:p>
              </table:table-cell>
              <table:table-cell office:value-type="float" office:value="89221">
                <text:p>89221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88916">
                <text:p>889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8027">
                <text:p>88027</text:p>
              </table:table-cell>
            </table:table-row>
            <table:table-row>
              <table:table-cell office:value-type="string">
                <text:p>here</text:p>
              </table:table-cell>
              <table:table-cell office:value-type="float" office:value="87899">
                <text:p>87899</text:p>
              </table:table-cell>
            </table:table-row>
            <table:table-row>
              <table:table-cell office:value-type="string">
                <text:p>health</text:p>
              </table:table-cell>
              <table:table-cell office:value-type="float" office:value="87343">
                <text:p>87343</text:p>
              </table:table-cell>
            </table:table-row>
            <table:table-row>
              <table:table-cell office:value-type="string">
                <text:p>find</text:p>
              </table:table-cell>
              <table:table-cell office:value-type="float" office:value="87154">
                <text:p>87154</text:p>
              </table:table-cell>
            </table:table-row>
            <table:table-row>
              <table:table-cell office:value-type="string">
                <text:p>had</text:p>
              </table:table-cell>
              <table:table-cell office:value-type="float" office:value="84899">
                <text:p>84899</text:p>
              </table:table-cell>
            </table:table-row>
            <table:table-row>
              <table:table-cell office:value-type="string">
                <text:p>work</text:p>
              </table:table-cell>
              <table:table-cell office:value-type="float" office:value="84639">
                <text:p>84639</text:p>
              </table:table-cell>
            </table:table-row>
            <table:table-row>
              <table:table-cell office:value-type="string">
                <text:p>day</text:p>
              </table:table-cell>
              <table:table-cell office:value-type="float" office:value="84552">
                <text:p>84552</text:p>
              </table:table-cell>
            </table:table-row>
            <table:table-row>
              <table:table-cell office:value-type="string">
                <text:p>now</text:p>
              </table:table-cell>
              <table:table-cell office:value-type="float" office:value="84449">
                <text:p>84449</text:p>
              </table:table-cell>
            </table:table-row>
            <table:table-row>
              <table:table-cell office:value-type="string">
                <text:p>casino</text:p>
              </table:table-cell>
              <table:table-cell office:value-type="float" office:value="84109">
                <text:p>84109</text:p>
              </table:table-cell>
            </table:table-row>
            <table:table-row>
              <table:table-cell office:value-type="string">
                <text:p>year</text:p>
              </table:table-cell>
              <table:table-cell office:value-type="float" office:value="83840">
                <text:p>83840</text:p>
              </table:table-cell>
            </table:table-row>
            <table:table-row>
              <table:table-cell office:value-type="string">
                <text:p>top</text:p>
              </table:table-cell>
              <table:table-cell office:value-type="float" office:value="83599">
                <text:p>83599</text:p>
              </table:table-cell>
            </table:table-row>
            <table:table-row>
              <table:table-cell office:value-type="string">
                <text:p>many</text:p>
              </table:table-cell>
              <table:table-cell office:value-type="float" office:value="83028">
                <text:p>830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3020">
                <text:p>83020</text:p>
              </table:table-cell>
            </table:table-row>
            <table:table-row>
              <table:table-cell office:value-type="string">
                <text:p>system</text:p>
              </table:table-cell>
              <table:table-cell office:value-type="float" office:value="82473">
                <text:p>82473</text:p>
              </table:table-cell>
            </table:table-row>
            <table:table-row>
              <table:table-cell office:value-type="string">
                <text:p>website</text:p>
              </table:table-cell>
              <table:table-cell office:value-type="float" office:value="82200">
                <text:p>8220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1839">
                <text:p>8183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1675">
                <text:p>81675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80859">
                <text:p>8085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9915">
                <text:p>79915</text:p>
              </table:table-cell>
            </table:table-row>
            <table:table-row>
              <table:table-cell office:value-type="string">
                <text:p>djs</text:p>
              </table:table-cell>
              <table:table-cell office:value-type="float" office:value="79734">
                <text:p>79734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79343">
                <text:p>79343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79057">
                <text:p>79057</text:p>
              </table:table-cell>
            </table:table-row>
            <table:table-row>
              <table:table-cell office:value-type="string">
                <text:p>her</text:p>
              </table:table-cell>
              <table:table-cell office:value-type="float" office:value="78494">
                <text:p>78494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77565">
                <text:p>77565</text:p>
              </table:table-cell>
            </table:table-row>
            <table:table-row>
              <table:table-cell office:value-type="string">
                <text:p>jobs</text:p>
              </table:table-cell>
              <table:table-cell office:value-type="float" office:value="77394">
                <text:p>773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7073">
                <text:p>77073</text:p>
              </table:table-cell>
            </table:table-row>
            <table:table-row>
              <table:table-cell office:value-type="string">
                <text:p>would</text:p>
              </table:table-cell>
              <table:table-cell office:value-type="float" office:value="76905">
                <text:p>76905</text:p>
              </table:table-cell>
            </table:table-row>
            <table:table-row>
              <table:table-cell office:value-type="string">
                <text:p>north</text:p>
              </table:table-cell>
              <table:table-cell office:value-type="float" office:value="76378">
                <text:p>76378</text:p>
              </table:table-cell>
            </table:table-row>
            <table:table-row>
              <table:table-cell office:value-type="string">
                <text:p>american</text:p>
              </table:table-cell>
              <table:table-cell office:value-type="float" office:value="75806">
                <text:p>75806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75495">
                <text:p>7549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5429">
                <text:p>75429</text:p>
              </table:table-cell>
            </table:table-row>
            <table:table-row>
              <table:table-cell office:value-type="string">
                <text:p>heart</text:p>
              </table:table-cell>
              <table:table-cell office:value-type="float" office:value="75382">
                <text:p>7538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75339">
                <text:p>7533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74524">
                <text:p>74524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74166">
                <text:p>7416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4148">
                <text:p>74148</text:p>
              </table:table-cell>
            </table:table-row>
            <table:table-row>
              <table:table-cell office:value-type="string">
                <text:p>back</text:p>
              </table:table-cell>
              <table:table-cell office:value-type="float" office:value="74017">
                <text:p>740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3855">
                <text:p>73855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73747">
                <text:p>73747</text:p>
              </table:table-cell>
            </table:table-row>
            <table:table-row>
              <table:table-cell office:value-type="string">
                <text:p>just</text:p>
              </table:table-cell>
              <table:table-cell office:value-type="float" office:value="73474">
                <text:p>73474</text:p>
              </table:table-cell>
            </table:table-row>
            <table:table-row>
              <table:table-cell office:value-type="string">
                <text:p>30pm</text:p>
              </table:table-cell>
              <table:table-cell office:value-type="float" office:value="73107">
                <text:p>73107</text:p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72964">
                <text:p>7296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72807">
                <text:p>72807</text:p>
              </table:table-cell>
            </table:table-row>
            <table:table-row>
              <table:table-cell office:value-type="string">
                <text:p>30am</text:p>
              </table:table-cell>
              <table:table-cell office:value-type="float" office:value="72737">
                <text:p>72737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72703">
                <text:p>72703</text:p>
              </table:table-cell>
            </table:table-row>
            <table:table-row>
              <table:table-cell office:value-type="string">
                <text:p>san</text:p>
              </table:table-cell>
              <table:table-cell office:value-type="float" office:value="72500">
                <text:p>7250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72418">
                <text:p>7241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1608">
                <text:p>71608</text:p>
              </table:table-cell>
            </table:table-row>
            <table:table-row>
              <table:table-cell office:value-type="string">
                <text:p>years</text:p>
              </table:table-cell>
              <table:table-cell office:value-type="float" office:value="71316">
                <text:p>71316</text:p>
              </table:table-cell>
            </table:table-row>
            <table:table-row>
              <table:table-cell office:value-type="string">
                <text:p>links</text:p>
              </table:table-cell>
              <table:table-cell office:value-type="float" office:value="70975">
                <text:p>70975</text:p>
              </table:table-cell>
            </table:table-row>
            <table:table-row>
              <table:table-cell office:value-type="string">
                <text:p>hotels</text:p>
              </table:table-cell>
              <table:table-cell office:value-type="float" office:value="70488">
                <text:p>7048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9841">
                <text:p>69841</text:p>
              </table:table-cell>
            </table:table-row>
            <table:table-row>
              <table:table-cell office:value-type="string">
                <text:p>solar</text:p>
              </table:table-cell>
              <table:table-cell office:value-type="float" office:value="69814">
                <text:p>69814</text:p>
              </table:table-cell>
            </table:table-row>
            <table:table-row>
              <table:table-cell office:value-type="string">
                <text:p>them</text:p>
              </table:table-cell>
              <table:table-cell office:value-type="float" office:value="69607">
                <text:p>69607</text:p>
              </table:table-cell>
            </table:table-row>
            <table:table-row>
              <table:table-cell office:value-type="string">
                <text:p>where</text:p>
              </table:table-cell>
              <table:table-cell office:value-type="float" office:value="69171">
                <text:p>69171</text:p>
              </table:table-cell>
            </table:table-row>
            <table:table-row>
              <table:table-cell office:value-type="string">
                <text:p>article</text:p>
              </table:table-cell>
              <table:table-cell office:value-type="float" office:value="69015">
                <text:p>69015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68625">
                <text:p>68625</text:p>
              </table:table-cell>
            </table:table-row>
            <table:table-row>
              <table:table-cell office:value-type="string">
                <text:p>well</text:p>
              </table:table-cell>
              <table:table-cell office:value-type="float" office:value="68526">
                <text:p>68526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68094">
                <text:p>68094</text:p>
              </table:table-cell>
            </table:table-row>
            <table:table-row>
              <table:table-cell office:value-type="string">
                <text:p>life</text:p>
              </table:table-cell>
              <table:table-cell office:value-type="float" office:value="67964">
                <text:p>6796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7614">
                <text:p>67614</text:p>
              </table:table-cell>
            </table:table-row>
            <table:table-row>
              <table:table-cell office:value-type="string">
                <text:p>rice</text:p>
              </table:table-cell>
              <table:table-cell office:value-type="float" office:value="66861">
                <text:p>66861</text:p>
              </table:table-cell>
            </table:table-row>
            <table:table-row>
              <table:table-cell office:value-type="string">
                <text:p>she</text:p>
              </table:table-cell>
              <table:table-cell office:value-type="float" office:value="66808">
                <text:p>66808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66635">
                <text:p>66635</text:p>
              </table:table-cell>
            </table:table-row>
            <table:table-row>
              <table:table-cell office:value-type="string">
                <text:p>national</text:p>
              </table:table-cell>
              <table:table-cell office:value-type="float" office:value="66557">
                <text:p>6655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6309">
                <text:p>66309</text:p>
              </table:table-cell>
            </table:table-row>
            <table:table-row>
              <table:table-cell office:value-type="string">
                <text:p>through</text:p>
              </table:table-cell>
              <table:table-cell office:value-type="float" office:value="66032">
                <text:p>66032</text:p>
              </table:table-cell>
            </table:table-row>
            <table:table-row>
              <table:table-cell office:value-type="string">
                <text:p>january</text:p>
              </table:table-cell>
              <table:table-cell office:value-type="float" office:value="65929">
                <text:p>65929</text:p>
              </table:table-cell>
            </table:table-row>
            <table:table-row>
              <table:table-cell office:value-type="string">
                <text:p>york</text:p>
              </table:table-cell>
              <table:table-cell office:value-type="float" office:value="65525">
                <text:p>65525</text:p>
              </table:table-cell>
            </table:table-row>
            <table:table-row>
              <table:table-cell office:value-type="string">
                <text:p>area</text:p>
              </table:table-cell>
              <table:table-cell office:value-type="float" office:value="65375">
                <text:p>65375</text:p>
              </table:table-cell>
            </table:table-row>
            <table:table-row>
              <table:table-cell office:value-type="string">
                <text:p>international</text:p>
              </table:table-cell>
              <table:table-cell office:value-type="float" office:value="65320">
                <text:p>65320</text:p>
              </table:table-cell>
            </table:table-row>
            <table:table-row>
              <table:table-cell office:value-type="string">
                <text:p>show</text:p>
              </table:table-cell>
              <table:table-cell office:value-type="float" office:value="64921">
                <text:p>6492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64594">
                <text:p>64594</text:p>
              </table:table-cell>
            </table:table-row>
            <table:table-row>
              <table:table-cell office:value-type="string">
                <text:p>garden</text:p>
              </table:table-cell>
              <table:table-cell office:value-type="float" office:value="64383">
                <text:p>64383</text:p>
              </table:table-cell>
            </table:table-row>
            <table:table-row>
              <table:table-cell office:value-type="string">
                <text:p>u.s</text:p>
              </table:table-cell>
              <table:table-cell office:value-type="float" office:value="63935">
                <text:p>63935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63926">
                <text:p>63926</text:p>
              </table:table-cell>
            </table:table-row>
            <table:table-row>
              <table:table-cell office:value-type="string">
                <text:p>review</text:p>
              </table:table-cell>
              <table:table-cell office:value-type="float" office:value="63707">
                <text:p>63707</text:p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63560">
                <text:p>63560</text:p>
              </table:table-cell>
            </table:table-row>
            <table:table-row>
              <table:table-cell office:value-type="string">
                <text:p>diabetes</text:p>
              </table:table-cell>
              <table:table-cell office:value-type="float" office:value="63531">
                <text:p>63531</text:p>
              </table:table-cell>
            </table:table-row>
            <table:table-row>
              <table:table-cell office:value-type="string">
                <text:p>young</text:p>
              </table:table-cell>
              <table:table-cell office:value-type="float" office:value="63252">
                <text:p>63252</text:p>
              </table:table-cell>
            </table:table-row>
            <table:table-row>
              <table:table-cell office:value-type="string">
                <text:p>great</text:p>
              </table:table-cell>
              <table:table-cell office:value-type="float" office:value="63240">
                <text:p>63240</text:p>
              </table:table-cell>
            </table:table-row>
            <table:table-row>
              <table:table-cell office:value-type="string">
                <text:p>view</text:p>
              </table:table-cell>
              <table:table-cell office:value-type="float" office:value="63045">
                <text:p>63045</text:p>
              </table:table-cell>
            </table:table-row>
            <table:table-row>
              <table:table-cell office:value-type="string">
                <text:p>available</text:p>
              </table:table-cell>
              <table:table-cell office:value-type="float" office:value="62838">
                <text:p>6283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62514">
                <text:p>62514</text:p>
              </table:table-cell>
            </table:table-row>
            <table:table-row>
              <table:table-cell office:value-type="string">
                <text:p>inc</text:p>
              </table:table-cell>
              <table:table-cell office:value-type="float" office:value="62004">
                <text:p>62004</text:p>
              </table:table-cell>
            </table:table-row>
            <table:table-row>
              <table:table-cell office:value-type="string">
                <text:p>horse</text:p>
              </table:table-cell>
              <table:table-cell office:value-type="float" office:value="61736">
                <text:p>61736</text:p>
              </table:table-cell>
            </table:table-row>
            <table:table-row>
              <table:table-cell office:value-type="string">
                <text:p>email</text:p>
              </table:table-cell>
              <table:table-cell office:value-type="float" office:value="61727">
                <text:p>61727</text:p>
              </table:table-cell>
            </table:table-row>
            <table:table-row>
              <table:table-cell office:value-type="string">
                <text:p>am</text:p>
              </table:table-cell>
              <table:table-cell office:value-type="float" office:value="61508">
                <text:p>6150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1371">
                <text:p>61371</text:p>
              </table:table-cell>
            </table:table-row>
            <table:table-row>
              <table:table-cell office:value-type="string">
                <text:p>community</text:p>
              </table:table-cell>
              <table:table-cell office:value-type="float" office:value="60968">
                <text:p>60968</text:p>
              </table:table-cell>
            </table:table-row>
            <table:table-row>
              <table:table-cell office:value-type="string">
                <text:p>software</text:p>
              </table:table-cell>
              <table:table-cell office:value-type="float" office:value="60742">
                <text:p>60742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60580">
                <text:p>60580</text:p>
              </table:table-cell>
            </table:table-row>
            <table:table-row>
              <table:table-cell office:value-type="string">
                <text:p>volvo</text:p>
              </table:table-cell>
              <table:table-cell office:value-type="float" office:value="60535">
                <text:p>60535</text:p>
              </table:table-cell>
            </table:table-row>
            <table:table-row>
              <table:table-cell office:value-type="string">
                <text:p>tornado</text:p>
              </table:table-cell>
              <table:table-cell office:value-type="float" office:value="59941">
                <text:p>59941</text:p>
              </table:table-cell>
            </table:table-row>
            <table:table-row>
              <table:table-cell office:value-type="string">
                <text:p>power</text:p>
              </table:table-cell>
              <table:table-cell office:value-type="float" office:value="59856">
                <text:p>59856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59732">
                <text:p>59732</text:p>
              </table:table-cell>
            </table:table-row>
            <table:table-row>
              <table:table-cell office:value-type="string">
                <text:p>under</text:p>
              </table:table-cell>
              <table:table-cell office:value-type="float" office:value="59681">
                <text:p>59681</text:p>
              </table:table-cell>
            </table:table-row>
            <table:table-row>
              <table:table-cell office:value-type="string">
                <text:p>genealogy</text:p>
              </table:table-cell>
              <table:table-cell office:value-type="float" office:value="59607">
                <text:p>59607</text:p>
              </table:table-cell>
            </table:table-row>
            <table:table-row>
              <table:table-cell office:value-type="string">
                <text:p>wikipedia</text:p>
              </table:table-cell>
              <table:table-cell office:value-type="float" office:value="59463">
                <text:p>59463</text:p>
              </table:table-cell>
            </table:table-row>
            <table:table-row>
              <table:table-cell office:value-type="string">
                <text:p>retrieved</text:p>
              </table:table-cell>
              <table:table-cell office:value-type="float" office:value="59439">
                <text:p>59439</text:p>
              </table:table-cell>
            </table:table-row>
            <table:table-row>
              <table:table-cell office:value-type="string">
                <text:p>related</text:p>
              </table:table-cell>
              <table:table-cell office:value-type="float" office:value="59430">
                <text:p>59430</text:p>
              </table:table-cell>
            </table:table-row>
            <table:table-row>
              <table:table-cell office:value-type="string">
                <text:p>me</text:p>
              </table:table-cell>
              <table:table-cell office:value-type="float" office:value="59179">
                <text:p>59179</text:p>
              </table:table-cell>
            </table:table-row>
            <table:table-row>
              <table:table-cell office:value-type="string">
                <text:p>good</text:p>
              </table:table-cell>
              <table:table-cell office:value-type="float" office:value="59001">
                <text:p>59001</text:p>
              </table:table-cell>
            </table:table-row>
            <table:table-row>
              <table:table-cell office:value-type="string">
                <text:p>very</text:p>
              </table:table-cell>
              <table:table-cell office:value-type="float" office:value="58802">
                <text:p>58802</text:p>
              </table:table-cell>
            </table:table-row>
            <table:table-row>
              <table:table-cell office:value-type="string">
                <text:p>products</text:p>
              </table:table-cell>
              <table:table-cell office:value-type="float" office:value="58734">
                <text:p>58734</text:p>
              </table:table-cell>
            </table:table-row>
            <table:table-row>
              <table:table-cell office:value-type="string">
                <text:p>post</text:p>
              </table:table-cell>
              <table:table-cell office:value-type="float" office:value="58706">
                <text:p>58706</text:p>
              </table:table-cell>
            </table:table-row>
            <table:table-row>
              <table:table-cell office:value-type="string">
                <text:p>gps</text:p>
              </table:table-cell>
              <table:table-cell office:value-type="float" office:value="58647">
                <text:p>58647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58595">
                <text:p>58595</text:p>
              </table:table-cell>
            </table:table-row>
            <table:table-row>
              <table:table-cell office:value-type="string">
                <text:p>event</text:p>
              </table:table-cell>
              <table:table-cell office:value-type="float" office:value="58443">
                <text:p>58443</text:p>
              </table:table-cell>
            </table:table-row>
            <table:table-row>
              <table:table-cell office:value-type="string">
                <text:p>park</text:p>
              </table:table-cell>
              <table:table-cell office:value-type="float" office:value="57989">
                <text:p>57989</text:p>
              </table:table-cell>
            </table:table-row>
            <table:table-row>
              <table:table-cell office:value-type="string">
                <text:p>low</text:p>
              </table:table-cell>
              <table:table-cell office:value-type="float" office:value="57937">
                <text:p>57937</text:p>
              </table:table-cell>
            </table:table-row>
            <table:table-row>
              <table:table-cell office:value-type="string">
                <text:p>way</text:p>
              </table:table-cell>
              <table:table-cell office:value-type="float" office:value="57894">
                <text:p>5789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7812">
                <text:p>57812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57639">
                <text:p>57639</text:p>
              </table:table-cell>
            </table:table-row>
            <table:table-row>
              <table:table-cell office:value-type="string">
                <text:p>read</text:p>
              </table:table-cell>
              <table:table-cell office:value-type="float" office:value="57503">
                <text:p>57503</text:p>
              </table:table-cell>
            </table:table-row>
            <table:table-row>
              <table:table-cell office:value-type="string">
                <text:p>long</text:p>
              </table:table-cell>
              <table:table-cell office:value-type="float" office:value="57417">
                <text:p>57417</text:p>
              </table:table-cell>
            </table:table-row>
            <table:table-row>
              <table:table-cell office:value-type="string">
                <text:p>full</text:p>
              </table:table-cell>
              <table:table-cell office:value-type="float" office:value="57365">
                <text:p>57365</text:p>
              </table:table-cell>
            </table:table-row>
            <table:table-row>
              <table:table-cell office:value-type="string">
                <text:p>during</text:p>
              </table:table-cell>
              <table:table-cell office:value-type="float" office:value="57300">
                <text:p>57300</text:p>
              </table:table-cell>
            </table:table-row>
            <table:table-row>
              <table:table-cell office:value-type="string">
                <text:p>africa</text:p>
              </table:table-cell>
              <table:table-cell office:value-type="float" office:value="56959">
                <text:p>56959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56613">
                <text:p>56613</text:p>
              </table:table-cell>
            </table:table-row>
            <table:table-row>
              <table:table-cell office:value-type="string">
                <text:p>job</text:p>
              </table:table-cell>
              <table:table-cell office:value-type="float" office:value="56554">
                <text:p>56554</text:p>
              </table:table-cell>
            </table:table-row>
            <table:table-row>
              <table:table-cell office:value-type="string">
                <text:p>each</text:p>
              </table:table-cell>
              <table:table-cell office:value-type="float" office:value="56503">
                <text:p>56503</text:p>
              </table:table-cell>
            </table:table-row>
            <table:table-row>
              <table:table-cell office:value-type="string">
                <text:p>guide</text:p>
              </table:table-cell>
              <table:table-cell office:value-type="float" office:value="56271">
                <text:p>56271</text:p>
              </table:table-cell>
            </table:table-row>
            <table:table-row>
              <table:table-cell office:value-type="string">
                <text:p>fri</text:p>
              </table:table-cell>
              <table:table-cell office:value-type="float" office:value="56218">
                <text:p>56218</text:p>
              </table:table-cell>
            </table:table-row>
            <table:table-row>
              <table:table-cell office:value-type="string">
                <text:p>water</text:p>
              </table:table-cell>
              <table:table-cell office:value-type="float" office:value="56200">
                <text:p>56200</text:p>
              </table:table-cell>
            </table:table-row>
            <table:table-row>
              <table:table-cell office:value-type="string">
                <text:p>content</text:p>
              </table:table-cell>
              <table:table-cell office:value-type="float" office:value="56161">
                <text:p>56161</text:p>
              </table:table-cell>
            </table:table-row>
            <table:table-row>
              <table:table-cell office:value-type="string">
                <text:p>while</text:p>
              </table:table-cell>
              <table:table-cell office:value-type="float" office:value="55920">
                <text:p>55920</text:p>
              </table:table-cell>
            </table:table-row>
            <table:table-row>
              <table:table-cell office:value-type="string">
                <text:p>reviews</text:p>
              </table:table-cell>
              <table:table-cell office:value-type="float" office:value="55709">
                <text:p>55709</text:p>
              </table:table-cell>
            </table:table-row>
            <table:table-row>
              <table:table-cell office:value-type="string">
                <text:p>number</text:p>
              </table:table-cell>
              <table:table-cell office:value-type="float" office:value="55573">
                <text:p>55573</text:p>
              </table:table-cell>
            </table:table-row>
            <table:table-row>
              <table:table-cell office:value-type="string">
                <text:p>need</text:p>
              </table:table-cell>
              <table:table-cell office:value-type="float" office:value="55486">
                <text:p>55486</text:p>
              </table:table-cell>
            </table:table-row>
            <table:table-row>
              <table:table-cell office:value-type="string">
                <text:p>line</text:p>
              </table:table-cell>
              <table:table-cell office:value-type="float" office:value="55177">
                <text:p>55177</text:p>
              </table:table-cell>
            </table:table-row>
            <table:table-row>
              <table:table-cell office:value-type="string">
                <text:p>gsm</text:p>
              </table:table-cell>
              <table:table-cell office:value-type="float" office:value="55000">
                <text:p>55000</text:p>
              </table:table-cell>
            </table:table-row>
            <table:table-row>
              <table:table-cell office:value-type="string">
                <text:p>crest</text:p>
              </table:table-cell>
              <table:table-cell office:value-type="float" office:value="54986">
                <text:p>54986</text:p>
              </table:table-cell>
            </table:table-row>
            <table:table-row>
              <table:table-cell office:value-type="string">
                <text:p>surname</text:p>
              </table:table-cell>
              <table:table-cell office:value-type="float" office:value="54943">
                <text:p>54943</text:p>
              </table:table-cell>
            </table:table-row>
            <table:table-row>
              <table:table-cell office:value-type="string">
                <text:p>between</text:p>
              </table:table-cell>
              <table:table-cell office:value-type="float" office:value="54926">
                <text:p>54926</text:p>
              </table:table-cell>
            </table:table-row>
            <table:table-row>
              <table:table-cell office:value-type="string">
                <text:p>special</text:p>
              </table:table-cell>
              <table:table-cell office:value-type="float" office:value="54905">
                <text:p>54905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54893">
                <text:p>54893</text:p>
              </table:table-cell>
            </table:table-row>
            <table:table-row>
              <table:table-cell office:value-type="string">
                <text:p>articles</text:p>
              </table:table-cell>
              <table:table-cell office:value-type="float" office:value="54529">
                <text:p>5452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54525">
                <text:p>54525</text:p>
              </table:table-cell>
            </table:table-row>
            <table:table-row>
              <table:table-cell office:value-type="string">
                <text:p>should</text:p>
              </table:table-cell>
              <table:table-cell office:value-type="float" office:value="54513">
                <text:p>54513</text:p>
              </table:table-cell>
            </table:table-row>
            <table:table-row>
              <table:table-cell office:value-type="string">
                <text:p>form</text:p>
              </table:table-cell>
              <table:table-cell office:value-type="float" office:value="54349">
                <text:p>54349</text:p>
              </table:table-cell>
            </table:table-row>
            <table:table-row>
              <table:table-cell office:value-type="string">
                <text:p>program</text:p>
              </table:table-cell>
              <table:table-cell office:value-type="float" office:value="54301">
                <text:p>54301</text:p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54242">
                <text:p>542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4201">
                <text:p>54201</text:p>
              </table:table-cell>
            </table:table-row>
            <table:table-row>
              <table:table-cell office:value-type="string">
                <text:p>made</text:p>
              </table:table-cell>
              <table:table-cell office:value-type="float" office:value="54098">
                <text:p>54098</text:p>
              </table:table-cell>
            </table:table-row>
            <table:table-row>
              <table:table-cell office:value-type="string">
                <text:p>club</text:p>
              </table:table-cell>
              <table:table-cell office:value-type="float" office:value="53569">
                <text:p>53569</text:p>
              </table:table-cell>
            </table:table-row>
            <table:table-row>
              <table:table-cell office:value-type="string">
                <text:p>house</text:p>
              </table:table-cell>
              <table:table-cell office:value-type="float" office:value="53354">
                <text:p>53354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53247">
                <text:p>53247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53219">
                <text:p>53219</text:p>
              </table:table-cell>
            </table:table-row>
            <table:table-row>
              <table:table-cell office:value-type="string">
                <text:p>three</text:p>
              </table:table-cell>
              <table:table-cell office:value-type="float" office:value="52982">
                <text:p>52982</text:p>
              </table:table-cell>
            </table:table-row>
            <table:table-row>
              <table:table-cell office:value-type="string">
                <text:p>real</text:p>
              </table:table-cell>
              <table:table-cell office:value-type="float" office:value="52973">
                <text:p>52973</text:p>
              </table:table-cell>
            </table:table-row>
            <table:table-row>
              <table:table-cell office:value-type="string">
                <text:p>espn</text:p>
              </table:table-cell>
              <table:table-cell office:value-type="float" office:value="52621">
                <text:p>52621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52235">
                <text:p>52235</text:p>
              </table:table-cell>
            </table:table-row>
            <table:table-row>
              <table:table-cell office:value-type="string">
                <text:p>click</text:p>
              </table:table-cell>
              <table:table-cell office:value-type="float" office:value="52033">
                <text:p>52033</text:p>
              </table:table-cell>
            </table:table-row>
            <table:table-row>
              <table:table-cell office:value-type="string">
                <text:p>off</text:p>
              </table:table-cell>
              <table:table-cell office:value-type="float" office:value="52020">
                <text:p>52020</text:p>
              </table:table-cell>
            </table:table-row>
            <table:table-row>
              <table:table-cell office:value-type="string">
                <text:p>book</text:p>
              </table:table-cell>
              <table:table-cell office:value-type="float" office:value="51707">
                <text:p>51707</text:p>
              </table:table-cell>
            </table:table-row>
            <table:table-row>
              <table:table-cell office:value-type="string">
                <text:p>without</text:p>
              </table:table-cell>
              <table:table-cell office:value-type="float" office:value="51676">
                <text:p>51676</text:p>
              </table:table-cell>
            </table:table-row>
            <table:table-row>
              <table:table-cell office:value-type="string">
                <text:p>california</text:p>
              </table:table-cell>
              <table:table-cell office:value-type="float" office:value="51670">
                <text:p>51670</text:p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51666">
                <text:p>51666</text:p>
              </table:table-cell>
            </table:table-row>
            <table:table-row>
              <table:table-cell office:value-type="string">
                <text:p>man</text:p>
              </table:table-cell>
              <table:table-cell office:value-type="float" office:value="51466">
                <text:p>5146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1430">
                <text:p>51430</text:p>
              </table:table-cell>
            </table:table-row>
            <table:table-row>
              <table:table-cell office:value-type="string">
                <text:p>before</text:p>
              </table:table-cell>
              <table:table-cell office:value-type="float" office:value="51426">
                <text:p>51426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51306">
                <text:p>5130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1068">
                <text:p>51068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51062">
                <text:p>51062</text:p>
              </table:table-cell>
            </table:table-row>
            <table:table-row>
              <table:table-cell office:value-type="string">
                <text:p>support</text:p>
              </table:table-cell>
              <table:table-cell office:value-type="float" office:value="50981">
                <text:p>50981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50973">
                <text:p>50973</text:p>
              </table:table-cell>
            </table:table-row>
            <table:table-row>
              <table:table-cell office:value-type="string">
                <text:p>right</text:p>
              </table:table-cell>
              <table:table-cell office:value-type="float" office:value="50923">
                <text:p>50923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50721">
                <text:p>50721</text:p>
              </table:table-cell>
            </table:table-row>
            <table:table-row>
              <table:table-cell office:value-type="string">
                <text:p>main</text:p>
              </table:table-cell>
              <table:table-cell office:value-type="float" office:value="50697">
                <text:p>50697</text:p>
              </table:table-cell>
            </table:table-row>
            <table:table-row>
              <table:table-cell office:value-type="string">
                <text:p>beach</text:p>
              </table:table-cell>
              <table:table-cell office:value-type="float" office:value="50667">
                <text:p>50667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50585">
                <text:p>50585</text:p>
              </table:table-cell>
            </table:table-row>
            <table:table-row>
              <table:table-cell office:value-type="string">
                <text:p>comments</text:p>
              </table:table-cell>
              <table:table-cell office:value-type="float" office:value="50322">
                <text:p>50322</text:p>
              </table:table-cell>
            </table:table-row>
            <table:table-row>
              <table:table-cell office:value-type="string">
                <text:p>west</text:p>
              </table:table-cell>
              <table:table-cell office:value-type="float" office:value="50298">
                <text:p>50298</text:p>
              </table:table-cell>
            </table:table-row>
            <table:table-row>
              <table:table-cell office:value-type="string">
                <text:p>mon</text:p>
              </table:table-cell>
              <table:table-cell office:value-type="float" office:value="50184">
                <text:p>50184</text:p>
              </table:table-cell>
            </table:table-row>
            <table:table-row>
              <table:table-cell office:value-type="string">
                <text:p>korean</text:p>
              </table:table-cell>
              <table:table-cell office:value-type="float" office:value="50056">
                <text:p>50056</text:p>
              </table:table-cell>
            </table:table-row>
            <table:table-row>
              <table:table-cell office:value-type="string">
                <text:p>afghanistan</text:p>
              </table:table-cell>
              <table:table-cell office:value-type="float" office:value="50050">
                <text:p>50050</text:p>
              </table:table-cell>
            </table:table-row>
            <table:table-row>
              <table:table-cell office:value-type="string">
                <text:p>care</text:p>
              </table:table-cell>
              <table:table-cell office:value-type="float" office:value="50049">
                <text:p>50049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49827">
                <text:p>49827</text:p>
              </table:table-cell>
            </table:table-row>
            <table:table-row>
              <table:table-cell office:value-type="string">
                <text:p>times</text:p>
              </table:table-cell>
              <table:table-cell office:value-type="float" office:value="49441">
                <text:p>49441</text:p>
              </table:table-cell>
            </table:table-row>
            <table:table-row>
              <table:table-cell office:value-type="string">
                <text:p>live</text:p>
              </table:table-cell>
              <table:table-cell office:value-type="float" office:value="49432">
                <text:p>49432</text:p>
              </table:table-cell>
            </table:table-row>
            <table:table-row>
              <table:table-cell office:value-type="string">
                <text:p>policy</text:p>
              </table:table-cell>
              <table:table-cell office:value-type="float" office:value="49349">
                <text:p>49349</text:p>
              </table:table-cell>
            </table:table-row>
            <table:table-row>
              <table:table-cell office:value-type="string">
                <text:p>including</text:p>
              </table:table-cell>
              <table:table-cell office:value-type="float" office:value="49231">
                <text:p>49231</text:p>
              </table:table-cell>
            </table:table-row>
            <table:table-row>
              <table:table-cell office:value-type="string">
                <text:p>mobile</text:p>
              </table:table-cell>
              <table:table-cell office:value-type="float" office:value="49215">
                <text:p>49215</text:p>
              </table:table-cell>
            </table:table-row>
            <table:table-row>
              <table:table-cell office:value-type="string">
                <text:p>take</text:p>
              </table:table-cell>
              <table:table-cell office:value-type="float" office:value="49107">
                <text:p>49107</text:p>
              </table:table-cell>
            </table:table-row>
            <table:table-row>
              <table:table-cell office:value-type="string">
                <text:p>because</text:p>
              </table:table-cell>
              <table:table-cell office:value-type="float" office:value="49047">
                <text:p>49047</text:p>
              </table:table-cell>
            </table:table-row>
            <table:table-row>
              <table:table-cell office:value-type="string">
                <text:p>based</text:p>
              </table:table-cell>
              <table:table-cell office:value-type="float" office:value="48913">
                <text:p>48913</text:p>
              </table:table-cell>
            </table:table-row>
            <table:table-row>
              <table:table-cell office:value-type="string">
                <text:p>pm</text:p>
              </table:table-cell>
              <table:table-cell office:value-type="float" office:value="48863">
                <text:p>48863</text:p>
              </table:table-cell>
            </table:table-row>
            <table:table-row>
              <table:table-cell office:value-type="string">
                <text:p>joint</text:p>
              </table:table-cell>
              <table:table-cell office:value-type="float" office:value="48837">
                <text:p>48837</text:p>
              </table:table-cell>
            </table:table-row>
            <table:table-row>
              <table:table-cell office:value-type="string">
                <text:p>uss</text:p>
              </table:table-cell>
              <table:table-cell office:value-type="float" office:value="48316">
                <text:p>48316</text:p>
              </table:table-cell>
            </table:table-row>
            <table:table-row>
              <table:table-cell office:value-type="string">
                <text:p>inuyasha</text:p>
              </table:table-cell>
              <table:table-cell office:value-type="float" office:value="48306">
                <text:p>48306</text:p>
              </table:table-cell>
            </table:table-row>
            <table:table-row>
              <table:table-cell office:value-type="string">
                <text:p>radio</text:p>
              </table:table-cell>
              <table:table-cell office:value-type="float" office:value="48283">
                <text:p>48283</text:p>
              </table:table-cell>
            </table:table-row>
            <table:table-row>
              <table:table-cell office:value-type="string">
                <text:p>rights</text:p>
              </table:table-cell>
              <table:table-cell office:value-type="float" office:value="48116">
                <text:p>48116</text:p>
              </table:table-cell>
            </table:table-row>
            <table:table-row>
              <table:table-cell office:value-type="string">
                <text:p>thu</text:p>
              </table:table-cell>
              <table:table-cell office:value-type="float" office:value="47794">
                <text:p>47794</text:p>
              </table:table-cell>
            </table:table-row>
            <table:table-row>
              <table:table-cell office:value-type="string">
                <text:p>viagra</text:p>
              </table:table-cell>
              <table:table-cell office:value-type="float" office:value="47690">
                <text:p>47690</text:p>
              </table:table-cell>
            </table:table-row>
            <table:table-row>
              <table:table-cell office:value-type="string">
                <text:p>much</text:p>
              </table:table-cell>
              <table:table-cell office:value-type="float" office:value="47636">
                <text:p>47636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47519">
                <text:p>47519</text:p>
              </table:table-cell>
            </table:table-row>
            <table:table-row>
              <table:table-cell office:value-type="string">
                <text:p>posted</text:p>
              </table:table-cell>
              <table:table-cell office:value-type="float" office:value="47518">
                <text:p>4751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7516">
                <text:p>47516</text:p>
              </table:table-cell>
            </table:table-row>
            <table:table-row>
              <table:table-cell office:value-type="string">
                <text:p>wedding</text:p>
              </table:table-cell>
              <table:table-cell office:value-type="float" office:value="47278">
                <text:p>47278</text:p>
              </table:table-cell>
            </table:table-row>
            <table:table-row>
              <table:table-cell office:value-type="string">
                <text:p>computer</text:p>
              </table:table-cell>
              <table:table-cell office:value-type="float" office:value="47252">
                <text:p>47252</text:p>
              </table:table-cell>
            </table:table-row>
            <table:table-row>
              <table:table-cell office:value-type="string">
                <text:p>body</text:p>
              </table:table-cell>
              <table:table-cell office:value-type="float" office:value="47179">
                <text:p>47179</text:p>
              </table:table-cell>
            </table:table-row>
            <table:table-row>
              <table:table-cell office:value-type="string">
                <text:p>star</text:p>
              </table:table-cell>
              <table:table-cell office:value-type="float" office:value="47029">
                <text:p>47029</text:p>
              </table:table-cell>
            </table:table-row>
            <table:table-row>
              <table:table-cell office:value-type="string">
                <text:p>wed</text:p>
              </table:table-cell>
              <table:table-cell office:value-type="float" office:value="46918">
                <text:p>46918</text:p>
              </table:table-cell>
            </table:table-row>
            <table:table-row>
              <table:table-cell office:value-type="string">
                <text:p>using</text:p>
              </table:table-cell>
              <table:table-cell office:value-type="float" office:value="46880">
                <text:p>46880</text:p>
              </table:table-cell>
            </table:table-row>
            <table:table-row>
              <table:table-cell office:value-type="string">
                <text:p>rate</text:p>
              </table:table-cell>
              <table:table-cell office:value-type="float" office:value="46790">
                <text:p>46790</text:p>
              </table:table-cell>
            </table:table-row>
            <table:table-row>
              <table:table-cell office:value-type="string">
                <text:p>current</text:p>
              </table:table-cell>
              <table:table-cell office:value-type="float" office:value="46783">
                <text:p>46783</text:p>
              </table:table-cell>
            </table:table-row>
            <table:table-row>
              <table:table-cell office:value-type="string">
                <text:p>bands</text:p>
              </table:table-cell>
              <table:table-cell office:value-type="float" office:value="46654">
                <text:p>46654</text:p>
              </table:table-cell>
            </table:table-row>
            <table:table-row>
              <table:table-cell office:value-type="string">
                <text:p>being</text:p>
              </table:table-cell>
              <table:table-cell office:value-type="float" office:value="46637">
                <text:p>46637</text:p>
              </table:table-cell>
            </table:table-row>
            <table:table-row>
              <table:table-cell office:value-type="string">
                <text:p>even</text:p>
              </table:table-cell>
              <table:table-cell office:value-type="float" office:value="46564">
                <text:p>46564</text:p>
              </table:table-cell>
            </table:table-row>
            <table:table-row>
              <table:table-cell office:value-type="string">
                <text:p>wall</text:p>
              </table:table-cell>
              <table:table-cell office:value-type="float" office:value="46422">
                <text:p>46422</text:p>
              </table:table-cell>
            </table:table-row>
            <table:table-row>
              <table:table-cell office:value-type="string">
                <text:p>blog</text:p>
              </table:table-cell>
              <table:table-cell office:value-type="float" office:value="46378">
                <text:p>46378</text:p>
              </table:table-cell>
            </table:table-row>
            <table:table-row>
              <table:table-cell office:value-type="string">
                <text:p>both</text:p>
              </table:table-cell>
              <table:table-cell office:value-type="float" office:value="46085">
                <text:p>46085</text:p>
              </table:table-cell>
            </table:table-row>
            <table:table-row>
              <table:table-cell office:value-type="string">
                <text:p>since</text:p>
              </table:table-cell>
              <table:table-cell office:value-type="float" office:value="46062">
                <text:p>46062</text:p>
              </table:table-cell>
            </table:table-row>
            <table:table-row>
              <table:table-cell office:value-type="string">
                <text:p>download</text:p>
              </table:table-cell>
              <table:table-cell office:value-type="float" office:value="45863">
                <text:p>45863</text:p>
              </table:table-cell>
            </table:table-row>
            <table:table-row>
              <table:table-cell office:value-type="string">
                <text:p>tue</text:p>
              </table:table-cell>
              <table:table-cell office:value-type="float" office:value="45740">
                <text:p>45740</text:p>
              </table:table-cell>
            </table:table-row>
            <table:table-row>
              <table:table-cell office:value-type="string">
                <text:p>research</text:p>
              </table:table-cell>
              <table:table-cell office:value-type="float" office:value="45679">
                <text:p>45679</text:p>
              </table:table-cell>
            </table:table-row>
            <table:table-row>
              <table:table-cell office:value-type="string">
                <text:p>cialis</text:p>
              </table:table-cell>
              <table:table-cell office:value-type="float" office:value="45569">
                <text:p>4556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5421">
                <text:p>45421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45392">
                <text:p>45392</text:p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45333">
                <text:p>45333</text:p>
              </table:table-cell>
            </table:table-row>
            <table:table-row>
              <table:table-cell office:value-type="string">
                <text:p>next</text:p>
              </table:table-cell>
              <table:table-cell office:value-type="float" office:value="45195">
                <text:p>4519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45088">
                <text:p>45088</text:p>
              </table:table-cell>
            </table:table-row>
            <table:table-row>
              <table:table-cell office:value-type="string">
                <text:p>public</text:p>
              </table:table-cell>
              <table:table-cell office:value-type="float" office:value="45039">
                <text:p>45039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44958">
                <text:p>44958</text:p>
              </table:table-cell>
            </table:table-row>
            <table:table-row>
              <table:table-cell office:value-type="string">
                <text:p>la</text:p>
              </table:table-cell>
              <table:table-cell office:value-type="float" office:value="44747">
                <text:p>44747</text:p>
              </table:table-cell>
            </table:table-row>
            <table:table-row>
              <table:table-cell office:value-type="string">
                <text:p>systems</text:p>
              </table:table-cell>
              <table:table-cell office:value-type="float" office:value="44733">
                <text:p>44733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44652">
                <text:p>44652</text:p>
              </table:table-cell>
            </table:table-row>
            <table:table-row>
              <table:table-cell office:value-type="string">
                <text:p>please</text:p>
              </table:table-cell>
              <table:table-cell office:value-type="float" office:value="44639">
                <text:p>4463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4616">
                <text:p>44616</text:p>
              </table:table-cell>
            </table:table-row>
            <table:table-row>
              <table:table-cell office:value-type="string">
                <text:p>levitra</text:p>
              </table:table-cell>
              <table:table-cell office:value-type="float" office:value="44597">
                <text:p>44597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44302">
                <text:p>44302</text:p>
              </table:table-cell>
            </table:table-row>
            <table:table-row>
              <table:table-cell office:value-type="string">
                <text:p>place</text:p>
              </table:table-cell>
              <table:table-cell office:value-type="float" office:value="44229">
                <text:p>44229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44168">
                <text:p>44168</text:p>
              </table:table-cell>
            </table:table-row>
            <table:table-row>
              <table:table-cell office:value-type="string">
                <text:p>technology</text:p>
              </table:table-cell>
              <table:table-cell office:value-type="float" office:value="44072">
                <text:p>44072</text:p>
              </table:table-cell>
            </table:table-row>
            <table:table-row>
              <table:table-cell office:value-type="string">
                <text:p>hosting</text:p>
              </table:table-cell>
              <table:table-cell office:value-type="float" office:value="43987">
                <text:p>43987</text:p>
              </table:table-cell>
            </table:table-row>
            <table:table-row>
              <table:table-cell office:value-type="string">
                <text:p>down</text:p>
              </table:table-cell>
              <table:table-cell office:value-type="float" office:value="43950">
                <text:p>43950</text:p>
              </table:table-cell>
            </table:table-row>
            <table:table-row>
              <table:table-cell office:value-type="string">
                <text:p>privacy</text:p>
              </table:table-cell>
              <table:table-cell office:value-type="float" office:value="43918">
                <text:p>43918</text:p>
              </table:table-cell>
            </table:table-row>
            <table:table-row>
              <table:table-cell office:value-type="string">
                <text:p>language</text:p>
              </table:table-cell>
              <table:table-cell office:value-type="float" office:value="43845">
                <text:p>43845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43837">
                <text:p>43837</text:p>
              </table:table-cell>
            </table:table-row>
            <table:table-row>
              <table:table-cell office:value-type="string">
                <text:p>party</text:p>
              </table:table-cell>
              <table:table-cell office:value-type="float" office:value="43433">
                <text:p>43433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43422">
                <text:p>43422</text:p>
              </table:table-cell>
            </table:table-row>
            <table:table-row>
              <table:table-cell office:value-type="string">
                <text:p>old</text:p>
              </table:table-cell>
              <table:table-cell office:value-type="float" office:value="43365">
                <text:p>43365</text:p>
              </table:table-cell>
            </table:table-row>
            <table:table-row>
              <table:table-cell office:value-type="string">
                <text:p>propecia</text:p>
              </table:table-cell>
              <table:table-cell office:value-type="float" office:value="43325">
                <text:p>43325</text:p>
              </table:table-cell>
            </table:table-row>
            <table:table-row>
              <table:table-cell office:value-type="string">
                <text:p>blood</text:p>
              </table:table-cell>
              <table:table-cell office:value-type="float" office:value="43228">
                <text:p>43228</text:p>
              </table:table-cell>
            </table:table-row>
            <table:table-row>
              <table:table-cell office:value-type="string">
                <text:p>accutane</text:p>
              </table:table-cell>
              <table:table-cell office:value-type="float" office:value="43207">
                <text:p>432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3062">
                <text:p>4306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3055">
                <text:p>43055</text:p>
              </table:table-cell>
            </table:table-row>
            <table:table-row>
              <table:table-cell office:value-type="string">
                <text:p>those</text:p>
              </table:table-cell>
              <table:table-cell office:value-type="float" office:value="42991">
                <text:p>42991</text:p>
              </table:table-cell>
            </table:table-row>
            <table:table-row>
              <table:table-cell office:value-type="string">
                <text:p>play</text:p>
              </table:table-cell>
              <table:table-cell office:value-type="float" office:value="42961">
                <text:p>42961</text:p>
              </table:table-cell>
            </table:table-row>
            <table:table-row>
              <table:table-cell office:value-type="string">
                <text:p>general</text:p>
              </table:table-cell>
              <table:table-cell office:value-type="float" office:value="42856">
                <text:p>42856</text:p>
              </table:table-cell>
            </table:table-row>
            <table:table-row>
              <table:table-cell office:value-type="string">
                <text:p>around</text:p>
              </table:table-cell>
              <table:table-cell office:value-type="float" office:value="42834">
                <text:p>42834</text:p>
              </table:table-cell>
            </table:table-row>
            <table:table-row>
              <table:table-cell office:value-type="string">
                <text:p>know</text:p>
              </table:table-cell>
              <table:table-cell office:value-type="float" office:value="42796">
                <text:p>42796</text:p>
              </table:table-cell>
            </table:table-row>
            <table:table-row>
              <table:table-cell office:value-type="string">
                <text:p>card</text:p>
              </table:table-cell>
              <table:table-cell office:value-type="float" office:value="42674">
                <text:p>42674</text:p>
              </table:table-cell>
            </table:table-row>
            <table:table-row>
              <table:table-cell office:value-type="string">
                <text:p>street</text:p>
              </table:table-cell>
              <table:table-cell office:value-type="float" office:value="42531">
                <text:p>42531</text:p>
              </table:table-cell>
            </table:table-row>
            <table:table-row>
              <table:table-cell office:value-type="string">
                <text:p>development</text:p>
              </table:table-cell>
              <table:table-cell office:value-type="float" office:value="42525">
                <text:p>42525</text:p>
              </table:table-cell>
            </table:table-row>
            <table:table-row>
              <table:table-cell office:value-type="string">
                <text:p>making</text:p>
              </table:table-cell>
              <table:table-cell office:value-type="float" office:value="42506">
                <text:p>42506</text:p>
              </table:table-cell>
            </table:table-row>
            <table:table-row>
              <table:table-cell office:value-type="string">
                <text:p>weight</text:p>
              </table:table-cell>
              <table:table-cell office:value-type="float" office:value="42407">
                <text:p>4240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2332">
                <text:p>42332</text:p>
              </table:table-cell>
            </table:table-row>
            <table:table-row>
              <table:table-cell office:value-type="string">
                <text:p>equipment</text:p>
              </table:table-cell>
              <table:table-cell office:value-type="float" office:value="42172">
                <text:p>42172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42077">
                <text:p>42077</text:p>
              </table:table-cell>
            </table:table-row>
            <table:table-row>
              <table:table-cell office:value-type="string">
                <text:p>accessories</text:p>
              </table:table-cell>
              <table:table-cell office:value-type="float" office:value="41958">
                <text:p>41958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41915">
                <text:p>41915</text:p>
              </table:table-cell>
            </table:table-row>
            <table:table-row>
              <table:table-cell office:value-type="string">
                <text:p>pages</text:p>
              </table:table-cell>
              <table:table-cell office:value-type="float" office:value="41902">
                <text:p>41902</text:p>
              </table:table-cell>
            </table:table-row>
            <table:table-row>
              <table:table-cell office:value-type="string">
                <text:p>atari</text:p>
              </table:table-cell>
              <table:table-cell office:value-type="float" office:value="41874">
                <text:p>41874</text:p>
              </table:table-cell>
            </table:table-row>
            <table:table-row>
              <table:table-cell office:value-type="string">
                <text:p>local</text:p>
              </table:table-cell>
              <table:table-cell office:value-type="float" office:value="41837">
                <text:p>41837</text:p>
              </table:table-cell>
            </table:table-row>
            <table:table-row>
              <table:table-cell office:value-type="string">
                <text:p>america</text:p>
              </table:table-cell>
              <table:table-cell office:value-type="float" office:value="41524">
                <text:p>41524</text:p>
              </table:table-cell>
            </table:table-row>
            <table:table-row>
              <table:table-cell office:value-type="string">
                <text:p>however</text:p>
              </table:table-cell>
              <table:table-cell office:value-type="float" office:value="41522">
                <text:p>41522</text:p>
              </table:table-cell>
            </table:table-row>
            <table:table-row>
              <table:table-cell office:value-type="string">
                <text:p>obama</text:p>
              </table:table-cell>
              <table:table-cell office:value-type="float" office:value="41482">
                <text:p>41482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41424">
                <text:p>41424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41216">
                <text:p>41216</text:p>
              </table:table-cell>
            </table:table-row>
            <table:table-row>
              <table:table-cell office:value-type="string">
                <text:p>said</text:p>
              </table:table-cell>
              <table:table-cell office:value-type="float" office:value="41185">
                <text:p>41185</text:p>
              </table:table-cell>
            </table:table-row>
            <table:table-row>
              <table:table-cell office:value-type="string">
                <text:p>large</text:p>
              </table:table-cell>
              <table:table-cell office:value-type="float" office:value="41182">
                <text:p>41182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41178">
                <text:p>41178</text:p>
              </table:table-cell>
            </table:table-row>
            <table:table-row>
              <table:table-cell office:value-type="string">
                <text:p>fishing</text:p>
              </table:table-cell>
              <table:table-cell office:value-type="float" office:value="41145">
                <text:p>41145</text:p>
              </table:table-cell>
            </table:table-row>
            <table:table-row>
              <table:table-cell office:value-type="string">
                <text:p>auto</text:p>
              </table:table-cell>
              <table:table-cell office:value-type="float" office:value="41077">
                <text:p>41077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41076">
                <text:p>41076</text:p>
              </table:table-cell>
            </table:table-row>
            <table:table-row>
              <table:table-cell office:value-type="string">
                <text:p>art</text:p>
              </table:table-cell>
              <table:table-cell office:value-type="float" office:value="41058">
                <text:p>41058</text:p>
              </table:table-cell>
            </table:table-row>
            <table:table-row>
              <table:table-cell office:value-type="string">
                <text:p>management</text:p>
              </table:table-cell>
              <table:table-cell office:value-type="float" office:value="40976">
                <text:p>40976</text:p>
              </table:table-cell>
            </table:table-row>
            <table:table-row>
              <table:table-cell office:value-type="string">
                <text:p>medical</text:p>
              </table:table-cell>
              <table:table-cell office:value-type="float" office:value="40956">
                <text:p>40956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40924">
                <text:p>40924</text:p>
              </table:table-cell>
            </table:table-row>
            <table:table-row>
              <table:table-cell office:value-type="string">
                <text:p>same</text:p>
              </table:table-cell>
              <table:table-cell office:value-type="float" office:value="40712">
                <text:p>40712</text:p>
              </table:table-cell>
            </table:table-row>
            <table:table-row>
              <table:table-cell office:value-type="string">
                <text:p>maps</text:p>
              </table:table-cell>
              <table:table-cell office:value-type="float" office:value="40679">
                <text:p>40679</text:p>
              </table:table-cell>
            </table:table-row>
            <table:table-row>
              <table:table-cell office:value-type="string">
                <text:p>info</text:p>
              </table:table-cell>
              <table:table-cell office:value-type="float" office:value="40518">
                <text:p>40518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40502">
                <text:p>40502</text:p>
              </table:table-cell>
            </table:table-row>
            <table:table-row>
              <table:table-cell office:value-type="string">
                <text:p>office</text:p>
              </table:table-cell>
              <table:table-cell office:value-type="float" office:value="40501">
                <text:p>40501</text:p>
              </table:table-cell>
            </table:table-row>
            <table:table-row>
              <table:table-cell office:value-type="string">
                <text:p>island</text:p>
              </table:table-cell>
              <table:table-cell office:value-type="float" office:value="40490">
                <text:p>40490</text:p>
              </table:table-cell>
            </table:table-row>
            <table:table-row>
              <table:table-cell office:value-type="string">
                <text:p>personal</text:p>
              </table:table-cell>
              <table:table-cell office:value-type="float" office:value="40470">
                <text:p>40470</text:p>
              </table:table-cell>
            </table:table-row>
            <table:table-row>
              <table:table-cell office:value-type="string">
                <text:p>could</text:p>
              </table:table-cell>
              <table:table-cell office:value-type="float" office:value="40443">
                <text:p>40443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40353">
                <text:p>40353</text:p>
              </table:table-cell>
            </table:table-row>
            <table:table-row>
              <table:table-cell office:value-type="string">
                <text:p>terms</text:p>
              </table:table-cell>
              <table:table-cell office:value-type="float" office:value="40348">
                <text:p>40348</text:p>
              </table:table-cell>
            </table:table-row>
            <table:table-row>
              <table:table-cell office:value-type="string">
                <text:p>own</text:p>
              </table:table-cell>
              <table:table-cell office:value-type="float" office:value="40231">
                <text:p>40231</text:p>
              </table:table-cell>
            </table:table-row>
            <table:table-row>
              <table:table-cell office:value-type="string">
                <text:p>end</text:p>
              </table:table-cell>
              <table:table-cell office:value-type="float" office:value="40200">
                <text:p>40200</text:p>
              </table:table-cell>
            </table:table-row>
            <table:table-row>
              <table:table-cell office:value-type="string">
                <text:p>cholesterol</text:p>
              </table:table-cell>
              <table:table-cell office:value-type="float" office:value="40187">
                <text:p>40187</text:p>
              </table:table-cell>
            </table:table-row>
            <table:table-row>
              <table:table-cell office:value-type="string">
                <text:p>sale</text:p>
              </table:table-cell>
              <table:table-cell office:value-type="float" office:value="40054">
                <text:p>40054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9926">
                <text:p>39926</text:p>
              </table:table-cell>
            </table:table-row>
            <table:table-row>
              <table:table-cell office:value-type="string">
                <text:p>want</text:p>
              </table:table-cell>
              <table:table-cell office:value-type="float" office:value="39919">
                <text:p>39919</text:p>
              </table:table-cell>
            </table:table-row>
            <table:table-row>
              <table:table-cell office:value-type="string">
                <text:p>add</text:p>
              </table:table-cell>
              <table:table-cell office:value-type="float" office:value="39786">
                <text:p>39786</text:p>
              </table:table-cell>
            </table:table-row>
            <table:table-row>
              <table:table-cell office:value-type="string">
                <text:p>resources</text:p>
              </table:table-cell>
              <table:table-cell office:value-type="float" office:value="39727">
                <text:p>3972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9676">
                <text:p>39676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39581">
                <text:p>39581</text:p>
              </table:table-cell>
            </table:table-row>
            <table:table-row>
              <table:table-cell office:value-type="string">
                <text:p>him</text:p>
              </table:table-cell>
              <table:table-cell office:value-type="float" office:value="39498">
                <text:p>39498</text:p>
              </table:table-cell>
            </table:table-row>
            <table:table-row>
              <table:table-cell office:value-type="string">
                <text:p>toilet</text:p>
              </table:table-cell>
              <table:table-cell office:value-type="float" office:value="39352">
                <text:p>39352</text:p>
              </table:table-cell>
            </table:table-row>
            <table:table-row>
              <table:table-cell office:value-type="string">
                <text:p>washington</text:p>
              </table:table-cell>
              <table:table-cell office:value-type="float" office:value="39295">
                <text:p>39295</text:p>
              </table:table-cell>
            </table:table-row>
            <table:table-row>
              <table:table-cell office:value-type="string">
                <text:p>does</text:p>
              </table:table-cell>
              <table:table-cell office:value-type="float" office:value="39215">
                <text:p>39215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39184">
                <text:p>39184</text:p>
              </table:table-cell>
            </table:table-row>
            <table:table-row>
              <table:table-cell office:value-type="string">
                <text:p>store</text:p>
              </table:table-cell>
              <table:table-cell office:value-type="float" office:value="39155">
                <text:p>39155</text:p>
              </table:table-cell>
            </table:table-row>
            <table:table-row>
              <table:table-cell office:value-type="string">
                <text:p>found</text:p>
              </table:table-cell>
              <table:table-cell office:value-type="float" office:value="38977">
                <text:p>38977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38841">
                <text:p>38841</text:p>
              </table:table-cell>
            </table:table-row>
            <table:table-row>
              <table:table-cell office:value-type="string">
                <text:p>east</text:p>
              </table:table-cell>
              <table:table-cell office:value-type="float" office:value="38734">
                <text:p>38734</text:p>
              </table:table-cell>
            </table:table-row>
            <table:table-row>
              <table:table-cell office:value-type="string">
                <text:p>tips</text:p>
              </table:table-cell>
              <table:table-cell office:value-type="float" office:value="38721">
                <text:p>38721</text:p>
              </table:table-cell>
            </table:table-row>
            <table:table-row>
              <table:table-cell office:value-type="string">
                <text:p>class</text:p>
              </table:table-cell>
              <table:table-cell office:value-type="float" office:value="38569">
                <text:p>3856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8431">
                <text:p>38431</text:p>
              </table:table-cell>
            </table:table-row>
            <table:table-row>
              <table:table-cell office:value-type="string">
                <text:p>channel</text:p>
              </table:table-cell>
              <table:table-cell office:value-type="float" office:value="38273">
                <text:p>38273</text:p>
              </table:table-cell>
            </table:table-row>
            <table:table-row>
              <table:table-cell office:value-type="string">
                <text:p>miles</text:p>
              </table:table-cell>
              <table:table-cell office:value-type="float" office:value="38267">
                <text:p>38267</text:p>
              </table:table-cell>
            </table:table-row>
            <table:table-row>
              <table:table-cell office:value-type="string">
                <text:p>media</text:p>
              </table:table-cell>
              <table:table-cell office:value-type="float" office:value="38189">
                <text:p>38189</text:p>
              </table:table-cell>
            </table:table-row>
            <table:table-row>
              <table:table-cell office:value-type="string">
                <text:p>dogs</text:p>
              </table:table-cell>
              <table:table-cell office:value-type="float" office:value="38147">
                <text:p>381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018">
                <text:p>38018</text:p>
              </table:table-cell>
            </table:table-row>
            <table:table-row>
              <table:table-cell office:value-type="string">
                <text:p>resort</text:p>
              </table:table-cell>
              <table:table-cell office:value-type="float" office:value="37934">
                <text:p>37934</text:p>
              </table:table-cell>
            </table:table-row>
            <table:table-row>
              <table:table-cell office:value-type="string">
                <text:p>border</text:p>
              </table:table-cell>
              <table:table-cell office:value-type="float" office:value="37762">
                <text:p>37762</text:p>
              </table:table-cell>
            </table:table-row>
            <table:table-row>
              <table:table-cell office:value-type="string">
                <text:p>must</text:p>
              </table:table-cell>
              <table:table-cell office:value-type="float" office:value="37724">
                <text:p>37724</text:p>
              </table:table-cell>
            </table:table-row>
            <table:table-row>
              <table:table-cell office:value-type="string">
                <text:p>john</text:p>
              </table:table-cell>
              <table:table-cell office:value-type="float" office:value="37720">
                <text:p>3772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7651">
                <text:p>37651</text:p>
              </table:table-cell>
            </table:table-row>
            <table:table-row>
              <table:table-cell office:value-type="string">
                <text:p>text</text:p>
              </table:table-cell>
              <table:table-cell office:value-type="float" office:value="37646">
                <text:p>37646</text:p>
              </table:table-cell>
            </table:table-row>
            <table:table-row>
              <table:table-cell office:value-type="string">
                <text:p>press</text:p>
              </table:table-cell>
              <table:table-cell office:value-type="float" office:value="37622">
                <text:p>37622</text:p>
              </table:table-cell>
            </table:table-row>
            <table:table-row>
              <table:table-cell office:value-type="string">
                <text:p>easy</text:p>
              </table:table-cell>
              <table:table-cell office:value-type="float" office:value="37580">
                <text:p>37580</text:p>
              </table:table-cell>
            </table:table-row>
            <table:table-row>
              <table:table-cell office:value-type="string">
                <text:p>call</text:p>
              </table:table-cell>
              <table:table-cell office:value-type="float" office:value="37489">
                <text:p>3748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7316">
                <text:p>3731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7269">
                <text:p>372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7254">
                <text:p>3725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7141">
                <text:p>37141</text:p>
              </table:table-cell>
            </table:table-row>
            <table:table-row>
              <table:table-cell office:value-type="string">
                <text:p>another</text:p>
              </table:table-cell>
              <table:table-cell office:value-type="float" office:value="37027">
                <text:p>37027</text:p>
              </table:table-cell>
            </table:table-row>
            <table:table-row>
              <table:table-cell office:value-type="string">
                <text:p>link</text:p>
              </table:table-cell>
              <table:table-cell office:value-type="float" office:value="37020">
                <text:p>37020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36986">
                <text:p>36986</text:p>
              </table:table-cell>
            </table:table-row>
            <table:table-row>
              <table:table-cell office:value-type="string">
                <text:p>return</text:p>
              </table:table-cell>
              <table:table-cell office:value-type="float" office:value="36811">
                <text:p>36811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36789">
                <text:p>36789</text:p>
              </table:table-cell>
            </table:table-row>
            <table:table-row>
              <table:table-cell office:value-type="string">
                <text:p>pogo</text:p>
              </table:table-cell>
              <table:table-cell office:value-type="float" office:value="36746">
                <text:p>3674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6733">
                <text:p>36733</text:p>
              </table:table-cell>
            </table:table-row>
            <table:table-row>
              <table:table-cell office:value-type="string">
                <text:p>per</text:p>
              </table:table-cell>
              <table:table-cell office:value-type="float" office:value="36625">
                <text:p>366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6464">
                <text:p>36464</text:p>
              </table:table-cell>
            </table:table-row>
            <table:table-row>
              <table:table-cell office:value-type="string">
                <text:p>discovery</text:p>
              </table:table-cell>
              <table:table-cell office:value-type="float" office:value="36393">
                <text:p>36393</text:p>
              </table:table-cell>
            </table:table-row>
            <table:table-row>
              <table:table-cell office:value-type="string">
                <text:p>worm</text:p>
              </table:table-cell>
              <table:table-cell office:value-type="float" office:value="36353">
                <text:p>36353</text:p>
              </table:table-cell>
            </table:table-row>
            <table:table-row>
              <table:table-cell office:value-type="string">
                <text:p>every</text:p>
              </table:table-cell>
              <table:table-cell office:value-type="float" office:value="36317">
                <text:p>36317</text:p>
              </table:table-cell>
            </table:table-row>
            <table:table-row>
              <table:table-cell office:value-type="string">
                <text:p>penguin</text:p>
              </table:table-cell>
              <table:table-cell office:value-type="float" office:value="36312">
                <text:p>36312</text:p>
              </table:table-cell>
            </table:table-row>
            <table:table-row>
              <table:table-cell office:value-type="string">
                <text:p>still</text:p>
              </table:table-cell>
              <table:table-cell office:value-type="float" office:value="36217">
                <text:p>36217</text:p>
              </table:table-cell>
            </table:table-row>
            <table:table-row>
              <table:table-cell office:value-type="string">
                <text:p>details</text:p>
              </table:table-cell>
              <table:table-cell office:value-type="float" office:value="35971">
                <text:p>35971</text:p>
              </table:table-cell>
            </table:table-row>
            <table:table-row>
              <table:table-cell office:value-type="string">
                <text:p>convention</text:p>
              </table:table-cell>
              <table:table-cell office:value-type="float" office:value="35957">
                <text:p>35957</text:p>
              </table:table-cell>
            </table:table-row>
            <table:table-row>
              <table:table-cell office:value-type="string">
                <text:p>tools</text:p>
              </table:table-cell>
              <table:table-cell office:value-type="float" office:value="35919">
                <text:p>359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5804">
                <text:p>35804</text:p>
              </table:table-cell>
            </table:table-row>
            <table:table-row>
              <table:table-cell office:value-type="string">
                <text:p>different</text:p>
              </table:table-cell>
              <table:table-cell office:value-type="float" office:value="35802">
                <text:p>35802</text:p>
              </table:table-cell>
            </table:table-row>
            <table:table-row>
              <table:table-cell office:value-type="string">
                <text:p>copyright</text:p>
              </table:table-cell>
              <table:table-cell office:value-type="float" office:value="35740">
                <text:p>35740</text:p>
              </table:table-cell>
            </table:table-row>
            <table:table-row>
              <table:table-cell office:value-type="string">
                <text:p>little</text:p>
              </table:table-cell>
              <table:table-cell office:value-type="float" office:value="35669">
                <text:p>35669</text:p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35633">
                <text:p>35633</text:p>
              </table:table-cell>
            </table:table-row>
            <table:table-row>
              <table:table-cell office:value-type="string">
                <text:p>today</text:p>
              </table:table-cell>
              <table:table-cell office:value-type="float" office:value="35427">
                <text:p>35427</text:p>
              </table:table-cell>
            </table:table-row>
            <table:table-row>
              <table:table-cell office:value-type="string">
                <text:p>mail</text:p>
              </table:table-cell>
              <table:table-cell office:value-type="float" office:value="35067">
                <text:p>35067</text:p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35022">
                <text:p>35022</text:p>
              </table:table-cell>
            </table:table-row>
            <table:table-row>
              <table:table-cell office:value-type="string">
                <text:p>non</text:p>
              </table:table-cell>
              <table:table-cell office:value-type="float" office:value="35006">
                <text:p>35006</text:p>
              </table:table-cell>
            </table:table-row>
            <table:table-row>
              <table:table-cell office:value-type="string">
                <text:p>re</text:p>
              </table:table-cell>
              <table:table-cell office:value-type="float" office:value="34994">
                <text:p>34994</text:p>
              </table:table-cell>
            </table:table-row>
            <table:table-row>
              <table:table-cell office:value-type="string">
                <text:p>pet</text:p>
              </table:table-cell>
              <table:table-cell office:value-type="float" office:value="34985">
                <text:p>34985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34964">
                <text:p>34964</text:p>
              </table:table-cell>
            </table:table-row>
            <table:table-row>
              <table:table-cell office:value-type="string">
                <text:p>sewing</text:p>
              </table:table-cell>
              <table:table-cell office:value-type="float" office:value="34903">
                <text:p>34903</text:p>
              </table:table-cell>
            </table:table-row>
            <table:table-row>
              <table:table-cell office:value-type="string">
                <text:p>hand</text:p>
              </table:table-cell>
              <table:table-cell office:value-type="float" office:value="34794">
                <text:p>34794</text:p>
              </table:table-cell>
            </table:table-row>
            <table:table-row>
              <table:table-cell office:value-type="string">
                <text:p>it's</text:p>
              </table:table-cell>
              <table:table-cell office:value-type="float" office:value="34787">
                <text:p>34787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34737">
                <text:p>34737</text:p>
              </table:table-cell>
            </table:table-row>
            <table:table-row>
              <table:table-cell office:value-type="string">
                <text:p>pc</text:p>
              </table:table-cell>
              <table:table-cell office:value-type="float" office:value="34656">
                <text:p>34656</text:p>
              </table:table-cell>
            </table:table-row>
            <table:table-row>
              <table:table-cell office:value-type="string">
                <text:p>light</text:p>
              </table:table-cell>
              <table:table-cell office:value-type="float" office:value="34606">
                <text:p>34606</text:p>
              </table:table-cell>
            </table:table-row>
            <table:table-row>
              <table:table-cell office:value-type="string">
                <text:p>views</text:p>
              </table:table-cell>
              <table:table-cell office:value-type="float" office:value="34598">
                <text:p>34598</text:p>
              </table:table-cell>
            </table:table-row>
            <table:table-row>
              <table:table-cell office:value-type="string">
                <text:p>groups</text:p>
              </table:table-cell>
              <table:table-cell office:value-type="float" office:value="34571">
                <text:p>34571</text:p>
              </table:table-cell>
            </table:table-row>
            <table:table-row>
              <table:table-cell office:value-type="string">
                <text:p>categories</text:p>
              </table:table-cell>
              <table:table-cell office:value-type="float" office:value="34558">
                <text:p>34558</text:p>
              </table:table-cell>
            </table:table-row>
            <table:table-row>
              <table:table-cell office:value-type="string">
                <text:p>several</text:p>
              </table:table-cell>
              <table:table-cell office:value-type="float" office:value="34440">
                <text:p>34440</text:p>
              </table:table-cell>
            </table:table-row>
            <table:table-row>
              <table:table-cell office:value-type="string">
                <text:p>report</text:p>
              </table:table-cell>
              <table:table-cell office:value-type="float" office:value="34422">
                <text:p>34422</text:p>
              </table:table-cell>
            </table:table-row>
            <table:table-row>
              <table:table-cell office:value-type="string">
                <text:p>results</text:p>
              </table:table-cell>
              <table:table-cell office:value-type="float" office:value="34384">
                <text:p>34384</text:p>
              </table:table-cell>
            </table:table-row>
            <table:table-row>
              <table:table-cell office:value-type="string">
                <text:p>science</text:p>
              </table:table-cell>
              <table:table-cell office:value-type="float" office:value="34368">
                <text:p>34368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4343">
                <text:p>34343</text:p>
              </table:table-cell>
            </table:table-row>
            <table:table-row>
              <table:table-cell office:value-type="string">
                <text:p>com</text:p>
              </table:table-cell>
              <table:table-cell office:value-type="float" office:value="34328">
                <text:p>34328</text:p>
              </table:table-cell>
            </table:table-row>
            <table:table-row>
              <table:table-cell office:value-type="string">
                <text:p>discount</text:p>
              </table:table-cell>
              <table:table-cell office:value-type="float" office:value="34322">
                <text:p>34322</text:p>
              </table:table-cell>
            </table:table-row>
            <table:table-row>
              <table:table-cell office:value-type="string">
                <text:p>cars</text:p>
              </table:table-cell>
              <table:table-cell office:value-type="float" office:value="34274">
                <text:p>34274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34252">
                <text:p>34252</text:p>
              </table:table-cell>
            </table:table-row>
            <table:table-row>
              <table:table-cell office:value-type="string">
                <text:p>save</text:p>
              </table:table-cell>
              <table:table-cell office:value-type="float" office:value="34178">
                <text:p>34178</text:p>
              </table:table-cell>
            </table:table-row>
            <table:table-row>
              <table:table-cell office:value-type="string">
                <text:p>security</text:p>
              </table:table-cell>
              <table:table-cell office:value-type="float" office:value="34117">
                <text:p>34117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4050">
                <text:p>3405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038">
                <text:p>34038</text:p>
              </table:table-cell>
            </table:table-row>
            <table:table-row>
              <table:table-cell office:value-type="string">
                <text:p>features</text:p>
              </table:table-cell>
              <table:table-cell office:value-type="float" office:value="33938">
                <text:p>33938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33933">
                <text:p>33933</text:p>
              </table:table-cell>
            </table:table-row>
            <table:table-row>
              <table:table-cell office:value-type="string">
                <text:p>disease</text:p>
              </table:table-cell>
              <table:table-cell office:value-type="float" office:value="33835">
                <text:p>3383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3793">
                <text:p>33793</text:p>
              </table:table-cell>
            </table:table-row>
            <table:table-row>
              <table:table-cell office:value-type="string">
                <text:p>left</text:p>
              </table:table-cell>
              <table:table-cell office:value-type="float" office:value="33744">
                <text:p>33744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33718">
                <text:p>33718</text:p>
              </table:table-cell>
            </table:table-row>
            <table:table-row>
              <table:table-cell office:value-type="string">
                <text:p>bellevue</text:p>
              </table:table-cell>
              <table:table-cell office:value-type="float" office:value="33684">
                <text:p>33684</text:p>
              </table:table-cell>
            </table:table-row>
            <table:table-row>
              <table:table-cell office:value-type="string">
                <text:p>bay</text:p>
              </table:table-cell>
              <table:table-cell office:value-type="float" office:value="33632">
                <text:p>33632</text:p>
              </table:table-cell>
            </table:table-row>
            <table:table-row>
              <table:table-cell office:value-type="string">
                <text:p>point</text:p>
              </table:table-cell>
              <table:table-cell office:value-type="float" office:value="33621">
                <text:p>33621</text:p>
              </table:table-cell>
            </table:table-row>
            <table:table-row>
              <table:table-cell office:value-type="string">
                <text:p>changes</text:p>
              </table:table-cell>
              <table:table-cell office:value-type="float" office:value="33609">
                <text:p>33609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3544">
                <text:p>33544</text:p>
              </table:table-cell>
            </table:table-row>
            <table:table-row>
              <table:table-cell office:value-type="string">
                <text:p>side</text:p>
              </table:table-cell>
              <table:table-cell office:value-type="float" office:value="33478">
                <text:p>33478</text:p>
              </table:table-cell>
            </table:table-row>
            <table:table-row>
              <table:table-cell office:value-type="string">
                <text:p>appraisal</text:p>
              </table:table-cell>
              <table:table-cell office:value-type="float" office:value="33410">
                <text:p>33410</text:p>
              </table:table-cell>
            </table:table-row>
            <table:table-row>
              <table:table-cell office:value-type="string">
                <text:p>second</text:p>
              </table:table-cell>
              <table:table-cell office:value-type="float" office:value="33377">
                <text:p>33377</text:p>
              </table:table-cell>
            </table:table-row>
            <table:table-row>
              <table:table-cell office:value-type="string">
                <text:p>co</text:p>
              </table:table-cell>
              <table:table-cell office:value-type="float" office:value="33206">
                <text:p>33206</text:p>
              </table:table-cell>
            </table:table-row>
            <table:table-row>
              <table:table-cell office:value-type="string">
                <text:p>building</text:p>
              </table:table-cell>
              <table:table-cell office:value-type="float" office:value="33140">
                <text:p>33140</text:p>
              </table:table-cell>
            </table:table-row>
            <table:table-row>
              <table:table-cell office:value-type="string">
                <text:p>tags</text:p>
              </table:table-cell>
              <table:table-cell office:value-type="float" office:value="33132">
                <text:p>33132</text:p>
              </table:table-cell>
            </table:table-row>
            <table:table-row>
              <table:table-cell office:value-type="string">
                <text:p>green</text:p>
              </table:table-cell>
              <table:table-cell office:value-type="float" office:value="33117">
                <text:p>3311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33101">
                <text:p>33101</text:p>
              </table:table-cell>
            </table:table-row>
            <table:table-row>
              <table:table-cell office:value-type="string">
                <text:p>recent</text:p>
              </table:table-cell>
              <table:table-cell office:value-type="float" office:value="32992">
                <text:p>32992</text:p>
              </table:table-cell>
            </table:table-row>
            <table:table-row>
              <table:table-cell office:value-type="string">
                <text:p>four</text:p>
              </table:table-cell>
              <table:table-cell office:value-type="float" office:value="32967">
                <text:p>32967</text:p>
              </table:table-cell>
            </table:table-row>
            <table:table-row>
              <table:table-cell office:value-type="string">
                <text:p>known</text:p>
              </table:table-cell>
              <table:table-cell office:value-type="float" office:value="32900">
                <text:p>32900</text:p>
              </table:table-cell>
            </table:table-row>
            <table:table-row>
              <table:table-cell office:value-type="string">
                <text:p>season</text:p>
              </table:table-cell>
              <table:table-cell office:value-type="float" office:value="32869">
                <text:p>32869</text:p>
              </table:table-cell>
            </table:table-row>
            <table:table-row>
              <table:table-cell office:value-type="string">
                <text:p>sites</text:p>
              </table:table-cell>
              <table:table-cell office:value-type="float" office:value="32850">
                <text:p>32850</text:p>
              </table:table-cell>
            </table:table-row>
            <table:table-row>
              <table:table-cell office:value-type="string">
                <text:p>called</text:p>
              </table:table-cell>
              <table:table-cell office:value-type="float" office:value="32830">
                <text:p>32830</text:p>
              </table:table-cell>
            </table:table-row>
            <table:table-row>
              <table:table-cell office:value-type="string">
                <text:p>version</text:p>
              </table:table-cell>
              <table:table-cell office:value-type="float" office:value="32787">
                <text:p>32787</text:p>
              </table:table-cell>
            </table:table-row>
            <table:table-row>
              <table:table-cell office:value-type="string">
                <text:p>html</text:p>
              </table:table-cell>
              <table:table-cell office:value-type="float" office:value="32784">
                <text:p>32784</text:p>
              </table:table-cell>
            </table:table-row>
            <table:table-row>
              <table:table-cell office:value-type="string">
                <text:p>pro</text:p>
              </table:table-cell>
              <table:table-cell office:value-type="float" office:value="32679">
                <text:p>32679</text:p>
              </table:table-cell>
            </table:table-row>
            <table:table-row>
              <table:table-cell office:value-type="string">
                <text:p>love</text:p>
              </table:table-cell>
              <table:table-cell office:value-type="float" office:value="32616">
                <text:p>32616</text:p>
              </table:table-cell>
            </table:table-row>
            <table:table-row>
              <table:table-cell office:value-type="string">
                <text:p>florida</text:p>
              </table:table-cell>
              <table:table-cell office:value-type="float" office:value="32552">
                <text:p>32552</text:p>
              </table:table-cell>
            </table:table-row>
            <table:table-row>
              <table:table-cell office:value-type="string">
                <text:p>check</text:p>
              </table:table-cell>
              <table:table-cell office:value-type="float" office:value="32529">
                <text:p>32529</text:p>
              </table:table-cell>
            </table:table-row>
            <table:table-row>
              <table:table-cell office:value-type="string">
                <text:p>include</text:p>
              </table:table-cell>
              <table:table-cell office:value-type="float" office:value="32520">
                <text:p>32520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32471">
                <text:p>32471</text:p>
              </table:table-cell>
            </table:table-row>
            <table:table-row>
              <table:table-cell office:value-type="string">
                <text:p>often</text:p>
              </table:table-cell>
              <table:table-cell office:value-type="float" office:value="32313">
                <text:p>32313</text:p>
              </table:table-cell>
            </table:table-row>
            <table:table-row>
              <table:table-cell office:value-type="string">
                <text:p>pvc</text:p>
              </table:table-cell>
              <table:table-cell office:value-type="float" office:value="32209">
                <text:p>32209</text:p>
              </table:table-cell>
            </table:table-row>
            <table:table-row>
              <table:table-cell office:value-type="string">
                <text:p>titans</text:p>
              </table:table-cell>
              <table:table-cell office:value-type="float" office:value="32175">
                <text:p>32175</text:p>
              </table:table-cell>
            </table:table-row>
            <table:table-row>
              <table:table-cell office:value-type="string">
                <text:p>estate</text:p>
              </table:table-cell>
              <table:table-cell office:value-type="float" office:value="31933">
                <text:p>31933</text:p>
              </table:table-cell>
            </table:table-row>
            <table:table-row>
              <table:table-cell office:value-type="string">
                <text:p>neil</text:p>
              </table:table-cell>
              <table:table-cell office:value-type="float" office:value="31911">
                <text:p>31911</text:p>
              </table:table-cell>
            </table:table-row>
            <table:table-row>
              <table:table-cell office:value-type="string">
                <text:p>government</text:p>
              </table:table-cell>
              <table:table-cell office:value-type="float" office:value="31900">
                <text:p>31900</text:p>
              </table:table-cell>
            </table:table-row>
            <table:table-row>
              <table:table-cell office:value-type="string">
                <text:p>navigation</text:p>
              </table:table-cell>
              <table:table-cell office:value-type="float" office:value="31880">
                <text:p>31880</text:p>
              </table:table-cell>
            </table:table-row>
            <table:table-row>
              <table:table-cell office:value-type="string">
                <text:p>space</text:p>
              </table:table-cell>
              <table:table-cell office:value-type="float" office:value="31825">
                <text:p>31825</text:p>
              </table:table-cell>
            </table:table-row>
            <table:table-row>
              <table:table-cell office:value-type="string">
                <text:p>lake</text:p>
              </table:table-cell>
              <table:table-cell office:value-type="float" office:value="31745">
                <text:p>31745</text:p>
              </table:table-cell>
            </table:table-row>
            <table:table-row>
              <table:table-cell office:value-type="string">
                <text:p>km</text:p>
              </table:table-cell>
              <table:table-cell office:value-type="float" office:value="31711">
                <text:p>31711</text:p>
              </table:table-cell>
            </table:table-row>
            <table:table-row>
              <table:table-cell office:value-type="string">
                <text:p>questions</text:p>
              </table:table-cell>
              <table:table-cell office:value-type="float" office:value="31690">
                <text:p>31690</text:p>
              </table:table-cell>
            </table:table-row>
            <table:table-row>
              <table:table-cell office:value-type="string">
                <text:p>offers</text:p>
              </table:table-cell>
              <table:table-cell office:value-type="float" office:value="31635">
                <text:p>31635</text:p>
              </table:table-cell>
            </table:table-row>
            <table:table-row>
              <table:table-cell office:value-type="string">
                <text:p>open</text:p>
              </table:table-cell>
              <table:table-cell office:value-type="float" office:value="31604">
                <text:p>31604</text:p>
              </table:table-cell>
            </table:table-row>
            <table:table-row>
              <table:table-cell office:value-type="string">
                <text:p>level</text:p>
              </table:table-cell>
              <table:table-cell office:value-type="float" office:value="31508">
                <text:p>31508</text:p>
              </table:table-cell>
            </table:table-row>
            <table:table-row>
              <table:table-cell office:value-type="string">
                <text:p>learn</text:p>
              </table:table-cell>
              <table:table-cell office:value-type="float" office:value="31503">
                <text:p>31503</text:p>
              </table:table-cell>
            </table:table-row>
            <table:table-row>
              <table:table-cell office:value-type="string">
                <text:p>why</text:p>
              </table:table-cell>
              <table:table-cell office:value-type="float" office:value="31480">
                <text:p>31480</text:p>
              </table:table-cell>
            </table:table-row>
            <table:table-row>
              <table:table-cell office:value-type="string">
                <text:p>horses</text:p>
              </table:table-cell>
              <table:table-cell office:value-type="float" office:value="31466">
                <text:p>31466</text:p>
              </table:table-cell>
            </table:table-row>
            <table:table-row>
              <table:table-cell office:value-type="string">
                <text:p>quality</text:p>
              </table:table-cell>
              <table:table-cell office:value-type="float" office:value="31278">
                <text:p>31278</text:p>
              </table:table-cell>
            </table:table-row>
            <table:table-row>
              <table:table-cell office:value-type="string">
                <text:p>arizona</text:p>
              </table:table-cell>
              <table:table-cell office:value-type="float" office:value="31235">
                <text:p>31235</text:p>
              </table:table-cell>
            </table:table-row>
            <table:table-row>
              <table:table-cell office:value-type="string">
                <text:p>plan</text:p>
              </table:table-cell>
              <table:table-cell office:value-type="float" office:value="31193">
                <text:p>31193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31164">
                <text:p>31164</text:p>
              </table:table-cell>
            </table:table-row>
            <table:table-row>
              <table:table-cell office:value-type="string">
                <text:p>within</text:p>
              </table:table-cell>
              <table:table-cell office:value-type="float" office:value="31114">
                <text:p>31114</text:p>
              </table:table-cell>
            </table:table-row>
            <table:table-row>
              <table:table-cell office:value-type="string">
                <text:p>file</text:p>
              </table:table-cell>
              <table:table-cell office:value-type="float" office:value="31107">
                <text:p>31107</text:p>
              </table:table-cell>
            </table:table-row>
            <table:table-row>
              <table:table-cell office:value-type="string">
                <text:p>tickets</text:p>
              </table:table-cell>
              <table:table-cell office:value-type="float" office:value="31032">
                <text:p>31032</text:p>
              </table:table-cell>
            </table:table-row>
            <table:table-row>
              <table:table-cell office:value-type="string">
                <text:p>insurance</text:p>
              </table:table-cell>
              <table:table-cell office:value-type="float" office:value="30966">
                <text:p>3096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0919">
                <text:p>30919</text:p>
              </table:table-cell>
            </table:table-row>
            <table:table-row>
              <table:table-cell office:value-type="string">
                <text:p>puerto</text:p>
              </table:table-cell>
              <table:table-cell office:value-type="float" office:value="30810">
                <text:p>30810</text:p>
              </table:table-cell>
            </table:table-row>
            <table:table-row>
              <table:table-cell office:value-type="string">
                <text:p>starbucks</text:p>
              </table:table-cell>
              <table:table-cell office:value-type="float" office:value="30690">
                <text:p>30690</text:p>
              </table:table-cell>
            </table:table-row>
            <table:table-row>
              <table:table-cell office:value-type="string">
                <text:p>near</text:p>
              </table:table-cell>
              <table:table-cell office:value-type="float" office:value="30679">
                <text:p>30679</text:p>
              </table:table-cell>
            </table:table-row>
            <table:table-row>
              <table:table-cell office:value-type="string">
                <text:p>professional</text:p>
              </table:table-cell>
              <table:table-cell office:value-type="float" office:value="30672">
                <text:p>30672</text:p>
              </table:table-cell>
            </table:table-row>
            <table:table-row>
              <table:table-cell office:value-type="string">
                <text:p>human</text:p>
              </table:table-cell>
              <table:table-cell office:value-type="float" office:value="30599">
                <text:p>30599</text:p>
              </table:table-cell>
            </table:table-row>
            <table:table-row>
              <table:table-cell office:value-type="string">
                <text:p>access</text:p>
              </table:table-cell>
              <table:table-cell office:value-type="float" office:value="30594">
                <text:p>30594</text:p>
              </table:table-cell>
            </table:table-row>
            <table:table-row>
              <table:table-cell office:value-type="string">
                <text:p>following</text:p>
              </table:table-cell>
              <table:table-cell office:value-type="float" office:value="30497">
                <text:p>30497</text:p>
              </table:table-cell>
            </table:table-row>
            <table:table-row>
              <table:table-cell office:value-type="string">
                <text:p>department</text:p>
              </table:table-cell>
              <table:table-cell office:value-type="float" office:value="30445">
                <text:p>30445</text:p>
              </table:table-cell>
            </table:table-row>
            <table:table-row>
              <table:table-cell office:value-type="string">
                <text:p>cost</text:p>
              </table:table-cell>
              <table:table-cell office:value-type="float" office:value="30431">
                <text:p>30431</text:p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30426">
                <text:p>30426</text:p>
              </table:table-cell>
            </table:table-row>
            <table:table-row>
              <table:table-cell office:value-type="string">
                <text:p>limited</text:p>
              </table:table-cell>
              <table:table-cell office:value-type="float" office:value="30393">
                <text:p>30393</text:p>
              </table:table-cell>
            </table:table-row>
            <table:table-row>
              <table:table-cell office:value-type="string">
                <text:p>early</text:p>
              </table:table-cell>
              <table:table-cell office:value-type="float" office:value="30252">
                <text:p>30252</text:p>
              </table:table-cell>
            </table:table-row>
            <table:table-row>
              <table:table-cell office:value-type="string">
                <text:p>energy</text:p>
              </table:table-cell>
              <table:table-cell office:value-type="float" office:value="30251">
                <text:p>30251</text:p>
              </table:table-cell>
            </table:table-row>
            <table:table-row>
              <table:table-cell office:value-type="string">
                <text:p>living</text:p>
              </table:table-cell>
              <table:table-cell office:value-type="float" office:value="30230">
                <text:p>30230</text:p>
              </table:table-cell>
            </table:table-row>
            <table:table-row>
              <table:table-cell office:value-type="string">
                <text:p>size</text:p>
              </table:table-cell>
              <table:table-cell office:value-type="float" office:value="30206">
                <text:p>30206</text:p>
              </table:table-cell>
            </table:table-row>
            <table:table-row>
              <table:table-cell office:value-type="string">
                <text:p>million</text:p>
              </table:table-cell>
              <table:table-cell office:value-type="float" office:value="30181">
                <text:p>30181</text:p>
              </table:table-cell>
            </table:table-row>
            <table:table-row>
              <table:table-cell office:value-type="string">
                <text:p>titan</text:p>
              </table:table-cell>
              <table:table-cell office:value-type="float" office:value="30145">
                <text:p>30145</text:p>
              </table:table-cell>
            </table:table-row>
            <table:table-row>
              <table:table-cell office:value-type="string">
                <text:p>sales</text:p>
              </table:table-cell>
              <table:table-cell office:value-type="float" office:value="30139">
                <text:p>30139</text:p>
              </table:table-cell>
            </table:table-row>
            <table:table-row>
              <table:table-cell office:value-type="string">
                <text:p>central</text:p>
              </table:table-cell>
              <table:table-cell office:value-type="float" office:value="30074">
                <text:p>30074</text:p>
              </table:table-cell>
            </table:table-row>
            <table:table-row>
              <table:table-cell office:value-type="string">
                <text:p>account</text:p>
              </table:table-cell>
              <table:table-cell office:value-type="float" office:value="30041">
                <text:p>30041</text:p>
              </table:table-cell>
            </table:table-row>
            <table:table-row>
              <table:table-cell office:value-type="string">
                <text:p>major</text:p>
              </table:table-cell>
              <table:table-cell office:value-type="float" office:value="30034">
                <text:p>30034</text:p>
              </table:table-cell>
            </table:table-row>
            <table:table-row>
              <table:table-cell office:value-type="string">
                <text:p>index</text:p>
              </table:table-cell>
              <table:table-cell office:value-type="float" office:value="30023">
                <text:p>30023</text:p>
              </table:table-cell>
            </table:table-row>
            <table:table-row>
              <table:table-cell office:value-type="string">
                <text:p>earn</text:p>
              </table:table-cell>
              <table:table-cell office:value-type="float" office:value="30012">
                <text:p>30012</text:p>
              </table:table-cell>
            </table:table-row>
            <table:table-row>
              <table:table-cell office:value-type="string">
                <text:p>programs</text:p>
              </table:table-cell>
              <table:table-cell office:value-type="float" office:value="30009">
                <text:p>30009</text:p>
              </table:table-cell>
            </table:table-row>
            <table:table-row>
              <table:table-cell office:value-type="string">
                <text:p>hot</text:p>
              </table:table-cell>
              <table:table-cell office:value-type="float" office:value="29934">
                <text:p>29934</text:p>
              </table:table-cell>
            </table:table-row>
            <table:table-row>
              <table:table-cell office:value-type="string">
                <text:p>market</text:p>
              </table:table-cell>
              <table:table-cell office:value-type="float" office:value="29693">
                <text:p>29693</text:p>
              </table:table-cell>
            </table:table-row>
            <table:table-row>
              <table:table-cell office:value-type="string">
                <text:p>daily</text:p>
              </table:table-cell>
              <table:table-cell office:value-type="float" office:value="29680">
                <text:p>29680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29648">
                <text:p>29648</text:p>
              </table:table-cell>
            </table:table-row>
            <table:table-row>
              <table:table-cell office:value-type="string">
                <text:p>create</text:p>
              </table:table-cell>
              <table:table-cell office:value-type="float" office:value="29636">
                <text:p>29636</text:p>
              </table:table-cell>
            </table:table-row>
            <table:table-row>
              <table:table-cell office:value-type="string">
                <text:p>law</text:p>
              </table:table-cell>
              <table:table-cell office:value-type="float" office:value="29608">
                <text:p>29608</text:p>
              </table:table-cell>
            </table:table-row>
            <table:table-row>
              <table:table-cell office:value-type="string">
                <text:p>hours</text:p>
              </table:table-cell>
              <table:table-cell office:value-type="float" office:value="29569">
                <text:p>29569</text:p>
              </table:table-cell>
            </table:table-row>
            <table:table-row>
              <table:table-cell office:value-type="string">
                <text:p>golf</text:p>
              </table:table-cell>
              <table:table-cell office:value-type="float" office:value="29532">
                <text:p>29532</text:p>
              </table:table-cell>
            </table:table-row>
            <table:table-row>
              <table:table-cell office:value-type="string">
                <text:p>jersey</text:p>
              </table:table-cell>
              <table:table-cell office:value-type="float" office:value="29531">
                <text:p>29531</text:p>
              </table:table-cell>
            </table:table-row>
            <table:table-row>
              <table:table-cell office:value-type="string">
                <text:p>gardening</text:p>
              </table:table-cell>
              <table:table-cell office:value-type="float" office:value="29463">
                <text:p>29463</text:p>
              </table:table-cell>
            </table:table-row>
            <table:table-row>
              <table:table-cell office:value-type="string">
                <text:p>change</text:p>
              </table:table-cell>
              <table:table-cell office:value-type="float" office:value="29458">
                <text:p>29458</text:p>
              </table:table-cell>
            </table:table-row>
            <table:table-row>
              <table:table-cell office:value-type="string">
                <text:p>did</text:p>
              </table:table-cell>
              <table:table-cell office:value-type="float" office:value="29449">
                <text:p>29449</text:p>
              </table:table-cell>
            </table:table-row>
            <table:table-row>
              <table:table-cell office:value-type="string">
                <text:p>digital</text:p>
              </table:table-cell>
              <table:table-cell office:value-type="float" office:value="29424">
                <text:p>29424</text:p>
              </table:table-cell>
            </table:table-row>
            <table:table-row>
              <table:table-cell office:value-type="string">
                <text:p>code</text:p>
              </table:table-cell>
              <table:table-cell office:value-type="float" office:value="29398">
                <text:p>29398</text:p>
              </table:table-cell>
            </table:table-row>
            <table:table-row>
              <table:table-cell office:value-type="string">
                <text:p>fitness</text:p>
              </table:table-cell>
              <table:table-cell office:value-type="float" office:value="29368">
                <text:p>29368</text:p>
              </table:table-cell>
            </table:table-row>
            <table:table-row>
              <table:table-cell office:value-type="string">
                <text:p>study</text:p>
              </table:table-cell>
              <table:table-cell office:value-type="float" office:value="29342">
                <text:p>29342</text:p>
              </table:table-cell>
            </table:table-row>
            <table:table-row>
              <table:table-cell office:value-type="string">
                <text:p>provide</text:p>
              </table:table-cell>
              <table:table-cell office:value-type="float" office:value="29246">
                <text:p>29246</text:p>
              </table:table-cell>
            </table:table-row>
            <table:table-row>
              <table:table-cell office:value-type="string">
                <text:p>don't</text:p>
              </table:table-cell>
              <table:table-cell office:value-type="float" office:value="29219">
                <text:p>292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115">
                <text:p>29115</text:p>
              </table:table-cell>
            </table:table-row>
            <table:table-row>
              <table:table-cell office:value-type="string">
                <text:p>cards</text:p>
              </table:table-cell>
              <table:table-cell office:value-type="float" office:value="29102">
                <text:p>29102</text:p>
              </table:table-cell>
            </table:table-row>
            <table:table-row>
              <table:table-cell office:value-type="string">
                <text:p>plate</text:p>
              </table:table-cell>
              <table:table-cell office:value-type="float" office:value="29016">
                <text:p>29016</text:p>
              </table:table-cell>
            </table:table-row>
            <table:table-row>
              <table:table-cell office:value-type="string">
                <text:p>sign</text:p>
              </table:table-cell>
              <table:table-cell office:value-type="float" office:value="28880">
                <text:p>28880</text:p>
              </table:table-cell>
            </table:table-row>
            <table:table-row>
              <table:table-cell office:value-type="string">
                <text:p>case</text:p>
              </table:table-cell>
              <table:table-cell office:value-type="float" office:value="28858">
                <text:p>28858</text:p>
              </table:table-cell>
            </table:table-row>
            <table:table-row>
              <table:table-cell office:value-type="string">
                <text:p>week</text:p>
              </table:table-cell>
              <table:table-cell office:value-type="float" office:value="28829">
                <text:p>28829</text:p>
              </table:table-cell>
            </table:table-row>
            <table:table-row>
              <table:table-cell office:value-type="string">
                <text:p>look</text:p>
              </table:table-cell>
              <table:table-cell office:value-type="float" office:value="28771">
                <text:p>28771</text:p>
              </table:table-cell>
            </table:table-row>
            <table:table-row>
              <table:table-cell office:value-type="string">
                <text:p>less</text:p>
              </table:table-cell>
              <table:table-cell office:value-type="float" office:value="28725">
                <text:p>28725</text:p>
              </table:table-cell>
            </table:table-row>
            <table:table-row>
              <table:table-cell office:value-type="string">
                <text:p>journal</text:p>
              </table:table-cell>
              <table:table-cell office:value-type="float" office:value="28644">
                <text:p>28644</text:p>
              </table:table-cell>
            </table:table-row>
            <table:table-row>
              <table:table-cell office:value-type="string">
                <text:p>against</text:p>
              </table:table-cell>
              <table:table-cell office:value-type="float" office:value="28626">
                <text:p>28626</text:p>
              </table:table-cell>
            </table:table-row>
            <table:table-row>
              <table:table-cell office:value-type="string">
                <text:p>ps</text:p>
              </table:table-cell>
              <table:table-cell office:value-type="float" office:value="28571">
                <text:p>28571</text:p>
              </table:table-cell>
            </table:table-row>
            <table:table-row>
              <table:table-cell office:value-type="string">
                <text:p>videos</text:p>
              </table:table-cell>
              <table:table-cell office:value-type="float" office:value="28570">
                <text:p>28570</text:p>
              </table:table-cell>
            </table:table-row>
            <table:table-row>
              <table:table-cell office:value-type="string">
                <text:p>loss</text:p>
              </table:table-cell>
              <table:table-cell office:value-type="float" office:value="28504">
                <text:p>28504</text:p>
              </table:table-cell>
            </table:table-row>
            <table:table-row>
              <table:table-cell office:value-type="string">
                <text:p>ny</text:p>
              </table:table-cell>
              <table:table-cell office:value-type="float" office:value="28476">
                <text:p>28476</text:p>
              </table:table-cell>
            </table:table-row>
            <table:table-row>
              <table:table-cell office:value-type="string">
                <text:p>lower</text:p>
              </table:table-cell>
              <table:table-cell office:value-type="float" office:value="28458">
                <text:p>28458</text:p>
              </table:table-cell>
            </table:table-row>
            <table:table-row>
              <table:table-cell office:value-type="string">
                <text:p>age</text:p>
              </table:table-cell>
              <table:table-cell office:value-type="float" office:value="28456">
                <text:p>28456</text:p>
              </table:table-cell>
            </table:table-row>
            <table:table-row>
              <table:table-cell office:value-type="string">
                <text:p>inn</text:p>
              </table:table-cell>
              <table:table-cell office:value-type="float" office:value="28378">
                <text:p>28378</text:p>
              </table:table-cell>
            </table:table-row>
            <table:table-row>
              <table:table-cell office:value-type="string">
                <text:p>too</text:p>
              </table:table-cell>
              <table:table-cell office:value-type="float" office:value="28369">
                <text:p>28369</text:p>
              </table:table-cell>
            </table:table-row>
            <table:table-row>
              <table:table-cell office:value-type="string">
                <text:p>weather</text:p>
              </table:table-cell>
              <table:table-cell office:value-type="float" office:value="28274">
                <text:p>28274</text:p>
              </table:table-cell>
            </table:table-row>
            <table:table-row>
              <table:table-cell office:value-type="string">
                <text:p>rates</text:p>
              </table:table-cell>
              <table:table-cell office:value-type="float" office:value="28238">
                <text:p>28238</text:p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28234">
                <text:p>28234</text:p>
              </table:table-cell>
            </table:table-row>
            <table:table-row>
              <table:table-cell office:value-type="string">
                <text:p>few</text:p>
              </table:table-cell>
              <table:table-cell office:value-type="float" office:value="28139">
                <text:p>28139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28118">
                <text:p>28118</text:p>
              </table:table-cell>
            </table:table-row>
            <table:table-row>
              <table:table-cell office:value-type="string">
                <text:p>directory</text:p>
              </table:table-cell>
              <table:table-cell office:value-type="float" office:value="28090">
                <text:p>28090</text:p>
              </table:table-cell>
            </table:table-row>
            <table:table-row>
              <table:table-cell office:value-type="string">
                <text:p>board</text:p>
              </table:table-cell>
              <table:table-cell office:value-type="float" office:value="28020">
                <text:p>28020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28017">
                <text:p>28017</text:p>
              </table:table-cell>
            </table:table-row>
            <table:table-row>
              <table:table-cell office:value-type="string">
                <text:p>better</text:p>
              </table:table-cell>
              <table:table-cell office:value-type="float" office:value="27922">
                <text:p>27922</text:p>
              </table:table-cell>
            </table:table-row>
            <table:table-row>
              <table:table-cell office:value-type="string">
                <text:p>risk</text:p>
              </table:table-cell>
              <table:table-cell office:value-type="float" office:value="27918">
                <text:p>27918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27896">
                <text:p>27896</text:p>
              </table:table-cell>
            </table:table-row>
            <table:table-row>
              <table:table-cell office:value-type="string">
                <text:p>earth</text:p>
              </table:table-cell>
              <table:table-cell office:value-type="float" office:value="27819">
                <text:p>27819</text:p>
              </table:table-cell>
            </table:table-row>
            <table:table-row>
              <table:table-cell office:value-type="string">
                <text:p>road</text:p>
              </table:table-cell>
              <table:table-cell office:value-type="float" office:value="27722">
                <text:p>27722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27692">
                <text:p>27692</text:p>
              </table:table-cell>
            </table:table-row>
            <table:table-row>
              <table:table-cell office:value-type="string">
                <text:p>popular</text:p>
              </table:table-cell>
              <table:table-cell office:value-type="float" office:value="27663">
                <text:p>27663</text:p>
              </table:table-cell>
            </table:table-row>
            <table:table-row>
              <table:table-cell office:value-type="string">
                <text:p>ohio</text:p>
              </table:table-cell>
              <table:table-cell office:value-type="float" office:value="27649">
                <text:p>27649</text:p>
              </table:table-cell>
            </table:table-row>
            <table:table-row>
              <table:table-cell office:value-type="string">
                <text:p>along</text:p>
              </table:table-cell>
              <table:table-cell office:value-type="float" office:value="27637">
                <text:p>27637</text:p>
              </table:table-cell>
            </table:table-row>
            <table:table-row>
              <table:table-cell office:value-type="string">
                <text:p>complete</text:p>
              </table:table-cell>
              <table:table-cell office:value-type="float" office:value="27629">
                <text:p>27629</text:p>
              </table:table-cell>
            </table:table-row>
            <table:table-row>
              <table:table-cell office:value-type="string">
                <text:p>night</text:p>
              </table:table-cell>
              <table:table-cell office:value-type="float" office:value="27601">
                <text:p>27601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27554">
                <text:p>27554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27488">
                <text:p>27488</text:p>
              </table:table-cell>
            </table:table-row>
            <table:table-row>
              <table:table-cell office:value-type="string">
                <text:p>los</text:p>
              </table:table-cell>
              <table:table-cell office:value-type="float" office:value="27456">
                <text:p>27456</text:p>
              </table:table-cell>
            </table:table-row>
            <table:table-row>
              <table:table-cell office:value-type="string">
                <text:p>centre</text:p>
              </table:table-cell>
              <table:table-cell office:value-type="float" office:value="27451">
                <text:p>27451</text:p>
              </table:table-cell>
            </table:table-row>
            <table:table-row>
              <table:table-cell office:value-type="string">
                <text:p>levels</text:p>
              </table:table-cell>
              <table:table-cell office:value-type="float" office:value="27320">
                <text:p>27320</text:p>
              </table:table-cell>
            </table:table-row>
            <table:table-row>
              <table:table-cell office:value-type="string">
                <text:p>table</text:p>
              </table:table-cell>
              <table:table-cell office:value-type="float" office:value="27247">
                <text:p>27247</text:p>
              </table:table-cell>
            </table:table-row>
            <table:table-row>
              <table:table-cell office:value-type="string">
                <text:p>offer</text:p>
              </table:table-cell>
              <table:table-cell office:value-type="float" office:value="27240">
                <text:p>27240</text:p>
              </table:table-cell>
            </table:table-row>
            <table:table-row>
              <table:table-cell office:value-type="string">
                <text:p>similar</text:p>
              </table:table-cell>
              <table:table-cell office:value-type="float" office:value="27239">
                <text:p>27239</text:p>
              </table:table-cell>
            </table:table-row>
            <table:table-row>
              <table:table-cell office:value-type="string">
                <text:p>course</text:p>
              </table:table-cell>
              <table:table-cell office:value-type="float" office:value="27127">
                <text:p>27127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27085">
                <text:p>27085</text:p>
              </table:table-cell>
            </table:table-row>
            <table:table-row>
              <table:table-cell office:value-type="string">
                <text:p>gmat</text:p>
              </table:table-cell>
              <table:table-cell office:value-type="float" office:value="27078">
                <text:p>27078</text:p>
              </table:table-cell>
            </table:table-row>
            <table:table-row>
              <table:table-cell office:value-type="string">
                <text:p>shows</text:p>
              </table:table-cell>
              <table:table-cell office:value-type="float" office:value="27039">
                <text:p>27039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7035">
                <text:p>27035</text:p>
              </table:table-cell>
            </table:table-row>
            <table:table-row>
              <table:table-cell office:value-type="string">
                <text:p>important</text:p>
              </table:table-cell>
              <table:table-cell office:value-type="float" office:value="27021">
                <text:p>27021</text:p>
              </table:table-cell>
            </table:table-row>
            <table:table-row>
              <table:table-cell office:value-type="string">
                <text:p>dinosaur</text:p>
              </table:table-cell>
              <table:table-cell office:value-type="float" office:value="27014">
                <text:p>27014</text:p>
              </table:table-cell>
            </table:table-row>
            <table:table-row>
              <table:table-cell office:value-type="string">
                <text:p>association</text:p>
              </table:table-cell>
              <table:table-cell office:value-type="float" office:value="27004">
                <text:p>27004</text:p>
              </table:table-cell>
            </table:table-row>
            <table:table-row>
              <table:table-cell office:value-type="string">
                <text:p>box</text:p>
              </table:table-cell>
              <table:table-cell office:value-type="float" office:value="26988">
                <text:p>26988</text:p>
              </table:table-cell>
            </table:table-row>
            <table:table-row>
              <table:table-cell office:value-type="string">
                <text:p>vs</text:p>
              </table:table-cell>
              <table:table-cell office:value-type="float" office:value="26963">
                <text:p>26963</text:p>
              </table:table-cell>
            </table:table-row>
            <table:table-row>
              <table:table-cell office:value-type="string">
                <text:p>ii</text:p>
              </table:table-cell>
              <table:table-cell office:value-type="float" office:value="26942">
                <text:p>26942</text:p>
              </table:table-cell>
            </table:table-row>
            <table:table-row>
              <table:table-cell office:value-type="string">
                <text:p>project</text:p>
              </table:table-cell>
              <table:table-cell office:value-type="float" office:value="26927">
                <text:p>26927</text:p>
              </table:table-cell>
            </table:table-row>
            <table:table-row>
              <table:table-cell office:value-type="string">
                <text:p>original</text:p>
              </table:table-cell>
              <table:table-cell office:value-type="float" office:value="26905">
                <text:p>26905</text:p>
              </table:table-cell>
            </table:table-row>
            <table:table-row>
              <table:table-cell office:value-type="string">
                <text:p>story</text:p>
              </table:table-cell>
              <table:table-cell office:value-type="float" office:value="26891">
                <text:p>26891</text:p>
              </table:table-cell>
            </table:table-row>
            <table:table-row>
              <table:table-cell office:value-type="string">
                <text:p>exercise</text:p>
              </table:table-cell>
              <table:table-cell office:value-type="float" office:value="26863">
                <text:p>26863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26856">
                <text:p>26856</text:p>
              </table:table-cell>
            </table:table-row>
            <table:table-row>
              <table:table-cell office:value-type="string">
                <text:p>watch</text:p>
              </table:table-cell>
              <table:table-cell office:value-type="float" office:value="26850">
                <text:p>26850</text:p>
              </table:table-cell>
            </table:table-row>
            <table:table-row>
              <table:table-cell office:value-type="string">
                <text:p>blue</text:p>
              </table:table-cell>
              <table:table-cell office:value-type="float" office:value="26791">
                <text:p>26791</text:p>
              </table:table-cell>
            </table:table-row>
            <table:table-row>
              <table:table-cell office:value-type="string">
                <text:p>fence</text:p>
              </table:table-cell>
              <table:table-cell office:value-type="float" office:value="26766">
                <text:p>26766</text:p>
              </table:table-cell>
            </table:table-row>
            <table:table-row>
              <table:table-cell office:value-type="string">
                <text:p>registered</text:p>
              </table:table-cell>
              <table:table-cell office:value-type="float" office:value="26763">
                <text:p>26763</text:p>
              </table:table-cell>
            </table:table-row>
            <table:table-row>
              <table:table-cell office:value-type="string">
                <text:p>later</text:p>
              </table:table-cell>
              <table:table-cell office:value-type="float" office:value="26739">
                <text:p>26739</text:p>
              </table:table-cell>
            </table:table-row>
            <table:table-row>
              <table:table-cell office:value-type="string">
                <text:p>until</text:p>
              </table:table-cell>
              <table:table-cell office:value-type="float" office:value="26708">
                <text:p>26708</text:p>
              </table:table-cell>
            </table:table-row>
            <table:table-row>
              <table:table-cell office:value-type="string">
                <text:p>below</text:p>
              </table:table-cell>
              <table:table-cell office:value-type="float" office:value="26635">
                <text:p>26635</text:p>
              </table:table-cell>
            </table:table-row>
            <table:table-row>
              <table:table-cell office:value-type="string">
                <text:p>prescription</text:p>
              </table:table-cell>
              <table:table-cell office:value-type="float" office:value="26603">
                <text:p>26603</text:p>
              </table:table-cell>
            </table:table-row>
            <table:table-row>
              <table:table-cell office:value-type="string">
                <text:p>carolina</text:p>
              </table:table-cell>
              <table:table-cell office:value-type="float" office:value="26553">
                <text:p>26553</text:p>
              </table:table-cell>
            </table:table-row>
            <table:table-row>
              <table:table-cell office:value-type="string">
                <text:p>korea</text:p>
              </table:table-cell>
              <table:table-cell office:value-type="float" office:value="26525">
                <text:p>26525</text:p>
              </table:table-cell>
            </table:table-row>
            <table:table-row>
              <table:table-cell office:value-type="string">
                <text:p>photos</text:p>
              </table:table-cell>
              <table:table-cell office:value-type="float" office:value="26492">
                <text:p>26492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26465">
                <text:p>26465</text:p>
              </table:table-cell>
            </table:table-row>
            <table:table-row>
              <table:table-cell office:value-type="string">
                <text:p>reserved</text:p>
              </table:table-cell>
              <table:table-cell office:value-type="float" office:value="26447">
                <text:p>26447</text:p>
              </table:table-cell>
            </table:table-row>
            <table:table-row>
              <table:table-cell office:value-type="string">
                <text:p>station</text:p>
              </table:table-cell>
              <table:table-cell office:value-type="float" office:value="26397">
                <text:p>26397</text:p>
              </table:table-cell>
            </table:table-row>
            <table:table-row>
              <table:table-cell office:value-type="string">
                <text:p>address</text:p>
              </table:table-cell>
              <table:table-cell office:value-type="float" office:value="26312">
                <text:p>26312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26269">
                <text:p>26269</text:p>
              </table:table-cell>
            </table:table-row>
            <table:table-row>
              <table:table-cell office:value-type="string">
                <text:p>visit</text:p>
              </table:table-cell>
              <table:table-cell office:value-type="float" office:value="26230">
                <text:p>26230</text:p>
              </table:table-cell>
            </table:table-row>
            <table:table-row>
              <table:table-cell office:value-type="string">
                <text:p>prices</text:p>
              </table:table-cell>
              <table:table-cell office:value-type="float" office:value="26134">
                <text:p>26134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26124">
                <text:p>26124</text:p>
              </table:table-cell>
            </table:table-row>
            <table:table-row>
              <table:table-cell office:value-type="string">
                <text:p>drive</text:p>
              </table:table-cell>
              <table:table-cell office:value-type="float" office:value="26099">
                <text:p>26099</text:p>
              </table:table-cell>
            </table:table-row>
            <table:table-row>
              <table:table-cell office:value-type="string">
                <text:p>come</text:p>
              </table:table-cell>
              <table:table-cell office:value-type="float" office:value="26093">
                <text:p>26093</text:p>
              </table:table-cell>
            </table:table-row>
            <table:table-row>
              <table:table-cell office:value-type="string">
                <text:p>value</text:p>
              </table:table-cell>
              <table:table-cell office:value-type="float" office:value="25982">
                <text:p>25982</text:p>
              </table:table-cell>
            </table:table-row>
            <table:table-row>
              <table:table-cell office:value-type="string">
                <text:p>supplies</text:p>
              </table:table-cell>
              <table:table-cell office:value-type="float" office:value="25951">
                <text:p>25951</text:p>
              </table:table-cell>
            </table:table-row>
            <table:table-row>
              <table:table-cell office:value-type="string">
                <text:p>members</text:p>
              </table:table-cell>
              <table:table-cell office:value-type="float" office:value="25947">
                <text:p>25947</text:p>
              </table:table-cell>
            </table:table-row>
            <table:table-row>
              <table:table-cell office:value-type="string">
                <text:p>shop</text:p>
              </table:table-cell>
              <table:table-cell office:value-type="float" office:value="25945">
                <text:p>25945</text:p>
              </table:table-cell>
            </table:table-row>
            <table:table-row>
              <table:table-cell office:value-type="string">
                <text:p>rico</text:p>
              </table:table-cell>
              <table:table-cell office:value-type="float" office:value="25909">
                <text:p>25909</text:p>
              </table:table-cell>
            </table:table-row>
            <table:table-row>
              <table:table-cell office:value-type="string">
                <text:p>movie</text:p>
              </table:table-cell>
              <table:table-cell office:value-type="float" office:value="25836">
                <text:p>25836</text:p>
              </table:table-cell>
            </table:table-row>
            <table:table-row>
              <table:table-cell office:value-type="string">
                <text:p>windows</text:p>
              </table:table-cell>
              <table:table-cell office:value-type="float" office:value="25611">
                <text:p>25611</text:p>
              </table:table-cell>
            </table:table-row>
            <table:table-row>
              <table:table-cell office:value-type="string">
                <text:p>model</text:p>
              </table:table-cell>
              <table:table-cell office:value-type="float" office:value="25610">
                <text:p>25610</text:p>
              </table:table-cell>
            </table:table-row>
            <table:table-row>
              <table:table-cell office:value-type="string">
                <text:p>damage</text:p>
              </table:table-cell>
              <table:table-cell office:value-type="float" office:value="25586">
                <text:p>25586</text:p>
              </table:table-cell>
            </table:table-row>
            <table:table-row>
              <table:table-cell office:value-type="string">
                <text:p>keep</text:p>
              </table:table-cell>
              <table:table-cell office:value-type="float" office:value="25576">
                <text:p>25576</text:p>
              </table:table-cell>
            </table:table-row>
            <table:table-row>
              <table:table-cell office:value-type="string">
                <text:p>warren</text:p>
              </table:table-cell>
              <table:table-cell office:value-type="float" office:value="25568">
                <text:p>25568</text:p>
              </table:table-cell>
            </table:table-row>
            <table:table-row>
              <table:table-cell office:value-type="string">
                <text:p>credit</text:p>
              </table:table-cell>
              <table:table-cell office:value-type="float" office:value="25546">
                <text:p>25546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25479">
                <text:p>25479</text:p>
              </table:table-cell>
            </table:table-row>
            <table:table-row>
              <table:table-cell office:value-type="string">
                <text:p>francisco</text:p>
              </table:table-cell>
              <table:table-cell office:value-type="float" office:value="25464">
                <text:p>25464</text:p>
              </table:table-cell>
            </table:table-row>
            <table:table-row>
              <table:table-cell office:value-type="string">
                <text:p>keyboard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elliptical</text:p>
              </table:table-cell>
              <table:table-cell office:value-type="float" office:value="25437">
                <text:p>25437</text:p>
              </table:table-cell>
            </table:table-row>
            <table:table-row>
              <table:table-cell office:value-type="string">
                <text:p>1800live</text:p>
              </table:table-cell>
              <table:table-cell office:value-type="float" office:value="25353">
                <text:p>25353</text:p>
              </table:table-cell>
            </table:table-row>
            <table:table-row>
              <table:table-cell office:value-type="string">
                <text:p>looking</text:p>
              </table:table-cell>
              <table:table-cell office:value-type="float" office:value="25305">
                <text:p>25305</text:p>
              </table:table-cell>
            </table:table-row>
            <table:table-row>
              <table:table-cell office:value-type="string">
                <text:p>chicago</text:p>
              </table:table-cell>
              <table:table-cell office:value-type="float" office:value="25288">
                <text:p>25288</text:p>
              </table:table-cell>
            </table:table-row>
            <table:table-row>
              <table:table-cell office:value-type="string">
                <text:p>away</text:p>
              </table:table-cell>
              <table:table-cell office:value-type="float" office:value="25217">
                <text:p>25217</text:p>
              </table:table-cell>
            </table:table-row>
            <table:table-row>
              <table:table-cell office:value-type="string">
                <text:p>wireless</text:p>
              </table:table-cell>
              <table:table-cell office:value-type="float" office:value="25213">
                <text:p>25213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25195">
                <text:p>25195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25143">
                <text:p>25143</text:p>
              </table:table-cell>
            </table:table-row>
            <table:table-row>
              <table:table-cell office:value-type="string">
                <text:p>band</text:p>
              </table:table-cell>
              <table:table-cell office:value-type="float" office:value="25136">
                <text:p>25136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25135">
                <text:p>25135</text:p>
              </table:table-cell>
            </table:table-row>
            <table:table-row>
              <table:table-cell office:value-type="string">
                <text:p>getting</text:p>
              </table:table-cell>
              <table:table-cell office:value-type="float" office:value="25070">
                <text:p>25070</text:p>
              </table:table-cell>
            </table:table-row>
            <table:table-row>
              <table:table-cell office:value-type="string">
                <text:p>coffee</text:p>
              </table:table-cell>
              <table:table-cell office:value-type="float" office:value="24967">
                <text:p>24967</text:p>
              </table:table-cell>
            </table:table-row>
            <table:table-row>
              <table:table-cell office:value-type="string">
                <text:p>required</text:p>
              </table:table-cell>
              <table:table-cell office:value-type="float" office:value="24933">
                <text:p>24933</text:p>
              </table:table-cell>
            </table:table-row>
            <table:table-row>
              <table:table-cell office:value-type="string">
                <text:p>fire</text:p>
              </table:table-cell>
              <table:table-cell office:value-type="float" office:value="24926">
                <text:p>24926</text:p>
              </table:table-cell>
            </table:table-row>
            <table:table-row>
              <table:table-cell office:value-type="string">
                <text:p>become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string">
                <text:p>pressure</text:p>
              </table:table-cell>
              <table:table-cell office:value-type="float" office:value="24857">
                <text:p>24857</text:p>
              </table:table-cell>
            </table:table-row>
            <table:table-row>
              <table:table-cell office:value-type="string">
                <text:p>il</text:p>
              </table:table-cell>
              <table:table-cell office:value-type="float" office:value="24856">
                <text:p>24856</text:p>
              </table:table-cell>
            </table:table-row>
            <table:table-row>
              <table:table-cell office:value-type="string">
                <text:p>tornadoes</text:p>
              </table:table-cell>
              <table:table-cell office:value-type="float" office:value="24855">
                <text:p>24855</text:p>
              </table:table-cell>
            </table:table-row>
            <table:table-row>
              <table:table-cell office:value-type="string">
                <text:p>yahoo.com</text:p>
              </table:table-cell>
              <table:table-cell office:value-type="float" office:value="24826">
                <text:p>24826</text:p>
              </table:table-cell>
            </table:table-row>
            <table:table-row>
              <table:table-cell office:value-type="string">
                <text:p>shopping</text:p>
              </table:table-cell>
              <table:table-cell office:value-type="float" office:value="24793">
                <text:p>24793</text:p>
              </table:table-cell>
            </table:table-row>
            <table:table-row>
              <table:table-cell office:value-type="string">
                <text:p>experience</text:p>
              </table:table-cell>
              <table:table-cell office:value-type="float" office:value="24761">
                <text:p>24761</text:p>
              </table:table-cell>
            </table:table-row>
            <table:table-row>
              <table:table-cell office:value-type="string">
                <text:p>section</text:p>
              </table:table-cell>
              <table:table-cell office:value-type="float" office:value="24692">
                <text:p>24692</text:p>
              </table:table-cell>
            </table:table-row>
            <table:table-row>
              <table:table-cell office:value-type="string">
                <text:p>types</text:p>
              </table:table-cell>
              <table:table-cell office:value-type="float" office:value="24689">
                <text:p>24689</text:p>
              </table:table-cell>
            </table:table-row>
            <table:table-row>
              <table:table-cell office:value-type="string">
                <text:p>think</text:p>
              </table:table-cell>
              <table:table-cell office:value-type="float" office:value="24640">
                <text:p>24640</text:p>
              </table:table-cell>
            </table:table-row>
            <table:table-row>
              <table:table-cell office:value-type="string">
                <text:p>common</text:p>
              </table:table-cell>
              <table:table-cell office:value-type="float" office:value="24563">
                <text:p>24563</text:p>
              </table:table-cell>
            </table:table-row>
            <table:table-row>
              <table:table-cell office:value-type="string">
                <text:p>natural</text:p>
              </table:table-cell>
              <table:table-cell office:value-type="float" office:value="24561">
                <text:p>24561</text:p>
              </table:table-cell>
            </table:table-row>
            <table:table-row>
              <table:table-cell office:value-type="string">
                <text:p>kids</text:p>
              </table:table-cell>
              <table:table-cell office:value-type="float" office:value="24555">
                <text:p>2455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4550">
                <text:p>24550</text:p>
              </table:table-cell>
            </table:table-row>
            <table:table-row>
              <table:table-cell office:value-type="string">
                <text:p>range</text:p>
              </table:table-cell>
              <table:table-cell office:value-type="float" office:value="24511">
                <text:p>24511</text:p>
              </table:table-cell>
            </table:table-row>
            <table:table-row>
              <table:table-cell office:value-type="string">
                <text:p>southern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action</text:p>
              </table:table-cell>
              <table:table-cell office:value-type="float" office:value="24494">
                <text:p>24494</text:p>
              </table:table-cell>
            </table:table-row>
            <table:table-row>
              <table:table-cell office:value-type="string">
                <text:p>diversity</text:p>
              </table:table-cell>
              <table:table-cell office:value-type="float" office:value="24465">
                <text:p>24465</text:p>
              </table:table-cell>
            </table:table-row>
            <table:table-row>
              <table:table-cell office:value-type="string">
                <text:p>phones</text:p>
              </table:table-cell>
              <table:table-cell office:value-type="float" office:value="24434">
                <text:p>24434</text:p>
              </table:table-cell>
            </table:table-row>
            <table:table-row>
              <table:table-cell office:value-type="string">
                <text:p>companies</text:p>
              </table:table-cell>
              <table:table-cell office:value-type="float" office:value="24433">
                <text:p>24433</text:p>
              </table:table-cell>
            </table:table-row>
            <table:table-row>
              <table:table-cell office:value-type="string">
                <text:p>property</text:p>
              </table:table-cell>
              <table:table-cell office:value-type="float" office:value="24421">
                <text:p>24421</text:p>
              </table:table-cell>
            </table:table-row>
            <table:table-row>
              <table:table-cell office:value-type="string">
                <text:p>give</text:p>
              </table:table-cell>
              <table:table-cell office:value-type="float" office:value="24410">
                <text:p>24410</text:p>
              </table:table-cell>
            </table:table-row>
            <table:table-row>
              <table:table-cell office:value-type="string">
                <text:p>fast</text:p>
              </table:table-cell>
              <table:table-cell office:value-type="float" office:value="24408">
                <text:p>24408</text:p>
              </table:table-cell>
            </table:table-row>
            <table:table-row>
              <table:table-cell office:value-type="string">
                <text:p>color</text:p>
              </table:table-cell>
              <table:table-cell office:value-type="float" office:value="24400">
                <text:p>24400</text:p>
              </table:table-cell>
            </table:table-row>
            <table:table-row>
              <table:table-cell office:value-type="string">
                <text:p>cable</text:p>
              </table:table-cell>
              <table:table-cell office:value-type="float" office:value="24390">
                <text:p>24390</text:p>
              </table:table-cell>
            </table:table-row>
            <table:table-row>
              <table:table-cell office:value-type="string">
                <text:p>river</text:p>
              </table:table-cell>
              <table:table-cell office:value-type="float" office:value="24386">
                <text:p>24386</text:p>
              </table:table-cell>
            </table:table-row>
            <table:table-row>
              <table:table-cell office:value-type="string">
                <text:p>milwaukee</text:p>
              </table:table-cell>
              <table:table-cell office:value-type="float" office:value="24347">
                <text:p>24347</text:p>
              </table:table-cell>
            </table:table-row>
            <table:table-row>
              <table:table-cell office:value-type="string">
                <text:p>african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dinosaurs</text:p>
              </table:table-cell>
              <table:table-cell office:value-type="float" office:value="24235">
                <text:p>24235</text:p>
              </table:table-cell>
            </table:table-row>
            <table:table-row>
              <table:table-cell office:value-type="string">
                <text:p>photo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string">
                <text:p>never</text:p>
              </table:table-cell>
              <table:table-cell office:value-type="float" office:value="24221">
                <text:p>24221</text:p>
              </table:table-cell>
            </table:table-row>
            <table:table-row>
              <table:table-cell office:value-type="string">
                <text:p>player</text:p>
              </table:table-cell>
              <table:table-cell office:value-type="float" office:value="24204">
                <text:p>24204</text:p>
              </table:table-cell>
            </table:table-row>
            <table:table-row>
              <table:table-cell office:value-type="string">
                <text:p>five</text:p>
              </table:table-cell>
              <table:table-cell office:value-type="float" office:value="24157">
                <text:p>24157</text:p>
              </table:table-cell>
            </table:table-row>
            <table:table-row>
              <table:table-cell office:value-type="string">
                <text:p>pictures</text:p>
              </table:table-cell>
              <table:table-cell office:value-type="float" office:value="24135">
                <text:p>24135</text:p>
              </table:table-cell>
            </table:table-row>
            <table:table-row>
              <table:table-cell office:value-type="string">
                <text:p>member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4001">
                <text:p>24001</text:p>
              </table:table-cell>
            </table:table-row>
            <table:table-row>
              <table:table-cell office:value-type="string">
                <text:p>japanese</text:p>
              </table:table-cell>
              <table:table-cell office:value-type="float" office:value="23982">
                <text:p>23982</text:p>
              </table:table-cell>
            </table:table-row>
            <table:table-row>
              <table:table-cell office:value-type="string">
                <text:p>paper</text:p>
              </table:table-cell>
              <table:table-cell office:value-type="float" office:value="23976">
                <text:p>23976</text:p>
              </table:table-cell>
            </table:table-row>
            <table:table-row>
              <table:table-cell office:value-type="string">
                <text:p>financial</text:p>
              </table:table-cell>
              <table:table-cell office:value-type="float" office:value="23937">
                <text:p>23937</text:p>
              </table:table-cell>
            </table:table-row>
            <table:table-row>
              <table:table-cell office:value-type="string">
                <text:p>valley</text:p>
              </table:table-cell>
              <table:table-cell office:value-type="float" office:value="23930">
                <text:p>23930</text:p>
              </table:table-cell>
            </table:table-row>
            <table:table-row>
              <table:table-cell office:value-type="string">
                <text:p>send</text:p>
              </table:table-cell>
              <table:table-cell office:value-type="float" office:value="23879">
                <text:p>23879</text:p>
              </table:table-cell>
            </table:table-row>
            <table:table-row>
              <table:table-cell office:value-type="string">
                <text:p>students</text:p>
              </table:table-cell>
              <table:table-cell office:value-type="float" office:value="23878">
                <text:p>23878</text:p>
              </table:table-cell>
            </table:table-row>
            <table:table-row>
              <table:table-cell office:value-type="string">
                <text:p>charleston</text:p>
              </table:table-cell>
              <table:table-cell office:value-type="float" office:value="23850">
                <text:p>23850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23841">
                <text:p>23841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23802">
                <text:p>23802</text:p>
              </table:table-cell>
            </table:table-row>
            <table:table-row>
              <table:table-cell office:value-type="string">
                <text:p>areas</text:p>
              </table:table-cell>
              <table:table-cell office:value-type="float" office:value="23768">
                <text:p>23768</text:p>
              </table:table-cell>
            </table:table-row>
            <table:table-row>
              <table:table-cell office:value-type="string">
                <text:p>ltd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purchase</text:p>
              </table:table-cell>
              <table:table-cell office:value-type="float" office:value="23751">
                <text:p>23751</text:p>
              </table:table-cell>
            </table:table-row>
            <table:table-row>
              <table:table-cell office:value-type="string">
                <text:p>due</text:p>
              </table:table-cell>
              <table:table-cell office:value-type="float" office:value="23746">
                <text:p>23746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23738">
                <text:p>23738</text:p>
              </table:table-cell>
            </table:table-row>
            <table:table-row>
              <table:table-cell office:value-type="string">
                <text:p>dr</text:p>
              </table:table-cell>
              <table:table-cell office:value-type="float" office:value="23726">
                <text:p>23726</text:p>
              </table:table-cell>
            </table:table-row>
            <table:table-row>
              <table:table-cell office:value-type="string">
                <text:p>amp</text:p>
              </table:table-cell>
              <table:table-cell office:value-type="float" office:value="23716">
                <text:p>23716</text:p>
              </table:table-cell>
            </table:table-row>
            <table:table-row>
              <table:table-cell office:value-type="string">
                <text:p>disneyland</text:p>
              </table:table-cell>
              <table:table-cell office:value-type="float" office:value="23710">
                <text:p>23710</text:p>
              </table:table-cell>
            </table:table-row>
            <table:table-row>
              <table:table-cell office:value-type="string">
                <text:p>going</text:p>
              </table:table-cell>
              <table:table-cell office:value-type="float" office:value="23699">
                <text:p>23699</text:p>
              </table:table-cell>
            </table:table-row>
            <table:table-row>
              <table:table-cell office:value-type="string">
                <text:p>land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western</text:p>
              </table:table-cell>
              <table:table-cell office:value-type="float" office:value="23638">
                <text:p>23638</text:p>
              </table:table-cell>
            </table:table-row>
            <table:table-row>
              <table:table-cell office:value-type="string">
                <text:p>forum</text:p>
              </table:table-cell>
              <table:table-cell office:value-type="float" office:value="23595">
                <text:p>23595</text:p>
              </table:table-cell>
            </table:table-row>
            <table:table-row>
              <table:table-cell office:value-type="string">
                <text:p>afghan</text:p>
              </table:table-cell>
              <table:table-cell office:value-type="float" office:value="23509">
                <text:p>23509</text:p>
              </table:table-cell>
            </table:table-row>
            <table:table-row>
              <table:table-cell office:value-type="string">
                <text:p>flash</text:p>
              </table:table-cell>
              <table:table-cell office:value-type="float" office:value="23454">
                <text:p>23454</text:p>
              </table:table-cell>
            </table:table-row>
            <table:table-row>
              <table:table-cell office:value-type="string">
                <text:p>tour</text:p>
              </table:table-cell>
              <table:table-cell office:value-type="float" office:value="23421">
                <text:p>23421</text:p>
              </table:table-cell>
            </table:table-row>
            <table:table-row>
              <table:table-cell office:value-type="string">
                <text:p>direct</text:p>
              </table:table-cell>
              <table:table-cell office:value-type="float" office:value="23411">
                <text:p>23411</text:p>
              </table:table-cell>
            </table:table-row>
            <table:table-row>
              <table:table-cell office:value-type="string">
                <text:p>designed</text:p>
              </table:table-cell>
              <table:table-cell office:value-type="float" office:value="23409">
                <text:p>23409</text:p>
              </table:table-cell>
            </table:table-row>
            <table:table-row>
              <table:table-cell office:value-type="string">
                <text:p>moth</text:p>
              </table:table-cell>
              <table:table-cell office:value-type="float" office:value="23384">
                <text:p>23384</text:p>
              </table:table-cell>
            </table:table-row>
            <table:table-row>
              <table:table-cell office:value-type="string">
                <text:p>comment</text:p>
              </table:table-cell>
              <table:table-cell office:value-type="float" office:value="23342">
                <text:p>23342</text:p>
              </table:table-cell>
            </table:table-row>
            <table:table-row>
              <table:table-cell office:value-type="string">
                <text:p>things</text:p>
              </table:table-cell>
              <table:table-cell office:value-type="float" office:value="23267">
                <text:p>23267</text:p>
              </table:table-cell>
            </table:table-row>
            <table:table-row>
              <table:table-cell office:value-type="string">
                <text:p>standard</text:p>
              </table:table-cell>
              <table:table-cell office:value-type="float" office:value="23194">
                <text:p>23194</text:p>
              </table:table-cell>
            </table:table-row>
            <table:table-row>
              <table:table-cell office:value-type="string">
                <text:p>plus</text:p>
              </table:table-cell>
              <table:table-cell office:value-type="float" office:value="23166">
                <text:p>23166</text:p>
              </table:table-cell>
            </table:table-row>
            <table:table-row>
              <table:table-cell office:value-type="string">
                <text:p>trade</text:p>
              </table:table-cell>
              <table:table-cell office:value-type="float" office:value="23081">
                <text:p>23081</text:p>
              </table:table-cell>
            </table:table-row>
            <table:table-row>
              <table:table-cell office:value-type="string">
                <text:p>planning</text:p>
              </table:table-cell>
              <table:table-cell office:value-type="float" office:value="23077">
                <text:p>23077</text:p>
              </table:table-cell>
            </table:table-row>
            <table:table-row>
              <table:table-cell office:value-type="string">
                <text:p>district</text:p>
              </table:table-cell>
              <table:table-cell office:value-type="float" office:value="23058">
                <text:p>23058</text:p>
              </table:table-cell>
            </table:table-row>
            <table:table-row>
              <table:table-cell office:value-type="string">
                <text:p>death</text:p>
              </table:table-cell>
              <table:table-cell office:value-type="float" office:value="23027">
                <text:p>23027</text:p>
              </table:table-cell>
            </table:table-row>
            <table:table-row>
              <table:table-cell office:value-type="string">
                <text:p>working</text:p>
              </table:table-cell>
              <table:table-cell office:value-type="float" office:value="22997">
                <text:p>22997</text:p>
              </table:table-cell>
            </table:table-row>
            <table:table-row>
              <table:table-cell office:value-type="string">
                <text:p>rating</text:p>
              </table:table-cell>
              <table:table-cell office:value-type="float" office:value="22985">
                <text:p>22985</text:p>
              </table:table-cell>
            </table:table-row>
            <table:table-row>
              <table:table-cell office:value-type="string">
                <text:p>speed</text:p>
              </table:table-cell>
              <table:table-cell office:value-type="float" office:value="22949">
                <text:p>22949</text:p>
              </table:table-cell>
            </table:table-row>
            <table:table-row>
              <table:table-cell office:value-type="string">
                <text:p>et</text:p>
              </table:table-cell>
              <table:table-cell office:value-type="float" office:value="22889">
                <text:p>22889</text:p>
              </table:table-cell>
            </table:table-row>
            <table:table-row>
              <table:table-cell office:value-type="string">
                <text:p>ocd</text:p>
              </table:table-cell>
              <table:table-cell office:value-type="float" office:value="22871">
                <text:p>22871</text:p>
              </table:table-cell>
            </table:table-row>
            <table:table-row>
              <table:table-cell office:value-type="string">
                <text:p>once</text:p>
              </table:table-cell>
              <table:table-cell office:value-type="float" office:value="22830">
                <text:p>22830</text:p>
              </table:table-cell>
            </table:table-row>
            <table:table-row>
              <table:table-cell office:value-type="string">
                <text:p>usually</text:p>
              </table:table-cell>
              <table:table-cell office:value-type="float" office:value="22819">
                <text:p>22819</text:p>
              </table:table-cell>
            </table:table-row>
            <table:table-row>
              <table:table-cell office:value-type="string">
                <text:p>style</text:p>
              </table:table-cell>
              <table:table-cell office:value-type="float" office:value="22795">
                <text:p>22795</text:p>
              </table:table-cell>
            </table:table-row>
            <table:table-row>
              <table:table-cell office:value-type="string">
                <text:p>football</text:p>
              </table:table-cell>
              <table:table-cell office:value-type="float" office:value="22778">
                <text:p>22778</text:p>
              </table:table-cell>
            </table:table-row>
            <table:table-row>
              <table:table-cell office:value-type="string">
                <text:p>disney</text:p>
              </table:table-cell>
              <table:table-cell office:value-type="float" office:value="22694">
                <text:p>22694</text:p>
              </table:table-cell>
            </table:table-row>
            <table:table-row>
              <table:table-cell office:value-type="string">
                <text:p>key</text:p>
              </table:table-cell>
              <table:table-cell office:value-type="float" office:value="22576">
                <text:p>22576</text:p>
              </table:table-cell>
            </table:table-row>
            <table:table-row>
              <table:table-cell office:value-type="string">
                <text:p>google</text:p>
              </table:table-cell>
              <table:table-cell office:value-type="float" office:value="22519">
                <text:p>22519</text:p>
              </table:table-cell>
            </table:table-row>
            <table:table-row>
              <table:table-cell office:value-type="string">
                <text:p>category</text:p>
              </table:table-cell>
              <table:table-cell office:value-type="float" office:value="22518">
                <text:p>22518</text:p>
              </table:table-cell>
            </table:table-row>
            <table:table-row>
              <table:table-cell office:value-type="string">
                <text:p>friends</text:p>
              </table:table-cell>
              <table:table-cell office:value-type="float" office:value="22491">
                <text:p>22491</text:p>
              </table:table-cell>
            </table:table-row>
            <table:table-row>
              <table:table-cell office:value-type="string">
                <text:p>person</text:p>
              </table:table-cell>
              <table:table-cell office:value-type="float" office:value="22483">
                <text:p>22483</text:p>
              </table:table-cell>
            </table:table-row>
            <table:table-row>
              <table:table-cell office:value-type="string">
                <text:p>contents</text:p>
              </table:table-cell>
              <table:table-cell office:value-type="float" office:value="22471">
                <text:p>22471</text:p>
              </table:table-cell>
            </table:table-row>
            <table:table-row>
              <table:table-cell office:value-type="string">
                <text:p>drug</text:p>
              </table:table-cell>
              <table:table-cell office:value-type="float" office:value="22464">
                <text:p>22464</text:p>
              </table:table-cell>
            </table:table-row>
            <table:table-row>
              <table:table-cell office:value-type="string">
                <text:p>hoboken</text:p>
              </table:table-cell>
              <table:table-cell office:value-type="float" office:value="22439">
                <text:p>22439</text:p>
              </table:table-cell>
            </table:table-row>
            <table:table-row>
              <table:table-cell office:value-type="string">
                <text:p>featured</text:p>
              </table:table-cell>
              <table:table-cell office:value-type="float" office:value="22437">
                <text:p>22437</text:p>
              </table:table-cell>
            </table:table-row>
            <table:table-row>
              <table:table-cell office:value-type="string">
                <text:p>pdf</text:p>
              </table:table-cell>
              <table:table-cell office:value-type="float" office:value="22376">
                <text:p>22376</text:p>
              </table:table-cell>
            </table:table-row>
            <table:table-row>
              <table:table-cell office:value-type="string">
                <text:p>grand</text:p>
              </table:table-cell>
              <table:table-cell office:value-type="float" office:value="22375">
                <text:p>22375</text:p>
              </table:table-cell>
            </table:table-row>
            <table:table-row>
              <table:table-cell office:value-type="string">
                <text:p>men</text:p>
              </table:table-cell>
              <table:table-cell office:value-type="float" office:value="22374">
                <text:p>22374</text:p>
              </table:table-cell>
            </table:table-row>
            <table:table-row>
              <table:table-cell office:value-type="string">
                <text:p>although</text:p>
              </table:table-cell>
              <table:table-cell office:value-type="float" office:value="22340">
                <text:p>22340</text:p>
              </table:table-cell>
            </table:table-row>
            <table:table-row>
              <table:table-cell office:value-type="string">
                <text:p>latest</text:p>
              </table:table-cell>
              <table:table-cell office:value-type="float" office:value="22336">
                <text:p>22336</text:p>
              </table:table-cell>
            </table:table-row>
            <table:table-row>
              <table:table-cell office:value-type="string">
                <text:p>town</text:p>
              </table:table-cell>
              <table:table-cell office:value-type="float" office:value="22312">
                <text:p>22312</text:p>
              </table:table-cell>
            </table:table-row>
            <table:table-row>
              <table:table-cell office:value-type="string">
                <text:p>secret</text:p>
              </table:table-cell>
              <table:table-cell office:value-type="float" office:value="22302">
                <text:p>22302</text:p>
              </table:table-cell>
            </table:table-row>
            <table:table-row>
              <table:table-cell office:value-type="string">
                <text:p>really</text:p>
              </table:table-cell>
              <table:table-cell office:value-type="float" office:value="22245">
                <text:p>22245</text:p>
              </table:table-cell>
            </table:table-row>
            <table:table-row>
              <table:table-cell office:value-type="string">
                <text:p>federal</text:p>
              </table:table-cell>
              <table:table-cell office:value-type="float" office:value="22213">
                <text:p>22213</text:p>
              </table:table-cell>
            </table:table-row>
            <table:table-row>
              <table:table-cell office:value-type="string">
                <text:p>schools</text:p>
              </table:table-cell>
              <table:table-cell office:value-type="float" office:value="22180">
                <text:p>22180</text:p>
              </table:table-cell>
            </table:table-row>
            <table:table-row>
              <table:table-cell office:value-type="string">
                <text:p>added</text:p>
              </table:table-cell>
              <table:table-cell office:value-type="float" office:value="22118">
                <text:p>22118</text:p>
              </table:table-cell>
            </table:table-row>
            <table:table-row>
              <table:table-cell office:value-type="string">
                <text:p>foundation</text:p>
              </table:table-cell>
              <table:table-cell office:value-type="float" office:value="21990">
                <text:p>21990</text:p>
              </table:table-cell>
            </table:table-row>
            <table:table-row>
              <table:table-cell office:value-type="string">
                <text:p>needs</text:p>
              </table:table-cell>
              <table:table-cell office:value-type="float" office:value="21978">
                <text:p>21978</text:p>
              </table:table-cell>
            </table:table-row>
            <table:table-row>
              <table:table-cell office:value-type="string">
                <text:p>flush</text:p>
              </table:table-cell>
              <table:table-cell office:value-type="float" office:value="21954">
                <text:p>21954</text:p>
              </table:table-cell>
            </table:table-row>
            <table:table-row>
              <table:table-cell office:value-type="string">
                <text:p>share</text:p>
              </table:table-cell>
              <table:table-cell office:value-type="float" office:value="21900">
                <text:p>21900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21898">
                <text:p>21898</text:p>
              </table:table-cell>
            </table:table-row>
            <table:table-row>
              <table:table-cell office:value-type="string">
                <text:p>global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string">
                <text:p>lyrics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21814">
                <text:p>21814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tournament</text:p>
              </table:table-cell>
              <table:table-cell office:value-type="float" office:value="21811">
                <text:p>21811</text:p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21805">
                <text:p>21805</text:p>
              </table:table-cell>
            </table:table-row>
            <table:table-row>
              <table:table-cell office:value-type="string">
                <text:p>gift</text:p>
              </table:table-cell>
              <table:table-cell office:value-type="float" office:value="21801">
                <text:p>21801</text:p>
              </table:table-cell>
            </table:table-row>
            <table:table-row>
              <table:table-cell office:value-type="string">
                <text:p>adoption</text:p>
              </table:table-cell>
              <table:table-cell office:value-type="float" office:value="21781">
                <text:p>21781</text:p>
              </table:table-cell>
            </table:table-row>
            <table:table-row>
              <table:table-cell office:value-type="string">
                <text:p>image</text:p>
              </table:table-cell>
              <table:table-cell office:value-type="float" office:value="21774">
                <text:p>21774</text:p>
              </table:table-cell>
            </table:table-row>
            <table:table-row>
              <table:table-cell office:value-type="string">
                <text:p>fun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players</text:p>
              </table:table-cell>
              <table:table-cell office:value-type="float" office:value="21672">
                <text:p>21672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21649">
                <text:p>21649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21619">
                <text:p>21619</text:p>
              </table:table-cell>
            </table:table-row>
            <table:table-row>
              <table:table-cell office:value-type="string">
                <text:p>currency</text:p>
              </table:table-cell>
              <table:table-cell office:value-type="float" office:value="21593">
                <text:p>21593</text:p>
              </table:table-cell>
            </table:table-row>
            <table:table-row>
              <table:table-cell office:value-type="string">
                <text:p>television</text:p>
              </table:table-cell>
              <table:table-cell office:value-type="float" office:value="21578">
                <text:p>21578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21575">
                <text:p>21575</text:p>
              </table:table-cell>
            </table:table-row>
            <table:table-row>
              <table:table-cell office:value-type="string">
                <text:p>film</text:p>
              </table:table-cell>
              <table:table-cell office:value-type="float" office:value="21573">
                <text:p>21573</text:p>
              </table:table-cell>
            </table:table-row>
            <table:table-row>
              <table:table-cell office:value-type="string">
                <text:p>commercial</text:p>
              </table:table-cell>
              <table:table-cell office:value-type="float" office:value="21567">
                <text:p>21567</text:p>
              </table:table-cell>
            </table:table-row>
            <table:table-row>
              <table:table-cell office:value-type="string">
                <text:p>items</text:p>
              </table:table-cell>
              <table:table-cell office:value-type="float" office:value="21542">
                <text:p>21542</text:p>
              </table:table-cell>
            </table:table-row>
            <table:table-row>
              <table:table-cell office:value-type="string">
                <text:p>references</text:p>
              </table:table-cell>
              <table:table-cell office:value-type="float" office:value="21539">
                <text:p>21539</text:p>
              </table:table-cell>
            </table:table-row>
            <table:table-row>
              <table:table-cell office:value-type="string">
                <text:p>shipping</text:p>
              </table:table-cell>
              <table:table-cell office:value-type="float" office:value="21527">
                <text:p>21527</text:p>
              </table:table-cell>
            </table:table-row>
            <table:table-row>
              <table:table-cell office:value-type="string">
                <text:p>problems</text:p>
              </table:table-cell>
              <table:table-cell office:value-type="float" office:value="21513">
                <text:p>21513</text:p>
              </table:table-cell>
            </table:table-row>
            <table:table-row>
              <table:table-cell office:value-type="string">
                <text:p>entertainers</text:p>
              </table:table-cell>
              <table:table-cell office:value-type="float" office:value="21296">
                <text:p>21296</text:p>
              </table:table-cell>
            </table:table-row>
            <table:table-row>
              <table:table-cell office:value-type="string">
                <text:p>again</text:p>
              </table:table-cell>
              <table:table-cell office:value-type="float" office:value="21288">
                <text:p>21288</text:p>
              </table:table-cell>
            </table:table-row>
            <table:table-row>
              <table:table-cell office:value-type="string">
                <text:p>above</text:p>
              </table:table-cell>
              <table:table-cell office:value-type="float" office:value="21245">
                <text:p>21245</text:p>
              </table:table-cell>
            </table:table-row>
            <table:table-row>
              <table:table-cell office:value-type="string">
                <text:p>rss</text:p>
              </table:table-cell>
              <table:table-cell office:value-type="float" office:value="21186">
                <text:p>21186</text:p>
              </table:table-cell>
            </table:table-row>
            <table:table-row>
              <table:table-cell office:value-type="string">
                <text:p>social</text:p>
              </table:table-cell>
              <table:table-cell office:value-type="float" office:value="21183">
                <text:p>21183</text:p>
              </table:table-cell>
            </table:table-row>
            <table:table-row>
              <table:table-cell office:value-type="string">
                <text:p>virginia</text:p>
              </table:table-cell>
              <table:table-cell office:value-type="float" office:value="21180">
                <text:p>21180</text:p>
              </table:table-cell>
            </table:table-row>
            <table:table-row>
              <table:table-cell office:value-type="string">
                <text:p>magazine</text:p>
              </table:table-cell>
              <table:table-cell office:value-type="float" office:value="21161">
                <text:p>21161</text:p>
              </table:table-cell>
            </table:table-row>
            <table:table-row>
              <table:table-cell office:value-type="string">
                <text:p>provides</text:p>
              </table:table-cell>
              <table:table-cell office:value-type="float" office:value="21151">
                <text:p>21151</text:p>
              </table:table-cell>
            </table:table-row>
            <table:table-row>
              <table:table-cell office:value-type="string">
                <text:p>located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string">
                <text:p>official</text:p>
              </table:table-cell>
              <table:table-cell office:value-type="float" office:value="21136">
                <text:p>2113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1117">
                <text:p>21117</text:p>
              </table:table-cell>
            </table:table-row>
            <table:table-row>
              <table:table-cell office:value-type="string">
                <text:p>past</text:p>
              </table:table-cell>
              <table:table-cell office:value-type="float" office:value="21103">
                <text:p>21103</text:p>
              </table:table-cell>
            </table:table-row>
            <table:table-row>
              <table:table-cell office:value-type="string">
                <text:p>possible</text:p>
              </table:table-cell>
              <table:table-cell office:value-type="float" office:value="21102">
                <text:p>21102</text:p>
              </table:table-cell>
            </table:table-row>
            <table:table-row>
              <table:table-cell office:value-type="string">
                <text:p>wilson</text:p>
              </table:table-cell>
              <table:table-cell office:value-type="float" office:value="21092">
                <text:p>21092</text:p>
              </table:table-cell>
            </table:table-row>
            <table:table-row>
              <table:table-cell office:value-type="string">
                <text:p>process</text:p>
              </table:table-cell>
              <table:table-cell office:value-type="float" office:value="21052">
                <text:p>21052</text:p>
              </table:table-cell>
            </table:table-row>
            <table:table-row>
              <table:table-cell office:value-type="string">
                <text:p>military</text:p>
              </table:table-cell>
              <table:table-cell office:value-type="float" office:value="21046">
                <text:p>21046</text:p>
              </table:table-cell>
            </table:table-row>
            <table:table-row>
              <table:table-cell office:value-type="string">
                <text:p>production</text:p>
              </table:table-cell>
              <table:table-cell office:value-type="float" office:value="21024">
                <text:p>21024</text:p>
              </table:table-cell>
            </table:table-row>
            <table:table-row>
              <table:table-cell office:value-type="string">
                <text:p>en</text:p>
              </table:table-cell>
              <table:table-cell office:value-type="float" office:value="21020">
                <text:p>21020</text:p>
              </table:table-cell>
            </table:table-row>
            <table:table-row>
              <table:table-cell office:value-type="string">
                <text:p>las</text:p>
              </table:table-cell>
              <table:table-cell office:value-type="float" office:value="20972">
                <text:p>20972</text:p>
              </table:table-cell>
            </table:table-row>
            <table:table-row>
              <table:table-cell office:value-type="string">
                <text:p>voyage</text:p>
              </table:table-cell>
              <table:table-cell office:value-type="float" office:value="20940">
                <text:p>20940</text:p>
              </table:table-cell>
            </table:table-row>
            <table:table-row>
              <table:table-cell office:value-type="string">
                <text:p>front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string">
                <text:p>designs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string">
                <text:p>months</text:p>
              </table:table-cell>
              <table:table-cell office:value-type="float" office:value="20881">
                <text:p>20881</text:p>
              </table:table-cell>
            </table:table-row>
            <table:table-row>
              <table:table-cell office:value-type="string">
                <text:p>antenna</text:p>
              </table:table-cell>
              <table:table-cell office:value-type="float" office:value="20862">
                <text:p>20862</text:p>
              </table:table-cell>
            </table:table-row>
            <table:table-row>
              <table:table-cell office:value-type="string">
                <text:p>mac</text:p>
              </table:table-cell>
              <table:table-cell office:value-type="float" office:value="20855">
                <text:p>20855</text:p>
              </table:table-cell>
            </table:table-row>
            <table:table-row>
              <table:table-cell office:value-type="string">
                <text:p>baseball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cube</text:p>
              </table:table-cell>
              <table:table-cell office:value-type="float" office:value="20842">
                <text:p>20842</text:p>
              </table:table-cell>
            </table:table-row>
            <table:table-row>
              <table:table-cell office:value-type="string">
                <text:p>bp</text:p>
              </table:table-cell>
              <table:table-cell office:value-type="float" office:value="20830">
                <text:p>2083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0811">
                <text:p>20811</text:p>
              </table:table-cell>
            </table:table-row>
            <table:table-row>
              <table:table-cell office:value-type="string">
                <text:p>server</text:p>
              </table:table-cell>
              <table:table-cell office:value-type="float" office:value="20798">
                <text:p>20798</text:p>
              </table:table-cell>
            </table:table-row>
            <table:table-row>
              <table:table-cell office:value-type="string">
                <text:p>half</text:p>
              </table:table-cell>
              <table:table-cell office:value-type="float" office:value="20793">
                <text:p>20793</text:p>
              </table:table-cell>
            </table:table-row>
            <table:table-row>
              <table:table-cell office:value-type="string">
                <text:p>chinese</text:p>
              </table:table-cell>
              <table:table-cell office:value-type="float" office:value="20789">
                <text:p>20789</text:p>
              </table:table-cell>
            </table:table-row>
            <table:table-row>
              <table:table-cell office:value-type="string">
                <text:p>bed</text:p>
              </table:table-cell>
              <table:table-cell office:value-type="float" office:value="20778">
                <text:p>2077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20747">
                <text:p>20747</text:p>
              </table:table-cell>
            </table:table-row>
            <table:table-row>
              <table:table-cell office:value-type="string">
                <text:p>europe</text:p>
              </table:table-cell>
              <table:table-cell office:value-type="float" office:value="20743">
                <text:p>20743</text:p>
              </table:table-cell>
            </table:table-row>
            <table:table-row>
              <table:table-cell office:value-type="string">
                <text:p>church</text:p>
              </table:table-cell>
              <table:table-cell office:value-type="float" office:value="20736">
                <text:p>20736</text:p>
              </table:table-cell>
            </table:table-row>
            <table:table-row>
              <table:table-cell office:value-type="string">
                <text:p>custom</text:p>
              </table:table-cell>
              <table:table-cell office:value-type="float" office:value="20710">
                <text:p>20710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20677">
                <text:p>20677</text:p>
              </table:table-cell>
            </table:table-row>
            <table:table-row>
              <table:table-cell office:value-type="string">
                <text:p>annuity</text:p>
              </table:table-cell>
              <table:table-cell office:value-type="float" office:value="20612">
                <text:p>206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549">
                <text:p>20549</text:p>
              </table:table-cell>
            </table:table-row>
            <table:table-row>
              <table:table-cell office:value-type="string">
                <text:p>license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20541">
                <text:p>20541</text:p>
              </table:table-cell>
            </table:table-row>
            <table:table-row>
              <table:table-cell office:value-type="string">
                <text:p>month</text:p>
              </table:table-cell>
              <table:table-cell office:value-type="float" office:value="20530">
                <text:p>20530</text:p>
              </table:table-cell>
            </table:table-row>
            <table:table-row>
              <table:table-cell office:value-type="string">
                <text:p>force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tech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string">
                <text:p>private</text:p>
              </table:table-cell>
              <table:table-cell office:value-type="float" office:value="20403">
                <text:p>20403</text:p>
              </table:table-cell>
            </table:table-row>
            <table:table-row>
              <table:table-cell office:value-type="string">
                <text:p>machines</text:p>
              </table:table-cell>
              <table:table-cell office:value-type="float" office:value="20389">
                <text:p>20389</text:p>
              </table:table-cell>
            </table:table-row>
            <table:table-row>
              <table:table-cell office:value-type="string">
                <text:p>staff</text:p>
              </table:table-cell>
              <table:table-cell office:value-type="float" office:value="20367">
                <text:p>20367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20332">
                <text:p>20332</text:p>
              </table:table-cell>
            </table:table-row>
            <table:table-row>
              <table:table-cell office:value-type="string">
                <text:p>always</text:p>
              </table:table-cell>
              <table:table-cell office:value-type="float" office:value="20317">
                <text:p>20317</text:p>
              </table:table-cell>
            </table:table-row>
            <table:table-row>
              <table:table-cell office:value-type="string">
                <text:p>brown</text:p>
              </table:table-cell>
              <table:table-cell office:value-type="float" office:value="20256">
                <text:p>20256</text:p>
              </table:table-cell>
            </table:table-row>
            <table:table-row>
              <table:table-cell office:value-type="string">
                <text:p>episode</text:p>
              </table:table-cell>
              <table:table-cell office:value-type="float" office:value="20198">
                <text:p>20198</text:p>
              </table:table-cell>
            </table:table-row>
            <table:table-row>
              <table:table-cell office:value-type="string">
                <text:p>angeles</text:p>
              </table:table-cell>
              <table:table-cell office:value-type="float" office:value="20192">
                <text:p>20192</text:p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20105">
                <text:p>20105</text:p>
              </table:table-cell>
            </table:table-row>
            <table:table-row>
              <table:table-cell office:value-type="string">
                <text:p>example</text:p>
              </table:table-cell>
              <table:table-cell office:value-type="float" office:value="20097">
                <text:p>20097</text:p>
              </table:table-cell>
            </table:table-row>
            <table:table-row>
              <table:table-cell office:value-type="string">
                <text:p>least</text:p>
              </table:table-cell>
              <table:table-cell office:value-type="float" office:value="20096">
                <text:p>20096</text:p>
              </table:table-cell>
            </table:table-row>
            <table:table-row>
              <table:table-cell office:value-type="string">
                <text:p>dish</text:p>
              </table:table-cell>
              <table:table-cell office:value-type="float" office:value="20072">
                <text:p>20072</text:p>
              </table:table-cell>
            </table:table-row>
            <table:table-row>
              <table:table-cell office:value-type="string">
                <text:p>field</text:p>
              </table:table-cell>
              <table:table-cell office:value-type="float" office:value="20071">
                <text:p>20071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20069">
                <text:p>20069</text:p>
              </table:table-cell>
            </table:table-row>
            <table:table-row>
              <table:table-cell office:value-type="string">
                <text:p>3g</text:p>
              </table:table-cell>
              <table:table-cell office:value-type="float" office:value="20041">
                <text:p>20041</text:p>
              </table:table-cell>
            </table:table-row>
            <table:table-row>
              <table:table-cell office:value-type="string">
                <text:p>having</text:p>
              </table:table-cell>
              <table:table-cell office:value-type="float" office:value="19972">
                <text:p>19972</text:p>
              </table:table-cell>
            </table:table-row>
            <table:table-row>
              <table:table-cell office:value-type="string">
                <text:p>external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19903">
                <text:p>19903</text:p>
              </table:table-cell>
            </table:table-row>
            <table:table-row>
              <table:table-cell office:value-type="string">
                <text:p>interest</text:p>
              </table:table-cell>
              <table:table-cell office:value-type="float" office:value="19888">
                <text:p>19888</text:p>
              </table:table-cell>
            </table:table-row>
            <table:table-row>
              <table:table-cell office:value-type="string">
                <text:p>issues</text:p>
              </table:table-cell>
              <table:table-cell office:value-type="float" office:value="19865">
                <text:p>19865</text:p>
              </table:table-cell>
            </table:table-row>
            <table:table-row>
              <table:table-cell office:value-type="string">
                <text:p>needed</text:p>
              </table:table-cell>
              <table:table-cell office:value-type="float" office:value="19864">
                <text:p>19864</text:p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19859">
                <text:p>19859</text:p>
              </table:table-cell>
            </table:table-row>
            <table:table-row>
              <table:table-cell office:value-type="string">
                <text:p>run</text:p>
              </table:table-cell>
              <table:table-cell office:value-type="float" office:value="19848">
                <text:p>19848</text:p>
              </table:table-cell>
            </table:table-row>
            <table:table-row>
              <table:table-cell office:value-type="string">
                <text:p>ideas</text:p>
              </table:table-cell>
              <table:table-cell office:value-type="float" office:value="19836">
                <text:p>19836</text:p>
              </table:table-cell>
            </table:table-row>
            <table:table-row>
              <table:table-cell office:value-type="string">
                <text:p>dvd</text:p>
              </table:table-cell>
              <table:table-cell office:value-type="float" office:value="19825">
                <text:p>19825</text:p>
              </table:table-cell>
            </table:table-row>
            <table:table-row>
              <table:table-cell office:value-type="string">
                <text:p>nissan</text:p>
              </table:table-cell>
              <table:table-cell office:value-type="float" office:value="19750">
                <text:p>19750</text:p>
              </table:table-cell>
            </table:table-row>
            <table:table-row>
              <table:table-cell office:value-type="string">
                <text:p>teen</text:p>
              </table:table-cell>
              <table:table-cell office:value-type="float" office:value="19737">
                <text:p>19737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19724">
                <text:p>19724</text:p>
              </table:table-cell>
            </table:table-row>
            <table:table-row>
              <table:table-cell office:value-type="string">
                <text:p>bobcat</text:p>
              </table:table-cell>
              <table:table-cell office:value-type="float" office:value="19723">
                <text:p>19723</text:p>
              </table:table-cell>
            </table:table-row>
            <table:table-row>
              <table:table-cell office:value-type="string">
                <text:p>able</text:p>
              </table:table-cell>
              <table:table-cell office:value-type="float" office:value="19681">
                <text:p>19681</text:p>
              </table:table-cell>
            </table:table-row>
            <table:table-row>
              <table:table-cell office:value-type="string">
                <text:p>delivery</text:p>
              </table:table-cell>
              <table:table-cell office:value-type="float" office:value="19662">
                <text:p>19662</text:p>
              </table:table-cell>
            </table:table-row>
            <table:table-row>
              <table:table-cell office:value-type="string">
                <text:p>penguins</text:p>
              </table:table-cell>
              <table:table-cell office:value-type="float" office:value="19650">
                <text:p>19650</text:p>
              </table:table-cell>
            </table:table-row>
            <table:table-row>
              <table:table-cell office:value-type="string">
                <text:p>institute</text:p>
              </table:table-cell>
              <table:table-cell office:value-type="float" office:value="19641">
                <text:p>19641</text:p>
              </table:table-cell>
            </table:table-row>
            <table:table-row>
              <table:table-cell office:value-type="string">
                <text:p>additional</text:p>
              </table:table-cell>
              <table:table-cell office:value-type="float" office:value="19639">
                <text:p>19639</text:p>
              </table:table-cell>
            </table:table-row>
            <table:table-row>
              <table:table-cell office:value-type="string">
                <text:p>self</text:p>
              </table:table-cell>
              <table:table-cell office:value-type="float" office:value="19638">
                <text:p>19638</text:p>
              </table:table-cell>
            </table:table-row>
            <table:table-row>
              <table:table-cell office:value-type="string">
                <text:p>cd</text:p>
              </table:table-cell>
              <table:table-cell office:value-type="float" office:value="19582">
                <text:p>19582</text:p>
              </table:table-cell>
            </table:table-row>
            <table:table-row>
              <table:table-cell office:value-type="string">
                <text:p>rick</text:p>
              </table:table-cell>
              <table:table-cell office:value-type="float" office:value="19518">
                <text:p>19518</text:p>
              </table:table-cell>
            </table:table-row>
            <table:table-row>
              <table:table-cell office:value-type="string">
                <text:p>kansas</text:p>
              </table:table-cell>
              <table:table-cell office:value-type="float" office:value="19473">
                <text:p>19473</text:p>
              </table:table-cell>
            </table:table-row>
            <table:table-row>
              <table:table-cell office:value-type="string">
                <text:p>anaheim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string">
                <text:p>via</text:p>
              </table:table-cell>
              <table:table-cell office:value-type="float" office:value="19449">
                <text:p>19449</text:p>
              </table:table-cell>
            </table:table-row>
            <table:table-row>
              <table:table-cell office:value-type="string">
                <text:p>various</text:p>
              </table:table-cell>
              <table:table-cell office:value-type="float" office:value="19436">
                <text:p>19436</text:p>
              </table:table-cell>
            </table:table-row>
            <table:table-row>
              <table:table-cell office:value-type="string">
                <text:p>plans</text:p>
              </table:table-cell>
              <table:table-cell office:value-type="float" office:value="19402">
                <text:p>19402</text:p>
              </table:table-cell>
            </table:table-row>
            <table:table-row>
              <table:table-cell office:value-type="string">
                <text:p>sure</text:p>
              </table:table-cell>
              <table:table-cell office:value-type="float" office:value="19392">
                <text:p>19392</text:p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19386">
                <text:p>19386</text:p>
              </table:table-cell>
            </table:table-row>
            <table:table-row>
              <table:table-cell office:value-type="string">
                <text:p>fat</text:p>
              </table:table-cell>
              <table:table-cell office:value-type="float" office:value="19375">
                <text:p>19375</text:p>
              </table:table-cell>
            </table:table-row>
            <table:table-row>
              <table:table-cell office:value-type="string">
                <text:p>interested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panel</text:p>
              </table:table-cell>
              <table:table-cell office:value-type="float" office:value="19342">
                <text:p>19342</text:p>
              </table:table-cell>
            </table:table-row>
            <table:table-row>
              <table:table-cell office:value-type="string">
                <text:p>safety</text:p>
              </table:table-cell>
              <table:table-cell office:value-type="float" office:value="19334">
                <text:p>19334</text:p>
              </table:table-cell>
            </table:table-row>
            <table:table-row>
              <table:table-cell office:value-type="string">
                <text:p>defender</text:p>
              </table:table-cell>
              <table:table-cell office:value-type="float" office:value="19301">
                <text:p>19301</text:p>
              </table:table-cell>
            </table:table-row>
            <table:table-row>
              <table:table-cell office:value-type="string">
                <text:p>put</text:p>
              </table:table-cell>
              <table:table-cell office:value-type="float" office:value="19286">
                <text:p>19286</text:p>
              </table:table-cell>
            </table:table-row>
            <table:table-row>
              <table:table-cell office:value-type="string">
                <text:p>asia</text:p>
              </table:table-cell>
              <table:table-cell office:value-type="float" office:value="19275">
                <text:p>19275</text:p>
              </table:table-cell>
            </table:table-row>
            <table:table-row>
              <table:table-cell office:value-type="string">
                <text:p>england</text:p>
              </table:table-cell>
              <table:table-cell office:value-type="float" office:value="19261">
                <text:p>19261</text:p>
              </table:table-cell>
            </table:table-row>
            <table:table-row>
              <table:table-cell office:value-type="string">
                <text:p>title</text:p>
              </table:table-cell>
              <table:table-cell office:value-type="float" office:value="19227">
                <text:p>19227</text:p>
              </table:table-cell>
            </table:table-row>
            <table:table-row>
              <table:table-cell office:value-type="string">
                <text:p>society</text:p>
              </table:table-cell>
              <table:table-cell office:value-type="float" office:value="19223">
                <text:p>19223</text:p>
              </table:table-cell>
            </table:table-row>
            <table:table-row>
              <table:table-cell office:value-type="string">
                <text:p>www</text:p>
              </table:table-cell>
              <table:table-cell office:value-type="float" office:value="19196">
                <text:p>19196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19195">
                <text:p>19195</text:p>
              </table:table-cell>
            </table:table-row>
            <table:table-row>
              <table:table-cell office:value-type="string">
                <text:p>across</text:p>
              </table:table-cell>
              <table:table-cell office:value-type="float" office:value="19190">
                <text:p>19190</text:p>
              </table:table-cell>
            </table:table-row>
            <table:table-row>
              <table:table-cell office:value-type="string">
                <text:p>arts</text:p>
              </table:table-cell>
              <table:table-cell office:value-type="float" office:value="19189">
                <text:p>19189</text:p>
              </table:table-cell>
            </table:table-row>
            <table:table-row>
              <table:table-cell office:value-type="string">
                <text:p>wa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string">
                <text:p>term</text:p>
              </table:table-cell>
              <table:table-cell office:value-type="float" office:value="19150">
                <text:p>19150</text:p>
              </table:table-cell>
            </table:table-row>
            <table:table-row>
              <table:table-cell office:value-type="string">
                <text:p>illinois</text:p>
              </table:table-cell>
              <table:table-cell office:value-type="float" office:value="19143">
                <text:p>19143</text:p>
              </table:table-cell>
            </table:table-row>
            <table:table-row>
              <table:table-cell office:value-type="string">
                <text:p>discussion</text:p>
              </table:table-cell>
              <table:table-cell office:value-type="float" office:value="19142">
                <text:p>19142</text:p>
              </table:table-cell>
            </table:table-row>
            <table:table-row>
              <table:table-cell office:value-type="string">
                <text:p>recipes</text:p>
              </table:table-cell>
              <table:table-cell office:value-type="float" office:value="19127">
                <text:p>19127</text:p>
              </table:table-cell>
            </table:table-row>
            <table:table-row>
              <table:table-cell office:value-type="string">
                <text:p>release</text:p>
              </table:table-cell>
              <table:table-cell office:value-type="float" office:value="19114">
                <text:p>19114</text:p>
              </table:table-cell>
            </table:table-row>
            <table:table-row>
              <table:table-cell office:value-type="string">
                <text:p>future</text:p>
              </table:table-cell>
              <table:table-cell office:value-type="float" office:value="19100">
                <text:p>19100</text:p>
              </table:table-cell>
            </table:table-row>
            <table:table-row>
              <table:table-cell office:value-type="string">
                <text:p>might</text:p>
              </table:table-cell>
              <table:table-cell office:value-type="float" office:value="19099">
                <text:p>19099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19069">
                <text:p>19069</text:p>
              </table:table-cell>
            </table:table-row>
            <table:table-row>
              <table:table-cell office:value-type="string">
                <text:p>images</text:p>
              </table:table-cell>
              <table:table-cell office:value-type="float" office:value="19067">
                <text:p>19067</text:p>
              </table:table-cell>
            </table:table-row>
            <table:table-row>
              <table:table-cell office:value-type="string">
                <text:p>say</text:p>
              </table:table-cell>
              <table:table-cell office:value-type="float" office:value="19061">
                <text:p>19061</text:p>
              </table:table-cell>
            </table:table-row>
            <table:table-row>
              <table:table-cell office:value-type="string">
                <text:p>union</text:p>
              </table:table-cell>
              <table:table-cell office:value-type="float" office:value="19043">
                <text:p>19043</text:p>
              </table:table-cell>
            </table:table-row>
            <table:table-row>
              <table:table-cell office:value-type="string">
                <text:p>seen</text:p>
              </table:table-cell>
              <table:table-cell office:value-type="float" office:value="19021">
                <text:p>19021</text:p>
              </table:table-cell>
            </table:table-row>
            <table:table-row>
              <table:table-cell office:value-type="string">
                <text:p>logitech</text:p>
              </table:table-cell>
              <table:table-cell office:value-type="float" office:value="19010">
                <text:p>19010</text:p>
              </table:table-cell>
            </table:table-row>
            <table:table-row>
              <table:table-cell office:value-type="string">
                <text:p>though</text:p>
              </table:table-cell>
              <table:table-cell office:value-type="float" office:value="18998">
                <text:p>18998</text:p>
              </table:table-cell>
            </table:table-row>
            <table:table-row>
              <table:table-cell office:value-type="string">
                <text:p>airport</text:p>
              </table:table-cell>
              <table:table-cell office:value-type="float" office:value="18989">
                <text:p>18989</text:p>
              </table:table-cell>
            </table:table-row>
            <table:table-row>
              <table:table-cell office:value-type="string">
                <text:p>heat</text:p>
              </table:table-cell>
              <table:table-cell office:value-type="float" office:value="18978">
                <text:p>18978</text:p>
              </table:table-cell>
            </table:table-row>
            <table:table-row>
              <table:table-cell office:value-type="string">
                <text:p>families</text:p>
              </table:table-cell>
              <table:table-cell office:value-type="float" office:value="18975">
                <text:p>18975</text:p>
              </table:table-cell>
            </table:table-row>
            <table:table-row>
              <table:table-cell office:value-type="string">
                <text:p>homes</text:p>
              </table:table-cell>
              <table:table-cell office:value-type="float" office:value="18963">
                <text:p>18963</text:p>
              </table:table-cell>
            </table:table-row>
            <table:table-row>
              <table:table-cell office:value-type="string">
                <text:p>sex</text:p>
              </table:table-cell>
              <table:table-cell office:value-type="float" office:value="18903">
                <text:p>18903</text:p>
              </table:table-cell>
            </table:table-row>
            <table:table-row>
              <table:table-cell office:value-type="string">
                <text:p>pay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string">
                <text:p>indian</text:p>
              </table:table-cell>
              <table:table-cell office:value-type="float" office:value="18878">
                <text:p>18878</text:p>
              </table:table-cell>
            </table:table-row>
            <table:table-row>
              <table:table-cell office:value-type="string">
                <text:p>materials</text:p>
              </table:table-cell>
              <table:table-cell office:value-type="float" office:value="18846">
                <text:p>18846</text:p>
              </table:table-cell>
            </table:table-row>
            <table:table-row>
              <table:table-cell office:value-type="string">
                <text:p>advanced</text:p>
              </table:table-cell>
              <table:table-cell office:value-type="float" office:value="18797">
                <text:p>18797</text:p>
              </table:table-cell>
            </table:table-row>
            <table:table-row>
              <table:table-cell office:value-type="string">
                <text:p>connection</text:p>
              </table:table-cell>
              <table:table-cell office:value-type="float" office:value="18767">
                <text:p>18767</text:p>
              </table:table-cell>
            </table:table-row>
            <table:table-row>
              <table:table-cell office:value-type="string">
                <text:p>sf</text:p>
              </table:table-cell>
              <table:table-cell office:value-type="float" office:value="18762">
                <text:p>18762</text:p>
              </table:table-cell>
            </table:table-row>
            <table:table-row>
              <table:table-cell office:value-type="string">
                <text:p>library</text:p>
              </table:table-cell>
              <table:table-cell office:value-type="float" office:value="18761">
                <text:p>18761</text:p>
              </table:table-cell>
            </table:table-row>
            <table:table-row>
              <table:table-cell office:value-type="string">
                <text:p>summer</text:p>
              </table:table-cell>
              <table:table-cell office:value-type="float" office:value="18756">
                <text:p>18756</text:p>
              </table:table-cell>
            </table:table-row>
            <table:table-row>
              <table:table-cell office:value-type="string">
                <text:p>culture</text:p>
              </table:table-cell>
              <table:table-cell office:value-type="float" office:value="18744">
                <text:p>18744</text:p>
              </table:table-cell>
            </table:table-row>
            <table:table-row>
              <table:table-cell office:value-type="string">
                <text:p>cash</text:p>
              </table:table-cell>
              <table:table-cell office:value-type="float" office:value="18740">
                <text:p>18740</text:p>
              </table:table-cell>
            </table:table-row>
            <table:table-row>
              <table:table-cell office:value-type="string">
                <text:p>patients</text:p>
              </table:table-cell>
              <table:table-cell office:value-type="float" office:value="18726">
                <text:p>18726</text:p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string">
                <text:p>student</text:p>
              </table:table-cell>
              <table:table-cell office:value-type="float" office:value="18678">
                <text:p>18678</text:p>
              </table:table-cell>
            </table:table-row>
            <table:table-row>
              <table:table-cell office:value-type="string">
                <text:p>record</text:p>
              </table:table-cell>
              <table:table-cell office:value-type="float" office:value="18663">
                <text:p>18663</text:p>
              </table:table-cell>
            </table:table-row>
            <table:table-row>
              <table:table-cell office:value-type="string">
                <text:p>flushing</text:p>
              </table:table-cell>
              <table:table-cell office:value-type="float" office:value="18624">
                <text:p>18624</text:p>
              </table:table-cell>
            </table:table-row>
            <table:table-row>
              <table:table-cell office:value-type="string">
                <text:p>third</text:p>
              </table:table-cell>
              <table:table-cell office:value-type="float" office:value="18608">
                <text:p>18608</text:p>
              </table:table-cell>
            </table:table-row>
            <table:table-row>
              <table:table-cell office:value-type="string">
                <text:p>nj</text:p>
              </table:table-cell>
              <table:table-cell office:value-type="float" office:value="18607">
                <text:p>18607</text:p>
              </table:table-cell>
            </table:table-row>
            <table:table-row>
              <table:table-cell office:value-type="string">
                <text:p>studies</text:p>
              </table:table-cell>
              <table:table-cell office:value-type="float" office:value="18597">
                <text:p>18597</text:p>
              </table:table-cell>
            </table:table-row>
            <table:table-row>
              <table:table-cell office:value-type="string">
                <text:p>simple</text:p>
              </table:table-cell>
              <table:table-cell office:value-type="float" office:value="18496">
                <text:p>18496</text:p>
              </table:table-cell>
            </table:table-row>
            <table:table-row>
              <table:table-cell office:value-type="string">
                <text:p>domain</text:p>
              </table:table-cell>
              <table:table-cell office:value-type="float" office:value="18478">
                <text:p>18478</text:p>
              </table:table-cell>
            </table:table-row>
            <table:table-row>
              <table:table-cell office:value-type="string">
                <text:p>reports</text:p>
              </table:table-cell>
              <table:table-cell office:value-type="float" office:value="18469">
                <text:p>18469</text:p>
              </table:table-cell>
            </table:table-row>
            <table:table-row>
              <table:table-cell office:value-type="string">
                <text:p>sound</text:p>
              </table:table-cell>
              <table:table-cell office:value-type="float" office:value="18435">
                <text:p>18435</text:p>
              </table:table-cell>
            </table:table-row>
            <table:table-row>
              <table:table-cell office:value-type="string">
                <text:p>mi</text:p>
              </table:table-cell>
              <table:table-cell office:value-type="float" office:value="18398">
                <text:p>18398</text:p>
              </table:table-cell>
            </table:table-row>
            <table:table-row>
              <table:table-cell office:value-type="string">
                <text:p>published</text:p>
              </table:table-cell>
              <table:table-cell office:value-type="float" office:value="18386">
                <text:p>18386</text:p>
              </table:table-cell>
            </table:table-row>
            <table:table-row>
              <table:table-cell office:value-type="string">
                <text:p>extra</text:p>
              </table:table-cell>
              <table:table-cell office:value-type="float" office:value="18375">
                <text:p>18375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18321">
                <text:p>18321</text:p>
              </table:table-cell>
            </table:table-row>
            <table:table-row>
              <table:table-cell office:value-type="string">
                <text:p>microsoft</text:p>
              </table:table-cell>
              <table:table-cell office:value-type="float" office:value="18311">
                <text:p>18311</text:p>
              </table:table-cell>
            </table:table-row>
            <table:table-row>
              <table:table-cell office:value-type="string">
                <text:p>ever</text:p>
              </table:table-cell>
              <table:table-cell office:value-type="float" office:value="18301">
                <text:p>18301</text:p>
              </table:table-cell>
            </table:table-row>
            <table:table-row>
              <table:table-cell office:value-type="string">
                <text:p>worms</text:p>
              </table:table-cell>
              <table:table-cell office:value-type="float" office:value="18278">
                <text:p>18278</text:p>
              </table:table-cell>
            </table:table-row>
            <table:table-row>
              <table:table-cell office:value-type="string">
                <text:p>inside</text:p>
              </table:table-cell>
              <table:table-cell office:value-type="float" office:value="18227">
                <text:p>18227</text:p>
              </table:table-cell>
            </table:table-row>
            <table:table-row>
              <table:table-cell office:value-type="string">
                <text:p>patrol</text:p>
              </table:table-cell>
              <table:table-cell office:value-type="float" office:value="18220">
                <text:p>18220</text:p>
              </table:table-cell>
            </table:table-row>
            <table:table-row>
              <table:table-cell office:value-type="string">
                <text:p>sea</text:p>
              </table:table-cell>
              <table:table-cell office:value-type="float" office:value="18213">
                <text:p>18213</text:p>
              </table:table-cell>
            </table:table-row>
            <table:table-row>
              <table:table-cell office:value-type="string">
                <text:p>tx</text:p>
              </table:table-cell>
              <table:table-cell office:value-type="float" office:value="18177">
                <text:p>18177</text:p>
              </table:table-cell>
            </table:table-row>
            <table:table-row>
              <table:table-cell office:value-type="string">
                <text:p>makes</text:p>
              </table:table-cell>
              <table:table-cell office:value-type="float" office:value="18156">
                <text:p>18156</text:p>
              </table:table-cell>
            </table:table-row>
            <table:table-row>
              <table:table-cell office:value-type="string">
                <text:p>kagome</text:p>
              </table:table-cell>
              <table:table-cell office:value-type="float" office:value="18148">
                <text:p>18148</text:p>
              </table:table-cell>
            </table:table-row>
            <table:table-row>
              <table:table-cell office:value-type="string">
                <text:p>animals</text:p>
              </table:table-cell>
              <table:table-cell office:value-type="float" office:value="18139">
                <text:p>1813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8133">
                <text:p>18133</text:p>
              </table:table-cell>
            </table:table-row>
            <table:table-row>
              <table:table-cell office:value-type="string">
                <text:p>cellular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string">
                <text:p>included</text:p>
              </table:table-cell>
              <table:table-cell office:value-type="float" office:value="18099">
                <text:p>1809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088">
                <text:p>18088</text:p>
              </table:table-cell>
            </table:table-row>
            <table:table-row>
              <table:table-cell office:value-type="string">
                <text:p>given</text:p>
              </table:table-cell>
              <table:table-cell office:value-type="float" office:value="18073">
                <text:p>18073</text:p>
              </table:table-cell>
            </table:table-row>
            <table:table-row>
              <table:table-cell office:value-type="string">
                <text:p>tournaments</text:p>
              </table:table-cell>
              <table:table-cell office:value-type="float" office:value="18060">
                <text:p>18060</text:p>
              </table:table-cell>
            </table:table-row>
            <table:table-row>
              <table:table-cell office:value-type="string">
                <text:p>gold</text:p>
              </table:table-cell>
              <table:table-cell office:value-type="float" office:value="18050">
                <text:p>18050</text:p>
              </table:table-cell>
            </table:table-row>
            <table:table-row>
              <table:table-cell office:value-type="string">
                <text:p>together</text:p>
              </table:table-cell>
              <table:table-cell office:value-type="float" office:value="18038">
                <text:p>18038</text:p>
              </table:table-cell>
            </table:table-row>
            <table:table-row>
              <table:table-cell office:value-type="string">
                <text:p>register</text:p>
              </table:table-cell>
              <table:table-cell office:value-type="float" office:value="18027">
                <text:p>18027</text:p>
              </table:table-cell>
            </table:table-row>
            <table:table-row>
              <table:table-cell office:value-type="string">
                <text:p>audio</text:p>
              </table:table-cell>
              <table:table-cell office:value-type="float" office:value="18020">
                <text:p>18020</text:p>
              </table:table-cell>
            </table:table-row>
            <table:table-row>
              <table:table-cell office:value-type="string">
                <text:p>customer</text:p>
              </table:table-cell>
              <table:table-cell office:value-type="float" office:value="17978">
                <text:p>17978</text:p>
              </table:table-cell>
            </table:table-row>
            <table:table-row>
              <table:table-cell office:value-type="string">
                <text:p>legal</text:p>
              </table:table-cell>
              <table:table-cell office:value-type="float" office:value="17935">
                <text:p>17935</text:p>
              </table:table-cell>
            </table:table-row>
            <table:table-row>
              <table:table-cell office:value-type="string">
                <text:p>either</text:p>
              </table:table-cell>
              <table:table-cell office:value-type="float" office:value="17928">
                <text:p>17928</text:p>
              </table:table-cell>
            </table:table-row>
            <table:table-row>
              <table:table-cell office:value-type="string">
                <text:p>among</text:p>
              </table:table-cell>
              <table:table-cell office:value-type="float" office:value="17911">
                <text:p>17911</text:p>
              </table:table-cell>
            </table:table-row>
            <table:table-row>
              <table:table-cell office:value-type="string">
                <text:p>attack</text:p>
              </table:table-cell>
              <table:table-cell office:value-type="float" office:value="17893">
                <text:p>17893</text:p>
              </table:table-cell>
            </table:table-row>
            <table:table-row>
              <table:table-cell office:value-type="string">
                <text:p>late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ways</text:p>
              </table:table-cell>
              <table:table-cell office:value-type="float" office:value="17870">
                <text:p>17870</text:p>
              </table:table-cell>
            </table:table-row>
            <table:table-row>
              <table:table-cell office:value-type="string">
                <text:p>stock</text:p>
              </table:table-cell>
              <table:table-cell office:value-type="float" office:value="17849">
                <text:p>17849</text:p>
              </table:table-cell>
            </table:table-row>
            <table:table-row>
              <table:table-cell office:value-type="string">
                <text:p>colorado</text:p>
              </table:table-cell>
              <table:table-cell office:value-type="float" office:value="17831">
                <text:p>17831</text:p>
              </table:table-cell>
            </table:table-row>
            <table:table-row>
              <table:table-cell office:value-type="string">
                <text:p>ask</text:p>
              </table:table-cell>
              <table:table-cell office:value-type="float" office:value="17825">
                <text:p>17825</text:p>
              </table:table-cell>
            </table:table-row>
            <table:table-row>
              <table:table-cell office:value-type="string">
                <text:p>mount</text:p>
              </table:table-cell>
              <table:table-cell office:value-type="float" office:value="17803">
                <text:p>17803</text:p>
              </table:table-cell>
            </table:table-row>
            <table:table-row>
              <table:table-cell office:value-type="string">
                <text:p>museum</text:p>
              </table:table-cell>
              <table:table-cell office:value-type="float" office:value="17797">
                <text:p>17797</text:p>
              </table:table-cell>
            </table:table-row>
            <table:table-row>
              <table:table-cell office:value-type="string">
                <text:p>pacific</text:p>
              </table:table-cell>
              <table:table-cell office:value-type="float" office:value="17795">
                <text:p>17795</text:p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17777">
                <text:p>17777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17755">
                <text:p>17755</text:p>
              </table:table-cell>
            </table:table-row>
            <table:table-row>
              <table:table-cell office:value-type="string">
                <text:p>police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17713">
                <text:p>17713</text:p>
              </table:table-cell>
            </table:table-row>
            <table:table-row>
              <table:table-cell office:value-type="string">
                <text:p>port</text:p>
              </table:table-cell>
              <table:table-cell office:value-type="float" office:value="17686">
                <text:p>1768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7672">
                <text:p>17672</text:p>
              </table:table-cell>
            </table:table-row>
            <table:table-row>
              <table:table-cell office:value-type="string">
                <text:p>british</text:p>
              </table:table-cell>
              <table:table-cell office:value-type="float" office:value="17671">
                <text:p>17671</text:p>
              </table:table-cell>
            </table:table-row>
            <table:table-row>
              <table:table-cell office:value-type="string">
                <text:p>period</text:p>
              </table:table-cell>
              <table:table-cell office:value-type="float" office:value="17668">
                <text:p>17668</text:p>
              </table:table-cell>
            </table:table-row>
            <table:table-row>
              <table:table-cell office:value-type="string">
                <text:p>construction</text:p>
              </table:table-cell>
              <table:table-cell office:value-type="float" office:value="17659">
                <text:p>17659</text:p>
              </table:table-cell>
            </table:table-row>
            <table:table-row>
              <table:table-cell office:value-type="string">
                <text:p>increase</text:p>
              </table:table-cell>
              <table:table-cell office:value-type="float" office:value="17647">
                <text:p>17647</text:p>
              </table:table-cell>
            </table:table-row>
            <table:table-row>
              <table:table-cell office:value-type="string">
                <text:p>el</text:p>
              </table:table-cell>
              <table:table-cell office:value-type="float" office:value="17639">
                <text:p>17639</text:p>
              </table:table-cell>
            </table:table-row>
            <table:table-row>
              <table:table-cell office:value-type="string">
                <text:p>advertising</text:p>
              </table:table-cell>
              <table:table-cell office:value-type="float" office:value="17624">
                <text:p>17624</text:p>
              </table:table-cell>
            </table:table-row>
            <table:table-row>
              <table:table-cell office:value-type="string">
                <text:p>associated</text:p>
              </table:table-cell>
              <table:table-cell office:value-type="float" office:value="17617">
                <text:p>17617</text:p>
              </table:table-cell>
            </table:table-row>
            <table:table-row>
              <table:table-cell office:value-type="string">
                <text:p>final</text:p>
              </table:table-cell>
              <table:table-cell office:value-type="float" office:value="17597">
                <text:p>17597</text:p>
              </table:table-cell>
            </table:table-row>
            <table:table-row>
              <table:table-cell office:value-type="string">
                <text:p>coast</text:p>
              </table:table-cell>
              <table:table-cell office:value-type="float" office:value="17592">
                <text:p>17592</text:p>
              </table:table-cell>
            </table:table-row>
            <table:table-row>
              <table:table-cell office:value-type="string">
                <text:p>built</text:p>
              </table:table-cell>
              <table:table-cell office:value-type="float" office:value="17591">
                <text:p>17591</text:p>
              </table:table-cell>
            </table:table-row>
            <table:table-row>
              <table:table-cell office:value-type="string">
                <text:p>lost</text:p>
              </table:table-cell>
              <table:table-cell office:value-type="float" office:value="17588">
                <text:p>17588</text:p>
              </table:table-cell>
            </table:table-row>
            <table:table-row>
              <table:table-cell office:value-type="string">
                <text:p>oil</text:p>
              </table:table-cell>
              <table:table-cell office:value-type="float" office:value="17579">
                <text:p>17579</text:p>
              </table:table-cell>
            </table:table-row>
            <table:table-row>
              <table:table-cell office:value-type="string">
                <text:p>yes</text:p>
              </table:table-cell>
              <table:table-cell office:value-type="float" office:value="17557">
                <text:p>17557</text:p>
              </table:table-cell>
            </table:table-row>
            <table:table-row>
              <table:table-cell office:value-type="string">
                <text:p>note</text:p>
              </table:table-cell>
              <table:table-cell office:value-type="float" office:value="17551">
                <text:p>17551</text:p>
              </table:table-cell>
            </table:table-row>
            <table:table-row>
              <table:table-cell office:value-type="string">
                <text:p>cause</text:p>
              </table:table-cell>
              <table:table-cell office:value-type="float" office:value="17534">
                <text:p>17534</text:p>
              </table:table-cell>
            </table:table-row>
            <table:table-row>
              <table:table-cell office:value-type="string">
                <text:p>choose</text:p>
              </table:table-cell>
              <table:table-cell office:value-type="float" office:value="17531">
                <text:p>17531</text:p>
              </table:table-cell>
            </table:table-row>
            <table:table-row>
              <table:table-cell office:value-type="string">
                <text:p>message</text:p>
              </table:table-cell>
              <table:table-cell office:value-type="float" office:value="17529">
                <text:p>1752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7512">
                <text:p>17512</text:p>
              </table:table-cell>
            </table:table-row>
            <table:table-row>
              <table:table-cell office:value-type="string">
                <text:p>islands</text:p>
              </table:table-cell>
              <table:table-cell office:value-type="float" office:value="17483">
                <text:p>17483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17482">
                <text:p>17482</text:p>
              </table:table-cell>
            </table:table-row>
            <table:table-row>
              <table:table-cell office:value-type="string">
                <text:p>panels</text:p>
              </table:table-cell>
              <table:table-cell office:value-type="float" office:value="17470">
                <text:p>17470</text:p>
              </table:table-cell>
            </table:table-row>
            <table:table-row>
              <table:table-cell office:value-type="string">
                <text:p>gmt</text:p>
              </table:table-cell>
              <table:table-cell office:value-type="float" office:value="17463">
                <text:p>17463</text:p>
              </table:table-cell>
            </table:table-row>
            <table:table-row>
              <table:table-cell office:value-type="string">
                <text:p>corporate</text:p>
              </table:table-cell>
              <table:table-cell office:value-type="float" office:value="17454">
                <text:p>17454</text:p>
              </table:table-cell>
            </table:table-row>
            <table:table-row>
              <table:table-cell office:value-type="string">
                <text:p>mountain</text:p>
              </table:table-cell>
              <table:table-cell office:value-type="float" office:value="17447">
                <text:p>17447</text:p>
              </table:table-cell>
            </table:table-row>
            <table:table-row>
              <table:table-cell office:value-type="string">
                <text:p>application</text:p>
              </table:table-cell>
              <table:table-cell office:value-type="float" office:value="17425">
                <text:p>17425</text:p>
              </table:table-cell>
            </table:table-row>
            <table:table-row>
              <table:table-cell office:value-type="string">
                <text:p>words</text:p>
              </table:table-cell>
              <table:table-cell office:value-type="float" office:value="17419">
                <text:p>17419</text:p>
              </table:table-cell>
            </table:table-row>
            <table:table-row>
              <table:table-cell office:value-type="string">
                <text:p>london</text:p>
              </table:table-cell>
              <table:table-cell office:value-type="float" office:value="17417">
                <text:p>17417</text:p>
              </table:table-cell>
            </table:table-row>
            <table:table-row>
              <table:table-cell office:value-type="string">
                <text:p>wide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string">
                <text:p>james</text:p>
              </table:table-cell>
              <table:table-cell office:value-type="float" office:value="17389">
                <text:p>17389</text:p>
              </table:table-cell>
            </table:table-row>
            <table:table-row>
              <table:table-cell office:value-type="string">
                <text:p>minutes</text:p>
              </table:table-cell>
              <table:table-cell office:value-type="float" office:value="17347">
                <text:p>17347</text:p>
              </table:table-cell>
            </table:table-row>
            <table:table-row>
              <table:table-cell office:value-type="string">
                <text:p>works</text:p>
              </table:table-cell>
              <table:table-cell office:value-type="float" office:value="17332">
                <text:p>17332</text:p>
              </table:table-cell>
            </table:table-row>
            <table:table-row>
              <table:table-cell office:value-type="string">
                <text:p>century</text:p>
              </table:table-cell>
              <table:table-cell office:value-type="float" office:value="17308">
                <text:p>17308</text:p>
              </table:table-cell>
            </table:table-row>
            <table:table-row>
              <table:table-cell office:value-type="string">
                <text:p>song</text:p>
              </table:table-cell>
              <table:table-cell office:value-type="float" office:value="17302">
                <text:p>17302</text:p>
              </table:table-cell>
            </table:table-row>
            <table:table-row>
              <table:table-cell office:value-type="string">
                <text:p>flights</text:p>
              </table:table-cell>
              <table:table-cell office:value-type="float" office:value="17285">
                <text:p>17285</text:p>
              </table:table-cell>
            </table:table-row>
            <table:table-row>
              <table:table-cell office:value-type="string">
                <text:p>organization</text:p>
              </table:table-cell>
              <table:table-cell office:value-type="float" office:value="17280">
                <text:p>17280</text:p>
              </table:table-cell>
            </table:table-row>
            <table:table-row>
              <table:table-cell office:value-type="string">
                <text:p>career</text:p>
              </table:table-cell>
              <table:table-cell office:value-type="float" office:value="17258">
                <text:p>17258</text:p>
              </table:table-cell>
            </table:table-row>
            <table:table-row>
              <table:table-cell office:value-type="string">
                <text:p>king</text:p>
              </table:table-cell>
              <table:table-cell office:value-type="float" office:value="17252">
                <text:p>17252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17248">
                <text:p>17248</text:p>
              </table:table-cell>
            </table:table-row>
            <table:table-row>
              <table:table-cell office:value-type="string">
                <text:p>got</text:p>
              </table:table-cell>
              <table:table-cell office:value-type="float" office:value="17245">
                <text:p>17245</text:p>
              </table:table-cell>
            </table:table-row>
            <table:table-row>
              <table:table-cell office:value-type="string">
                <text:p>northern</text:p>
              </table:table-cell>
              <table:table-cell office:value-type="float" office:value="17230">
                <text:p>17230</text:p>
              </table:table-cell>
            </table:table-row>
            <table:table-row>
              <table:table-cell office:value-type="string">
                <text:p>patterns</text:p>
              </table:table-cell>
              <table:table-cell office:value-type="float" office:value="17212">
                <text:p>17212</text:p>
              </table:table-cell>
            </table:table-row>
            <table:table-row>
              <table:table-cell office:value-type="string">
                <text:p>battle</text:p>
              </table:table-cell>
              <table:table-cell office:value-type="float" office:value="17205">
                <text:p>17205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17176">
                <text:p>17176</text:p>
              </table:table-cell>
            </table:table-row>
            <table:table-row>
              <table:table-cell office:value-type="string">
                <text:p>gay</text:p>
              </table:table-cell>
              <table:table-cell office:value-type="float" office:value="17172">
                <text:p>17172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17147">
                <text:p>1714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146">
                <text:p>17146</text:p>
              </table:table-cell>
            </table:table-row>
            <table:table-row>
              <table:table-cell office:value-type="string">
                <text:p>species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string">
                <text:p>rx</text:p>
              </table:table-cell>
              <table:table-cell office:value-type="float" office:value="17136">
                <text:p>17136</text:p>
              </table:table-cell>
            </table:table-row>
            <table:table-row>
              <table:table-cell office:value-type="string">
                <text:p>resource</text:p>
              </table:table-cell>
              <table:table-cell office:value-type="float" office:value="17118">
                <text:p>17118</text:p>
              </table:table-cell>
            </table:table-row>
            <table:table-row>
              <table:table-cell office:value-type="string">
                <text:p>languages</text:p>
              </table:table-cell>
              <table:table-cell office:value-type="float" office:value="17104">
                <text:p>17104</text:p>
              </table:table-cell>
            </table:table-row>
            <table:table-row>
              <table:table-cell office:value-type="string">
                <text:p>result</text:p>
              </table:table-cell>
              <table:table-cell office:value-type="float" office:value="17098">
                <text:p>17098</text:p>
              </table:table-cell>
            </table:table-row>
            <table:table-row>
              <table:table-cell office:value-type="string">
                <text:p>hold</text:p>
              </table:table-cell>
              <table:table-cell office:value-type="float" office:value="17078">
                <text:p>17078</text:p>
              </table:table-cell>
            </table:table-row>
            <table:table-row>
              <table:table-cell office:value-type="string">
                <text:p>effects</text:p>
              </table:table-cell>
              <table:table-cell office:value-type="float" office:value="17074">
                <text:p>17074</text:p>
              </table:table-cell>
            </table:table-row>
            <table:table-row>
              <table:table-cell office:value-type="string">
                <text:p>talk</text:p>
              </table:table-cell>
              <table:table-cell office:value-type="float" office:value="17062">
                <text:p>17062</text:p>
              </table:table-cell>
            </table:table-row>
            <table:table-row>
              <table:table-cell office:value-type="string">
                <text:p>meetup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string">
                <text:p>provided</text:p>
              </table:table-cell>
              <table:table-cell office:value-type="float" office:value="17026">
                <text:p>17026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7012">
                <text:p>17012</text:p>
              </table:table-cell>
            </table:table-row>
            <table:table-row>
              <table:table-cell office:value-type="string">
                <text:p>six</text:p>
              </table:table-cell>
              <table:table-cell office:value-type="float" office:value="17009">
                <text:p>17009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17004">
                <text:p>17004</text:p>
              </table:table-cell>
            </table:table-row>
            <table:table-row>
              <table:table-cell office:value-type="string">
                <text:p>cross</text:p>
              </table:table-cell>
              <table:table-cell office:value-type="float" office:value="16989">
                <text:p>16989</text:p>
              </table:table-cell>
            </table:table-row>
            <table:table-row>
              <table:table-cell office:value-type="string">
                <text:p>fact</text:p>
              </table:table-cell>
              <table:table-cell office:value-type="float" office:value="16982">
                <text:p>16982</text:p>
              </table:table-cell>
            </table:table-row>
            <table:table-row>
              <table:table-cell office:value-type="string">
                <text:p>modern</text:p>
              </table:table-cell>
              <table:table-cell office:value-type="float" office:value="16948">
                <text:p>16948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16947">
                <text:p>16947</text:p>
              </table:table-cell>
            </table:table-row>
            <table:table-row>
              <table:table-cell office:value-type="string">
                <text:p>nursing</text:p>
              </table:table-cell>
              <table:table-cell office:value-type="float" office:value="16945">
                <text:p>16945</text:p>
              </table:table-cell>
            </table:table-row>
            <table:table-row>
              <table:table-cell office:value-type="string">
                <text:p>opportunity</text:p>
              </table:table-cell>
              <table:table-cell office:value-type="float" office:value="16932">
                <text:p>16932</text:p>
              </table:table-cell>
            </table:table-row>
            <table:table-row>
              <table:table-cell office:value-type="string">
                <text:p>ground</text:p>
              </table:table-cell>
              <table:table-cell office:value-type="float" office:value="16919">
                <text:p>16919</text:p>
              </table:table-cell>
            </table:table-row>
            <table:table-row>
              <table:table-cell office:value-type="string">
                <text:p>communications</text:p>
              </table:table-cell>
              <table:table-cell office:value-type="float" office:value="16900">
                <text:p>16900</text:p>
              </table:table-cell>
            </table:table-row>
            <table:table-row>
              <table:table-cell office:value-type="string">
                <text:p>encyclopedia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forms</text:p>
              </table:table-cell>
              <table:table-cell office:value-type="float" office:value="16856">
                <text:p>16856</text:p>
              </table:table-cell>
            </table:table-row>
            <table:table-row>
              <table:table-cell office:value-type="string">
                <text:p>muscle</text:p>
              </table:table-cell>
              <table:table-cell office:value-type="float" office:value="16805">
                <text:p>16805</text:p>
              </table:table-cell>
            </table:table-row>
            <table:table-row>
              <table:table-cell office:value-type="string">
                <text:p>question</text:p>
              </table:table-cell>
              <table:table-cell office:value-type="float" office:value="16784">
                <text:p>16784</text:p>
              </table:table-cell>
            </table:table-row>
            <table:table-row>
              <table:table-cell office:value-type="string">
                <text:p>apple</text:p>
              </table:table-cell>
              <table:table-cell office:value-type="float" office:value="16782">
                <text:p>16782</text:p>
              </table:table-cell>
            </table:table-row>
            <table:table-row>
              <table:table-cell office:value-type="string">
                <text:p>higher</text:p>
              </table:table-cell>
              <table:table-cell office:value-type="float" office:value="16769">
                <text:p>16769</text:p>
              </table:table-cell>
            </table:table-row>
            <table:table-row>
              <table:table-cell office:value-type="string">
                <text:p>rental</text:p>
              </table:table-cell>
              <table:table-cell office:value-type="float" office:value="16765">
                <text:p>16765</text:p>
              </table:table-cell>
            </table:table-row>
            <table:table-row>
              <table:table-cell office:value-type="string">
                <text:p>battery</text:p>
              </table:table-cell>
              <table:table-cell office:value-type="float" office:value="16753">
                <text:p>16753</text:p>
              </table:table-cell>
            </table:table-row>
            <table:table-row>
              <table:table-cell office:value-type="string">
                <text:p>schedule</text:p>
              </table:table-cell>
              <table:table-cell office:value-type="float" office:value="16752">
                <text:p>16752</text:p>
              </table:table-cell>
            </table:table-row>
            <table:table-row>
              <table:table-cell office:value-type="string">
                <text:p>ball</text:p>
              </table:table-cell>
              <table:table-cell office:value-type="float" office:value="16751">
                <text:p>16751</text:p>
              </table:table-cell>
            </table:table-row>
            <table:table-row>
              <table:table-cell office:value-type="string">
                <text:p>ok</text:p>
              </table:table-cell>
              <table:table-cell office:value-type="float" office:value="16739">
                <text:p>16739</text:p>
              </table:table-cell>
            </table:table-row>
            <table:table-row>
              <table:table-cell office:value-type="string">
                <text:p>instructions</text:p>
              </table:table-cell>
              <table:table-cell office:value-type="float" office:value="16720">
                <text:p>16720</text:p>
              </table:table-cell>
            </table:table-row>
            <table:table-row>
              <table:table-cell office:value-type="string">
                <text:p>individual</text:p>
              </table:table-cell>
              <table:table-cell office:value-type="float" office:value="16711">
                <text:p>16711</text:p>
              </table:table-cell>
            </table:table-row>
            <table:table-row>
              <table:table-cell office:value-type="string">
                <text:p>solutions</text:p>
              </table:table-cell>
              <table:table-cell office:value-type="float" office:value="16686">
                <text:p>16686</text:p>
              </table:table-cell>
            </table:table-row>
            <table:table-row>
              <table:table-cell office:value-type="string">
                <text:p>foreign</text:p>
              </table:table-cell>
              <table:table-cell office:value-type="float" office:value="16677">
                <text:p>16677</text:p>
              </table:table-cell>
            </table:table-row>
            <table:table-row>
              <table:table-cell office:value-type="string">
                <text:p>picture</text:p>
              </table:table-cell>
              <table:table-cell office:value-type="float" office:value="16673">
                <text:p>16673</text:p>
              </table:table-cell>
            </table:table-row>
            <table:table-row>
              <table:table-cell office:value-type="string">
                <text:p>holiday</text:p>
              </table:table-cell>
              <table:table-cell office:value-type="float" office:value="16672">
                <text:p>16672</text:p>
              </table:table-cell>
            </table:table-row>
            <table:table-row>
              <table:table-cell office:value-type="string">
                <text:p>court</text:p>
              </table:table-cell>
              <table:table-cell office:value-type="float" office:value="16619">
                <text:p>16619</text:p>
              </table:table-cell>
            </table:table-row>
            <table:table-row>
              <table:table-cell office:value-type="string">
                <text:p>wisconsin</text:p>
              </table:table-cell>
              <table:table-cell office:value-type="float" office:value="16612">
                <text:p>16612</text:p>
              </table:table-cell>
            </table:table-row>
            <table:table-row>
              <table:table-cell office:value-type="string">
                <text:p>problem</text:p>
              </table:table-cell>
              <table:table-cell office:value-type="float" office:value="16604">
                <text:p>16604</text:p>
              </table:table-cell>
            </table:table-row>
            <table:table-row>
              <table:table-cell office:value-type="string">
                <text:p>trek</text:p>
              </table:table-cell>
              <table:table-cell office:value-type="float" office:value="16595">
                <text:p>16595</text:p>
              </table:table-cell>
            </table:table-row>
            <table:table-row>
              <table:table-cell office:value-type="string">
                <text:p>playstation</text:p>
              </table:table-cell>
              <table:table-cell office:value-type="float" office:value="16589">
                <text:p>16589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16572">
                <text:p>16572</text:p>
              </table:table-cell>
            </table:table-row>
            <table:table-row>
              <table:table-cell office:value-type="string">
                <text:p>vehicle</text:p>
              </table:table-cell>
              <table:table-cell office:value-type="float" office:value="16558">
                <text:p>16558</text:p>
              </table:table-cell>
            </table:table-row>
            <table:table-row>
              <table:table-cell office:value-type="string">
                <text:p>super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string">
                <text:p>far</text:p>
              </table:table-cell>
              <table:table-cell office:value-type="float" office:value="16544">
                <text:p>16544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16528">
                <text:p>16528</text:p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issue</text:p>
              </table:table-cell>
              <table:table-cell office:value-type="float" office:value="16523">
                <text:p>16523</text:p>
              </table:table-cell>
            </table:table-row>
            <table:table-row>
              <table:table-cell office:value-type="string">
                <text:p>lot</text:p>
              </table:table-cell>
              <table:table-cell office:value-type="float" office:value="16517">
                <text:p>16517</text:p>
              </table:table-cell>
            </table:table-row>
            <table:table-row>
              <table:table-cell office:value-type="string">
                <text:p>basic</text:p>
              </table:table-cell>
              <table:table-cell office:value-type="float" office:value="16513">
                <text:p>16513</text:p>
              </table:table-cell>
            </table:table-row>
            <table:table-row>
              <table:table-cell office:value-type="string">
                <text:p>step</text:p>
              </table:table-cell>
              <table:table-cell office:value-type="float" office:value="16505">
                <text:p>16505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16477">
                <text:p>16477</text:p>
              </table:table-cell>
            </table:table-row>
            <table:table-row>
              <table:table-cell office:value-type="string">
                <text:p>continental</text:p>
              </table:table-cell>
              <table:table-cell office:value-type="float" office:value="16460">
                <text:p>16460</text:p>
              </table:table-cell>
            </table:table-row>
            <table:table-row>
              <table:table-cell office:value-type="string">
                <text:p>ocean</text:p>
              </table:table-cell>
              <table:table-cell office:value-type="float" office:value="16459">
                <text:p>16459</text:p>
              </table:table-cell>
            </table:table-row>
            <table:table-row>
              <table:table-cell office:value-type="string">
                <text:p>plates</text:p>
              </table:table-cell>
              <table:table-cell office:value-type="float" office:value="16450">
                <text:p>16450</text:p>
              </table:table-cell>
            </table:table-row>
            <table:table-row>
              <table:table-cell office:value-type="string">
                <text:p>build</text:p>
              </table:table-cell>
              <table:table-cell office:value-type="float" office:value="16430">
                <text:p>16430</text:p>
              </table:table-cell>
            </table:table-row>
            <table:table-row>
              <table:table-cell office:value-type="string">
                <text:p>ma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string">
                <text:p>flight</text:p>
              </table:table-cell>
              <table:table-cell office:value-type="float" office:value="16411">
                <text:p>16411</text:p>
              </table:table-cell>
            </table:table-row>
            <table:table-row>
              <table:table-cell office:value-type="string">
                <text:p>i'm</text:p>
              </table:table-cell>
              <table:table-cell office:value-type="float" office:value="16397">
                <text:p>16397</text:p>
              </table:table-cell>
            </table:table-row>
            <table:table-row>
              <table:table-cell office:value-type="string">
                <text:p>according</text:p>
              </table:table-cell>
              <table:table-cell office:value-type="float" office:value="16393">
                <text:p>16393</text:p>
              </table:table-cell>
            </table:table-row>
            <table:table-row>
              <table:table-cell office:value-type="string">
                <text:p>michael</text:p>
              </table:table-cell>
              <table:table-cell office:value-type="float" office:value="16355">
                <text:p>16355</text:p>
              </table:table-cell>
            </table:table-row>
            <table:table-row>
              <table:table-cell office:value-type="string">
                <text:p>electric</text:p>
              </table:table-cell>
              <table:table-cell office:value-type="float" office:value="16346">
                <text:p>16346</text:p>
              </table:table-cell>
            </table:table-row>
            <table:table-row>
              <table:table-cell office:value-type="string">
                <text:p>kiwi</text:p>
              </table:table-cell>
              <table:table-cell office:value-type="float" office:value="16339">
                <text:p>16339</text:p>
              </table:table-cell>
            </table:table-row>
            <table:table-row>
              <table:table-cell office:value-type="string">
                <text:p>george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manual</text:p>
              </table:table-cell>
              <table:table-cell office:value-type="float" office:value="16336">
                <text:p>16336</text:p>
              </table:table-cell>
            </table:table-row>
            <table:table-row>
              <table:table-cell office:value-type="string">
                <text:p>try</text:p>
              </table:table-cell>
              <table:table-cell office:value-type="float" office:value="16325">
                <text:p>16325</text:p>
              </table:table-cell>
            </table:table-row>
            <table:table-row>
              <table:table-cell office:value-type="string">
                <text:p>material</text:p>
              </table:table-cell>
              <table:table-cell office:value-type="float" office:value="16314">
                <text:p>16314</text:p>
              </table:table-cell>
            </table:table-row>
            <table:table-row>
              <table:table-cell office:value-type="string">
                <text:p>print</text:p>
              </table:table-cell>
              <table:table-cell office:value-type="float" office:value="16312">
                <text:p>16312</text:p>
              </table:table-cell>
            </table:table-row>
            <table:table-row>
              <table:table-cell office:value-type="string">
                <text:p>oh</text:p>
              </table:table-cell>
              <table:table-cell office:value-type="float" office:value="16291">
                <text:p>16291</text:p>
              </table:table-cell>
            </table:table-row>
            <table:table-row>
              <table:table-cell office:value-type="string">
                <text:p>900live</text:p>
              </table:table-cell>
              <table:table-cell office:value-type="float" office:value="16275">
                <text:p>16275</text:p>
              </table:table-cell>
            </table:table-row>
            <table:table-row>
              <table:table-cell office:value-type="string">
                <text:p>meet</text:p>
              </table:table-cell>
              <table:table-cell office:value-type="float" office:value="16270">
                <text:p>16270</text:p>
              </table:table-cell>
            </table:table-row>
            <table:table-row>
              <table:table-cell office:value-type="string">
                <text:p>etc</text:p>
              </table:table-cell>
              <table:table-cell office:value-type="float" office:value="16269">
                <text:p>16269</text:p>
              </table:table-cell>
            </table:table-row>
            <table:table-row>
              <table:table-cell office:value-type="string">
                <text:p>practice</text:p>
              </table:table-cell>
              <table:table-cell office:value-type="float" office:value="16240">
                <text:p>16240</text:p>
              </table:table-cell>
            </table:table-row>
            <table:table-row>
              <table:table-cell office:value-type="string">
                <text:p>act</text:p>
              </table:table-cell>
              <table:table-cell office:value-type="float" office:value="16193">
                <text:p>16193</text:p>
              </table:table-cell>
            </table:table-row>
            <table:table-row>
              <table:table-cell office:value-type="string">
                <text:p>indiana</text:p>
              </table:table-cell>
              <table:table-cell office:value-type="float" office:value="16170">
                <text:p>16170</text:p>
              </table:table-cell>
            </table:table-row>
            <table:table-row>
              <table:table-cell office:value-type="string">
                <text:p>base</text:p>
              </table:table-cell>
              <table:table-cell office:value-type="float" office:value="16154">
                <text:p>16154</text:p>
              </table:table-cell>
            </table:table-row>
            <table:table-row>
              <table:table-cell office:value-type="string">
                <text:p>middle</text:p>
              </table:table-cell>
              <table:table-cell office:value-type="float" office:value="16153">
                <text:p>16153</text:p>
              </table:table-cell>
            </table:table-row>
            <table:table-row>
              <table:table-cell office:value-type="string">
                <text:p>repair</text:p>
              </table:table-cell>
              <table:table-cell office:value-type="float" office:value="16151">
                <text:p>16151</text:p>
              </table:table-cell>
            </table:table-row>
            <table:table-row>
              <table:table-cell office:value-type="string">
                <text:p>movies</text:p>
              </table:table-cell>
              <table:table-cell office:value-type="float" office:value="16141">
                <text:p>16141</text:p>
              </table:table-cell>
            </table:table-row>
            <table:table-row>
              <table:table-cell office:value-type="string">
                <text:p>bar</text:p>
              </table:table-cell>
              <table:table-cell office:value-type="float" office:value="16111">
                <text:p>16111</text:p>
              </table:table-cell>
            </table:table-row>
            <table:table-row>
              <table:table-cell office:value-type="string">
                <text:p>learning</text:p>
              </table:table-cell>
              <table:table-cell office:value-type="float" office:value="16107">
                <text:p>16107</text:p>
              </table:table-cell>
            </table:table-row>
            <table:table-row>
              <table:table-cell office:value-type="string">
                <text:p>pre</text:p>
              </table:table-cell>
              <table:table-cell office:value-type="float" office:value="16102">
                <text:p>16102</text:p>
              </table:table-cell>
            </table:table-row>
            <table:table-row>
              <table:table-cell office:value-type="string">
                <text:p>raised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string">
                <text:p>planet</text:p>
              </table:table-cell>
              <table:table-cell office:value-type="float" office:value="16074">
                <text:p>16074</text:p>
              </table:table-cell>
            </table:table-row>
            <table:table-row>
              <table:table-cell office:value-type="string">
                <text:p>mp3</text:p>
              </table:table-cell>
              <table:table-cell office:value-type="float" office:value="16072">
                <text:p>1607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6059">
                <text:p>16059</text:p>
              </table:table-cell>
            </table:table-row>
            <table:table-row>
              <table:table-cell office:value-type="string">
                <text:p>collection</text:p>
              </table:table-cell>
              <table:table-cell office:value-type="float" office:value="16047">
                <text:p>1604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6044">
                <text:p>16044</text:p>
              </table:table-cell>
            </table:table-row>
            <table:table-row>
              <table:table-cell office:value-type="string">
                <text:p>generic</text:p>
              </table:table-cell>
              <table:table-cell office:value-type="float" office:value="16038">
                <text:p>16038</text:p>
              </table:table-cell>
            </table:table-row>
            <table:table-row>
              <table:table-cell office:value-type="string">
                <text:p>enough</text:p>
              </table:table-cell>
              <table:table-cell office:value-type="float" office:value="16021">
                <text:p>16021</text:p>
              </table:table-cell>
            </table:table-row>
            <table:table-row>
              <table:table-cell office:value-type="string">
                <text:p>cases</text:p>
              </table:table-cell>
              <table:table-cell office:value-type="float" office:value="16018">
                <text:p>1601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971">
                <text:p>15971</text:p>
              </table:table-cell>
            </table:table-row>
            <table:table-row>
              <table:table-cell office:value-type="string">
                <text:p>points</text:p>
              </table:table-cell>
              <table:table-cell office:value-type="float" office:value="15957">
                <text:p>15957</text:p>
              </table:table-cell>
            </table:table-row>
            <table:table-row>
              <table:table-cell office:value-type="string">
                <text:p>receive</text:p>
              </table:table-cell>
              <table:table-cell office:value-type="float" office:value="15935">
                <text:p>15935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15929">
                <text:p>15929</text:p>
              </table:table-cell>
            </table:table-row>
            <table:table-row>
              <table:table-cell office:value-type="string">
                <text:p>addition</text:p>
              </table:table-cell>
              <table:table-cell office:value-type="float" office:value="15927">
                <text:p>15927</text:p>
              </table:table-cell>
            </table:table-row>
            <table:table-row>
              <table:table-cell office:value-type="string">
                <text:p>hands</text:p>
              </table:table-cell>
              <table:table-cell office:value-type="float" office:value="15886">
                <text:p>15886</text:p>
              </table:table-cell>
            </table:table-row>
            <table:table-row>
              <table:table-cell office:value-type="string">
                <text:p>skin</text:p>
              </table:table-cell>
              <table:table-cell office:value-type="float" office:value="15877">
                <text:p>15877</text:p>
              </table:table-cell>
            </table:table-row>
            <table:table-row>
              <table:table-cell office:value-type="string">
                <text:p>healthy</text:p>
              </table:table-cell>
              <table:table-cell office:value-type="float" office:value="15865">
                <text:p>15865</text:p>
              </table:table-cell>
            </table:table-row>
            <table:table-row>
              <table:table-cell office:value-type="string">
                <text:p>vacation</text:p>
              </table:table-cell>
              <table:table-cell office:value-type="float" office:value="15846">
                <text:p>15846</text:p>
              </table:table-cell>
            </table:table-row>
            <table:table-row>
              <table:table-cell office:value-type="string">
                <text:p>something</text:p>
              </table:table-cell>
              <table:table-cell office:value-type="float" office:value="15821">
                <text:p>15821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15820">
                <text:p>15820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15739">
                <text:p>15739</text:p>
              </table:table-cell>
            </table:table-row>
            <table:table-row>
              <table:table-cell office:value-type="string">
                <text:p>avp</text:p>
              </table:table-cell>
              <table:table-cell office:value-type="float" office:value="15733">
                <text:p>15733</text:p>
              </table:table-cell>
            </table:table-row>
            <table:table-row>
              <table:table-cell office:value-type="string">
                <text:p>kit</text:p>
              </table:table-cell>
              <table:table-cell office:value-type="float" office:value="15710">
                <text:p>15710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mission</text:p>
              </table:table-cell>
              <table:table-cell office:value-type="float" office:value="15704">
                <text:p>15704</text:p>
              </table:table-cell>
            </table:table-row>
            <table:table-row>
              <table:table-cell office:value-type="string">
                <text:p>rescue</text:p>
              </table:table-cell>
              <table:table-cell office:value-type="float" office:value="15697">
                <text:p>15697</text:p>
              </table:table-cell>
            </table:table-row>
            <table:table-row>
              <table:table-cell office:value-type="string">
                <text:p>updated</text:p>
              </table:table-cell>
              <table:table-cell office:value-type="float" office:value="15689">
                <text:p>15689</text:p>
              </table:table-cell>
            </table:table-row>
            <table:table-row>
              <table:table-cell office:value-type="string">
                <text:p>yet</text:p>
              </table:table-cell>
              <table:table-cell office:value-type="float" office:value="15682">
                <text:p>15682</text:p>
              </table:table-cell>
            </table:table-row>
            <table:table-row>
              <table:table-cell office:value-type="string">
                <text:p>visitors</text:p>
              </table:table-cell>
              <table:table-cell office:value-type="float" office:value="15680">
                <text:p>15680</text:p>
              </table:table-cell>
            </table:table-row>
            <table:table-row>
              <table:table-cell office:value-type="string">
                <text:p>dj</text:p>
              </table:table-cell>
              <table:table-cell office:value-type="float" office:value="15674">
                <text:p>15674</text:p>
              </table:table-cell>
            </table:table-row>
            <table:table-row>
              <table:table-cell office:value-type="string">
                <text:p>naval</text:p>
              </table:table-cell>
              <table:table-cell office:value-type="float" office:value="15661">
                <text:p>15661</text:p>
              </table:table-cell>
            </table:table-row>
            <table:table-row>
              <table:table-cell office:value-type="string">
                <text:p>options</text:p>
              </table:table-cell>
              <table:table-cell office:value-type="float" office:value="15643">
                <text:p>15643</text:p>
              </table:table-cell>
            </table:table-row>
            <table:table-row>
              <table:table-cell office:value-type="string">
                <text:p>let</text:p>
              </table:table-cell>
              <table:table-cell office:value-type="float" office:value="15633">
                <text:p>15633</text:p>
              </table:table-cell>
            </table:table-row>
            <table:table-row>
              <table:table-cell office:value-type="string">
                <text:p>mark</text:p>
              </table:table-cell>
              <table:table-cell office:value-type="float" office:value="15627">
                <text:p>15627</text:p>
              </table:table-cell>
            </table:table-row>
            <table:table-row>
              <table:table-cell office:value-type="string">
                <text:p>means</text:p>
              </table:table-cell>
              <table:table-cell office:value-type="float" office:value="15620">
                <text:p>15620</text:p>
              </table:table-cell>
            </table:table-row>
            <table:table-row>
              <table:table-cell office:value-type="string">
                <text:p>activities</text:p>
              </table:table-cell>
              <table:table-cell office:value-type="float" office:value="15590">
                <text:p>15590</text:p>
              </table:table-cell>
            </table:table-row>
            <table:table-row>
              <table:table-cell office:value-type="string">
                <text:p>bad</text:p>
              </table:table-cell>
              <table:table-cell office:value-type="float" office:value="15586">
                <text:p>15586</text:p>
              </table:table-cell>
            </table:table-row>
            <table:table-row>
              <table:table-cell office:value-type="string">
                <text:p>bank</text:p>
              </table:table-cell>
              <table:table-cell office:value-type="float" office:value="15582">
                <text:p>15582</text:p>
              </table:table-cell>
            </table:table-row>
            <table:table-row>
              <table:table-cell office:value-type="string">
                <text:p>amount</text:p>
              </table:table-cell>
              <table:table-cell office:value-type="float" office:value="15581">
                <text:p>15581</text:p>
              </table:table-cell>
            </table:table-row>
            <table:table-row>
              <table:table-cell office:value-type="string">
                <text:p>wind</text:p>
              </table:table-cell>
              <table:table-cell office:value-type="float" office:value="15580">
                <text:p>1558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15571">
                <text:p>15571</text:p>
              </table:table-cell>
            </table:table-row>
            <table:table-row>
              <table:table-cell office:value-type="string">
                <text:p>newsletter</text:p>
              </table:table-cell>
              <table:table-cell office:value-type="float" office:value="15567">
                <text:p>15567</text:p>
              </table:table-cell>
            </table:table-row>
            <table:table-row>
              <table:table-cell office:value-type="string">
                <text:p>sport</text:p>
              </table:table-cell>
              <table:table-cell office:value-type="float" office:value="15549">
                <text:p>15549</text:p>
              </table:table-cell>
            </table:table-row>
            <table:table-row>
              <table:table-cell office:value-type="string">
                <text:p>hill</text:p>
              </table:table-cell>
              <table:table-cell office:value-type="float" office:value="15545">
                <text:p>15545</text:p>
              </table:table-cell>
            </table:table-row>
            <table:table-row>
              <table:table-cell office:value-type="string">
                <text:p>reported</text:p>
              </table:table-cell>
              <table:table-cell office:value-type="float" office:value="15539">
                <text:p>15539</text:p>
              </table:table-cell>
            </table:table-row>
            <table:table-row>
              <table:table-cell office:value-type="string">
                <text:p>supply</text:p>
              </table:table-cell>
              <table:table-cell office:value-type="float" office:value="15537">
                <text:p>15537</text:p>
              </table:table-cell>
            </table:table-row>
            <table:table-row>
              <table:table-cell office:value-type="string">
                <text:p>anime</text:p>
              </table:table-cell>
              <table:table-cell office:value-type="float" office:value="15534">
                <text:p>15534</text:p>
              </table:table-cell>
            </table:table-row>
            <table:table-row>
              <table:table-cell office:value-type="string">
                <text:p>face</text:p>
              </table:table-cell>
              <table:table-cell office:value-type="float" office:value="15516">
                <text:p>15516</text:p>
              </table:table-cell>
            </table:table-row>
            <table:table-row>
              <table:table-cell office:value-type="string">
                <text:p>stop</text:p>
              </table:table-cell>
              <table:table-cell office:value-type="float" office:value="15497">
                <text:p>15497</text:p>
              </table:table-cell>
            </table:table-row>
            <table:table-row>
              <table:table-cell office:value-type="string">
                <text:p>login</text:p>
              </table:table-cell>
              <table:table-cell office:value-type="float" office:value="15485">
                <text:p>15485</text:p>
              </table:table-cell>
            </table:table-row>
            <table:table-row>
              <table:table-cell office:value-type="string">
                <text:p>stores</text:p>
              </table:table-cell>
              <table:table-cell office:value-type="float" office:value="15463">
                <text:p>15463</text:p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15458">
                <text:p>15458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5449">
                <text:p>15449</text:p>
              </table:table-cell>
            </table:table-row>
            <table:table-row>
              <table:table-cell office:value-type="string">
                <text:p>posts</text:p>
              </table:table-cell>
              <table:table-cell office:value-type="float" office:value="15446">
                <text:p>15446</text:p>
              </table:table-cell>
            </table:table-row>
            <table:table-row>
              <table:table-cell office:value-type="string">
                <text:p>therapy</text:p>
              </table:table-cell>
              <table:table-cell office:value-type="float" office:value="15428">
                <text:p>15428</text:p>
              </table:table-cell>
            </table:table-row>
            <table:table-row>
              <table:table-cell office:value-type="string">
                <text:p>gifts</text:p>
              </table:table-cell>
              <table:table-cell office:value-type="float" office:value="15427">
                <text:p>15427</text:p>
              </table:table-cell>
            </table:table-row>
            <table:table-row>
              <table:table-cell office:value-type="string">
                <text:p>metal</text:p>
              </table:table-cell>
              <table:table-cell office:value-type="float" office:value="15424">
                <text:p>15424</text:p>
              </table:table-cell>
            </table:table-row>
            <table:table-row>
              <table:table-cell office:value-type="string">
                <text:p>further</text:p>
              </table:table-cell>
              <table:table-cell office:value-type="float" office:value="15422">
                <text:p>15422</text:p>
              </table:table-cell>
            </table:table-row>
            <table:table-row>
              <table:table-cell office:value-type="string">
                <text:p>enter</text:p>
              </table:table-cell>
              <table:table-cell office:value-type="float" office:value="15418">
                <text:p>15418</text:p>
              </table:table-cell>
            </table:table-row>
            <table:table-row>
              <table:table-cell office:value-type="string">
                <text:p>names</text:p>
              </table:table-cell>
              <table:table-cell office:value-type="float" office:value="15413">
                <text:p>15413</text:p>
              </table:table-cell>
            </table:table-row>
            <table:table-row>
              <table:table-cell office:value-type="string">
                <text:p>killed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avenue</text:p>
              </table:table-cell>
              <table:table-cell office:value-type="float" office:value="15407">
                <text:p>15407</text:p>
              </table:table-cell>
            </table:table-row>
            <table:table-row>
              <table:table-cell office:value-type="string">
                <text:p>symptoms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numbers</text:p>
              </table:table-cell>
              <table:table-cell office:value-type="float" office:value="15338">
                <text:p>15338</text:p>
              </table:table-cell>
            </table:table-row>
            <table:table-row>
              <table:table-cell office:value-type="string">
                <text:p>hair</text:p>
              </table:table-cell>
              <table:table-cell office:value-type="float" office:value="15334">
                <text:p>15334</text:p>
              </table:table-cell>
            </table:table-row>
            <table:table-row>
              <table:table-cell office:value-type="string">
                <text:p>permanent</text:p>
              </table:table-cell>
              <table:table-cell office:value-type="float" office:value="15331">
                <text:p>15331</text:p>
              </table:table-cell>
            </table:table-row>
            <table:table-row>
              <table:table-cell office:value-type="string">
                <text:p>seattle</text:p>
              </table:table-cell>
              <table:table-cell office:value-type="float" office:value="15318">
                <text:p>15318</text:p>
              </table:table-cell>
            </table:table-row>
            <table:table-row>
              <table:table-cell office:value-type="string">
                <text:p>cities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string">
                <text:p>idea</text:p>
              </table:table-cell>
              <table:table-cell office:value-type="float" office:value="15294">
                <text:p>15294</text:p>
              </table:table-cell>
            </table:table-row>
            <table:table-row>
              <table:table-cell office:value-type="string">
                <text:p>electronics</text:p>
              </table:table-cell>
              <table:table-cell office:value-type="float" office:value="15288">
                <text:p>15288</text:p>
              </table:table-cell>
            </table:table-row>
            <table:table-row>
              <table:table-cell office:value-type="string">
                <text:p>taking</text:p>
              </table:table-cell>
              <table:table-cell office:value-type="float" office:value="15284">
                <text:p>15284</text:p>
              </table:table-cell>
            </table:table-row>
            <table:table-row>
              <table:table-cell office:value-type="string">
                <text:p>specific</text:p>
              </table:table-cell>
              <table:table-cell office:value-type="float" office:value="15260">
                <text:p>15260</text:p>
              </table:table-cell>
            </table:table-row>
            <table:table-row>
              <table:table-cell office:value-type="string">
                <text:p>cart</text:p>
              </table:table-cell>
              <table:table-cell office:value-type="float" office:value="15254">
                <text:p>15254</text:p>
              </table:table-cell>
            </table:table-row>
            <table:table-row>
              <table:table-cell office:value-type="string">
                <text:p>write</text:p>
              </table:table-cell>
              <table:table-cell office:value-type="float" office:value="15237">
                <text:p>15237</text:p>
              </table:table-cell>
            </table:table-row>
            <table:table-row>
              <table:table-cell office:value-type="string">
                <text:p>choice</text:p>
              </table:table-cell>
              <table:table-cell office:value-type="float" office:value="15235">
                <text:p>15235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5229">
                <text:p>15229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15211">
                <text:p>15211</text:p>
              </table:table-cell>
            </table:table-row>
            <table:table-row>
              <table:table-cell office:value-type="string">
                <text:p>designers</text:p>
              </table:table-cell>
              <table:table-cell office:value-type="float" office:value="15208">
                <text:p>15208</text:p>
              </table:table-cell>
            </table:table-row>
            <table:table-row>
              <table:table-cell office:value-type="string">
                <text:p>mini</text:p>
              </table:table-cell>
              <table:table-cell office:value-type="float" office:value="15207">
                <text:p>15207</text:p>
              </table:table-cell>
            </table:table-row>
            <table:table-row>
              <table:table-cell office:value-type="string">
                <text:p>done</text:p>
              </table:table-cell>
              <table:table-cell office:value-type="float" office:value="15184">
                <text:p>15184</text:p>
              </table:table-cell>
            </table:table-row>
            <table:table-row>
              <table:table-cell office:value-type="string">
                <text:p>preparation</text:p>
              </table:table-cell>
              <table:table-cell office:value-type="float" office:value="15182">
                <text:p>15182</text:p>
              </table:table-cell>
            </table:table-row>
            <table:table-row>
              <table:table-cell office:value-type="string">
                <text:p>whether</text:p>
              </table:table-cell>
              <table:table-cell office:value-type="float" office:value="15180">
                <text:p>15180</text:p>
              </table:table-cell>
            </table:table-row>
            <table:table-row>
              <table:table-cell office:value-type="string">
                <text:p>gallery</text:p>
              </table:table-cell>
              <table:table-cell office:value-type="float" office:value="15178">
                <text:p>15178</text:p>
              </table:table-cell>
            </table:table-row>
            <table:table-row>
              <table:table-cell office:value-type="string">
                <text:p>opportunities</text:p>
              </table:table-cell>
              <table:table-cell office:value-type="float" office:value="15169">
                <text:p>15169</text:p>
              </table:table-cell>
            </table:table-row>
            <table:table-row>
              <table:table-cell office:value-type="string">
                <text:p>unique</text:p>
              </table:table-cell>
              <table:table-cell office:value-type="float" office:value="15140">
                <text:p>15140</text:p>
              </table:table-cell>
            </table:table-row>
            <table:table-row>
              <table:table-cell office:value-type="string">
                <text:p>hall</text:p>
              </table:table-cell>
              <table:table-cell office:value-type="float" office:value="15136">
                <text:p>15136</text:p>
              </table:table-cell>
            </table:table-row>
            <table:table-row>
              <table:table-cell office:value-type="string">
                <text:p>largest</text:p>
              </table:table-cell>
              <table:table-cell office:value-type="float" office:value="15132">
                <text:p>15132</text:p>
              </table:table-cell>
            </table:table-row>
            <table:table-row>
              <table:table-cell office:value-type="string">
                <text:p>outdoor</text:p>
              </table:table-cell>
              <table:table-cell office:value-type="float" office:value="15123">
                <text:p>15123</text:p>
              </table:table-cell>
            </table:table-row>
            <table:table-row>
              <table:table-cell office:value-type="string">
                <text:p>exhibition</text:p>
              </table:table-cell>
              <table:table-cell office:value-type="float" office:value="15116">
                <text:p>15116</text:p>
              </table:table-cell>
            </table:table-row>
            <table:table-row>
              <table:table-cell office:value-type="string">
                <text:p>toilets</text:p>
              </table:table-cell>
              <table:table-cell office:value-type="float" office:value="15115">
                <text:p>15115</text:p>
              </table:table-cell>
            </table:table-row>
            <table:table-row>
              <table:table-cell office:value-type="string">
                <text:p>restaurant</text:p>
              </table:table-cell>
              <table:table-cell office:value-type="float" office:value="15103">
                <text:p>15103</text:p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15095">
                <text:p>15095</text:p>
              </table:table-cell>
            </table:table-row>
            <table:table-row>
              <table:table-cell office:value-type="string">
                <text:p>almost</text:p>
              </table:table-cell>
              <table:table-cell office:value-type="float" office:value="15091">
                <text:p>15091</text:p>
              </table:table-cell>
            </table:table-row>
            <table:table-row>
              <table:table-cell office:value-type="string">
                <text:p>flame</text:p>
              </table:table-cell>
              <table:table-cell office:value-type="float" office:value="15082">
                <text:p>15082</text:p>
              </table:table-cell>
            </table:table-row>
            <table:table-row>
              <table:table-cell office:value-type="string">
                <text:p>exchange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string">
                <text:p>stories</text:p>
              </table:table-cell>
              <table:table-cell office:value-type="float" office:value="15065">
                <text:p>15065</text:p>
              </table:table-cell>
            </table:table-row>
            <table:table-row>
              <table:table-cell office:value-type="string">
                <text:p>request</text:p>
              </table:table-cell>
              <table:table-cell office:value-type="float" office:value="15026">
                <text:p>15026</text:p>
              </table:table-cell>
            </table:table-row>
            <table:table-row>
              <table:table-cell office:value-type="string">
                <text:p>pool</text:p>
              </table:table-cell>
              <table:table-cell office:value-type="float" office:value="15024">
                <text:p>15024</text:p>
              </table:table-cell>
            </table:table-row>
            <table:table-row>
              <table:table-cell office:value-type="string">
                <text:p>houston</text:p>
              </table:table-cell>
              <table:table-cell office:value-type="float" office:value="15007">
                <text:p>15007</text:p>
              </table:table-cell>
            </table:table-row>
            <table:table-row>
              <table:table-cell office:value-type="string">
                <text:p>anti</text:p>
              </table:table-cell>
              <table:table-cell office:value-type="float" office:value="14984">
                <text:p>14984</text:p>
              </table:table-cell>
            </table:table-row>
            <table:table-row>
              <table:table-cell office:value-type="string">
                <text:p>activity</text:p>
              </table:table-cell>
              <table:table-cell office:value-type="float" office:value="14956">
                <text:p>14956</text:p>
              </table:table-cell>
            </table:table-row>
            <table:table-row>
              <table:table-cell office:value-type="string">
                <text:p>turn</text:p>
              </table:table-cell>
              <table:table-cell office:value-type="float" office:value="14947">
                <text:p>1494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4946">
                <text:p>14946</text:p>
              </table:table-cell>
            </table:table-row>
            <table:table-row>
              <table:table-cell office:value-type="string">
                <text:p>taxes</text:p>
              </table:table-cell>
              <table:table-cell office:value-type="float" office:value="14929">
                <text:p>14929</text:p>
              </table:table-cell>
            </table:table-row>
            <table:table-row>
              <table:table-cell office:value-type="string">
                <text:p>zealand</text:p>
              </table:table-cell>
              <table:table-cell office:value-type="float" office:value="14927">
                <text:p>14927</text:p>
              </table:table-cell>
            </table:table-row>
            <table:table-row>
              <table:table-cell office:value-type="string">
                <text:p>sell</text:p>
              </table:table-cell>
              <table:table-cell office:value-type="float" office:value="14914">
                <text:p>14914</text:p>
              </table:table-cell>
            </table:table-row>
            <table:table-row>
              <table:table-cell office:value-type="string">
                <text:p>released</text:p>
              </table:table-cell>
              <table:table-cell office:value-type="float" office:value="14894">
                <text:p>14894</text:p>
              </table:table-cell>
            </table:table-row>
            <table:table-row>
              <table:table-cell office:value-type="string">
                <text:p>population</text:p>
              </table:table-cell>
              <table:table-cell office:value-type="float" office:value="14891">
                <text:p>14891</text:p>
              </table:table-cell>
            </table:table-row>
            <table:table-row>
              <table:table-cell office:value-type="string">
                <text:p>profile</text:p>
              </table:table-cell>
              <table:table-cell office:value-type="float" office:value="14890">
                <text:p>14890</text:p>
              </table:table-cell>
            </table:table-row>
            <table:table-row>
              <table:table-cell office:value-type="string">
                <text:p>portal</text:p>
              </table:table-cell>
              <table:table-cell office:value-type="float" office:value="14883">
                <text:p>148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866">
                <text:p>14866</text:p>
              </table:table-cell>
            </table:table-row>
            <table:table-row>
              <table:table-cell office:value-type="string">
                <text:p>feet</text:p>
              </table:table-cell>
              <table:table-cell office:value-type="float" office:value="14861">
                <text:p>14861</text:p>
              </table:table-cell>
            </table:table-row>
            <table:table-row>
              <table:table-cell office:value-type="string">
                <text:p>feel</text:p>
              </table:table-cell>
              <table:table-cell office:value-type="float" office:value="14838">
                <text:p>14838</text:p>
              </table:table-cell>
            </table:table-row>
            <table:table-row>
              <table:table-cell office:value-type="string">
                <text:p>recipe</text:p>
              </table:table-cell>
              <table:table-cell office:value-type="float" office:value="14829">
                <text:p>14829</text:p>
              </table:table-cell>
            </table:table-row>
            <table:table-row>
              <table:table-cell office:value-type="string">
                <text:p>cast</text:p>
              </table:table-cell>
              <table:table-cell office:value-type="float" office:value="14816">
                <text:p>14816</text:p>
              </table:table-cell>
            </table:table-row>
            <table:table-row>
              <table:table-cell office:value-type="string">
                <text:p>paid</text:p>
              </table:table-cell>
              <table:table-cell office:value-type="float" office:value="14806">
                <text:p>14806</text:p>
              </table:table-cell>
            </table:table-row>
            <table:table-row>
              <table:table-cell office:value-type="string">
                <text:p>countries</text:p>
              </table:table-cell>
              <table:table-cell office:value-type="float" office:value="14802">
                <text:p>14802</text:p>
              </table:table-cell>
            </table:table-row>
            <table:table-row>
              <table:table-cell office:value-type="string">
                <text:p>projects</text:p>
              </table:table-cell>
              <table:table-cell office:value-type="float" office:value="14791">
                <text:p>1479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4781">
                <text:p>14781</text:p>
              </table:table-cell>
            </table:table-row>
            <table:table-row>
              <table:table-cell office:value-type="string">
                <text:p>variety</text:p>
              </table:table-cell>
              <table:table-cell office:value-type="float" office:value="14780">
                <text:p>14780</text:p>
              </table:table-cell>
            </table:table-row>
            <table:table-row>
              <table:table-cell office:value-type="string">
                <text:p>became</text:p>
              </table:table-cell>
              <table:table-cell office:value-type="float" office:value="14761">
                <text:p>14761</text:p>
              </table:table-cell>
            </table:table-row>
            <table:table-row>
              <table:table-cell office:value-type="string">
                <text:p>foot</text:p>
              </table:table-cell>
              <table:table-cell office:value-type="float" office:value="14758">
                <text:p>14758</text:p>
              </table:table-cell>
            </table:table-row>
            <table:table-row>
              <table:table-cell office:value-type="string">
                <text:p>plant</text:p>
              </table:table-cell>
              <table:table-cell office:value-type="float" office:value="14723">
                <text:p>14723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14718">
                <text:p>14718</text:p>
              </table:table-cell>
            </table:table-row>
            <table:table-row>
              <table:table-cell office:value-type="string">
                <text:p>political</text:p>
              </table:table-cell>
              <table:table-cell office:value-type="float" office:value="14707">
                <text:p>14707</text:p>
              </table:table-cell>
            </table:table-row>
            <table:table-row>
              <table:table-cell office:value-type="string">
                <text:p>package</text:p>
              </table:table-cell>
              <table:table-cell office:value-type="float" office:value="14694">
                <text:p>14694</text:p>
              </table:table-cell>
            </table:table-row>
            <table:table-row>
              <table:table-cell office:value-type="string">
                <text:p>medicine</text:p>
              </table:table-cell>
              <table:table-cell office:value-type="float" office:value="14690">
                <text:p>14690</text:p>
              </table:table-cell>
            </table:table-row>
            <table:table-row>
              <table:table-cell office:value-type="string">
                <text:p>lighting</text:p>
              </table:table-cell>
              <table:table-cell office:value-type="float" office:value="14688">
                <text:p>14688</text:p>
              </table:table-cell>
            </table:table-row>
            <table:table-row>
              <table:table-cell office:value-type="string">
                <text:p>annual</text:p>
              </table:table-cell>
              <table:table-cell office:value-type="float" office:value="14675">
                <text:p>14675</text:p>
              </table:table-cell>
            </table:table-row>
            <table:table-row>
              <table:table-cell office:value-type="string">
                <text:p>continue</text:p>
              </table:table-cell>
              <table:table-cell office:value-type="float" office:value="14671">
                <text:p>14671</text:p>
              </table:table-cell>
            </table:table-row>
            <table:table-row>
              <table:table-cell office:value-type="string">
                <text:p>lead</text:p>
              </table:table-cell>
              <table:table-cell office:value-type="float" office:value="14669">
                <text:p>14669</text:p>
              </table:table-cell>
            </table:table-row>
            <table:table-row>
              <table:table-cell office:value-type="string">
                <text:p>net</text:p>
              </table:table-cell>
              <table:table-cell office:value-type="float" office:value="14668">
                <text:p>14668</text:p>
              </table:table-cell>
            </table:table-row>
            <table:table-row>
              <table:table-cell office:value-type="string">
                <text:p>brother</text:p>
              </table:table-cell>
              <table:table-cell office:value-type="float" office:value="14654">
                <text:p>14654</text:p>
              </table:table-cell>
            </table:table-row>
            <table:table-row>
              <table:table-cell office:value-type="string">
                <text:p>cup</text:p>
              </table:table-cell>
              <table:table-cell office:value-type="float" office:value="14652">
                <text:p>14652</text:p>
              </table:table-cell>
            </table:table-row>
            <table:table-row>
              <table:table-cell office:value-type="string">
                <text:p>former</text:p>
              </table:table-cell>
              <table:table-cell office:value-type="float" office:value="14639">
                <text:p>14639</text:p>
              </table:table-cell>
            </table:table-row>
            <table:table-row>
              <table:table-cell office:value-type="string">
                <text:p>bonus</text:p>
              </table:table-cell>
              <table:table-cell office:value-type="float" office:value="14633">
                <text:p>14633</text:p>
              </table:table-cell>
            </table:table-row>
            <table:table-row>
              <table:table-cell office:value-type="string">
                <text:p>compare</text:p>
              </table:table-cell>
              <table:table-cell office:value-type="float" office:value="14628">
                <text:p>14628</text:p>
              </table:table-cell>
            </table:table-row>
            <table:table-row>
              <table:table-cell office:value-type="string">
                <text:p>topics</text:p>
              </table:table-cell>
              <table:table-cell office:value-type="float" office:value="14625">
                <text:p>14625</text:p>
              </table:table-cell>
            </table:table-row>
            <table:table-row>
              <table:table-cell office:value-type="string">
                <text:p>cheapest</text:p>
              </table:table-cell>
              <table:table-cell office:value-type="float" office:value="14622">
                <text:p>14622</text:p>
              </table:table-cell>
            </table:table-row>
            <table:table-row>
              <table:table-cell office:value-type="string">
                <text:p>welcome</text:p>
              </table:table-cell>
              <table:table-cell office:value-type="float" office:value="14619">
                <text:p>14619</text:p>
              </table:table-cell>
            </table:table-row>
            <table:table-row>
              <table:table-cell office:value-type="string">
                <text:p>furniture</text:p>
              </table:table-cell>
              <table:table-cell office:value-type="float" office:value="14614">
                <text:p>14614</text:p>
              </table:table-cell>
            </table:table-row>
            <table:table-row>
              <table:table-cell office:value-type="string">
                <text:p>comes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14587">
                <text:p>14587</text:p>
              </table:table-cell>
            </table:table-row>
            <table:table-row>
              <table:table-cell office:value-type="string">
                <text:p>santa</text:p>
              </table:table-cell>
              <table:table-cell office:value-type="float" office:value="14571">
                <text:p>14571</text:p>
              </table:table-cell>
            </table:table-row>
            <table:table-row>
              <table:table-cell office:value-type="string">
                <text:p>currently</text:p>
              </table:table-cell>
              <table:table-cell office:value-type="float" office:value="14558">
                <text:p>14558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14541">
                <text:p>14541</text:p>
              </table:table-cell>
            </table:table-row>
            <table:table-row>
              <table:table-cell office:value-type="string">
                <text:p>fort</text:p>
              </table:table-cell>
              <table:table-cell office:value-type="float" office:value="14539">
                <text:p>14539</text:p>
              </table:table-cell>
            </table:table-row>
            <table:table-row>
              <table:table-cell office:value-type="string">
                <text:p>records</text:p>
              </table:table-cell>
              <table:table-cell office:value-type="float" office:value="14531">
                <text:p>14531</text:p>
              </table:table-cell>
            </table:table-row>
            <table:table-row>
              <table:table-cell office:value-type="string">
                <text:p>spring</text:p>
              </table:table-cell>
              <table:table-cell office:value-type="float" office:value="14510">
                <text:p>14510</text:p>
              </table:table-cell>
            </table:table-row>
            <table:table-row>
              <table:table-cell office:value-type="string">
                <text:p>advice</text:p>
              </table:table-cell>
              <table:table-cell office:value-type="float" office:value="14487">
                <text:p>14487</text:p>
              </table:table-cell>
            </table:table-row>
            <table:table-row>
              <table:table-cell office:value-type="string">
                <text:p>bit</text:p>
              </table:table-cell>
              <table:table-cell office:value-type="float" office:value="14467">
                <text:p>14467</text:p>
              </table:table-cell>
            </table:table-row>
            <table:table-row>
              <table:table-cell office:value-type="string">
                <text:p>lines</text:p>
              </table:table-cell>
              <table:table-cell office:value-type="float" office:value="14456">
                <text:p>14456</text:p>
              </table:table-cell>
            </table:table-row>
            <table:table-row>
              <table:table-cell office:value-type="string">
                <text:p>move</text:p>
              </table:table-cell>
              <table:table-cell office:value-type="float" office:value="14452">
                <text:p>14452</text:p>
              </table:table-cell>
            </table:table-row>
            <table:table-row>
              <table:table-cell office:value-type="string">
                <text:p>unit</text:p>
              </table:table-cell>
              <table:table-cell office:value-type="float" office:value="14446">
                <text:p>14446</text:p>
              </table:table-cell>
            </table:table-row>
            <table:table-row>
              <table:table-cell office:value-type="string">
                <text:p>already</text:p>
              </table:table-cell>
              <table:table-cell office:value-type="float" office:value="14435">
                <text:p>14435</text:p>
              </table:table-cell>
            </table:table-row>
            <table:table-row>
              <table:table-cell office:value-type="string">
                <text:p>ship</text:p>
              </table:table-cell>
              <table:table-cell office:value-type="float" office:value="14431">
                <text:p>14431</text:p>
              </table:table-cell>
            </table:table-row>
            <table:table-row>
              <table:table-cell office:value-type="string">
                <text:p>physical</text:p>
              </table:table-cell>
              <table:table-cell office:value-type="float" office:value="14427">
                <text:p>14427</text:p>
              </table:table-cell>
            </table:table-row>
            <table:table-row>
              <table:table-cell office:value-type="string">
                <text:p>village</text:p>
              </table:table-cell>
              <table:table-cell office:value-type="float" office:value="14415">
                <text:p>14415</text:p>
              </table:table-cell>
            </table:table-row>
            <table:table-row>
              <table:table-cell office:value-type="string">
                <text:p>edition</text:p>
              </table:table-cell>
              <table:table-cell office:value-type="float" office:value="14398">
                <text:p>14398</text:p>
              </table:table-cell>
            </table:table-row>
            <table:table-row>
              <table:table-cell office:value-type="string">
                <text:p>girl</text:p>
              </table:table-cell>
              <table:table-cell office:value-type="float" office:value="14393">
                <text:p>14393</text:p>
              </table:table-cell>
            </table:table-row>
            <table:table-row>
              <table:table-cell office:value-type="string">
                <text:p>diego</text:p>
              </table:table-cell>
              <table:table-cell office:value-type="float" office:value="14389">
                <text:p>14389</text:p>
              </table:table-cell>
            </table:table-row>
            <table:table-row>
              <table:table-cell office:value-type="string">
                <text:p>deal</text:p>
              </table:table-cell>
              <table:table-cell office:value-type="float" office:value="14386">
                <text:p>14386</text:p>
              </table:table-cell>
            </table:table-row>
            <table:table-row>
              <table:table-cell office:value-type="string">
                <text:p>started</text:p>
              </table:table-cell>
              <table:table-cell office:value-type="float" office:value="14381">
                <text:p>14381</text:p>
              </table:table-cell>
            </table:table-row>
            <table:table-row>
              <table:table-cell office:value-type="string">
                <text:p>position</text:p>
              </table:table-cell>
              <table:table-cell office:value-type="float" office:value="14359">
                <text:p>14359</text:p>
              </table:table-cell>
            </table:table-row>
            <table:table-row>
              <table:table-cell office:value-type="string">
                <text:p>pill</text:p>
              </table:table-cell>
              <table:table-cell office:value-type="float" office:value="14348">
                <text:p>14348</text:p>
              </table:table-cell>
            </table:table-row>
            <table:table-row>
              <table:table-cell office:value-type="string">
                <text:p>subject</text:p>
              </table:table-cell>
              <table:table-cell office:value-type="float" office:value="14343">
                <text:p>14343</text:p>
              </table:table-cell>
            </table:table-row>
            <table:table-row>
              <table:table-cell office:value-type="string">
                <text:p>electronic</text:p>
              </table:table-cell>
              <table:table-cell office:value-type="float" office:value="14333">
                <text:p>14333</text:p>
              </table:table-cell>
            </table:table-row>
            <table:table-row>
              <table:table-cell office:value-type="string">
                <text:p>entry</text:p>
              </table:table-cell>
              <table:table-cell office:value-type="float" office:value="14332">
                <text:p>14332</text:p>
              </table:table-cell>
            </table:table-row>
            <table:table-row>
              <table:table-cell office:value-type="string">
                <text:p>especially</text:p>
              </table:table-cell>
              <table:table-cell office:value-type="float" office:value="14297">
                <text:p>14297</text:p>
              </table:table-cell>
            </table:table-row>
            <table:table-row>
              <table:table-cell office:value-type="string">
                <text:p>holdem</text:p>
              </table:table-cell>
              <table:table-cell office:value-type="float" office:value="14295">
                <text:p>14295</text:p>
              </table:table-cell>
            </table:table-row>
            <table:table-row>
              <table:table-cell office:value-type="string">
                <text:p>named</text:p>
              </table:table-cell>
              <table:table-cell office:value-type="float" office:value="14294">
                <text:p>14294</text:p>
              </table:table-cell>
            </table:table-row>
            <table:table-row>
              <table:table-cell office:value-type="string">
                <text:p>naraku</text:p>
              </table:table-cell>
              <table:table-cell office:value-type="float" office:value="14292">
                <text:p>14292</text:p>
              </table:table-cell>
            </table:table-row>
            <table:table-row>
              <table:table-cell office:value-type="string">
                <text:p>strong</text:p>
              </table:table-cell>
              <table:table-cell office:value-type="float" office:value="14266">
                <text:p>14266</text:p>
              </table:table-cell>
            </table:table-row>
            <table:table-row>
              <table:table-cell office:value-type="string">
                <text:p>screen</text:p>
              </table:table-cell>
              <table:table-cell office:value-type="float" office:value="14253">
                <text:p>14253</text:p>
              </table:table-cell>
            </table:table-row>
            <table:table-row>
              <table:table-cell office:value-type="string">
                <text:p>transportation</text:p>
              </table:table-cell>
              <table:table-cell office:value-type="float" office:value="14220">
                <text:p>14220</text:p>
              </table:table-cell>
            </table:table-row>
            <table:table-row>
              <table:table-cell office:value-type="string">
                <text:p>seat</text:p>
              </table:table-cell>
              <table:table-cell office:value-type="float" office:value="14219">
                <text:p>14219</text:p>
              </table:table-cell>
            </table:table-row>
            <table:table-row>
              <table:table-cell office:value-type="string">
                <text:p>oregon</text:p>
              </table:table-cell>
              <table:table-cell office:value-type="float" office:value="14217">
                <text:p>14217</text:p>
              </table:table-cell>
            </table:table-row>
            <table:table-row>
              <table:table-cell office:value-type="string">
                <text:p>subscribe</text:p>
              </table:table-cell>
              <table:table-cell office:value-type="float" office:value="14206">
                <text:p>14206</text:p>
              </table:table-cell>
            </table:table-row>
            <table:table-row>
              <table:table-cell office:value-type="string">
                <text:p>irons</text:p>
              </table:table-cell>
              <table:table-cell office:value-type="float" office:value="14203">
                <text:p>14203</text:p>
              </table:table-cell>
            </table:table-row>
            <table:table-row>
              <table:table-cell office:value-type="string">
                <text:p>sc</text:p>
              </table:table-cell>
              <table:table-cell office:value-type="float" office:value="14192">
                <text:p>14192</text:p>
              </table:table-cell>
            </table:table-row>
            <table:table-row>
              <table:table-cell office:value-type="string">
                <text:p>took</text:p>
              </table:table-cell>
              <table:table-cell office:value-type="float" office:value="14190">
                <text:p>1419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4189">
                <text:p>14189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4171">
                <text:p>14171</text:p>
              </table:table-cell>
            </table:table-row>
            <table:table-row>
              <table:table-cell office:value-type="string">
                <text:p>deep</text:p>
              </table:table-cell>
              <table:table-cell office:value-type="float" office:value="14152">
                <text:p>14152</text:p>
              </table:table-cell>
            </table:table-row>
            <table:table-row>
              <table:table-cell office:value-type="string">
                <text:p>bill</text:p>
              </table:table-cell>
              <table:table-cell office:value-type="float" office:value="14151">
                <text:p>14151</text:p>
              </table:table-cell>
            </table:table-row>
            <table:table-row>
              <table:table-cell office:value-type="string">
                <text:p>rules</text:p>
              </table:table-cell>
              <table:table-cell office:value-type="float" office:value="14137">
                <text:p>14137</text:p>
              </table:table-cell>
            </table:table-row>
            <table:table-row>
              <table:table-cell office:value-type="string">
                <text:p>uses</text:p>
              </table:table-cell>
              <table:table-cell office:value-type="float" office:value="14130">
                <text:p>14130</text:p>
              </table:table-cell>
            </table:table-row>
            <table:table-row>
              <table:table-cell office:value-type="string">
                <text:p>cheats</text:p>
              </table:table-cell>
              <table:table-cell office:value-type="float" office:value="14125">
                <text:p>1412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4120">
                <text:p>14120</text:p>
              </table:table-cell>
            </table:table-row>
            <table:table-row>
              <table:table-cell office:value-type="string">
                <text:p>nc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brand</text:p>
              </table:table-cell>
              <table:table-cell office:value-type="float" office:value="14089">
                <text:p>14089</text:p>
              </table:table-cell>
            </table:table-row>
            <table:table-row>
              <table:table-cell office:value-type="string">
                <text:p>running</text:p>
              </table:table-cell>
              <table:table-cell office:value-type="float" office:value="14081">
                <text:p>14081</text:p>
              </table:table-cell>
            </table:table-row>
            <table:table-row>
              <table:table-cell office:value-type="string">
                <text:p>shall</text:p>
              </table:table-cell>
              <table:table-cell office:value-type="float" office:value="14075">
                <text:p>14075</text:p>
              </table:table-cell>
            </table:table-row>
            <table:table-row>
              <table:table-cell office:value-type="string">
                <text:p>sometimes</text:p>
              </table:table-cell>
              <table:table-cell office:value-type="float" office:value="14063">
                <text:p>14063</text:p>
              </table:table-cell>
            </table:table-row>
            <table:table-row>
              <table:table-cell office:value-type="string">
                <text:p>prep</text:p>
              </table:table-cell>
              <table:table-cell office:value-type="float" office:value="14059">
                <text:p>14059</text:p>
              </table:table-cell>
            </table:table-row>
            <table:table-row>
              <table:table-cell office:value-type="string">
                <text:p>corporation</text:p>
              </table:table-cell>
              <table:table-cell office:value-type="float" office:value="14058">
                <text:p>14058</text:p>
              </table:table-cell>
            </table:table-row>
            <table:table-row>
              <table:table-cell office:value-type="string">
                <text:p>fall</text:p>
              </table:table-cell>
              <table:table-cell office:value-type="float" office:value="14057">
                <text:p>14057</text:p>
              </table:table-cell>
            </table:table-row>
            <table:table-row>
              <table:table-cell office:value-type="string">
                <text:p>barack</text:p>
              </table:table-cell>
              <table:table-cell office:value-type="float" office:value="14042">
                <text:p>14042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14036">
                <text:p>14036</text:p>
              </table:table-cell>
            </table:table-row>
            <table:table-row>
              <table:table-cell office:value-type="string">
                <text:p>feed</text:p>
              </table:table-cell>
              <table:table-cell office:value-type="float" office:value="14033">
                <text:p>14033</text:p>
              </table:table-cell>
            </table:table-row>
            <table:table-row>
              <table:table-cell office:value-type="string">
                <text:p>pipe</text:p>
              </table:table-cell>
              <table:table-cell office:value-type="float" office:value="14022">
                <text:p>14022</text:p>
              </table:table-cell>
            </table:table-row>
            <table:table-row>
              <table:table-cell office:value-type="string">
                <text:p>notes</text:p>
              </table:table-cell>
              <table:table-cell office:value-type="float" office:value="13992">
                <text:p>13992</text:p>
              </table:table-cell>
            </table:table-row>
            <table:table-row>
              <table:table-cell office:value-type="string">
                <text:p>hunting</text:p>
              </table:table-cell>
              <table:table-cell office:value-type="float" office:value="13972">
                <text:p>13972</text:p>
              </table:table-cell>
            </table:table-row>
            <table:table-row>
              <table:table-cell office:value-type="string">
                <text:p>friend</text:p>
              </table:table-cell>
              <table:table-cell office:value-type="float" office:value="13947">
                <text:p>13947</text:p>
              </table:table-cell>
            </table:table-row>
            <table:table-row>
              <table:table-cell office:value-type="string">
                <text:p>cut</text:p>
              </table:table-cell>
              <table:table-cell office:value-type="float" office:value="13940">
                <text:p>13940</text:p>
              </table:table-cell>
            </table:table-row>
            <table:table-row>
              <table:table-cell office:value-type="string">
                <text:p>item</text:p>
              </table:table-cell>
              <table:table-cell office:value-type="float" office:value="13930">
                <text:p>13930</text:p>
              </table:table-cell>
            </table:table-row>
            <table:table-row>
              <table:table-cell office:value-type="string">
                <text:p>active</text:p>
              </table:table-cell>
              <table:table-cell office:value-type="float" office:value="13909">
                <text:p>13909</text:p>
              </table:table-cell>
            </table:table-row>
            <table:table-row>
              <table:table-cell office:value-type="string">
                <text:p>republic</text:p>
              </table:table-cell>
              <table:table-cell office:value-type="float" office:value="13870">
                <text:p>13870</text:p>
              </table:table-cell>
            </table:table-row>
            <table:table-row>
              <table:table-cell office:value-type="string">
                <text:p>fax</text:p>
              </table:table-cell>
              <table:table-cell office:value-type="float" office:value="13853">
                <text:p>13853</text:p>
              </table:table-cell>
            </table:table-row>
            <table:table-row>
              <table:table-cell office:value-type="string">
                <text:p>cleveland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string">
                <text:p>strategy</text:p>
              </table:table-cell>
              <table:table-cell office:value-type="float" office:value="13835">
                <text:p>13835</text:p>
              </table:table-cell>
            </table:table-row>
            <table:table-row>
              <table:table-cell office:value-type="string">
                <text:p>status</text:p>
              </table:table-cell>
              <table:table-cell office:value-type="float" office:value="13829">
                <text:p>13829</text:p>
              </table:table-cell>
            </table:table-row>
            <table:table-row>
              <table:table-cell office:value-type="string">
                <text:p>dance</text:p>
              </table:table-cell>
              <table:table-cell office:value-type="float" office:value="13828">
                <text:p>13828</text:p>
              </table:table-cell>
            </table:table-row>
            <table:table-row>
              <table:table-cell office:value-type="string">
                <text:p>gaming</text:p>
              </table:table-cell>
              <table:table-cell office:value-type="float" office:value="13820">
                <text:p>13820</text:p>
              </table:table-cell>
            </table:table-row>
            <table:table-row>
              <table:table-cell office:value-type="string">
                <text:p>tennessee</text:p>
              </table:table-cell>
              <table:table-cell office:value-type="float" office:value="13783">
                <text:p>13783</text:p>
              </table:table-cell>
            </table:table-row>
            <table:table-row>
              <table:table-cell office:value-type="string">
                <text:p>path</text:p>
              </table:table-cell>
              <table:table-cell office:value-type="float" office:value="13782">
                <text:p>13782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13777">
                <text:p>13777</text:p>
              </table:table-cell>
            </table:table-row>
            <table:table-row>
              <table:table-cell office:value-type="string">
                <text:p>hour</text:p>
              </table:table-cell>
              <table:table-cell office:value-type="float" office:value="13776">
                <text:p>13776</text:p>
              </table:table-cell>
            </table:table-row>
            <table:table-row>
              <table:table-cell office:value-type="string">
                <text:p>gardens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oklahoma</text:p>
              </table:table-cell>
              <table:table-cell office:value-type="float" office:value="13760">
                <text:p>13760</text:p>
              </table:table-cell>
            </table:table-row>
            <table:table-row>
              <table:table-cell office:value-type="string">
                <text:p>finance</text:p>
              </table:table-cell>
              <table:table-cell office:value-type="float" office:value="13753">
                <text:p>13753</text:p>
              </table:table-cell>
            </table:table-row>
            <table:table-row>
              <table:table-cell office:value-type="string">
                <text:p>2100live</text:p>
              </table:table-cell>
              <table:table-cell office:value-type="float" office:value="13743">
                <text:p>13743</text:p>
              </table:table-cell>
            </table:table-row>
            <table:table-row>
              <table:table-cell office:value-type="string">
                <text:p>glass</text:p>
              </table:table-cell>
              <table:table-cell office:value-type="float" office:value="13742">
                <text:p>13742</text:p>
              </table:table-cell>
            </table:table-row>
            <table:table-row>
              <table:table-cell office:value-type="string">
                <text:p>individuals</text:p>
              </table:table-cell>
              <table:table-cell office:value-type="float" office:value="13726">
                <text:p>13726</text:p>
              </table:table-cell>
            </table:table-row>
            <table:table-row>
              <table:table-cell office:value-type="string">
                <text:p>benefits</text:p>
              </table:table-cell>
              <table:table-cell office:value-type="float" office:value="13707">
                <text:p>13707</text:p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13703">
                <text:p>13703</text:p>
              </table:table-cell>
            </table:table-row>
            <table:table-row>
              <table:table-cell office:value-type="string">
                <text:p>door</text:p>
              </table:table-cell>
              <table:table-cell office:value-type="float" office:value="13700">
                <text:p>1370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3699">
                <text:p>13699</text:p>
              </table:table-cell>
            </table:table-row>
            <table:table-row>
              <table:table-cell office:value-type="string">
                <text:p>technical</text:p>
              </table:table-cell>
              <table:table-cell office:value-type="float" office:value="13694">
                <text:p>13694</text:p>
              </table:table-cell>
            </table:table-row>
            <table:table-row>
              <table:table-cell office:value-type="string">
                <text:p>fair</text:p>
              </table:table-cell>
              <table:table-cell office:value-type="float" office:value="13676">
                <text:p>13676</text:p>
              </table:table-cell>
            </table:table-row>
            <table:table-row>
              <table:table-cell office:value-type="string">
                <text:p>dallas</text:p>
              </table:table-cell>
              <table:table-cell office:value-type="float" office:value="13671">
                <text:p>13671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13639">
                <text:p>13639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13631">
                <text:p>13631</text:p>
              </table:table-cell>
            </table:table-row>
            <table:table-row>
              <table:table-cell office:value-type="string">
                <text:p>throughout</text:p>
              </table:table-cell>
              <table:table-cell office:value-type="float" office:value="13603">
                <text:p>13603</text:p>
              </table:table-cell>
            </table:table-row>
            <table:table-row>
              <table:table-cell office:value-type="string">
                <text:p>sheet</text:p>
              </table:table-cell>
              <table:table-cell office:value-type="float" office:value="13587">
                <text:p>13587</text:p>
              </table:table-cell>
            </table:table-row>
            <table:table-row>
              <table:table-cell office:value-type="string">
                <text:p>began</text:p>
              </table:table-cell>
              <table:table-cell office:value-type="float" office:value="13581">
                <text:p>13581</text:p>
              </table:table-cell>
            </table:table-row>
            <table:table-row>
              <table:table-cell office:value-type="string">
                <text:p>registration</text:p>
              </table:table-cell>
              <table:table-cell office:value-type="float" office:value="13577">
                <text:p>13577</text:p>
              </table:table-cell>
            </table:table-row>
            <table:table-row>
              <table:table-cell office:value-type="string">
                <text:p>politics</text:p>
              </table:table-cell>
              <table:table-cell office:value-type="float" office:value="13556">
                <text:p>13556</text:p>
              </table:table-cell>
            </table:table-row>
            <table:table-row>
              <table:table-cell office:value-type="string">
                <text:p>spa</text:p>
              </table:table-cell>
              <table:table-cell office:value-type="float" office:value="13555">
                <text:p>13555</text:p>
              </table:table-cell>
            </table:table-row>
            <table:table-row>
              <table:table-cell office:value-type="string">
                <text:p>awards</text:p>
              </table:table-cell>
              <table:table-cell office:value-type="float" office:value="13526">
                <text:p>13526</text:p>
              </table:table-cell>
            </table:table-row>
            <table:table-row>
              <table:table-cell office:value-type="string">
                <text:p>isbn</text:p>
              </table:table-cell>
              <table:table-cell office:value-type="float" office:value="13494">
                <text:p>13494</text:p>
              </table:table-cell>
            </table:table-row>
            <table:table-row>
              <table:table-cell office:value-type="string">
                <text:p>upon</text:p>
              </table:table-cell>
              <table:table-cell office:value-type="float" office:value="13493">
                <text:p>13493</text:p>
              </table:table-cell>
            </table:table-row>
            <table:table-row>
              <table:table-cell office:value-type="string">
                <text:p>eastern</text:p>
              </table:table-cell>
              <table:table-cell office:value-type="float" office:value="13487">
                <text:p>13487</text:p>
              </table:table-cell>
            </table:table-row>
            <table:table-row>
              <table:table-cell office:value-type="string">
                <text:p>mouse</text:p>
              </table:table-cell>
              <table:table-cell office:value-type="float" office:value="13481">
                <text:p>13481</text:p>
              </table:table-cell>
            </table:table-row>
            <table:table-row>
              <table:table-cell office:value-type="string">
                <text:p>computers</text:p>
              </table:table-cell>
              <table:table-cell office:value-type="float" office:value="13477">
                <text:p>13477</text:p>
              </table:table-cell>
            </table:table-row>
            <table:table-row>
              <table:table-cell office:value-type="string">
                <text:p>atlantic</text:p>
              </table:table-cell>
              <table:table-cell office:value-type="float" office:value="13470">
                <text:p>13470</text:p>
              </table:table-cell>
            </table:table-row>
            <table:table-row>
              <table:table-cell office:value-type="string">
                <text:p>stay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adult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display</text:p>
              </table:table-cell>
              <table:table-cell office:value-type="float" office:value="13445">
                <text:p>13445</text:p>
              </table:table-cell>
            </table:table-row>
            <table:table-row>
              <table:table-cell office:value-type="string">
                <text:p>hartford</text:p>
              </table:table-cell>
              <table:table-cell office:value-type="float" office:value="13441">
                <text:p>13441</text:p>
              </table:table-cell>
            </table:table-row>
            <table:table-row>
              <table:table-cell office:value-type="string">
                <text:p>wild</text:p>
              </table:table-cell>
              <table:table-cell office:value-type="float" office:value="13436">
                <text:p>13436</text:p>
              </table:table-cell>
            </table:table-row>
            <table:table-row>
              <table:table-cell office:value-type="string">
                <text:p>ms</text:p>
              </table:table-cell>
              <table:table-cell office:value-type="float" office:value="13428">
                <text:p>13428</text:p>
              </table:table-cell>
            </table:table-row>
            <table:table-row>
              <table:table-cell office:value-type="string">
                <text:p>connecticut</text:p>
              </table:table-cell>
              <table:table-cell office:value-type="float" office:value="13410">
                <text:p>13410</text:p>
              </table:table-cell>
            </table:table-row>
            <table:table-row>
              <table:table-cell office:value-type="string">
                <text:p>die</text:p>
              </table:table-cell>
              <table:table-cell office:value-type="float" office:value="13380">
                <text:p>13380</text:p>
              </table:table-cell>
            </table:table-row>
            <table:table-row>
              <table:table-cell office:value-type="string">
                <text:p>cricket</text:p>
              </table:table-cell>
              <table:table-cell office:value-type="float" office:value="13375">
                <text:p>13375</text:p>
              </table:table-cell>
            </table:table-row>
            <table:table-row>
              <table:table-cell office:value-type="string">
                <text:p>led</text:p>
              </table:table-cell>
              <table:table-cell office:value-type="float" office:value="13374">
                <text:p>13374</text:p>
              </table:table-cell>
            </table:table-row>
            <table:table-row>
              <table:table-cell office:value-type="string">
                <text:p>wildlife</text:p>
              </table:table-cell>
              <table:table-cell office:value-type="float" office:value="13352">
                <text:p>13352</text:p>
              </table:table-cell>
            </table:table-row>
            <table:table-row>
              <table:table-cell office:value-type="string">
                <text:p>springs</text:p>
              </table:table-cell>
              <table:table-cell office:value-type="float" office:value="13350">
                <text:p>13350</text:p>
              </table:table-cell>
            </table:table-row>
            <table:table-row>
              <table:table-cell office:value-type="string">
                <text:p>storm</text:p>
              </table:table-cell>
              <table:table-cell office:value-type="float" office:value="13345">
                <text:p>13345</text:p>
              </table:table-cell>
            </table:table-row>
            <table:table-row>
              <table:table-cell office:value-type="string">
                <text:p>tell</text:p>
              </table:table-cell>
              <table:table-cell office:value-type="float" office:value="13333">
                <text:p>13333</text:p>
              </table:table-cell>
            </table:table-row>
            <table:table-row>
              <table:table-cell office:value-type="string">
                <text:p>plants</text:p>
              </table:table-cell>
              <table:table-cell office:value-type="float" office:value="13326">
                <text:p>13326</text:p>
              </table:table-cell>
            </table:table-row>
            <table:table-row>
              <table:table-cell office:value-type="string">
                <text:p>certain</text:p>
              </table:table-cell>
              <table:table-cell office:value-type="float" office:value="13315">
                <text:p>13315</text:p>
              </table:table-cell>
            </table:table-row>
            <table:table-row>
              <table:table-cell office:value-type="string">
                <text:p>perfect</text:p>
              </table:table-cell>
              <table:table-cell office:value-type="float" office:value="13288">
                <text:p>13288</text:p>
              </table:table-cell>
            </table:table-row>
            <table:table-row>
              <table:table-cell office:value-type="string">
                <text:p>safe</text:p>
              </table:table-cell>
              <table:table-cell office:value-type="float" office:value="13244">
                <text:p>13244</text:p>
              </table:table-cell>
            </table:table-row>
            <table:table-row>
              <table:table-cell office:value-type="string">
                <text:p>severe</text:p>
              </table:table-cell>
              <table:table-cell office:value-type="float" office:value="13235">
                <text:p>13235</text:p>
              </table:table-cell>
            </table:table-row>
            <table:table-row>
              <table:table-cell office:value-type="string">
                <text:p>seven</text:p>
              </table:table-cell>
              <table:table-cell office:value-type="float" office:value="13230">
                <text:p>1323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3229">
                <text:p>13229</text:p>
              </table:table-cell>
            </table:table-row>
            <table:table-row>
              <table:table-cell office:value-type="string">
                <text:p>leave</text:p>
              </table:table-cell>
              <table:table-cell office:value-type="float" office:value="13228">
                <text:p>13228</text:p>
              </table:table-cell>
            </table:table-row>
            <table:table-row>
              <table:table-cell office:value-type="string">
                <text:p>carbohydrate</text:p>
              </table:table-cell>
              <table:table-cell office:value-type="float" office:value="13221">
                <text:p>13221</text:p>
              </table:table-cell>
            </table:table-row>
            <table:table-row>
              <table:table-cell office:value-type="string">
                <text:p>buying</text:p>
              </table:table-cell>
              <table:table-cell office:value-type="float" office:value="13206">
                <text:p>13206</text:p>
              </table:table-cell>
            </table:table-row>
            <table:table-row>
              <table:table-cell office:value-type="string">
                <text:p>bart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effective</text:p>
              </table:table-cell>
              <table:table-cell office:value-type="float" office:value="13191">
                <text:p>13191</text:p>
              </table:table-cell>
            </table:table-row>
            <table:table-row>
              <table:table-cell office:value-type="string">
                <text:p>trainer</text:p>
              </table:table-cell>
              <table:table-cell office:value-type="float" office:value="13186">
                <text:p>13186</text:p>
              </table:table-cell>
            </table:table-row>
            <table:table-row>
              <table:table-cell office:value-type="string">
                <text:p>palm</text:p>
              </table:table-cell>
              <table:table-cell office:value-type="float" office:value="13180">
                <text:p>13180</text:p>
              </table:table-cell>
            </table:table-row>
            <table:table-row>
              <table:table-cell office:value-type="string">
                <text:p>pattern</text:p>
              </table:table-cell>
              <table:table-cell office:value-type="float" office:value="13175">
                <text:p>13175</text:p>
              </table:table-cell>
            </table:table-row>
            <table:table-row>
              <table:table-cell office:value-type="string">
                <text:p>double</text:p>
              </table:table-cell>
              <table:table-cell office:value-type="float" office:value="13168">
                <text:p>13168</text:p>
              </table:table-cell>
            </table:table-row>
            <table:table-row>
              <table:table-cell office:value-type="string">
                <text:p>winter</text:p>
              </table:table-cell>
              <table:table-cell office:value-type="float" office:value="13167">
                <text:p>13167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13153">
                <text:p>1315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3128">
                <text:p>13128</text:p>
              </table:table-cell>
            </table:table-row>
            <table:table-row>
              <table:table-cell office:value-type="string">
                <text:p>chat</text:p>
              </table:table-cell>
              <table:table-cell office:value-type="float" office:value="13104">
                <text:p>13104</text:p>
              </table:table-cell>
            </table:table-row>
            <table:table-row>
              <table:table-cell office:value-type="string">
                <text:p>meeting</text:p>
              </table:table-cell>
              <table:table-cell office:value-type="float" office:value="13068">
                <text:p>13068</text:p>
              </table:table-cell>
            </table:table-row>
            <table:table-row>
              <table:table-cell office:value-type="string">
                <text:p>toshiba</text:p>
              </table:table-cell>
              <table:table-cell office:value-type="float" office:value="13059">
                <text:p>13059</text:p>
              </table:table-cell>
            </table:table-row>
            <table:table-row>
              <table:table-cell office:value-type="string">
                <text:p>environment</text:p>
              </table:table-cell>
              <table:table-cell office:value-type="float" office:value="13045">
                <text:p>13045</text:p>
              </table:table-cell>
            </table:table-row>
            <table:table-row>
              <table:table-cell office:value-type="string">
                <text:p>faq</text:p>
              </table:table-cell>
              <table:table-cell office:value-type="float" office:value="13039">
                <text:p>13039</text:p>
              </table:table-cell>
            </table:table-row>
            <table:table-row>
              <table:table-cell office:value-type="string">
                <text:p>analysis</text:p>
              </table:table-cell>
              <table:table-cell office:value-type="float" office:value="13037">
                <text:p>13037</text:p>
              </table:table-cell>
            </table:table-row>
            <table:table-row>
              <table:table-cell office:value-type="string">
                <text:p>developed</text:p>
              </table:table-cell>
              <table:table-cell office:value-type="float" office:value="13032">
                <text:p>13032</text:p>
              </table:table-cell>
            </table:table-row>
            <table:table-row>
              <table:table-cell office:value-type="string">
                <text:p>race</text:p>
              </table:table-cell>
              <table:table-cell office:value-type="float" office:value="13028">
                <text:p>13028</text:p>
              </table:table-cell>
            </table:table-row>
            <table:table-row>
              <table:table-cell office:value-type="string">
                <text:p>jones</text:p>
              </table:table-cell>
              <table:table-cell office:value-type="float" office:value="13026">
                <text:p>13026</text:p>
              </table:table-cell>
            </table:table-row>
            <table:table-row>
              <table:table-cell office:value-type="string">
                <text:p>writing</text:p>
              </table:table-cell>
              <table:table-cell office:value-type="float" office:value="13017">
                <text:p>1301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3006">
                <text:p>13006</text:p>
              </table:table-cell>
            </table:table-row>
            <table:table-row>
              <table:table-cell office:value-type="string">
                <text:p>overnight</text:p>
              </table:table-cell>
              <table:table-cell office:value-type="float" office:value="12999">
                <text:p>12999</text:p>
              </table:table-cell>
            </table:table-row>
            <table:table-row>
              <table:table-cell office:value-type="string">
                <text:p>sources</text:p>
              </table:table-cell>
              <table:table-cell office:value-type="float" office:value="12993">
                <text:p>12993</text:p>
              </table:table-cell>
            </table:table-row>
            <table:table-row>
              <table:table-cell office:value-type="string">
                <text:p>manager</text:p>
              </table:table-cell>
              <table:table-cell office:value-type="float" office:value="12983">
                <text:p>12983</text:p>
              </table:table-cell>
            </table:table-row>
            <table:table-row>
              <table:table-cell office:value-type="string">
                <text:p>models</text:p>
              </table:table-cell>
              <table:table-cell office:value-type="float" office:value="12971">
                <text:p>12971</text:p>
              </table:table-cell>
            </table:table-row>
            <table:table-row>
              <table:table-cell office:value-type="string">
                <text:p>regular</text:p>
              </table:table-cell>
              <table:table-cell office:value-type="float" office:value="12953">
                <text:p>12953</text:p>
              </table:table-cell>
            </table:table-row>
            <table:table-row>
              <table:table-cell office:value-type="string">
                <text:p>you're</text:p>
              </table:table-cell>
              <table:table-cell office:value-type="float" office:value="12951">
                <text:p>12951</text:p>
              </table:table-cell>
            </table:table-row>
            <table:table-row>
              <table:table-cell office:value-type="string">
                <text:p>european</text:p>
              </table:table-cell>
              <table:table-cell office:value-type="float" office:value="12926">
                <text:p>12926</text:p>
              </table:table-cell>
            </table:table-row>
            <table:table-row>
              <table:table-cell office:value-type="string">
                <text:p>favorite</text:p>
              </table:table-cell>
              <table:table-cell office:value-type="float" office:value="12917">
                <text:p>12917</text:p>
              </table:table-cell>
            </table:table-row>
            <table:table-row>
              <table:table-cell office:value-type="string">
                <text:p>cancer</text:p>
              </table:table-cell>
              <table:table-cell office:value-type="float" office:value="12916">
                <text:p>12916</text:p>
              </table:table-cell>
            </table:table-row>
            <table:table-row>
              <table:table-cell office:value-type="string">
                <text:p>increased</text:p>
              </table:table-cell>
              <table:table-cell office:value-type="float" office:value="12908">
                <text:p>12908</text:p>
              </table:table-cell>
            </table:table-row>
            <table:table-row>
              <table:table-cell office:value-type="string">
                <text:p>del</text:p>
              </table:table-cell>
              <table:table-cell office:value-type="float" office:value="12906">
                <text:p>12906</text:p>
              </table:table-cell>
            </table:table-row>
            <table:table-row>
              <table:table-cell office:value-type="string">
                <text:p>behind</text:p>
              </table:table-cell>
              <table:table-cell office:value-type="float" office:value="12905">
                <text:p>12905</text:p>
              </table:table-cell>
            </table:table-row>
            <table:table-row>
              <table:table-cell office:value-type="string">
                <text:p>cape</text:p>
              </table:table-cell>
              <table:table-cell office:value-type="float" office:value="12899">
                <text:p>12899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12884">
                <text:p>12884</text:p>
              </table:table-cell>
            </table:table-row>
            <table:table-row>
              <table:table-cell office:value-type="string">
                <text:p>follow</text:p>
              </table:table-cell>
              <table:table-cell office:value-type="float" office:value="12870">
                <text:p>12870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12869">
                <text:p>12869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2861">
                <text:p>12861</text:p>
              </table:table-cell>
            </table:table-row>
            <table:table-row>
              <table:table-cell office:value-type="string">
                <text:p>percent</text:p>
              </table:table-cell>
              <table:table-cell office:value-type="float" office:value="12859">
                <text:p>12859</text:p>
              </table:table-cell>
            </table:table-row>
            <table:table-row>
              <table:table-cell office:value-type="string">
                <text:p>rooms</text:p>
              </table:table-cell>
              <table:table-cell office:value-type="float" office:value="12858">
                <text:p>12858</text:p>
              </table:table-cell>
            </table:table-row>
            <table:table-row>
              <table:table-cell office:value-type="string">
                <text:p>success</text:p>
              </table:table-cell>
              <table:table-cell office:value-type="float" office:value="12856">
                <text:p>1285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847">
                <text:p>12847</text:p>
              </table:table-cell>
            </table:table-row>
            <table:table-row>
              <table:table-cell office:value-type="string">
                <text:p>ga</text:p>
              </table:table-cell>
              <table:table-cell office:value-type="float" office:value="12839">
                <text:p>12839</text:p>
              </table:table-cell>
            </table:table-row>
            <table:table-row>
              <table:table-cell office:value-type="string">
                <text:p>truck</text:p>
              </table:table-cell>
              <table:table-cell office:value-type="float" office:value="12834">
                <text:p>12834</text:p>
              </table:table-cell>
            </table:table-row>
            <table:table-row>
              <table:table-cell office:value-type="string">
                <text:p>held</text:p>
              </table:table-cell>
              <table:table-cell office:value-type="float" office:value="12833">
                <text:p>12833</text:p>
              </table:table-cell>
            </table:table-row>
            <table:table-row>
              <table:table-cell office:value-type="string">
                <text:p>rich</text:p>
              </table:table-cell>
              <table:table-cell office:value-type="float" office:value="12832">
                <text:p>12832</text:p>
              </table:table-cell>
            </table:table-row>
            <table:table-row>
              <table:table-cell office:value-type="string">
                <text:p>mind</text:p>
              </table:table-cell>
              <table:table-cell office:value-type="float" office:value="12820">
                <text:p>12820</text:p>
              </table:table-cell>
            </table:table-row>
            <table:table-row>
              <table:table-cell office:value-type="string">
                <text:p>soon</text:p>
              </table:table-cell>
              <table:table-cell office:value-type="float" office:value="12818">
                <text:p>12818</text:p>
              </table:table-cell>
            </table:table-row>
            <table:table-row>
              <table:table-cell office:value-type="string">
                <text:p>considered</text:p>
              </table:table-cell>
              <table:table-cell office:value-type="float" office:value="12798">
                <text:p>12798</text:p>
              </table:table-cell>
            </table:table-row>
            <table:table-row>
              <table:table-cell office:value-type="string">
                <text:p>ford</text:p>
              </table:table-cell>
              <table:table-cell office:value-type="float" office:value="12787">
                <text:p>12787</text:p>
              </table:table-cell>
            </table:table-row>
            <table:table-row>
              <table:table-cell office:value-type="string">
                <text:p>plastic</text:p>
              </table:table-cell>
              <table:table-cell office:value-type="float" office:value="12777">
                <text:p>12777</text:p>
              </table:table-cell>
            </table:table-row>
            <table:table-row>
              <table:table-cell office:value-type="string">
                <text:p>pills</text:p>
              </table:table-cell>
              <table:table-cell office:value-type="float" office:value="12767">
                <text:p>12767</text:p>
              </table:table-cell>
            </table:table-row>
            <table:table-row>
              <table:table-cell office:value-type="string">
                <text:p>cold</text:p>
              </table:table-cell>
              <table:table-cell office:value-type="float" office:value="12765">
                <text:p>12765</text:p>
              </table:table-cell>
            </table:table-row>
            <table:table-row>
              <table:table-cell office:value-type="string">
                <text:p>users</text:p>
              </table:table-cell>
              <table:table-cell office:value-type="float" office:value="12762">
                <text:p>12762</text:p>
              </table:table-cell>
            </table:table-row>
            <table:table-row>
              <table:table-cell office:value-type="string">
                <text:p>golden</text:p>
              </table:table-cell>
              <table:table-cell office:value-type="float" office:value="12760">
                <text:p>12760</text:p>
              </table:table-cell>
            </table:table-row>
            <table:table-row>
              <table:table-cell office:value-type="string">
                <text:p>effect</text:p>
              </table:table-cell>
              <table:table-cell office:value-type="float" office:value="12759">
                <text:p>12759</text:p>
              </table:table-cell>
            </table:table-row>
            <table:table-row>
              <table:table-cell office:value-type="string">
                <text:p>charity</text:p>
              </table:table-cell>
              <table:table-cell office:value-type="float" office:value="12757">
                <text:p>12757</text:p>
              </table:table-cell>
            </table:table-row>
            <table:table-row>
              <table:table-cell office:value-type="string">
                <text:p>actually</text:p>
              </table:table-cell>
              <table:table-cell office:value-type="float" office:value="12733">
                <text:p>12733</text:p>
              </table:table-cell>
            </table:table-row>
            <table:table-row>
              <table:table-cell office:value-type="string">
                <text:p>archives</text:p>
              </table:table-cell>
              <table:table-cell office:value-type="float" office:value="12724">
                <text:p>12724</text:p>
              </table:table-cell>
            </table:table-row>
            <table:table-row>
              <table:table-cell office:value-type="string">
                <text:p>forces</text:p>
              </table:table-cell>
              <table:table-cell office:value-type="float" office:value="12692">
                <text:p>12692</text:p>
              </table:table-cell>
            </table:table-row>
            <table:table-row>
              <table:table-cell office:value-type="string">
                <text:p>deals</text:p>
              </table:table-cell>
              <table:table-cell office:value-type="float" office:value="12686">
                <text:p>12686</text:p>
              </table:table-cell>
            </table:table-row>
            <table:table-row>
              <table:table-cell office:value-type="string">
                <text:p>classes</text:p>
              </table:table-cell>
              <table:table-cell office:value-type="float" office:value="12678">
                <text:p>12678</text:p>
              </table:table-cell>
            </table:table-row>
            <table:table-row>
              <table:table-cell office:value-type="string">
                <text:p>speakers</text:p>
              </table:table-cell>
              <table:table-cell office:value-type="float" office:value="12663">
                <text:p>12663</text:p>
              </table:table-cell>
            </table:table-row>
            <table:table-row>
              <table:table-cell office:value-type="string">
                <text:p>feature</text:p>
              </table:table-cell>
              <table:table-cell office:value-type="float" office:value="12650">
                <text:p>12650</text:p>
              </table:table-cell>
            </table:table-row>
            <table:table-row>
              <table:table-cell office:value-type="string">
                <text:p>civil</text:p>
              </table:table-cell>
              <table:table-cell office:value-type="float" office:value="12643">
                <text:p>12643</text:p>
              </table:table-cell>
            </table:table-row>
            <table:table-row>
              <table:table-cell office:value-type="string">
                <text:p>figure</text:p>
              </table:table-cell>
              <table:table-cell office:value-type="float" office:value="12635">
                <text:p>1263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2626">
                <text:p>12626</text:p>
              </table:table-cell>
            </table:table-row>
            <table:table-row>
              <table:table-cell office:value-type="string">
                <text:p>submit</text:p>
              </table:table-cell>
              <table:table-cell office:value-type="float" office:value="12622">
                <text:p>12622</text:p>
              </table:table-cell>
            </table:table-row>
            <table:table-row>
              <table:table-cell office:value-type="string">
                <text:p>trademark</text:p>
              </table:table-cell>
              <table:table-cell office:value-type="float" office:value="12619">
                <text:p>12619</text:p>
              </table:table-cell>
            </table:table-row>
            <table:table-row>
              <table:table-cell office:value-type="string">
                <text:p>friday</text:p>
              </table:table-cell>
              <table:table-cell office:value-type="float" office:value="12616">
                <text:p>12616</text:p>
              </table:table-cell>
            </table:table-row>
            <table:table-row>
              <table:table-cell office:value-type="string">
                <text:p>places</text:p>
              </table:table-cell>
              <table:table-cell office:value-type="float" office:value="12610">
                <text:p>12610</text:p>
              </table:table-cell>
            </table:table-row>
            <table:table-row>
              <table:table-cell office:value-type="string">
                <text:p>album</text:p>
              </table:table-cell>
              <table:table-cell office:value-type="float" office:value="12606">
                <text:p>12606</text:p>
              </table:table-cell>
            </table:table-row>
            <table:table-row>
              <table:table-cell office:value-type="string">
                <text:p>previous</text:p>
              </table:table-cell>
              <table:table-cell office:value-type="float" office:value="12599">
                <text:p>12599</text:p>
              </table:table-cell>
            </table:table-row>
            <table:table-row>
              <table:table-cell office:value-type="string">
                <text:p>came</text:p>
              </table:table-cell>
              <table:table-cell office:value-type="float" office:value="12597">
                <text:p>12597</text:p>
              </table:table-cell>
            </table:table-row>
            <table:table-row>
              <table:table-cell office:value-type="string">
                <text:p>christian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string">
                <text:p>replacement</text:p>
              </table:table-cell>
              <table:table-cell office:value-type="float" office:value="12589">
                <text:p>12589</text:p>
              </table:table-cell>
            </table:table-row>
            <table:table-row>
              <table:table-cell office:value-type="string">
                <text:p>bush</text:p>
              </table:table-cell>
              <table:table-cell office:value-type="float" office:value="12584">
                <text:p>12584</text:p>
              </table:table-cell>
            </table:table-row>
            <table:table-row>
              <table:table-cell office:value-type="string">
                <text:p>listed</text:p>
              </table:table-cell>
              <table:table-cell office:value-type="float" office:value="12570">
                <text:p>12570</text:p>
              </table:table-cell>
            </table:table-row>
            <table:table-row>
              <table:table-cell office:value-type="string">
                <text:p>euclid</text:p>
              </table:table-cell>
              <table:table-cell office:value-type="float" office:value="12566">
                <text:p>12566</text:p>
              </table:table-cell>
            </table:table-row>
            <table:table-row>
              <table:table-cell office:value-type="string">
                <text:p>powered</text:p>
              </table:table-cell>
              <table:table-cell office:value-type="float" office:value="12563">
                <text:p>1256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535">
                <text:p>1253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2533">
                <text:p>12533</text:p>
              </table:table-cell>
            </table:table-row>
            <table:table-row>
              <table:table-cell office:value-type="string">
                <text:p>fuel</text:p>
              </table:table-cell>
              <table:table-cell office:value-type="float" office:value="12517">
                <text:p>12517</text:p>
              </table:table-cell>
            </table:table-row>
            <table:table-row>
              <table:table-cell office:value-type="string">
                <text:p>disorder</text:p>
              </table:table-cell>
              <table:table-cell office:value-type="float" office:value="12510">
                <text:p>12510</text:p>
              </table:table-cell>
            </table:table-row>
            <table:table-row>
              <table:table-cell office:value-type="string">
                <text:p>starting</text:p>
              </table:table-cell>
              <table:table-cell office:value-type="float" office:value="12507">
                <text:p>12507</text:p>
              </table:table-cell>
            </table:table-row>
            <table:table-row>
              <table:table-cell office:value-type="string">
                <text:p>tool</text:p>
              </table:table-cell>
              <table:table-cell office:value-type="float" office:value="12504">
                <text:p>12504</text:p>
              </table:table-cell>
            </table:table-row>
            <table:table-row>
              <table:table-cell office:value-type="string">
                <text:p>received</text:p>
              </table:table-cell>
              <table:table-cell office:value-type="float" office:value="12495">
                <text:p>12495</text:p>
              </table:table-cell>
            </table:table-row>
            <table:table-row>
              <table:table-cell office:value-type="string">
                <text:p>foods</text:p>
              </table:table-cell>
              <table:table-cell office:value-type="float" office:value="12493">
                <text:p>12493</text:p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12483">
                <text:p>12483</text:p>
              </table:table-cell>
            </table:table-row>
            <table:table-row>
              <table:table-cell office:value-type="string">
                <text:p>friendly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whole</text:p>
              </table:table-cell>
              <table:table-cell office:value-type="float" office:value="12474">
                <text:p>12474</text:p>
              </table:table-cell>
            </table:table-row>
            <table:table-row>
              <table:table-cell office:value-type="string">
                <text:p>mid</text:p>
              </table:table-cell>
              <table:table-cell office:value-type="float" office:value="12472">
                <text:p>12472</text:p>
              </table:table-cell>
            </table:table-row>
            <table:table-row>
              <table:table-cell office:value-type="string">
                <text:p>eye</text:p>
              </table:table-cell>
              <table:table-cell office:value-type="float" office:value="12471">
                <text:p>12471</text:p>
              </table:table-cell>
            </table:table-row>
            <table:table-row>
              <table:table-cell office:value-type="string">
                <text:p>agency</text:p>
              </table:table-cell>
              <table:table-cell office:value-type="float" office:value="12470">
                <text:p>12470</text:p>
              </table:table-cell>
            </table:table-row>
            <table:table-row>
              <table:table-cell office:value-type="string">
                <text:p>thought</text:p>
              </table:table-cell>
              <table:table-cell office:value-type="float" office:value="12436">
                <text:p>12436</text:p>
              </table:table-cell>
            </table:table-row>
            <table:table-row>
              <table:table-cell office:value-type="string">
                <text:p>demon</text:p>
              </table:table-cell>
              <table:table-cell office:value-type="float" office:value="12434">
                <text:p>12434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2428">
                <text:p>12428</text:p>
              </table:table-cell>
            </table:table-row>
            <table:table-row>
              <table:table-cell office:value-type="string">
                <text:p>forums</text:p>
              </table:table-cell>
              <table:table-cell office:value-type="float" office:value="12418">
                <text:p>12418</text:p>
              </table:table-cell>
            </table:table-row>
            <table:table-row>
              <table:table-cell office:value-type="string">
                <text:p>marine</text:p>
              </table:table-cell>
              <table:table-cell office:value-type="float" office:value="12416">
                <text:p>12416</text:p>
              </table:table-cell>
            </table:table-row>
            <table:table-row>
              <table:table-cell office:value-type="string">
                <text:p>takes</text:p>
              </table:table-cell>
              <table:table-cell office:value-type="float" office:value="12414">
                <text:p>12414</text:p>
              </table:table-cell>
            </table:table-row>
            <table:table-row>
              <table:table-cell office:value-type="string">
                <text:p>primary</text:p>
              </table:table-cell>
              <table:table-cell office:value-type="float" office:value="12411">
                <text:p>12411</text:p>
              </table:table-cell>
            </table:table-row>
            <table:table-row>
              <table:table-cell office:value-type="string">
                <text:p>round</text:p>
              </table:table-cell>
              <table:table-cell office:value-type="float" office:value="12405">
                <text:p>12405</text:p>
              </table:table-cell>
            </table:table-row>
            <table:table-row>
              <table:table-cell office:value-type="string">
                <text:p>storage</text:p>
              </table:table-cell>
              <table:table-cell office:value-type="float" office:value="12388">
                <text:p>12388</text:p>
              </table:table-cell>
            </table:table-row>
            <table:table-row>
              <table:table-cell office:value-type="string">
                <text:p>protection</text:p>
              </table:table-cell>
              <table:table-cell office:value-type="float" office:value="12385">
                <text:p>12385</text:p>
              </table:table-cell>
            </table:table-row>
            <table:table-row>
              <table:table-cell office:value-type="string">
                <text:p>rather</text:p>
              </table:table-cell>
              <table:table-cell office:value-type="float" office:value="12382">
                <text:p>12382</text:p>
              </table:table-cell>
            </table:table-row>
            <table:table-row>
              <table:table-cell office:value-type="string">
                <text:p>council</text:p>
              </table:table-cell>
              <table:table-cell office:value-type="float" office:value="12373">
                <text:p>12373</text:p>
              </table:table-cell>
            </table:table-row>
            <table:table-row>
              <table:table-cell office:value-type="string">
                <text:p>ice</text:p>
              </table:table-cell>
              <table:table-cell office:value-type="float" office:value="12356">
                <text:p>12356</text:p>
              </table:table-cell>
            </table:table-row>
            <table:table-row>
              <table:table-cell office:value-type="string">
                <text:p>thing</text:p>
              </table:table-cell>
              <table:table-cell office:value-type="float" office:value="12354">
                <text:p>12354</text:p>
              </table:table-cell>
            </table:table-row>
            <table:table-row>
              <table:table-cell office:value-type="string">
                <text:p>operations</text:p>
              </table:table-cell>
              <table:table-cell office:value-type="float" office:value="12342">
                <text:p>12342</text:p>
              </table:table-cell>
            </table:table-row>
            <table:table-row>
              <table:table-cell office:value-type="string">
                <text:p>minnesota</text:p>
              </table:table-cell>
              <table:table-cell office:value-type="float" office:value="12341">
                <text:p>12341</text:p>
              </table:table-cell>
            </table:table-row>
            <table:table-row>
              <table:table-cell office:value-type="string">
                <text:p>upper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fox</text:p>
              </table:table-cell>
              <table:table-cell office:value-type="float" office:value="12338">
                <text:p>12338</text:p>
              </table:table-cell>
            </table:table-row>
            <table:table-row>
              <table:table-cell office:value-type="string">
                <text:p>update</text:p>
              </table:table-cell>
              <table:table-cell office:value-type="float" office:value="12333">
                <text:p>12333</text:p>
              </table:table-cell>
            </table:table-row>
            <table:table-row>
              <table:table-cell office:value-type="string">
                <text:p>surgery</text:p>
              </table:table-cell>
              <table:table-cell office:value-type="float" office:value="12331">
                <text:p>12331</text:p>
              </table:table-cell>
            </table:table-row>
            <table:table-row>
              <table:table-cell office:value-type="string">
                <text:p>canadian</text:p>
              </table:table-cell>
              <table:table-cell office:value-type="float" office:value="12323">
                <text:p>12323</text:p>
              </table:table-cell>
            </table:table-row>
            <table:table-row>
              <table:table-cell office:value-type="string">
                <text:p>weeks</text:p>
              </table:table-cell>
              <table:table-cell office:value-type="float" office:value="12317">
                <text:p>12317</text:p>
              </table:table-cell>
            </table:table-row>
            <table:table-row>
              <table:table-cell office:value-type="string">
                <text:p>born</text:p>
              </table:table-cell>
              <table:table-cell office:value-type="float" office:value="12295">
                <text:p>12295</text:p>
              </table:table-cell>
            </table:table-row>
            <table:table-row>
              <table:table-cell office:value-type="string">
                <text:p>saint</text:p>
              </table:table-cell>
              <table:table-cell office:value-type="float" office:value="12292">
                <text:p>12292</text:p>
              </table:table-cell>
            </table:table-row>
            <table:table-row>
              <table:table-cell office:value-type="string">
                <text:p>kind</text:p>
              </table:table-cell>
              <table:table-cell office:value-type="float" office:value="12283">
                <text:p>12283</text:p>
              </table:table-cell>
            </table:table-row>
            <table:table-row>
              <table:table-cell office:value-type="string">
                <text:p>chef</text:p>
              </table:table-cell>
              <table:table-cell office:value-type="float" office:value="12277">
                <text:p>12277</text:p>
              </table:table-cell>
            </table:table-row>
            <table:table-row>
              <table:table-cell office:value-type="string">
                <text:p>everything</text:p>
              </table:table-cell>
              <table:table-cell office:value-type="float" office:value="12272">
                <text:p>12272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garmin</text:p>
              </table:table-cell>
              <table:table-cell office:value-type="float" office:value="12259">
                <text:p>12259</text:p>
              </table:table-cell>
            </table:table-row>
            <table:table-row>
              <table:table-cell office:value-type="string">
                <text:p>investment</text:p>
              </table:table-cell>
              <table:table-cell office:value-type="float" office:value="12257">
                <text:p>12257</text:p>
              </table:table-cell>
            </table:table-row>
            <table:table-row>
              <table:table-cell office:value-type="string">
                <text:p>significant</text:p>
              </table:table-cell>
              <table:table-cell office:value-type="float" office:value="12255">
                <text:p>12255</text:p>
              </table:table-cell>
            </table:table-row>
            <table:table-row>
              <table:table-cell office:value-type="string">
                <text:p>websites</text:p>
              </table:table-cell>
              <table:table-cell office:value-type="float" office:value="12230">
                <text:p>12230</text:p>
              </table:table-cell>
            </table:table-row>
            <table:table-row>
              <table:table-cell office:value-type="string">
                <text:p>blogs</text:p>
              </table:table-cell>
              <table:table-cell office:value-type="float" office:value="12229">
                <text:p>12229</text:p>
              </table:table-cell>
            </table:table-row>
            <table:table-row>
              <table:table-cell office:value-type="string">
                <text:p>technologies</text:p>
              </table:table-cell>
              <table:table-cell office:value-type="float" office:value="12208">
                <text:p>12208</text:p>
              </table:table-cell>
            </table:table-row>
            <table:table-row>
              <table:table-cell office:value-type="string">
                <text:p>listings</text:p>
              </table:table-cell>
              <table:table-cell office:value-type="float" office:value="12200">
                <text:p>12200</text:p>
              </table:table-cell>
            </table:table-row>
            <table:table-row>
              <table:table-cell office:value-type="string">
                <text:p>basketball</text:p>
              </table:table-cell>
              <table:table-cell office:value-type="float" office:value="12197">
                <text:p>12197</text:p>
              </table:table-cell>
            </table:table-row>
            <table:table-row>
              <table:table-cell office:value-type="string">
                <text:p>normal</text:p>
              </table:table-cell>
              <table:table-cell office:value-type="float" office:value="12154">
                <text:p>12154</text:p>
              </table:table-cell>
            </table:table-row>
            <table:table-row>
              <table:table-cell office:value-type="string">
                <text:p>destroyed</text:p>
              </table:table-cell>
              <table:table-cell office:value-type="float" office:value="12146">
                <text:p>12146</text:p>
              </table:table-cell>
            </table:table-row>
            <table:table-row>
              <table:table-cell office:value-type="string">
                <text:p>pennsylvania</text:p>
              </table:table-cell>
              <table:table-cell office:value-type="float" office:value="12140">
                <text:p>12140</text:p>
              </table:table-cell>
            </table:table-row>
            <table:table-row>
              <table:table-cell office:value-type="string">
                <text:p>url</text:p>
              </table:table-cell>
              <table:table-cell office:value-type="float" office:value="12130">
                <text:p>12130</text:p>
              </table:table-cell>
            </table:table-row>
            <table:table-row>
              <table:table-cell office:value-type="string">
                <text:p>mile</text:p>
              </table:table-cell>
              <table:table-cell office:value-type="float" office:value="12111">
                <text:p>12111</text:p>
              </table:table-cell>
            </table:table-row>
            <table:table-row>
              <table:table-cell office:value-type="string">
                <text:p>va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string">
                <text:p>boy</text:p>
              </table:table-cell>
              <table:table-cell office:value-type="float" office:value="12089">
                <text:p>12089</text:p>
              </table:table-cell>
            </table:table-row>
            <table:table-row>
              <table:table-cell office:value-type="string">
                <text:p>toys</text:p>
              </table:table-cell>
              <table:table-cell office:value-type="float" office:value="12080">
                <text:p>12080</text:p>
              </table:table-cell>
            </table:table-row>
            <table:table-row>
              <table:table-cell office:value-type="string">
                <text:p>older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string">
                <text:p>locations</text:p>
              </table:table-cell>
              <table:table-cell office:value-type="float" office:value="12070">
                <text:p>12070</text:p>
              </table:table-cell>
            </table:table-row>
            <table:table-row>
              <table:table-cell office:value-type="string">
                <text:p>treat</text:p>
              </table:table-cell>
              <table:table-cell office:value-type="float" office:value="12063">
                <text:p>1206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2061">
                <text:p>12061</text:p>
              </table:table-cell>
            </table:table-row>
            <table:table-row>
              <table:table-cell office:value-type="string">
                <text:p>wood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growth</text:p>
              </table:table-cell>
              <table:table-cell office:value-type="float" office:value="12047">
                <text:p>12047</text:p>
              </table:table-cell>
            </table:table-row>
            <table:table-row>
              <table:table-cell office:value-type="string">
                <text:p>simply</text:p>
              </table:table-cell>
              <table:table-cell office:value-type="float" office:value="12037">
                <text:p>12037</text:p>
              </table:table-cell>
            </table:table-row>
            <table:table-row>
              <table:table-cell office:value-type="string">
                <text:p>doing</text:p>
              </table:table-cell>
              <table:table-cell office:value-type="float" office:value="12005">
                <text:p>12005</text:p>
              </table:table-cell>
            </table:table-row>
            <table:table-row>
              <table:table-cell office:value-type="string">
                <text:p>atlanta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wiki</text:p>
              </table:table-cell>
              <table:table-cell office:value-type="float" office:value="11995">
                <text:p>11995</text:p>
              </table:table-cell>
            </table:table-row>
            <table:table-row>
              <table:table-cell office:value-type="string">
                <text:p>congress</text:p>
              </table:table-cell>
              <table:table-cell office:value-type="float" office:value="11987">
                <text:p>11987</text:p>
              </table:table-cell>
            </table:table-row>
            <table:table-row>
              <table:table-cell office:value-type="string">
                <text:p>musical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guides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beauty</text:p>
              </table:table-cell>
              <table:table-cell office:value-type="float" office:value="11970">
                <text:p>11970</text:p>
              </table:table-cell>
            </table:table-row>
            <table:table-row>
              <table:table-cell office:value-type="string">
                <text:p>rest</text:p>
              </table:table-cell>
              <table:table-cell office:value-type="float" office:value="11965">
                <text:p>11965</text:p>
              </table:table-cell>
            </table:table-row>
            <table:table-row>
              <table:table-cell office:value-type="string">
                <text:p>multiple</text:p>
              </table:table-cell>
              <table:table-cell office:value-type="float" office:value="11950">
                <text:p>11950</text:p>
              </table:table-cell>
            </table:table-row>
            <table:table-row>
              <table:table-cell office:value-type="string">
                <text:p>william</text:p>
              </table:table-cell>
              <table:table-cell office:value-type="float" office:value="11934">
                <text:p>11934</text:p>
              </table:table-cell>
            </table:table-row>
            <table:table-row>
              <table:table-cell office:value-type="string">
                <text:p>orlando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voice</text:p>
              </table:table-cell>
              <table:table-cell office:value-type="float" office:value="11916">
                <text:p>11916</text:p>
              </table:table-cell>
            </table:table-row>
            <table:table-row>
              <table:table-cell office:value-type="string">
                <text:p>girls</text:p>
              </table:table-cell>
              <table:table-cell office:value-type="float" office:value="11911">
                <text:p>11911</text:p>
              </table:table-cell>
            </table:table-row>
            <table:table-row>
              <table:table-cell office:value-type="string">
                <text:p>missouri</text:p>
              </table:table-cell>
              <table:table-cell office:value-type="float" office:value="11906">
                <text:p>11906</text:p>
              </table:table-cell>
            </table:table-row>
            <table:table-row>
              <table:table-cell office:value-type="string">
                <text:p>kitchen</text:p>
              </table:table-cell>
              <table:table-cell office:value-type="float" office:value="11880">
                <text:p>11880</text:p>
              </table:table-cell>
            </table:table-row>
            <table:table-row>
              <table:table-cell office:value-type="string">
                <text:p>di</text:p>
              </table:table-cell>
              <table:table-cell office:value-type="float" office:value="11857">
                <text:p>11857</text:p>
              </table:table-cell>
            </table:table-row>
            <table:table-row>
              <table:table-cell office:value-type="string">
                <text:p>historic</text:p>
              </table:table-cell>
              <table:table-cell office:value-type="float" office:value="11856">
                <text:p>11856</text:p>
              </table:table-cell>
            </table:table-row>
            <table:table-row>
              <table:table-cell office:value-type="string">
                <text:p>donate</text:p>
              </table:table-cell>
              <table:table-cell office:value-type="float" office:value="11852">
                <text:p>11852</text:p>
              </table:table-cell>
            </table:table-row>
            <table:table-row>
              <table:table-cell office:value-type="string">
                <text:p>executive</text:p>
              </table:table-cell>
              <table:table-cell office:value-type="float" office:value="11850">
                <text:p>11850</text:p>
              </table:table-cell>
            </table:table-row>
            <table:table-row>
              <table:table-cell office:value-type="string">
                <text:p>calendar</text:p>
              </table:table-cell>
              <table:table-cell office:value-type="float" office:value="11848">
                <text:p>11848</text:p>
              </table:table-cell>
            </table:table-row>
            <table:table-row>
              <table:table-cell office:value-type="string">
                <text:p>royal</text:p>
              </table:table-cell>
              <table:table-cell office:value-type="float" office:value="11844">
                <text:p>11844</text:p>
              </table:table-cell>
            </table:table-row>
            <table:table-row>
              <table:table-cell office:value-type="string">
                <text:p>presidents</text:p>
              </table:table-cell>
              <table:table-cell office:value-type="float" office:value="11842">
                <text:p>11842</text:p>
              </table:table-cell>
            </table:table-row>
            <table:table-row>
              <table:table-cell office:value-type="string">
                <text:p>theme</text:p>
              </table:table-cell>
              <table:table-cell office:value-type="float" office:value="11814">
                <text:p>11814</text:p>
              </table:table-cell>
            </table:table-row>
            <table:table-row>
              <table:table-cell office:value-type="string">
                <text:p>miami</text:p>
              </table:table-cell>
              <table:table-cell office:value-type="float" office:value="11803">
                <text:p>11803</text:p>
              </table:table-cell>
            </table:table-row>
            <table:table-row>
              <table:table-cell office:value-type="string">
                <text:p>independent</text:p>
              </table:table-cell>
              <table:table-cell office:value-type="float" office:value="11790">
                <text:p>11790</text:p>
              </table:table-cell>
            </table:table-row>
            <table:table-row>
              <table:table-cell office:value-type="string">
                <text:p>limbs</text:p>
              </table:table-cell>
              <table:table-cell office:value-type="float" office:value="11780">
                <text:p>11780</text:p>
              </table:table-cell>
            </table:table-row>
            <table:table-row>
              <table:table-cell office:value-type="string">
                <text:p>regional</text:p>
              </table:table-cell>
              <table:table-cell office:value-type="float" office:value="11774">
                <text:p>11774</text:p>
              </table:table-cell>
            </table:table-row>
            <table:table-row>
              <table:table-cell office:value-type="string">
                <text:p>role</text:p>
              </table:table-cell>
              <table:table-cell office:value-type="float" office:value="11769">
                <text:p>11769</text:p>
              </table:table-cell>
            </table:table-row>
            <table:table-row>
              <table:table-cell office:value-type="string">
                <text:p>clear</text:p>
              </table:table-cell>
              <table:table-cell office:value-type="float" office:value="11767">
                <text:p>1176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1758">
                <text:p>11758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11753">
                <text:p>11753</text:p>
              </table:table-cell>
            </table:table-row>
            <table:table-row>
              <table:table-cell office:value-type="string">
                <text:p>adventure</text:p>
              </table:table-cell>
              <table:table-cell office:value-type="float" office:value="11750">
                <text:p>11750</text:p>
              </table:table-cell>
            </table:table-row>
            <table:table-row>
              <table:table-cell office:value-type="string">
                <text:p>graphics</text:p>
              </table:table-cell>
              <table:table-cell office:value-type="float" office:value="11736">
                <text:p>11736</text:p>
              </table:table-cell>
            </table:table-row>
            <table:table-row>
              <table:table-cell office:value-type="string">
                <text:p>pets</text:p>
              </table:table-cell>
              <table:table-cell office:value-type="float" office:value="11730">
                <text:p>11730</text:p>
              </table:table-cell>
            </table:table-row>
            <table:table-row>
              <table:table-cell office:value-type="string">
                <text:p>saturday</text:p>
              </table:table-cell>
              <table:table-cell office:value-type="float" office:value="11729">
                <text:p>11729</text:p>
              </table:table-cell>
            </table:table-row>
            <table:table-row>
              <table:table-cell office:value-type="string">
                <text:p>portable</text:p>
              </table:table-cell>
              <table:table-cell office:value-type="float" office:value="11724">
                <text:p>11724</text:p>
              </table:table-cell>
            </table:table-row>
            <table:table-row>
              <table:table-cell office:value-type="string">
                <text:p>beds</text:p>
              </table:table-cell>
              <table:table-cell office:value-type="float" office:value="11707">
                <text:p>11707</text:p>
              </table:table-cell>
            </table:table-row>
            <table:table-row>
              <table:table-cell office:value-type="string">
                <text:p>bird</text:p>
              </table:table-cell>
              <table:table-cell office:value-type="float" office:value="11706">
                <text:p>11706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hi</text:p>
              </table:table-cell>
              <table:table-cell office:value-type="float" office:value="11699">
                <text:p>11699</text:p>
              </table:table-cell>
            </table:table-row>
            <table:table-row>
              <table:table-cell office:value-type="string">
                <text:p>hardware</text:p>
              </table:table-cell>
              <table:table-cell office:value-type="float" office:value="11694">
                <text:p>11694</text:p>
              </table:table-cell>
            </table:table-row>
            <table:table-row>
              <table:table-cell office:value-type="string">
                <text:p>returns</text:p>
              </table:table-cell>
              <table:table-cell office:value-type="float" office:value="11691">
                <text:p>11691</text:p>
              </table:table-cell>
            </table:table-row>
            <table:table-row>
              <table:table-cell office:value-type="string">
                <text:p>leading</text:p>
              </table:table-cell>
              <table:table-cell office:value-type="float" office:value="11678">
                <text:p>11678</text:p>
              </table:table-cell>
            </table:table-row>
            <table:table-row>
              <table:table-cell office:value-type="string">
                <text:p>affiliate</text:p>
              </table:table-cell>
              <table:table-cell office:value-type="float" office:value="11676">
                <text:p>11676</text:p>
              </table:table-cell>
            </table:table-row>
            <table:table-row>
              <table:table-cell office:value-type="string">
                <text:p>produced</text:p>
              </table:table-cell>
              <table:table-cell office:value-type="float" office:value="11670">
                <text:p>11670</text:p>
              </table:table-cell>
            </table:table-row>
            <table:table-row>
              <table:table-cell office:value-type="string">
                <text:p>airline</text:p>
              </table:table-cell>
              <table:table-cell office:value-type="float" office:value="11667">
                <text:p>11667</text:p>
              </table:table-cell>
            </table:table-row>
            <table:table-row>
              <table:table-cell office:value-type="string">
                <text:p>window</text:p>
              </table:table-cell>
              <table:table-cell office:value-type="float" office:value="11664">
                <text:p>11664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11661">
                <text:p>11661</text:p>
              </table:table-cell>
            </table:table-row>
            <table:table-row>
              <table:table-cell office:value-type="string">
                <text:p>destination</text:p>
              </table:table-cell>
              <table:table-cell office:value-type="float" office:value="11655">
                <text:p>1165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1652">
                <text:p>11652</text:p>
              </table:table-cell>
            </table:table-row>
            <table:table-row>
              <table:table-cell office:value-type="string">
                <text:p>recently</text:p>
              </table:table-cell>
              <table:table-cell office:value-type="float" office:value="11632">
                <text:p>11632</text:p>
              </table:table-cell>
            </table:table-row>
            <table:table-row>
              <table:table-cell office:value-type="string">
                <text:p>vol</text:p>
              </table:table-cell>
              <table:table-cell office:value-type="float" office:value="11619">
                <text:p>11619</text:p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11617">
                <text:p>11617</text:p>
              </table:table-cell>
            </table:table-row>
            <table:table-row>
              <table:table-cell office:value-type="string">
                <text:p>pp</text:p>
              </table:table-cell>
              <table:table-cell office:value-type="float" office:value="11616">
                <text:p>11616</text:p>
              </table:table-cell>
            </table:table-row>
            <table:table-row>
              <table:table-cell office:value-type="string">
                <text:p>improve</text:p>
              </table:table-cell>
              <table:table-cell office:value-type="float" office:value="11607">
                <text:p>116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599">
                <text:p>11599</text:p>
              </table:table-cell>
            </table:table-row>
            <table:table-row>
              <table:table-cell office:value-type="string">
                <text:p>response</text:p>
              </table:table-cell>
              <table:table-cell office:value-type="float" office:value="11595">
                <text:p>11595</text:p>
              </table:table-cell>
            </table:table-row>
            <table:table-row>
              <table:table-cell office:value-type="string">
                <text:p>asked</text:p>
              </table:table-cell>
              <table:table-cell office:value-type="float" office:value="11584">
                <text:p>11584</text:p>
              </table:table-cell>
            </table:table-row>
            <table:table-row>
              <table:table-cell office:value-type="string">
                <text:p>raffle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shown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trees</text:p>
              </table:table-cell>
              <table:table-cell office:value-type="float" office:value="11542">
                <text:p>11542</text:p>
              </table:table-cell>
            </table:table-row>
            <table:table-row>
              <table:table-cell office:value-type="string">
                <text:p>enjoy</text:p>
              </table:table-cell>
              <table:table-cell office:value-type="float" office:value="11525">
                <text:p>11525</text:p>
              </table:table-cell>
            </table:table-row>
            <table:table-row>
              <table:table-cell office:value-type="string">
                <text:p>organizations</text:p>
              </table:table-cell>
              <table:table-cell office:value-type="float" office:value="11524">
                <text:p>11524</text:p>
              </table:table-cell>
            </table:table-row>
            <table:table-row>
              <table:table-cell office:value-type="string">
                <text:p>se</text:p>
              </table:table-cell>
              <table:table-cell office:value-type="float" office:value="11516">
                <text:p>11516</text:p>
              </table:table-cell>
            </table:table-row>
            <table:table-row>
              <table:table-cell office:value-type="string">
                <text:p>multi</text:p>
              </table:table-cell>
              <table:table-cell office:value-type="float" office:value="11512">
                <text:p>11512</text:p>
              </table:table-cell>
            </table:table-row>
            <table:table-row>
              <table:table-cell office:value-type="string">
                <text:p>ldl</text:p>
              </table:table-cell>
              <table:table-cell office:value-type="float" office:value="11510">
                <text:p>11510</text:p>
              </table:table-cell>
            </table:table-row>
            <table:table-row>
              <table:table-cell office:value-type="string">
                <text:p>providing</text:p>
              </table:table-cell>
              <table:table-cell office:value-type="float" office:value="11495">
                <text:p>11495</text:p>
              </table:table-cell>
            </table:table-row>
            <table:table-row>
              <table:table-cell office:value-type="string">
                <text:p>evidence</text:p>
              </table:table-cell>
              <table:table-cell office:value-type="float" office:value="11483">
                <text:p>11483</text:p>
              </table:table-cell>
            </table:table-row>
            <table:table-row>
              <table:table-cell office:value-type="string">
                <text:p>stars</text:p>
              </table:table-cell>
              <table:table-cell office:value-type="float" office:value="11473">
                <text:p>11473</text:p>
              </table:table-cell>
            </table:table-row>
            <table:table-row>
              <table:table-cell office:value-type="string">
                <text:p>army</text:p>
              </table:table-cell>
              <table:table-cell office:value-type="float" office:value="11470">
                <text:p>11470</text:p>
              </table:table-cell>
            </table:table-row>
            <table:table-row>
              <table:table-cell office:value-type="string">
                <text:p>train</text:p>
              </table:table-cell>
              <table:table-cell office:value-type="float" office:value="11458">
                <text:p>11458</text:p>
              </table:table-cell>
            </table:table-row>
            <table:table-row>
              <table:table-cell office:value-type="string">
                <text:p>capital</text:p>
              </table:table-cell>
              <table:table-cell office:value-type="float" office:value="11451">
                <text:p>11451</text:p>
              </table:table-cell>
            </table:table-row>
            <table:table-row>
              <table:table-cell office:value-type="string">
                <text:p>movement</text:p>
              </table:table-cell>
              <table:table-cell office:value-type="float" office:value="11443">
                <text:p>11443</text:p>
              </table:table-cell>
            </table:table-row>
            <table:table-row>
              <table:table-cell office:value-type="string">
                <text:p>core</text:p>
              </table:table-cell>
              <table:table-cell office:value-type="float" office:value="11439">
                <text:p>11439</text:p>
              </table:table-cell>
            </table:table-row>
            <table:table-row>
              <table:table-cell office:value-type="string">
                <text:p>nutrition</text:p>
              </table:table-cell>
              <table:table-cell office:value-type="float" office:value="11425">
                <text:p>11425</text:p>
              </table:table-cell>
            </table:table-row>
            <table:table-row>
              <table:table-cell office:value-type="string">
                <text:p>dead</text:p>
              </table:table-cell>
              <table:table-cell office:value-type="float" office:value="11422">
                <text:p>11422</text:p>
              </table:table-cell>
            </table:table-row>
            <table:table-row>
              <table:table-cell office:value-type="string">
                <text:p>worth</text:p>
              </table:table-cell>
              <table:table-cell office:value-type="float" office:value="11417">
                <text:p>11417</text:p>
              </table:table-cell>
            </table:table-row>
            <table:table-row>
              <table:table-cell office:value-type="string">
                <text:p>directly</text:p>
              </table:table-cell>
              <table:table-cell office:value-type="float" office:value="11414">
                <text:p>11414</text:p>
              </table:table-cell>
            </table:table-row>
            <table:table-row>
              <table:table-cell office:value-type="string">
                <text:p>mr</text:p>
              </table:table-cell>
              <table:table-cell office:value-type="float" office:value="11413">
                <text:p>11413</text:p>
              </table:table-cell>
            </table:table-row>
            <table:table-row>
              <table:table-cell office:value-type="string">
                <text:p>overview</text:p>
              </table:table-cell>
              <table:table-cell office:value-type="float" office:value="11411">
                <text:p>11411</text:p>
              </table:table-cell>
            </table:table-row>
            <table:table-row>
              <table:table-cell office:value-type="string">
                <text:p>ready</text:p>
              </table:table-cell>
              <table:table-cell office:value-type="float" office:value="11403">
                <text:p>11403</text:p>
              </table:table-cell>
            </table:table-row>
            <table:table-row>
              <table:table-cell office:value-type="string">
                <text:p>express</text:p>
              </table:table-cell>
              <table:table-cell office:value-type="float" office:value="11401">
                <text:p>11401</text:p>
              </table:table-cell>
            </table:table-row>
            <table:table-row>
              <table:table-cell office:value-type="string">
                <text:p>employment</text:p>
              </table:table-cell>
              <table:table-cell office:value-type="float" office:value="11380">
                <text:p>11380</text:p>
              </table:table-cell>
            </table:table-row>
            <table:table-row>
              <table:table-cell office:value-type="string">
                <text:p>racing</text:p>
              </table:table-cell>
              <table:table-cell office:value-type="float" office:value="11379">
                <text:p>11379</text:p>
              </table:table-cell>
            </table:table-row>
            <table:table-row>
              <table:table-cell office:value-type="string">
                <text:p>straight</text:p>
              </table:table-cell>
              <table:table-cell office:value-type="float" office:value="11378">
                <text:p>11378</text:p>
              </table:table-cell>
            </table:table-row>
            <table:table-row>
              <table:table-cell office:value-type="string">
                <text:p>monday</text:p>
              </table:table-cell>
              <table:table-cell office:value-type="float" office:value="11376">
                <text:p>11376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11371">
                <text:p>11371</text:p>
              </table:table-cell>
            </table:table-row>
            <table:table-row>
              <table:table-cell office:value-type="string">
                <text:p>cannot</text:p>
              </table:table-cell>
              <table:table-cell office:value-type="float" office:value="11366">
                <text:p>11366</text:p>
              </table:table-cell>
            </table:table-row>
            <table:table-row>
              <table:table-cell office:value-type="string">
                <text:p>entire</text:p>
              </table:table-cell>
              <table:table-cell office:value-type="float" office:value="11365">
                <text:p>11365</text:p>
              </table:table-cell>
            </table:table-row>
            <table:table-row>
              <table:table-cell office:value-type="string">
                <text:p>allow</text:p>
              </table:table-cell>
              <table:table-cell office:value-type="float" office:value="11359">
                <text:p>11359</text:p>
              </table:table-cell>
            </table:table-row>
            <table:table-row>
              <table:table-cell office:value-type="string">
                <text:p>ticket</text:p>
              </table:table-cell>
              <table:table-cell office:value-type="float" office:value="11354">
                <text:p>11354</text:p>
              </table:table-cell>
            </table:table-row>
            <table:table-row>
              <table:table-cell office:value-type="string">
                <text:p>ten</text:p>
              </table:table-cell>
              <table:table-cell office:value-type="float" office:value="11348">
                <text:p>11348</text:p>
              </table:table-cell>
            </table:table-row>
            <table:table-row>
              <table:table-cell office:value-type="string">
                <text:p>condition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transit</text:p>
              </table:table-cell>
              <table:table-cell office:value-type="float" office:value="11335">
                <text:p>11335</text:p>
              </table:table-cell>
            </table:table-row>
            <table:table-row>
              <table:table-cell office:value-type="string">
                <text:p>traditional</text:p>
              </table:table-cell>
              <table:table-cell office:value-type="float" office:value="11332">
                <text:p>11332</text:p>
              </table:table-cell>
            </table:table-row>
            <table:table-row>
              <table:table-cell office:value-type="string">
                <text:p>bring</text:p>
              </table:table-cell>
              <table:table-cell office:value-type="float" office:value="11330">
                <text:p>11330</text:p>
              </table:table-cell>
            </table:table-row>
            <table:table-row>
              <table:table-cell office:value-type="string">
                <text:p>target</text:p>
              </table:table-cell>
              <table:table-cell office:value-type="float" office:value="11328">
                <text:p>11328</text:p>
              </table:table-cell>
            </table:table-row>
            <table:table-row>
              <table:table-cell office:value-type="string">
                <text:p>industrial</text:p>
              </table:table-cell>
              <table:table-cell office:value-type="float" office:value="11323">
                <text:p>11323</text:p>
              </table:table-cell>
            </table:table-row>
            <table:table-row>
              <table:table-cell office:value-type="string">
                <text:p>flames</text:p>
              </table:table-cell>
              <table:table-cell office:value-type="float" office:value="11322">
                <text:p>11322</text:p>
              </table:table-cell>
            </table:table-row>
            <table:table-row>
              <table:table-cell office:value-type="string">
                <text:p>downloads</text:p>
              </table:table-cell>
              <table:table-cell office:value-type="float" office:value="11313">
                <text:p>11313</text:p>
              </table:table-cell>
            </table:table-row>
            <table:table-row>
              <table:table-cell office:value-type="string">
                <text:p>caused</text:p>
              </table:table-cell>
              <table:table-cell office:value-type="float" office:value="11311">
                <text:p>11311</text:p>
              </table:table-cell>
            </table:table-row>
            <table:table-row>
              <table:table-cell office:value-type="string">
                <text:p>pharmacy</text:p>
              </table:table-cell>
              <table:table-cell office:value-type="float" office:value="11301">
                <text:p>11301</text:p>
              </table:table-cell>
            </table:table-row>
            <table:table-row>
              <table:table-cell office:value-type="string">
                <text:p>thanks</text:p>
              </table:table-cell>
              <table:table-cell office:value-type="float" office:value="11289">
                <text:p>11289</text:p>
              </table:table-cell>
            </table:table-row>
            <table:table-row>
              <table:table-cell office:value-type="string">
                <text:p>master</text:p>
              </table:table-cell>
              <table:table-cell office:value-type="float" office:value="11279">
                <text:p>11279</text:p>
              </table:table-cell>
            </table:table-row>
            <table:table-row>
              <table:table-cell office:value-type="string">
                <text:p>airtel</text:p>
              </table:table-cell>
              <table:table-cell office:value-type="float" office:value="11270">
                <text:p>11270</text:p>
              </table:table-cell>
            </table:table-row>
            <table:table-row>
              <table:table-cell office:value-type="string">
                <text:p>keyboards</text:p>
              </table:table-cell>
              <table:table-cell office:value-type="float" office:value="11269">
                <text:p>11269</text:p>
              </table:table-cell>
            </table:table-row>
            <table:table-row>
              <table:table-cell office:value-type="string">
                <text:p>volume</text:p>
              </table:table-cell>
              <table:table-cell office:value-type="float" office:value="11265">
                <text:p>11265</text:p>
              </table:table-cell>
            </table:table-row>
            <table:table-row>
              <table:table-cell office:value-type="string">
                <text:p>theory</text:p>
              </table:table-cell>
              <table:table-cell office:value-type="float" office:value="11251">
                <text:p>11251</text:p>
              </table:table-cell>
            </table:table-row>
            <table:table-row>
              <table:table-cell office:value-type="string">
                <text:p>excellent</text:p>
              </table:table-cell>
              <table:table-cell office:value-type="float" office:value="11243">
                <text:p>11243</text:p>
              </table:table-cell>
            </table:table-row>
            <table:table-row>
              <table:table-cell office:value-type="string">
                <text:p>longer</text:p>
              </table:table-cell>
              <table:table-cell office:value-type="float" office:value="11236">
                <text:p>11236</text:p>
              </table:table-cell>
            </table:table-row>
            <table:table-row>
              <table:table-cell office:value-type="string">
                <text:p>aid</text:p>
              </table:table-cell>
              <table:table-cell office:value-type="float" office:value="11235">
                <text:p>11235</text:p>
              </table:table-cell>
            </table:table-row>
            <table:table-row>
              <table:table-cell office:value-type="string">
                <text:p>highway</text:p>
              </table:table-cell>
              <table:table-cell office:value-type="float" office:value="11230">
                <text:p>11230</text:p>
              </table:table-cell>
            </table:table-row>
            <table:table-row>
              <table:table-cell office:value-type="string">
                <text:p>aircraft</text:p>
              </table:table-cell>
              <table:table-cell office:value-type="float" office:value="11226">
                <text:p>11226</text:p>
              </table:table-cell>
            </table:table-row>
            <table:table-row>
              <table:table-cell office:value-type="string">
                <text:p>columbia</text:p>
              </table:table-cell>
              <table:table-cell office:value-type="float" office:value="11218">
                <text:p>11218</text:p>
              </table:table-cell>
            </table:table-row>
            <table:table-row>
              <table:table-cell office:value-type="string">
                <text:p>mike</text:p>
              </table:table-cell>
              <table:table-cell office:value-type="float" office:value="11214">
                <text:p>11214</text:p>
              </table:table-cell>
            </table:table-row>
            <table:table-row>
              <table:table-cell office:value-type="string">
                <text:p>hope</text:p>
              </table:table-cell>
              <table:table-cell office:value-type="float" office:value="11212">
                <text:p>11212</text:p>
              </table:table-cell>
            </table:table-row>
            <table:table-row>
              <table:table-cell office:value-type="string">
                <text:p>kingdom</text:p>
              </table:table-cell>
              <table:table-cell office:value-type="float" office:value="11204">
                <text:p>11204</text:p>
              </table:table-cell>
            </table:table-row>
            <table:table-row>
              <table:table-cell office:value-type="string">
                <text:p>kong</text:p>
              </table:table-cell>
              <table:table-cell office:value-type="float" office:value="11198">
                <text:p>11198</text:p>
              </table:table-cell>
            </table:table-row>
            <table:table-row>
              <table:table-cell office:value-type="string">
                <text:p>centers</text:p>
              </table:table-cell>
              <table:table-cell office:value-type="float" office:value="11197">
                <text:p>11197</text:p>
              </table:table-cell>
            </table:table-row>
            <table:table-row>
              <table:table-cell office:value-type="string">
                <text:p>courses</text:p>
              </table:table-cell>
              <table:table-cell office:value-type="float" office:value="11195">
                <text:p>11195</text:p>
              </table:table-cell>
            </table:table-row>
            <table:table-row>
              <table:table-cell office:value-type="string">
                <text:p>alabama</text:p>
              </table:table-cell>
              <table:table-cell office:value-type="float" office:value="11183">
                <text:p>11183</text:p>
              </table:table-cell>
            </table:table-row>
            <table:table-row>
              <table:table-cell office:value-type="string">
                <text:p>doctor</text:p>
              </table:table-cell>
              <table:table-cell office:value-type="float" office:value="11180">
                <text:p>11180</text:p>
              </table:table-cell>
            </table:table-row>
            <table:table-row>
              <table:table-cell office:value-type="string">
                <text:p>ncc</text:p>
              </table:table-cell>
              <table:table-cell office:value-type="float" office:value="11168">
                <text:p>11168</text:p>
              </table:table-cell>
            </table:table-row>
            <table:table-row>
              <table:table-cell office:value-type="string">
                <text:p>upload</text:p>
              </table:table-cell>
              <table:table-cell office:value-type="float" office:value="11156">
                <text:p>11156</text:p>
              </table:table-cell>
            </table:table-row>
            <table:table-row>
              <table:table-cell office:value-type="string">
                <text:p>asian</text:p>
              </table:table-cell>
              <table:table-cell office:value-type="float" office:value="11140">
                <text:p>11140</text:p>
              </table:table-cell>
            </table:table-row>
            <table:table-row>
              <table:table-cell office:value-type="string">
                <text:p>phoenix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causes</text:p>
              </table:table-cell>
              <table:table-cell office:value-type="float" office:value="11133">
                <text:p>11133</text:p>
              </table:table-cell>
            </table:table-row>
            <table:table-row>
              <table:table-cell office:value-type="string">
                <text:p>distance</text:p>
              </table:table-cell>
              <table:table-cell office:value-type="float" office:value="11132">
                <text:p>11132</text:p>
              </table:table-cell>
            </table:table-row>
            <table:table-row>
              <table:table-cell office:value-type="string">
                <text:p>er</text:p>
              </table:table-cell>
              <table:table-cell office:value-type="float" office:value="11124">
                <text:p>11124</text:p>
              </table:table-cell>
            </table:table-row>
            <table:table-row>
              <table:table-cell office:value-type="string">
                <text:p>archive</text:p>
              </table:table-cell>
              <table:table-cell office:value-type="float" office:value="11109">
                <text:p>11109</text:p>
              </table:table-cell>
            </table:table-row>
            <table:table-row>
              <table:table-cell office:value-type="string">
                <text:p>birds</text:p>
              </table:table-cell>
              <table:table-cell office:value-type="float" office:value="11106">
                <text:p>11106</text:p>
              </table:table-cell>
            </table:table-row>
            <table:table-row>
              <table:table-cell office:value-type="string">
                <text:p>sold</text:p>
              </table:table-cell>
              <table:table-cell office:value-type="float" office:value="11105">
                <text:p>11105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11104">
                <text:p>11104</text:p>
              </table:table-cell>
            </table:table-row>
            <table:table-row>
              <table:table-cell office:value-type="string">
                <text:p>reference</text:p>
              </table:table-cell>
              <table:table-cell office:value-type="float" office:value="11099">
                <text:p>11099</text:p>
              </table:table-cell>
            </table:table-row>
            <table:table-row>
              <table:table-cell office:value-type="string">
                <text:p>filing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1085">
                <text:p>11085</text:p>
              </table:table-cell>
            </table:table-row>
            <table:table-row>
              <table:table-cell office:value-type="string">
                <text:p>expo</text:p>
              </table:table-cell>
              <table:table-cell office:value-type="float" office:value="11073">
                <text:p>11073</text:p>
              </table:table-cell>
            </table:table-row>
            <table:table-row>
              <table:table-cell office:value-type="string">
                <text:p>diesel</text:p>
              </table:table-cell>
              <table:table-cell office:value-type="float" office:value="11072">
                <text:p>11072</text:p>
              </table:table-cell>
            </table:table-row>
            <table:table-row>
              <table:table-cell office:value-type="string">
                <text:p>larger</text:p>
              </table:table-cell>
              <table:table-cell office:value-type="float" office:value="11038">
                <text:p>11038</text:p>
              </table:table-cell>
            </table:table-row>
            <table:table-row>
              <table:table-cell office:value-type="string">
                <text:p>iowa</text:p>
              </table:table-cell>
              <table:table-cell office:value-type="float" office:value="11030">
                <text:p>11030</text:p>
              </table:table-cell>
            </table:table-row>
            <table:table-row>
              <table:table-cell office:value-type="string">
                <text:p>guest</text:p>
              </table:table-cell>
              <table:table-cell office:value-type="float" office:value="11027">
                <text:p>11027</text:p>
              </table:table-cell>
            </table:table-row>
            <table:table-row>
              <table:table-cell office:value-type="string">
                <text:p>trip</text:p>
              </table:table-cell>
              <table:table-cell office:value-type="float" office:value="11026">
                <text:p>11026</text:p>
              </table:table-cell>
            </table:table-row>
            <table:table-row>
              <table:table-cell office:value-type="string">
                <text:p>owner</text:p>
              </table:table-cell>
              <table:table-cell office:value-type="float" office:value="11024">
                <text:p>11024</text:p>
              </table:table-cell>
            </table:table-row>
            <table:table-row>
              <table:table-cell office:value-type="string">
                <text:p>silver</text:p>
              </table:table-cell>
              <table:table-cell office:value-type="float" office:value="11023">
                <text:p>11023</text:p>
              </table:table-cell>
            </table:table-row>
            <table:table-row>
              <table:table-cell office:value-type="string">
                <text:p>password</text:p>
              </table:table-cell>
              <table:table-cell office:value-type="float" office:value="11018">
                <text:p>11018</text:p>
              </table:table-cell>
            </table:table-row>
            <table:table-row>
              <table:table-cell office:value-type="string">
                <text:p>millionaire</text:p>
              </table:table-cell>
              <table:table-cell office:value-type="float" office:value="11016">
                <text:p>11016</text:p>
              </table:table-cell>
            </table:table-row>
            <table:table-row>
              <table:table-cell office:value-type="string">
                <text:p>lowest</text:p>
              </table:table-cell>
              <table:table-cell office:value-type="float" office:value="11005">
                <text:p>11005</text:p>
              </table:table-cell>
            </table:table-row>
            <table:table-row>
              <table:table-cell office:value-type="string">
                <text:p>complex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method</text:p>
              </table:table-cell>
              <table:table-cell office:value-type="float" office:value="10997">
                <text:p>10997</text:p>
              </table:table-cell>
            </table:table-row>
            <table:table-row>
              <table:table-cell office:value-type="string">
                <text:p>payment</text:p>
              </table:table-cell>
              <table:table-cell office:value-type="float" office:value="10987">
                <text:p>10987</text:p>
              </table:table-cell>
            </table:table-row>
            <table:table-row>
              <table:table-cell office:value-type="string">
                <text:p>block</text:p>
              </table:table-cell>
              <table:table-cell office:value-type="float" office:value="10981">
                <text:p>10981</text:p>
              </table:table-cell>
            </table:table-row>
            <table:table-row>
              <table:table-cell office:value-type="string">
                <text:p>dark</text:p>
              </table:table-cell>
              <table:table-cell office:value-type="float" office:value="10964">
                <text:p>10964</text:p>
              </table:table-cell>
            </table:table-row>
            <table:table-row>
              <table:table-cell office:value-type="string">
                <text:p>characters</text:p>
              </table:table-cell>
              <table:table-cell office:value-type="float" office:value="10962">
                <text:p>10962</text:p>
              </table:table-cell>
            </table:table-row>
            <table:table-row>
              <table:table-cell office:value-type="string">
                <text:p>happy</text:p>
              </table:table-cell>
              <table:table-cell office:value-type="float" office:value="10942">
                <text:p>10942</text:p>
              </table:table-cell>
            </table:table-row>
            <table:table-row>
              <table:table-cell office:value-type="string">
                <text:p>answer</text:p>
              </table:table-cell>
              <table:table-cell office:value-type="float" office:value="10940">
                <text:p>10940</text:p>
              </table:table-cell>
            </table:table-row>
            <table:table-row>
              <table:table-cell office:value-type="string">
                <text:p>cells</text:p>
              </table:table-cell>
              <table:table-cell office:value-type="float" office:value="10934">
                <text:p>10934</text:p>
              </table:table-cell>
            </table:table-row>
            <table:table-row>
              <table:table-cell office:value-type="string">
                <text:p>gear</text:p>
              </table:table-cell>
              <table:table-cell office:value-type="float" office:value="10918">
                <text:p>10918</text:p>
              </table:table-cell>
            </table:table-row>
            <table:table-row>
              <table:table-cell office:value-type="string">
                <text:p>retail</text:p>
              </table:table-cell>
              <table:table-cell office:value-type="float" office:value="10913">
                <text:p>10913</text:p>
              </table:table-cell>
            </table:table-row>
            <table:table-row>
              <table:table-cell office:value-type="string">
                <text:p>growing</text:p>
              </table:table-cell>
              <table:table-cell office:value-type="float" office:value="10907">
                <text:p>10907</text:p>
              </table:table-cell>
            </table:table-row>
            <table:table-row>
              <table:table-cell office:value-type="string">
                <text:p>stations</text:p>
              </table:table-cell>
              <table:table-cell office:value-type="float" office:value="10899">
                <text:p>1089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897">
                <text:p>10897</text:p>
              </table:table-cell>
            </table:table-row>
            <table:table-row>
              <table:table-cell office:value-type="string">
                <text:p>generally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sesshomaru</text:p>
              </table:table-cell>
              <table:table-cell office:value-type="float" office:value="10886">
                <text:p>10886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0852">
                <text:p>10852</text:p>
              </table:table-cell>
            </table:table-row>
            <table:table-row>
              <table:table-cell office:value-type="string">
                <text:p>bus</text:p>
              </table:table-cell>
              <table:table-cell office:value-type="float" office:value="10845">
                <text:p>10845</text:p>
              </table:table-cell>
            </table:table-row>
            <table:table-row>
              <table:table-cell office:value-type="string">
                <text:p>camera</text:p>
              </table:table-cell>
              <table:table-cell office:value-type="float" office:value="10842">
                <text:p>10842</text:p>
              </table:table-cell>
            </table:table-row>
            <table:table-row>
              <table:table-cell office:value-type="string">
                <text:p>loan</text:p>
              </table:table-cell>
              <table:table-cell office:value-type="float" office:value="10840">
                <text:p>10840</text:p>
              </table:table-cell>
            </table:table-row>
            <table:table-row>
              <table:table-cell office:value-type="string">
                <text:p>believe</text:p>
              </table:table-cell>
              <table:table-cell office:value-type="float" office:value="10837">
                <text:p>10837</text:p>
              </table:table-cell>
            </table:table-row>
            <table:table-row>
              <table:table-cell office:value-type="string">
                <text:p>what's</text:p>
              </table:table-cell>
              <table:table-cell office:value-type="float" office:value="10829">
                <text:p>10829</text:p>
              </table:table-cell>
            </table:table-row>
            <table:table-row>
              <table:table-cell office:value-type="string">
                <text:p>listing</text:p>
              </table:table-cell>
              <table:table-cell office:value-type="float" office:value="10828">
                <text:p>10828</text:p>
              </table:table-cell>
            </table:table-row>
            <table:table-row>
              <table:table-cell office:value-type="string">
                <text:p>applications</text:p>
              </table:table-cell>
              <table:table-cell office:value-type="float" office:value="10818">
                <text:p>10818</text:p>
              </table:table-cell>
            </table:table-row>
            <table:table-row>
              <table:table-cell office:value-type="string">
                <text:p>mortgage</text:p>
              </table:table-cell>
              <table:table-cell office:value-type="float" office:value="10790">
                <text:p>10790</text:p>
              </table:table-cell>
            </table:table-row>
            <table:table-row>
              <table:table-cell office:value-type="string">
                <text:p>solution</text:p>
              </table:table-cell>
              <table:table-cell office:value-type="float" office:value="10764">
                <text:p>10764</text:p>
              </table:table-cell>
            </table:table-row>
            <table:table-row>
              <table:table-cell office:value-type="string">
                <text:p>interaction</text:p>
              </table:table-cell>
              <table:table-cell office:value-type="float" office:value="10762">
                <text:p>1076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0748">
                <text:p>10748</text:p>
              </table:table-cell>
            </table:table-row>
            <table:table-row>
              <table:table-cell office:value-type="string">
                <text:p>forward</text:p>
              </table:table-cell>
              <table:table-cell office:value-type="float" office:value="10741">
                <text:p>10741</text:p>
              </table:table-cell>
            </table:table-row>
            <table:table-row>
              <table:table-cell office:value-type="string">
                <text:p>tennis</text:p>
              </table:table-cell>
              <table:table-cell office:value-type="float" office:value="10740">
                <text:p>10740</text:p>
              </table:table-cell>
            </table:table-row>
            <table:table-row>
              <table:table-cell office:value-type="string">
                <text:p>tests</text:p>
              </table:table-cell>
              <table:table-cell office:value-type="float" office:value="10737">
                <text:p>10737</text:p>
              </table:table-cell>
            </table:table-row>
            <table:table-row>
              <table:table-cell office:value-type="string">
                <text:p>soft</text:p>
              </table:table-cell>
              <table:table-cell office:value-type="float" office:value="10728">
                <text:p>10728</text:p>
              </table:table-cell>
            </table:table-row>
            <table:table-row>
              <table:table-cell office:value-type="string">
                <text:p>geometry</text:p>
              </table:table-cell>
              <table:table-cell office:value-type="float" office:value="10724">
                <text:p>10724</text:p>
              </table:table-cell>
            </table:table-row>
            <table:table-row>
              <table:table-cell office:value-type="string">
                <text:p>character</text:p>
              </table:table-cell>
              <table:table-cell office:value-type="float" office:value="10715">
                <text:p>10715</text:p>
              </table:table-cell>
            </table:table-row>
            <table:table-row>
              <table:table-cell office:value-type="string">
                <text:p>irs</text:p>
              </table:table-cell>
              <table:table-cell office:value-type="float" office:value="10710">
                <text:p>10710</text:p>
              </table:table-cell>
            </table:table-row>
            <table:table-row>
              <table:table-cell office:value-type="string">
                <text:p>engineering</text:p>
              </table:table-cell>
              <table:table-cell office:value-type="float" office:value="10709">
                <text:p>10709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708">
                <text:p>10708</text:p>
              </table:table-cell>
            </table:table-row>
            <table:table-row>
              <table:table-cell office:value-type="string">
                <text:p>scale</text:p>
              </table:table-cell>
              <table:table-cell office:value-type="float" office:value="10679">
                <text:p>1067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0671">
                <text:p>10671</text:p>
              </table:table-cell>
            </table:table-row>
            <table:table-row>
              <table:table-cell office:value-type="string">
                <text:p>sirius</text:p>
              </table:table-cell>
              <table:table-cell office:value-type="float" office:value="10665">
                <text:p>10665</text:p>
              </table:table-cell>
            </table:table-row>
            <table:table-row>
              <table:table-cell office:value-type="string">
                <text:p>cool</text:p>
              </table:table-cell>
              <table:table-cell office:value-type="float" office:value="10651">
                <text:p>10651</text:p>
              </table:table-cell>
            </table:table-row>
            <table:table-row>
              <table:table-cell office:value-type="string">
                <text:p>tracking</text:p>
              </table:table-cell>
              <table:table-cell office:value-type="float" office:value="10647">
                <text:p>10647</text:p>
              </table:table-cell>
            </table:table-row>
            <table:table-row>
              <table:table-cell office:value-type="string">
                <text:p>accept</text:p>
              </table:table-cell>
              <table:table-cell office:value-type="float" office:value="10644">
                <text:p>10644</text:p>
              </table:table-cell>
            </table:table-row>
            <table:table-row>
              <table:table-cell office:value-type="string">
                <text:p>austin</text:p>
              </table:table-cell>
              <table:table-cell office:value-type="float" office:value="10643">
                <text:p>10643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10642">
                <text:p>10642</text:p>
              </table:table-cell>
            </table:table-row>
            <table:table-row>
              <table:table-cell office:value-type="string">
                <text:p>selection</text:p>
              </table:table-cell>
              <table:table-cell office:value-type="float" office:value="10637">
                <text:p>10637</text:p>
              </table:table-cell>
            </table:table-row>
            <table:table-row>
              <table:table-cell office:value-type="string">
                <text:p>likely</text:p>
              </table:table-cell>
              <table:table-cell office:value-type="float" office:value="10627">
                <text:p>10627</text:p>
              </table:table-cell>
            </table:table-row>
            <table:table-row>
              <table:table-cell office:value-type="string">
                <text:p>nonprofit</text:p>
              </table:table-cell>
              <table:table-cell office:value-type="float" office:value="10619">
                <text:p>10619</text:p>
              </table:table-cell>
            </table:table-row>
            <table:table-row>
              <table:table-cell office:value-type="string">
                <text:p>instruments</text:p>
              </table:table-cell>
              <table:table-cell office:value-type="float" office:value="10609">
                <text:p>10609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10605">
                <text:p>10605</text:p>
              </table:table-cell>
            </table:table-row>
            <table:table-row>
              <table:table-cell office:value-type="string">
                <text:p>fan</text:p>
              </table:table-cell>
              <table:table-cell office:value-type="float" office:value="10599">
                <text:p>10599</text:p>
              </table:table-cell>
            </table:table-row>
            <table:table-row>
              <table:table-cell office:value-type="string">
                <text:p>charlotte</text:p>
              </table:table-cell>
              <table:table-cell office:value-type="float" office:value="10594">
                <text:p>10594</text:p>
              </table:table-cell>
            </table:table-row>
            <table:table-row>
              <table:table-cell office:value-type="string">
                <text:p>parks</text:p>
              </table:table-cell>
              <table:table-cell office:value-type="float" office:value="10590">
                <text:p>10590</text:p>
              </table:table-cell>
            </table:table-row>
            <table:table-row>
              <table:table-cell office:value-type="string">
                <text:p>hong</text:p>
              </table:table-cell>
              <table:table-cell office:value-type="float" office:value="10589">
                <text:p>10589</text:p>
              </table:table-cell>
            </table:table-row>
            <table:table-row>
              <table:table-cell office:value-type="string">
                <text:p>someone</text:p>
              </table:table-cell>
              <table:table-cell office:value-type="float" office:value="10584">
                <text:p>10584</text:p>
              </table:table-cell>
            </table:table-row>
            <table:table-row>
              <table:table-cell office:value-type="string">
                <text:p>beautiful</text:p>
              </table:table-cell>
              <table:table-cell office:value-type="float" office:value="10581">
                <text:p>10581</text:p>
              </table:table-cell>
            </table:table-row>
            <table:table-row>
              <table:table-cell office:value-type="string">
                <text:p>plymouth</text:p>
              </table:table-cell>
              <table:table-cell office:value-type="float" office:value="10579">
                <text:p>10579</text:p>
              </table:table-cell>
            </table:table-row>
            <table:table-row>
              <table:table-cell office:value-type="string">
                <text:p>van</text:p>
              </table:table-cell>
              <table:table-cell office:value-type="float" office:value="10573">
                <text:p>10573</text:p>
              </table:table-cell>
            </table:table-row>
            <table:table-row>
              <table:table-cell office:value-type="string">
                <text:p>function</text:p>
              </table:table-cell>
              <table:table-cell office:value-type="float" office:value="10571">
                <text:p>10571</text:p>
              </table:table-cell>
            </table:table-row>
            <table:table-row>
              <table:table-cell office:value-type="string">
                <text:p>houses</text:p>
              </table:table-cell>
              <table:table-cell office:value-type="float" office:value="10555">
                <text:p>10555</text:p>
              </table:table-cell>
            </table:table-row>
            <table:table-row>
              <table:table-cell office:value-type="string">
                <text:p>monitor</text:p>
              </table:table-cell>
              <table:table-cell office:value-type="float" office:value="10552">
                <text:p>1055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10541">
                <text:p>10541</text:p>
              </table:table-cell>
            </table:table-row>
            <table:table-row>
              <table:table-cell office:value-type="string">
                <text:p>w32</text:p>
              </table:table-cell>
              <table:table-cell office:value-type="float" office:value="10540">
                <text:p>10540</text:p>
              </table:table-cell>
            </table:table-row>
            <table:table-row>
              <table:table-cell office:value-type="string">
                <text:p>requirements</text:p>
              </table:table-cell>
              <table:table-cell office:value-type="float" office:value="10525">
                <text:p>10525</text:p>
              </table:table-cell>
            </table:table-row>
            <table:table-row>
              <table:table-cell office:value-type="string">
                <text:p>href</text:p>
              </table:table-cell>
              <table:table-cell office:value-type="float" office:value="10524">
                <text:p>10524</text:p>
              </table:table-cell>
            </table:table-row>
            <table:table-row>
              <table:table-cell office:value-type="string">
                <text:p>ability</text:p>
              </table:table-cell>
              <table:table-cell office:value-type="float" office:value="10508">
                <text:p>10508</text:p>
              </table:table-cell>
            </table:table-row>
            <table:table-row>
              <table:table-cell office:value-type="string">
                <text:p>hd</text:p>
              </table:table-cell>
              <table:table-cell office:value-type="float" office:value="10507">
                <text:p>10507</text:p>
              </table:table-cell>
            </table:table-row>
            <table:table-row>
              <table:table-cell office:value-type="string">
                <text:p>wikimedia</text:p>
              </table:table-cell>
              <table:table-cell office:value-type="float" office:value="10503">
                <text:p>10503</text:p>
              </table:table-cell>
            </table:table-row>
            <table:table-row>
              <table:table-cell office:value-type="string">
                <text:p>generation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hawaii</text:p>
              </table:table-cell>
              <table:table-cell office:value-type="float" office:value="10492">
                <text:p>10492</text:p>
              </table:table-cell>
            </table:table-row>
            <table:table-row>
              <table:table-cell office:value-type="string">
                <text:p>codes</text:p>
              </table:table-cell>
              <table:table-cell office:value-type="float" office:value="10485">
                <text:p>10485</text:p>
              </table:table-cell>
            </table:table-row>
            <table:table-row>
              <table:table-cell office:value-type="string">
                <text:p>coming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bobcats</text:p>
              </table:table-cell>
              <table:table-cell office:value-type="float" office:value="10478">
                <text:p>10478</text:p>
              </table:table-cell>
            </table:table-row>
            <table:table-row>
              <table:table-cell office:value-type="string">
                <text:p>administration</text:p>
              </table:table-cell>
              <table:table-cell office:value-type="float" office:value="10464">
                <text:p>10464</text:p>
              </table:table-cell>
            </table:table-row>
            <table:table-row>
              <table:table-cell office:value-type="string">
                <text:p>elements</text:p>
              </table:table-cell>
              <table:table-cell office:value-type="float" office:value="10458">
                <text:p>10458</text:p>
              </table:table-cell>
            </table:table-row>
            <table:table-row>
              <table:table-cell office:value-type="string">
                <text:p>motion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trainers</text:p>
              </table:table-cell>
              <table:table-cell office:value-type="float" office:value="10454">
                <text:p>10454</text:p>
              </table:table-cell>
            </table:table-row>
            <table:table-row>
              <table:table-cell office:value-type="string">
                <text:p>advertise</text:p>
              </table:table-cell>
              <table:table-cell office:value-type="float" office:value="10453">
                <text:p>10453</text:p>
              </table:table-cell>
            </table:table-row>
            <table:table-row>
              <table:table-cell office:value-type="string">
                <text:p>probably</text:p>
              </table:table-cell>
              <table:table-cell office:value-type="float" office:value="10447">
                <text:p>10447</text:p>
              </table:table-cell>
            </table:table-row>
            <table:table-row>
              <table:table-cell office:value-type="string">
                <text:p>files</text:p>
              </table:table-cell>
              <table:table-cell office:value-type="float" office:value="10445">
                <text:p>10445</text:p>
              </table:table-cell>
            </table:table-row>
            <table:table-row>
              <table:table-cell office:value-type="string">
                <text:p>fly</text:p>
              </table:table-cell>
              <table:table-cell office:value-type="float" office:value="10444">
                <text:p>10444</text:p>
              </table:table-cell>
            </table:table-row>
            <table:table-row>
              <table:table-cell office:value-type="string">
                <text:p>cooking</text:p>
              </table:table-cell>
              <table:table-cell office:value-type="float" office:value="10442">
                <text:p>10442</text:p>
              </table:table-cell>
            </table:table-row>
            <table:table-row>
              <table:table-cell office:value-type="string">
                <text:p>survey</text:p>
              </table:table-cell>
              <table:table-cell office:value-type="float" office:value="10439">
                <text:p>10439</text:p>
              </table:table-cell>
            </table:table-row>
            <table:table-row>
              <table:table-cell office:value-type="string">
                <text:p>economic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bowl</text:p>
              </table:table-cell>
              <table:table-cell office:value-type="float" office:value="10436">
                <text:p>10436</text:p>
              </table:table-cell>
            </table:table-row>
            <table:table-row>
              <table:table-cell office:value-type="string">
                <text:p>em</text:p>
              </table:table-cell>
              <table:table-cell office:value-type="float" office:value="10435">
                <text:p>10435</text:p>
              </table:table-cell>
            </table:table-row>
            <table:table-row>
              <table:table-cell office:value-type="string">
                <text:p>defense</text:p>
              </table:table-cell>
              <table:table-cell office:value-type="float" office:value="10433">
                <text:p>10433</text:p>
              </table:table-cell>
            </table:table-row>
            <table:table-row>
              <table:table-cell office:value-type="string">
                <text:p>god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>iii</text:p>
              </table:table-cell>
              <table:table-cell office:value-type="float" office:value="10428">
                <text:p>10428</text:p>
              </table:table-cell>
            </table:table-row>
            <table:table-row>
              <table:table-cell office:value-type="string">
                <text:p>philadelphia</text:p>
              </table:table-cell>
              <table:table-cell office:value-type="float" office:value="10427">
                <text:p>10427</text:p>
              </table:table-cell>
            </table:table-row>
            <table:table-row>
              <table:table-cell office:value-type="string">
                <text:p>owners</text:p>
              </table:table-cell>
              <table:table-cell office:value-type="float" office:value="10418">
                <text:p>10418</text:p>
              </table:table-cell>
            </table:table-row>
            <table:table-row>
              <table:table-cell office:value-type="string">
                <text:p>eat</text:p>
              </table:table-cell>
              <table:table-cell office:value-type="float" office:value="10417">
                <text:p>10417</text:p>
              </table:table-cell>
            </table:table-row>
            <table:table-row>
              <table:table-cell office:value-type="string">
                <text:p>emergency</text:p>
              </table:table-cell>
              <table:table-cell office:value-type="float" office:value="10414">
                <text:p>10414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10399">
                <text:p>10399</text:p>
              </table:table-cell>
            </table:table-row>
            <table:table-row>
              <table:table-cell office:value-type="string">
                <text:p>jewel</text:p>
              </table:table-cell>
              <table:table-cell office:value-type="float" office:value="10398">
                <text:p>10398</text:p>
              </table:table-cell>
            </table:table-row>
            <table:table-row>
              <table:table-cell office:value-type="string">
                <text:p>ne</text:p>
              </table:table-cell>
              <table:table-cell office:value-type="float" office:value="10393">
                <text:p>10393</text:p>
              </table:table-cell>
            </table:table-row>
            <table:table-row>
              <table:table-cell office:value-type="string">
                <text:p>won</text:p>
              </table:table-cell>
              <table:table-cell office:value-type="float" office:value="10389">
                <text:p>10389</text:p>
              </table:table-cell>
            </table:table-row>
            <table:table-row>
              <table:table-cell office:value-type="string">
                <text:p>episodes</text:p>
              </table:table-cell>
              <table:table-cell office:value-type="float" office:value="10385">
                <text:p>10385</text:p>
              </table:table-cell>
            </table:table-row>
            <table:table-row>
              <table:table-cell office:value-type="string">
                <text:p>bone</text:p>
              </table:table-cell>
              <table:table-cell office:value-type="float" office:value="10378">
                <text:p>10378</text:p>
              </table:table-cell>
            </table:table-row>
            <table:table-row>
              <table:table-cell office:value-type="string">
                <text:p>remember</text:p>
              </table:table-cell>
              <table:table-cell office:value-type="float" office:value="10366">
                <text:p>10366</text:p>
              </table:table-cell>
            </table:table-row>
            <table:table-row>
              <table:table-cell office:value-type="string">
                <text:p>pass</text:p>
              </table:table-cell>
              <table:table-cell office:value-type="float" office:value="10362">
                <text:p>10362</text:p>
              </table:table-cell>
            </table:table-row>
            <table:table-row>
              <table:table-cell office:value-type="string">
                <text:p>downtown</text:p>
              </table:table-cell>
              <table:table-cell office:value-type="float" office:value="10361">
                <text:p>10361</text:p>
              </table:table-cell>
            </table:table-row>
            <table:table-row>
              <table:table-cell office:value-type="string">
                <text:p>crafts</text:p>
              </table:table-cell>
              <table:table-cell office:value-type="float" office:value="10359">
                <text:p>10359</text:p>
              </table:table-cell>
            </table:table-row>
            <table:table-row>
              <table:table-cell office:value-type="string">
                <text:p>mother</text:p>
              </table:table-cell>
              <table:table-cell office:value-type="float" office:value="10356">
                <text:p>10356</text:p>
              </table:table-cell>
            </table:table-row>
            <table:table-row>
              <table:table-cell office:value-type="string">
                <text:p>senior</text:p>
              </table:table-cell>
              <table:table-cell office:value-type="float" office:value="10354">
                <text:p>10354</text:p>
              </table:table-cell>
            </table:table-row>
            <table:table-row>
              <table:table-cell office:value-type="string">
                <text:p>agents</text:p>
              </table:table-cell>
              <table:table-cell office:value-type="float" office:value="10345">
                <text:p>10345</text:p>
              </table:table-cell>
            </table:table-row>
            <table:table-row>
              <table:table-cell office:value-type="string">
                <text:p>forest</text:p>
              </table:table-cell>
              <table:table-cell office:value-type="float" office:value="10340">
                <text:p>10340</text:p>
              </table:table-cell>
            </table:table-row>
            <table:table-row>
              <table:table-cell office:value-type="string">
                <text:p>reduce</text:p>
              </table:table-cell>
              <table:table-cell office:value-type="float" office:value="10334">
                <text:p>10334</text:p>
              </table:table-cell>
            </table:table-row>
            <table:table-row>
              <table:table-cell office:value-type="string">
                <text:p>solid</text:p>
              </table:table-cell>
              <table:table-cell office:value-type="float" office:value="10328">
                <text:p>10328</text:p>
              </table:table-cell>
            </table:table-row>
            <table:table-row>
              <table:table-cell office:value-type="string">
                <text:p>leader</text:p>
              </table:table-cell>
              <table:table-cell office:value-type="float" office:value="10323">
                <text:p>10323</text:p>
              </table:table-cell>
            </table:table-row>
            <table:table-row>
              <table:table-cell office:value-type="string">
                <text:p>anyone</text:p>
              </table:table-cell>
              <table:table-cell office:value-type="float" office:value="10321">
                <text:p>10321</text:p>
              </table:table-cell>
            </table:table-row>
            <table:table-row>
              <table:table-cell office:value-type="string">
                <text:p>alternative</text:p>
              </table:table-cell>
              <table:table-cell office:value-type="float" office:value="10318">
                <text:p>10318</text:p>
              </table:table-cell>
            </table:table-row>
            <table:table-row>
              <table:table-cell office:value-type="string">
                <text:p>tower</text:p>
              </table:table-cell>
              <table:table-cell office:value-type="float" office:value="10307">
                <text:p>10307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10301">
                <text:p>10301</text:p>
              </table:table-cell>
            </table:table-row>
            <table:table-row>
              <table:table-cell office:value-type="string">
                <text:p>channels</text:p>
              </table:table-cell>
              <table:table-cell office:value-type="float" office:value="10287">
                <text:p>10287</text:p>
              </table:table-cell>
            </table:table-row>
            <table:table-row>
              <table:table-cell office:value-type="string">
                <text:p>facts</text:p>
              </table:table-cell>
              <table:table-cell office:value-type="float" office:value="10281">
                <text:p>10281</text:p>
              </table:table-cell>
            </table:table-row>
            <table:table-row>
              <table:table-cell office:value-type="string">
                <text:p>guitar</text:p>
              </table:table-cell>
              <table:table-cell office:value-type="float" office:value="10277">
                <text:p>10277</text:p>
              </table:table-cell>
            </table:table-row>
            <table:table-row>
              <table:table-cell office:value-type="string">
                <text:p>md</text:p>
              </table:table-cell>
              <table:table-cell office:value-type="float" office:value="10274">
                <text:p>10274</text:p>
              </table:table-cell>
            </table:table-row>
            <table:table-row>
              <table:table-cell office:value-type="string">
                <text:p>thus</text:p>
              </table:table-cell>
              <table:table-cell office:value-type="float" office:value="10273">
                <text:p>10273</text:p>
              </table:table-cell>
            </table:table-row>
            <table:table-row>
              <table:table-cell office:value-type="string">
                <text:p>highest</text:p>
              </table:table-cell>
              <table:table-cell office:value-type="float" office:value="10270">
                <text:p>10270</text:p>
              </table:table-cell>
            </table:table-row>
            <table:table-row>
              <table:table-cell office:value-type="string">
                <text:p>flowers</text:p>
              </table:table-cell>
              <table:table-cell office:value-type="float" office:value="10269">
                <text:p>10269</text:p>
              </table:table-cell>
            </table:table-row>
            <table:table-row>
              <table:table-cell office:value-type="string">
                <text:p>involved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driving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visitor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syndrome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consumer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motor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woman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joints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corp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yellow</text:p>
              </table:table-cell>
              <table:table-cell office:value-type="float" office:value="10202">
                <text:p>10202</text:p>
              </table:table-cell>
            </table:table-row>
            <table:table-row>
              <table:table-cell office:value-type="string">
                <text:p>partners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worldwide</text:p>
              </table:table-cell>
              <table:table-cell office:value-type="float" office:value="10194">
                <text:p>10194</text:p>
              </table:table-cell>
            </table:table-row>
            <table:table-row>
              <table:table-cell office:value-type="string">
                <text:p>wire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farm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allows</text:p>
              </table:table-cell>
              <table:table-cell office:value-type="float" office:value="10178">
                <text:p>10178</text:p>
              </table:table-cell>
            </table:table-row>
            <table:table-row>
              <table:table-cell office:value-type="string">
                <text:p>louis</text:p>
              </table:table-cell>
              <table:table-cell office:value-type="float" office:value="10177">
                <text:p>10177</text:p>
              </table:table-cell>
            </table:table-row>
            <table:table-row>
              <table:table-cell office:value-type="string">
                <text:p>calculator</text:p>
              </table:table-cell>
              <table:table-cell office:value-type="float" office:value="10172">
                <text:p>10172</text:p>
              </table:table-cell>
            </table:table-row>
            <table:table-row>
              <table:table-cell office:value-type="string">
                <text:p>heavy</text:p>
              </table:table-cell>
              <table:table-cell office:value-type="float" office:value="10166">
                <text:p>10166</text:p>
              </table:table-cell>
            </table:table-row>
            <table:table-row>
              <table:table-cell office:value-type="string">
                <text:p>degree</text:p>
              </table:table-cell>
              <table:table-cell office:value-type="float" office:value="10160">
                <text:p>10160</text:p>
              </table:table-cell>
            </table:table-row>
            <table:table-row>
              <table:table-cell office:value-type="string">
                <text:p>easily</text:p>
              </table:table-cell>
              <table:table-cell office:value-type="float" office:value="10141">
                <text:p>10141</text:p>
              </table:table-cell>
            </table:table-row>
            <table:table-row>
              <table:table-cell office:value-type="string">
                <text:p>raffles</text:p>
              </table:table-cell>
              <table:table-cell office:value-type="float" office:value="10135">
                <text:p>10135</text:p>
              </table:table-cell>
            </table:table-row>
            <table:table-row>
              <table:table-cell office:value-type="string">
                <text:p>bridge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string">
                <text:p>contains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ed</text:p>
              </table:table-cell>
              <table:table-cell office:value-type="float" office:value="10107">
                <text:p>101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106">
                <text:p>10106</text:p>
              </table:table-cell>
            </table:table-row>
            <table:table-row>
              <table:table-cell office:value-type="string">
                <text:p>mass</text:p>
              </table:table-cell>
              <table:table-cell office:value-type="float" office:value="10102">
                <text:p>10102</text:p>
              </table:table-cell>
            </table:table-row>
            <table:table-row>
              <table:table-cell office:value-type="string">
                <text:p>purpose</text:p>
              </table:table-cell>
              <table:table-cell office:value-type="float" office:value="10082">
                <text:p>10082</text:p>
              </table:table-cell>
            </table:table-row>
            <table:table-row>
              <table:table-cell office:value-type="string">
                <text:p>facilities</text:p>
              </table:table-cell>
              <table:table-cell office:value-type="float" office:value="10081">
                <text:p>1008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string">
                <text:p>packages</text:p>
              </table:table-cell>
              <table:table-cell office:value-type="float" office:value="10076">
                <text:p>10076</text:p>
              </table:table-cell>
            </table:table-row>
            <table:table-row>
              <table:table-cell office:value-type="string">
                <text:p>everyone</text:p>
              </table:table-cell>
              <table:table-cell office:value-type="float" office:value="10074">
                <text:p>10074</text:p>
              </table:table-cell>
            </table:table-row>
            <table:table-row>
              <table:table-cell office:value-type="string">
                <text:p>frame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chief</text:p>
              </table:table-cell>
              <table:table-cell office:value-type="float" office:value="10067">
                <text:p>10067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0063">
                <text:p>10063</text:p>
              </table:table-cell>
            </table:table-row>
            <table:table-row>
              <table:table-cell office:value-type="string">
                <text:p>device</text:p>
              </table:table-cell>
              <table:table-cell office:value-type="float" office:value="10061">
                <text:p>10061</text:p>
              </table:table-cell>
            </table:table-row>
            <table:table-row>
              <table:table-cell office:value-type="string">
                <text:p>logo</text:p>
              </table:table-cell>
              <table:table-cell office:value-type="float" office:value="10054">
                <text:p>10054</text:p>
              </table:table-cell>
            </table:table-row>
            <table:table-row>
              <table:table-cell office:value-type="string">
                <text:p>clubs</text:p>
              </table:table-cell>
              <table:table-cell office:value-type="float" office:value="10046">
                <text:p>10046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10045">
                <text:p>10045</text:p>
              </table:table-cell>
            </table:table-row>
            <table:table-row>
              <table:table-cell office:value-type="string">
                <text:p>kits</text:p>
              </table:table-cell>
              <table:table-cell office:value-type="float" office:value="10044">
                <text:p>10044</text:p>
              </table:table-cell>
            </table:table-row>
            <table:table-row>
              <table:table-cell office:value-type="string">
                <text:p>feedback</text:p>
              </table:table-cell>
              <table:table-cell office:value-type="float" office:value="10036">
                <text:p>10036</text:p>
              </table:table-cell>
            </table:table-row>
            <table:table-row>
              <table:table-cell office:value-type="string">
                <text:p>brothers</text:p>
              </table:table-cell>
              <table:table-cell office:value-type="float" office:value="10033">
                <text:p>1003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0026">
                <text:p>10026</text:p>
              </table:table-cell>
            </table:table-row>
            <table:table-row>
              <table:table-cell office:value-type="string">
                <text:p>agent</text:p>
              </table:table-cell>
              <table:table-cell office:value-type="float" office:value="10021">
                <text:p>10021</text:p>
              </table:table-cell>
            </table:table-row>
            <table:table-row>
              <table:table-cell office:value-type="string">
                <text:p>impact</text:p>
              </table:table-cell>
              <table:table-cell office:value-type="float" office:value="10016">
                <text:p>10016</text:p>
              </table:table-cell>
            </table:table-row>
            <table:table-row>
              <table:table-cell office:value-type="string">
                <text:p>gmail.com</text:p>
              </table:table-cell>
              <table:table-cell office:value-type="float" office:value="10013">
                <text:p>10013</text:p>
              </table:table-cell>
            </table:table-row>
            <table:table-row>
              <table:table-cell office:value-type="string">
                <text:p>rail</text:p>
              </table:table-cell>
              <table:table-cell office:value-type="float" office:value="10006">
                <text:p>10006</text:p>
              </table:table-cell>
            </table:table-row>
            <table:table-row>
              <table:table-cell office:value-type="string">
                <text:p>retirement</text:p>
              </table:table-cell>
              <table:table-cell office:value-type="float" office:value="9999">
                <text:p>9999</text:p>
              </table:table-cell>
            </table:table-row>
            <table:table-row>
              <table:table-cell office:value-type="string">
                <text:p>statement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contract</text:p>
              </table:table-cell>
              <table:table-cell office:value-type="float" office:value="9977">
                <text:p>9977</text:p>
              </table:table-cell>
            </table:table-row>
            <table:table-row>
              <table:table-cell office:value-type="string">
                <text:p>virtual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yourself</text:p>
              </table:table-cell>
              <table:table-cell office:value-type="float" office:value="9973">
                <text:p>9973</text:p>
              </table:table-cell>
            </table:table-row>
            <table:table-row>
              <table:table-cell office:value-type="string">
                <text:p>richard</text:p>
              </table:table-cell>
              <table:table-cell office:value-type="float" office:value="9972">
                <text:p>9972</text:p>
              </table:table-cell>
            </table:table-row>
            <table:table-row>
              <table:table-cell office:value-type="string">
                <text:p>dakota</text:p>
              </table:table-cell>
              <table:table-cell office:value-type="float" office:value="9959">
                <text:p>9959</text:p>
              </table:table-cell>
            </table:table-row>
            <table:table-row>
              <table:table-cell office:value-type="string">
                <text:p>prevent</text:p>
              </table:table-cell>
              <table:table-cell office:value-type="float" office:value="9958">
                <text:p>9958</text:p>
              </table:table-cell>
            </table:table-row>
            <table:table-row>
              <table:table-cell office:value-type="string">
                <text:p>broadband</text:p>
              </table:table-cell>
              <table:table-cell office:value-type="float" office:value="9956">
                <text:p>9956</text:p>
              </table:table-cell>
            </table:table-row>
            <table:table-row>
              <table:table-cell office:value-type="string">
                <text:p>database</text:p>
              </table:table-cell>
              <table:table-cell office:value-type="float" office:value="9947">
                <text:p>9947</text:p>
              </table:table-cell>
            </table:table-row>
            <table:table-row>
              <table:table-cell office:value-type="string">
                <text:p>templates</text:p>
              </table:table-cell>
              <table:table-cell office:value-type="float" office:value="9944">
                <text:p>9944</text:p>
              </table:table-cell>
            </table:table-row>
            <table:table-row>
              <table:table-cell office:value-type="string">
                <text:p>drugs</text:p>
              </table:table-cell>
              <table:table-cell office:value-type="float" office:value="9930">
                <text:p>9930</text:p>
              </table:table-cell>
            </table:table-row>
            <table:table-row>
              <table:table-cell office:value-type="string">
                <text:p>coverage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string">
                <text:p>lights</text:p>
              </table:table-cell>
              <table:table-cell office:value-type="float" office:value="9926">
                <text:p>9926</text:p>
              </table:table-cell>
            </table:table-row>
            <table:table-row>
              <table:table-cell office:value-type="string">
                <text:p>maryland</text:p>
              </table:table-cell>
              <table:table-cell office:value-type="float" office:value="9919">
                <text:p>9919</text:p>
              </table:table-cell>
            </table:table-row>
            <table:table-row>
              <table:table-cell office:value-type="string">
                <text:p>organic</text:p>
              </table:table-cell>
              <table:table-cell office:value-type="float" office:value="9917">
                <text:p>9917</text:p>
              </table:table-cell>
            </table:table-row>
            <table:table-row>
              <table:table-cell office:value-type="string">
                <text:p>hills</text:p>
              </table:table-cell>
              <table:table-cell office:value-type="float" office:value="9906">
                <text:p>9906</text:p>
              </table:table-cell>
            </table:table-row>
            <table:table-row>
              <table:table-cell office:value-type="string">
                <text:p>break</text:p>
              </table:table-cell>
              <table:table-cell office:value-type="float" office:value="9905">
                <text:p>9905</text:p>
              </table:table-cell>
            </table:table-row>
            <table:table-row>
              <table:table-cell office:value-type="string">
                <text:p>stuff</text:p>
              </table:table-cell>
              <table:table-cell office:value-type="float" office:value="9904">
                <text:p>9904</text:p>
              </table:table-cell>
            </table:table-row>
            <table:table-row>
              <table:table-cell office:value-type="string">
                <text:p>historical</text:p>
              </table:table-cell>
              <table:table-cell office:value-type="float" office:value="9901">
                <text:p>9901</text:p>
              </table:table-cell>
            </table:table-row>
            <table:table-row>
              <table:table-cell office:value-type="string">
                <text:p>quilting</text:p>
              </table:table-cell>
              <table:table-cell office:value-type="float" office:value="9896">
                <text:p>9896</text:p>
              </table:table-cell>
            </table:table-row>
            <table:table-row>
              <table:table-cell office:value-type="string">
                <text:p>tom</text:p>
              </table:table-cell>
              <table:table-cell office:value-type="float" office:value="9891">
                <text:p>9891</text:p>
              </table:table-cell>
            </table:table-row>
            <table:table-row>
              <table:table-cell office:value-type="string">
                <text:p>minute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9884">
                <text:p>9884</text:p>
              </table:table-cell>
            </table:table-row>
            <table:table-row>
              <table:table-cell office:value-type="string">
                <text:p>charge</text:p>
              </table:table-cell>
              <table:table-cell office:value-type="float" office:value="9882">
                <text:p>9882</text:p>
              </table:table-cell>
            </table:table-row>
            <table:table-row>
              <table:table-cell office:value-type="string">
                <text:p>ave</text:p>
              </table:table-cell>
              <table:table-cell office:value-type="float" office:value="9881">
                <text:p>9881</text:p>
              </table:table-cell>
            </table:table-row>
            <table:table-row>
              <table:table-cell office:value-type="string">
                <text:p>cultural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string">
                <text:p>jackson</text:p>
              </table:table-cell>
              <table:table-cell office:value-type="float" office:value="9872">
                <text:p>9872</text:p>
              </table:table-cell>
            </table:table-row>
            <table:table-row>
              <table:table-cell office:value-type="string">
                <text:p>boat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messenger</text:p>
              </table:table-cell>
              <table:table-cell office:value-type="float" office:value="9868">
                <text:p>9868</text:p>
              </table:table-cell>
            </table:table-row>
            <table:table-row>
              <table:table-cell office:value-type="string">
                <text:p>clothing</text:p>
              </table:table-cell>
              <table:table-cell office:value-type="float" office:value="9867">
                <text:p>9867</text:p>
              </table:table-cell>
            </table:table-row>
            <table:table-row>
              <table:table-cell office:value-type="string">
                <text:p>confirmed</text:p>
              </table:table-cell>
              <table:table-cell office:value-type="float" office:value="9858">
                <text:p>9858</text:p>
              </table:table-cell>
            </table:table-row>
            <table:table-row>
              <table:table-cell office:value-type="string">
                <text:p>beginning</text:p>
              </table:table-cell>
              <table:table-cell office:value-type="float" office:value="9856">
                <text:p>9856</text:p>
              </table:table-cell>
            </table:table-row>
            <table:table-row>
              <table:table-cell office:value-type="string">
                <text:p>nokia</text:p>
              </table:table-cell>
              <table:table-cell office:value-type="float" office:value="9847">
                <text:p>9847</text:p>
              </table:table-cell>
            </table:table-row>
            <table:table-row>
              <table:table-cell office:value-type="string">
                <text:p>clean</text:p>
              </table:table-cell>
              <table:table-cell office:value-type="float" office:value="9844">
                <text:p>9844</text:p>
              </table:table-cell>
            </table:table-row>
            <table:table-row>
              <table:table-cell office:value-type="string">
                <text:p>johnson</text:p>
              </table:table-cell>
              <table:table-cell office:value-type="float" office:value="9840">
                <text:p>9840</text:p>
              </table:table-cell>
            </table:table-row>
            <table:table-row>
              <table:table-cell office:value-type="string">
                <text:p>songs</text:p>
              </table:table-cell>
              <table:table-cell office:value-type="float" office:value="9836">
                <text:p>9836</text:p>
              </table:table-cell>
            </table:table-row>
            <table:table-row>
              <table:table-cell office:value-type="string">
                <text:p>weddings</text:p>
              </table:table-cell>
              <table:table-cell office:value-type="float" office:value="9831">
                <text:p>9831</text:p>
              </table:table-cell>
            </table:table-row>
            <table:table-row>
              <table:table-cell office:value-type="string">
                <text:p>moths</text:p>
              </table:table-cell>
              <table:table-cell office:value-type="float" office:value="9828">
                <text:p>982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string">
                <text:p>disorders</text:p>
              </table:table-cell>
              <table:table-cell office:value-type="float" office:value="9821">
                <text:p>9821</text:p>
              </table:table-cell>
            </table:table-row>
            <table:table-row>
              <table:table-cell office:value-type="string">
                <text:p>eating</text:p>
              </table:table-cell>
              <table:table-cell office:value-type="float" office:value="9814">
                <text:p>9814</text:p>
              </table:table-cell>
            </table:table-row>
            <table:table-row>
              <table:table-cell office:value-type="string">
                <text:p>secure</text:p>
              </table:table-cell>
              <table:table-cell office:value-type="float" office:value="9812">
                <text:p>9812</text:p>
              </table:table-cell>
            </table:table-row>
            <table:table-row>
              <table:table-cell office:value-type="string">
                <text:p>gambling</text:p>
              </table:table-cell>
              <table:table-cell office:value-type="float" office:value="9792">
                <text:p>9792</text:p>
              </table:table-cell>
            </table:table-row>
            <table:table-row>
              <table:table-cell office:value-type="string">
                <text:p>charles</text:p>
              </table:table-cell>
              <table:table-cell office:value-type="float" office:value="9791">
                <text:p>9791</text:p>
              </table:table-cell>
            </table:table-row>
            <table:table-row>
              <table:table-cell office:value-type="string">
                <text:p>knowledge</text:p>
              </table:table-cell>
              <table:table-cell office:value-type="float" office:value="9773">
                <text:p>9773</text:p>
              </table:table-cell>
            </table:table-row>
            <table:table-row>
              <table:table-cell office:value-type="string">
                <text:p>nice</text:p>
              </table:table-cell>
              <table:table-cell office:value-type="float" office:value="9766">
                <text:p>9766</text:p>
              </table:table-cell>
            </table:table-row>
            <table:table-row>
              <table:table-cell office:value-type="string">
                <text:p>bob</text:p>
              </table:table-cell>
              <table:table-cell office:value-type="float" office:value="9760">
                <text:p>9760</text:p>
              </table:table-cell>
            </table:table-row>
            <table:table-row>
              <table:table-cell office:value-type="string">
                <text:p>commission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string">
                <text:p>voiced</text:p>
              </table:table-cell>
              <table:table-cell office:value-type="float" office:value="9743">
                <text:p>9743</text:p>
              </table:table-cell>
            </table:table-row>
            <table:table-row>
              <table:table-cell office:value-type="string">
                <text:p>nfl</text:p>
              </table:table-cell>
              <table:table-cell office:value-type="float" office:value="9742">
                <text:p>9742</text:p>
              </table:table-cell>
            </table:table-row>
            <table:table-row>
              <table:table-cell office:value-type="string">
                <text:p>father</text:p>
              </table:table-cell>
              <table:table-cell office:value-type="float" office:value="9740">
                <text:p>9740</text:p>
              </table:table-cell>
            </table:table-row>
            <table:table-row>
              <table:table-cell office:value-type="string">
                <text:p>touch</text:p>
              </table:table-cell>
              <table:table-cell office:value-type="float" office:value="9736">
                <text:p>9736</text:p>
              </table:table-cell>
            </table:table-row>
            <table:table-row>
              <table:table-cell office:value-type="string">
                <text:p>gets</text:p>
              </table:table-cell>
              <table:table-cell office:value-type="float" office:value="9734">
                <text:p>9734</text:p>
              </table:table-cell>
            </table:table-row>
            <table:table-row>
              <table:table-cell office:value-type="string">
                <text:p>wine</text:p>
              </table:table-cell>
              <table:table-cell office:value-type="float" office:value="9732">
                <text:p>9732</text:p>
              </table:table-cell>
            </table:table-row>
            <table:table-row>
              <table:table-cell office:value-type="string">
                <text:p>fine</text:p>
              </table:table-cell>
              <table:table-cell office:value-type="float" office:value="9731">
                <text:p>9731</text:p>
              </table:table-cell>
            </table:table-row>
            <table:table-row>
              <table:table-cell office:value-type="string">
                <text:p>falls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jr</text:p>
              </table:table-cell>
              <table:table-cell office:value-type="float" office:value="9724">
                <text:p>9724</text:p>
              </table:table-cell>
            </table:table-row>
            <table:table-row>
              <table:table-cell office:value-type="string">
                <text:p>nebraska</text:p>
              </table:table-cell>
              <table:table-cell office:value-type="float" office:value="9713">
                <text:p>971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709">
                <text:p>9709</text:p>
              </table:table-cell>
            </table:table-row>
            <table:table-row>
              <table:table-cell office:value-type="string">
                <text:p>reviewed</text:p>
              </table:table-cell>
              <table:table-cell office:value-type="float" office:value="9708">
                <text:p>9708</text:p>
              </table:table-cell>
            </table:table-row>
            <table:table-row>
              <table:table-cell office:value-type="string">
                <text:p>covers</text:p>
              </table:table-cell>
              <table:table-cell office:value-type="float" office:value="9704">
                <text:p>9704</text:p>
              </table:table-cell>
            </table:table-row>
            <table:table-row>
              <table:table-cell office:value-type="string">
                <text:p>piece</text:p>
              </table:table-cell>
              <table:table-cell office:value-type="float" office:value="9699">
                <text:p>9699</text:p>
              </table:table-cell>
            </table:table-row>
            <table:table-row>
              <table:table-cell office:value-type="string">
                <text:p>catalog</text:p>
              </table:table-cell>
              <table:table-cell office:value-type="float" office:value="9694">
                <text:p>9694</text:p>
              </table:table-cell>
            </table:table-row>
            <table:table-row>
              <table:table-cell office:value-type="string">
                <text:p>browse</text:p>
              </table:table-cell>
              <table:table-cell office:value-type="float" office:value="9689">
                <text:p>968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9687">
                <text:p>9687</text:p>
              </table:table-cell>
            </table:table-row>
            <table:table-row>
              <table:table-cell office:value-type="string">
                <text:p>lee</text:p>
              </table:table-cell>
              <table:table-cell office:value-type="float" office:value="9677">
                <text:p>9677</text:p>
              </table:table-cell>
            </table:table-row>
            <table:table-row>
              <table:table-cell office:value-type="string">
                <text:p>publications</text:p>
              </table:table-cell>
              <table:table-cell office:value-type="float" office:value="9659">
                <text:p>9659</text:p>
              </table:table-cell>
            </table:table-row>
            <table:table-row>
              <table:table-cell office:value-type="string">
                <text:p>stand</text:p>
              </table:table-cell>
              <table:table-cell office:value-type="float" office:value="9656">
                <text:p>9656</text:p>
              </table:table-cell>
            </table:table-row>
            <table:table-row>
              <table:table-cell office:value-type="string">
                <text:p>selling</text:p>
              </table:table-cell>
              <table:table-cell office:value-type="float" office:value="9640">
                <text:p>964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9636">
                <text:p>9636</text:p>
              </table:table-cell>
            </table:table-row>
            <table:table-row>
              <table:table-cell office:value-type="string">
                <text:p>usb</text:p>
              </table:table-cell>
              <table:table-cell office:value-type="float" office:value="9627">
                <text:p>9627</text:p>
              </table:table-cell>
            </table:table-row>
            <table:table-row>
              <table:table-cell office:value-type="string">
                <text:p>remove</text:p>
              </table:table-cell>
              <table:table-cell office:value-type="float" office:value="9616">
                <text:p>9616</text:p>
              </table:table-cell>
            </table:table-row>
            <table:table-row>
              <table:table-cell office:value-type="string">
                <text:p>businesses</text:p>
              </table:table-cell>
              <table:table-cell office:value-type="float" office:value="9615">
                <text:p>9615</text:p>
              </table:table-cell>
            </table:table-row>
            <table:table-row>
              <table:table-cell office:value-type="string">
                <text:p>nine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string">
                <text:p>festival</text:p>
              </table:table-cell>
              <table:table-cell office:value-type="float" office:value="9605">
                <text:p>9605</text:p>
              </table:table-cell>
            </table:table-row>
            <table:table-row>
              <table:table-cell office:value-type="string">
                <text:p>format</text:p>
              </table:table-cell>
              <table:table-cell office:value-type="float" office:value="9587">
                <text:p>9587</text:p>
              </table:table-cell>
            </table:table-row>
            <table:table-row>
              <table:table-cell office:value-type="string">
                <text:p>acid</text:p>
              </table:table-cell>
              <table:table-cell office:value-type="float" office:value="9574">
                <text:p>9574</text:p>
              </table:table-cell>
            </table:table-row>
            <table:table-row>
              <table:table-cell office:value-type="string">
                <text:p>wanted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statements</text:p>
              </table:table-cell>
              <table:table-cell office:value-type="float" office:value="9570">
                <text:p>9570</text:p>
              </table:table-cell>
            </table:table-row>
            <table:table-row>
              <table:table-cell office:value-type="string">
                <text:p>announced</text:p>
              </table:table-cell>
              <table:table-cell office:value-type="float" office:value="9558">
                <text:p>9558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9553">
                <text:p>9553</text:p>
              </table:table-cell>
            </table:table-row>
            <table:table-row>
              <table:table-cell office:value-type="string">
                <text:p>played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string">
                <text:p>graphic</text:p>
              </table:table-cell>
              <table:table-cell office:value-type="float" office:value="9543">
                <text:p>9543</text:p>
              </table:table-cell>
            </table:table-row>
            <table:table-row>
              <table:table-cell office:value-type="string">
                <text:p>airlines</text:p>
              </table:table-cell>
              <table:table-cell office:value-type="float" office:value="9540">
                <text:p>9540</text:p>
              </table:table-cell>
            </table:table-row>
            <table:table-row>
              <table:table-cell office:value-type="string">
                <text:p>clinical</text:p>
              </table:table-cell>
              <table:table-cell office:value-type="float" office:value="9539">
                <text:p>9539</text:p>
              </table:table-cell>
            </table:table-row>
            <table:table-row>
              <table:table-cell office:value-type="string">
                <text:p>gnu</text:p>
              </table:table-cell>
              <table:table-cell office:value-type="float" office:value="9516">
                <text:p>9516</text:p>
              </table:table-cell>
            </table:table-row>
            <table:table-row>
              <table:table-cell office:value-type="string">
                <text:p>rule</text:p>
              </table:table-cell>
              <table:table-cell office:value-type="float" office:value="9507">
                <text:p>9507</text:p>
              </table:table-cell>
            </table:table-row>
            <table:table-row>
              <table:table-cell office:value-type="string">
                <text:p>mo</text:p>
              </table:table-cell>
              <table:table-cell office:value-type="float" office:value="9506">
                <text:p>9506</text:p>
              </table:table-cell>
            </table:table-row>
            <table:table-row>
              <table:table-cell office:value-type="string">
                <text:p>apply</text:p>
              </table:table-cell>
              <table:table-cell office:value-type="float" office:value="9493">
                <text:p>9493</text:p>
              </table:table-cell>
            </table:table-row>
            <table:table-row>
              <table:table-cell office:value-type="string">
                <text:p>telephone</text:p>
              </table:table-cell>
              <table:table-cell office:value-type="float" office:value="9487">
                <text:p>9487</text:p>
              </table:table-cell>
            </table:table-row>
            <table:table-row>
              <table:table-cell office:value-type="string">
                <text:p>inch</text:p>
              </table:table-cell>
              <table:table-cell office:value-type="float" office:value="9479">
                <text:p>9479</text:p>
              </table:table-cell>
            </table:table-row>
            <table:table-row>
              <table:table-cell office:value-type="string">
                <text:p>sample</text:p>
              </table:table-cell>
              <table:table-cell office:value-type="float" office:value="9476">
                <text:p>9476</text:p>
              </table:table-cell>
            </table:table-row>
            <table:table-row>
              <table:table-cell office:value-type="string">
                <text:p>tattoo</text:p>
              </table:table-cell>
              <table:table-cell office:value-type="float" office:value="9473">
                <text:p>9473</text:p>
              </table:table-cell>
            </table:table-row>
            <table:table-row>
              <table:table-cell office:value-type="string">
                <text:p>chapter</text:p>
              </table:table-cell>
              <table:table-cell office:value-type="float" office:value="9467">
                <text:p>9467</text:p>
              </table:table-cell>
            </table:table-row>
            <table:table-row>
              <table:table-cell office:value-type="string">
                <text:p>interactive</text:p>
              </table:table-cell>
              <table:table-cell office:value-type="float" office:value="9465">
                <text:p>9465</text:p>
              </table:table-cell>
            </table:table-row>
            <table:table-row>
              <table:table-cell office:value-type="string">
                <text:p>itself</text:p>
              </table:table-cell>
              <table:table-cell office:value-type="float" office:value="9458">
                <text:p>945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9455">
                <text:p>9455</text:p>
              </table:table-cell>
            </table:table-row>
            <table:table-row>
              <table:table-cell office:value-type="string">
                <text:p>route</text:p>
              </table:table-cell>
              <table:table-cell office:value-type="float" office:value="9450">
                <text:p>9450</text:p>
              </table:table-cell>
            </table:table-row>
            <table:table-row>
              <table:table-cell office:value-type="string">
                <text:p>chris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environmental</text:p>
              </table:table-cell>
              <table:table-cell office:value-type="float" office:value="9443">
                <text:p>9443</text:p>
              </table:table-cell>
            </table:table-row>
            <table:table-row>
              <table:table-cell office:value-type="string">
                <text:p>require</text:p>
              </table:table-cell>
              <table:table-cell office:value-type="float" office:value="9441">
                <text:p>9441</text:p>
              </table:table-cell>
            </table:table-row>
            <table:table-row>
              <table:table-cell office:value-type="string">
                <text:p>standards</text:p>
              </table:table-cell>
              <table:table-cell office:value-type="float" office:value="9438">
                <text:p>9438</text:p>
              </table:table-cell>
            </table:table-row>
            <table:table-row>
              <table:table-cell office:value-type="string">
                <text:p>don</text:p>
              </table:table-cell>
              <table:table-cell office:value-type="float" office:value="9433">
                <text:p>9433</text:p>
              </table:table-cell>
            </table:table-row>
            <table:table-row>
              <table:table-cell office:value-type="string">
                <text:p>goes</text:p>
              </table:table-cell>
              <table:table-cell office:value-type="float" office:value="9427">
                <text:p>9427</text:p>
              </table:table-cell>
            </table:table-row>
            <table:table-row>
              <table:table-cell office:value-type="string">
                <text:p>az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string">
                <text:p>ring</text:p>
              </table:table-cell>
              <table:table-cell office:value-type="float" office:value="9411">
                <text:p>9411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9408">
                <text:p>9408</text:p>
              </table:table-cell>
            </table:table-row>
            <table:table-row>
              <table:table-cell office:value-type="string">
                <text:p>camp</text:p>
              </table:table-cell>
              <table:table-cell office:value-type="float" office:value="9407">
                <text:p>9407</text:p>
              </table:table-cell>
            </table:table-row>
            <table:table-row>
              <table:table-cell office:value-type="string">
                <text:p>edge</text:p>
              </table:table-cell>
              <table:table-cell office:value-type="float" office:value="9393">
                <text:p>9393</text:p>
              </table:table-cell>
            </table:table-row>
            <table:table-row>
              <table:table-cell office:value-type="string">
                <text:p>monthly</text:p>
              </table:table-cell>
              <table:table-cell office:value-type="float" office:value="9390">
                <text:p>9390</text:p>
              </table:table-cell>
            </table:table-row>
            <table:table-row>
              <table:table-cell office:value-type="string">
                <text:p>kentucky</text:p>
              </table:table-cell>
              <table:table-cell office:value-type="float" office:value="9377">
                <text:p>937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366">
                <text:p>9366</text:p>
              </table:table-cell>
            </table:table-row>
            <table:table-row>
              <table:table-cell office:value-type="string">
                <text:p>reason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flower</text:p>
              </table:table-cell>
              <table:table-cell office:value-type="float" office:value="9359">
                <text:p>9359</text:p>
              </table:table-cell>
            </table:table-row>
            <table:table-row>
              <table:table-cell office:value-type="string">
                <text:p>printer</text:p>
              </table:table-cell>
              <table:table-cell office:value-type="float" office:value="9357">
                <text:p>9357</text:p>
              </table:table-cell>
            </table:table-row>
            <table:table-row>
              <table:table-cell office:value-type="string">
                <text:p>deductible</text:p>
              </table:table-cell>
              <table:table-cell office:value-type="float" office:value="9355">
                <text:p>9355</text:p>
              </table:table-cell>
            </table:table-row>
            <table:table-row>
              <table:table-cell office:value-type="string">
                <text:p>toolbox</text:p>
              </table:table-cell>
              <table:table-cell office:value-type="float" office:value="9354">
                <text:p>9354</text:p>
              </table:table-cell>
            </table:table-row>
            <table:table-row>
              <table:table-cell office:value-type="string">
                <text:p>arkansas</text:p>
              </table:table-cell>
              <table:table-cell office:value-type="float" office:value="9350">
                <text:p>9350</text:p>
              </table:table-cell>
            </table:table-row>
            <table:table-row>
              <table:table-cell office:value-type="string">
                <text:p>operation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bottom</text:p>
              </table:table-cell>
              <table:table-cell office:value-type="float" office:value="9334">
                <text:p>9334</text:p>
              </table:table-cell>
            </table:table-row>
            <table:table-row>
              <table:table-cell office:value-type="string">
                <text:p>dictionary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string">
                <text:p>stress</text:p>
              </table:table-cell>
              <table:table-cell office:value-type="float" office:value="9327">
                <text:p>9327</text:p>
              </table:table-cell>
            </table:table-row>
            <table:table-row>
              <table:table-cell office:value-type="string">
                <text:p>1st</text:p>
              </table:table-cell>
              <table:table-cell office:value-type="float" office:value="9323">
                <text:p>9323</text:p>
              </table:table-cell>
            </table:table-row>
            <table:table-row>
              <table:table-cell office:value-type="string">
                <text:p>heated</text:p>
              </table:table-cell>
              <table:table-cell office:value-type="float" office:value="9318">
                <text:p>9318</text:p>
              </table:table-cell>
            </table:table-row>
            <table:table-row>
              <table:table-cell office:value-type="string">
                <text:p>tables</text:p>
              </table:table-cell>
              <table:table-cell office:value-type="float" office:value="9310">
                <text:p>9310</text:p>
              </table:table-cell>
            </table:table-row>
            <table:table-row>
              <table:table-cell office:value-type="string">
                <text:p>2.0</text:p>
              </table:table-cell>
              <table:table-cell office:value-type="float" office:value="9294">
                <text:p>9294</text:p>
              </table:table-cell>
            </table:table-row>
            <table:table-row>
              <table:table-cell office:value-type="string">
                <text:p>von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string">
                <text:p>copyrights</text:p>
              </table:table-cell>
              <table:table-cell office:value-type="float" office:value="9286">
                <text:p>9286</text:p>
              </table:table-cell>
            </table:table-row>
            <table:table-row>
              <table:table-cell office:value-type="string">
                <text:p>wednesday</text:p>
              </table:table-cell>
              <table:table-cell office:value-type="float" office:value="9279">
                <text:p>9279</text:p>
              </table:table-cell>
            </table:table-row>
            <table:table-row>
              <table:table-cell office:value-type="string">
                <text:p>ads</text:p>
              </table:table-cell>
              <table:table-cell office:value-type="float" office:value="9277">
                <text:p>9277</text:p>
              </table:table-cell>
            </table:table-row>
            <table:table-row>
              <table:table-cell office:value-type="string">
                <text:p>creek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approved</text:p>
              </table:table-cell>
              <table:table-cell office:value-type="float" office:value="9268">
                <text:p>9268</text:p>
              </table:table-cell>
            </table:table-row>
            <table:table-row>
              <table:table-cell office:value-type="string">
                <text:p>costs</text:p>
              </table:table-cell>
              <table:table-cell office:value-type="float" office:value="9264">
                <text:p>9264</text:p>
              </table:table-cell>
            </table:table-row>
            <table:table-row>
              <table:table-cell office:value-type="string">
                <text:p>nothing</text:p>
              </table:table-cell>
              <table:table-cell office:value-type="float" office:value="9256">
                <text:p>9256</text:p>
              </table:table-cell>
            </table:table-row>
            <table:table-row>
              <table:table-cell office:value-type="string">
                <text:p>studio</text:p>
              </table:table-cell>
              <table:table-cell office:value-type="float" office:value="9254">
                <text:p>9254</text:p>
              </table:table-cell>
            </table:table-row>
            <table:table-row>
              <table:table-cell office:value-type="string">
                <text:p>economy</text:p>
              </table:table-cell>
              <table:table-cell office:value-type="float" office:value="9250">
                <text:p>9250</text:p>
              </table:table-cell>
            </table:table-row>
            <table:table-row>
              <table:table-cell office:value-type="string">
                <text:p>disclaimers</text:p>
              </table:table-cell>
              <table:table-cell office:value-type="float" office:value="9246">
                <text:p>9246</text:p>
              </table:table-cell>
            </table:table-row>
            <table:table-row>
              <table:table-cell office:value-type="string">
                <text:p>programming</text:p>
              </table:table-cell>
              <table:table-cell office:value-type="float" office:value="9245">
                <text:p>9245</text:p>
              </table:table-cell>
            </table:table-row>
            <table:table-row>
              <table:table-cell office:value-type="string">
                <text:p>can't</text:p>
              </table:table-cell>
              <table:table-cell office:value-type="float" office:value="9240">
                <text:p>9240</text:p>
              </table:table-cell>
            </table:table-row>
            <table:table-row>
              <table:table-cell office:value-type="string">
                <text:p>educational</text:p>
              </table:table-cell>
              <table:table-cell office:value-type="float" office:value="9239">
                <text:p>9239</text:p>
              </table:table-cell>
            </table:table-row>
            <table:table-row>
              <table:table-cell office:value-type="string">
                <text:p>famous</text:p>
              </table:table-cell>
              <table:table-cell office:value-type="float" office:value="9231">
                <text:p>9231</text:p>
              </table:table-cell>
            </table:table-row>
            <table:table-row>
              <table:table-cell office:value-type="string">
                <text:p>lose</text:p>
              </table:table-cell>
              <table:table-cell office:value-type="float" office:value="9229">
                <text:p>9229</text:p>
              </table:table-cell>
            </table:table-row>
            <table:table-row>
              <table:table-cell office:value-type="string">
                <text:p>australian</text:p>
              </table:table-cell>
              <table:table-cell office:value-type="float" office:value="9228">
                <text:p>9228</text:p>
              </table:table-cell>
            </table:table-row>
            <table:table-row>
              <table:table-cell office:value-type="string">
                <text:p>established</text:p>
              </table:table-cell>
              <table:table-cell office:value-type="float" office:value="9227">
                <text:p>9227</text:p>
              </table:table-cell>
            </table:table-row>
            <table:table-row>
              <table:table-cell office:value-type="string">
                <text:p>p.m</text:p>
              </table:table-cell>
              <table:table-cell office:value-type="float" office:value="9223">
                <text:p>9223</text:p>
              </table:table-cell>
            </table:table-row>
            <table:table-row>
              <table:table-cell office:value-type="string">
                <text:p>affordable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martin</text:p>
              </table:table-cell>
              <table:table-cell office:value-type="float" office:value="9194">
                <text:p>9194</text:p>
              </table:table-cell>
            </table:table-row>
            <table:table-row>
              <table:table-cell office:value-type="string">
                <text:p>recommended</text:p>
              </table:table-cell>
              <table:table-cell office:value-type="float" office:value="9189">
                <text:p>9189</text:p>
              </table:table-cell>
            </table:table-row>
            <table:table-row>
              <table:table-cell office:value-type="string">
                <text:p>menu</text:p>
              </table:table-cell>
              <table:table-cell office:value-type="float" office:value="9188">
                <text:p>9188</text:p>
              </table:table-cell>
            </table:table-row>
            <table:table-row>
              <table:table-cell office:value-type="string">
                <text:p>fund</text:p>
              </table:table-cell>
              <table:table-cell office:value-type="float" office:value="9179">
                <text:p>9179</text:p>
              </table:table-cell>
            </table:table-row>
            <table:table-row>
              <table:table-cell office:value-type="string">
                <text:p>partner</text:p>
              </table:table-cell>
              <table:table-cell office:value-type="float" office:value="9178">
                <text:p>9178</text:p>
              </table:table-cell>
            </table:table-row>
            <table:table-row>
              <table:table-cell office:value-type="string">
                <text:p>definition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string">
                <text:p>goal</text:p>
              </table:table-cell>
              <table:table-cell office:value-type="float" office:value="9159">
                <text:p>9159</text:p>
              </table:table-cell>
            </table:table-row>
            <table:table-row>
              <table:table-cell office:value-type="string">
                <text:p>tuesday</text:p>
              </table:table-cell>
              <table:table-cell office:value-type="float" office:value="9158">
                <text:p>9158</text:p>
              </table:table-cell>
            </table:table-row>
            <table:table-row>
              <table:table-cell office:value-type="string">
                <text:p>potential</text:p>
              </table:table-cell>
              <table:table-cell office:value-type="float" office:value="9157">
                <text:p>9157</text:p>
              </table:table-cell>
            </table:table-row>
            <table:table-row>
              <table:table-cell office:value-type="string">
                <text:p>letter</text:p>
              </table:table-cell>
              <table:table-cell office:value-type="float" office:value="9156">
                <text:p>9156</text:p>
              </table:table-cell>
            </table:table-row>
            <table:table-row>
              <table:table-cell office:value-type="string">
                <text:p>flow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hits</text:p>
              </table:table-cell>
              <table:table-cell office:value-type="float" office:value="9151">
                <text:p>9151</text:p>
              </table:table-cell>
            </table:table-row>
            <table:table-row>
              <table:table-cell office:value-type="string">
                <text:p>pack</text:p>
              </table:table-cell>
              <table:table-cell office:value-type="float" office:value="9139">
                <text:p>9139</text:p>
              </table:table-cell>
            </table:table-row>
            <table:table-row>
              <table:table-cell office:value-type="string">
                <text:p>factors</text:p>
              </table:table-cell>
              <table:table-cell office:value-type="float" office:value="9131">
                <text:p>9131</text:p>
              </table:table-cell>
            </table:table-row>
            <table:table-row>
              <table:table-cell office:value-type="string">
                <text:p>bass</text:p>
              </table:table-cell>
              <table:table-cell office:value-type="float" office:value="9125">
                <text:p>9125</text:p>
              </table:table-cell>
            </table:table-row>
            <table:table-row>
              <table:table-cell office:value-type="string">
                <text:p>maximum</text:p>
              </table:table-cell>
              <table:table-cell office:value-type="float" office:value="9124">
                <text:p>9124</text:p>
              </table:table-cell>
            </table:table-row>
            <table:table-row>
              <table:table-cell office:value-type="string">
                <text:p>nearly</text:p>
              </table:table-cell>
              <table:table-cell office:value-type="float" office:value="9122">
                <text:p>9122</text:p>
              </table:table-cell>
            </table:table-row>
            <table:table-row>
              <table:table-cell office:value-type="string">
                <text:p>injury</text:p>
              </table:table-cell>
              <table:table-cell office:value-type="float" office:value="9119">
                <text:p>9119</text:p>
              </table:table-cell>
            </table:table-row>
            <table:table-row>
              <table:table-cell office:value-type="string">
                <text:p>hudson</text:p>
              </table:table-cell>
              <table:table-cell office:value-type="float" office:value="9116">
                <text:p>9116</text:p>
              </table:table-cell>
            </table:table-row>
            <table:table-row>
              <table:table-cell office:value-type="string">
                <text:p>particular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rated</text:p>
              </table:table-cell>
              <table:table-cell office:value-type="float" office:value="9107">
                <text:p>9107</text:p>
              </table:table-cell>
            </table:table-row>
            <table:table-row>
              <table:table-cell office:value-type="string">
                <text:p>magazines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string">
                <text:p>committee</text:p>
              </table:table-cell>
              <table:table-cell office:value-type="float" office:value="9098">
                <text:p>9098</text:p>
              </table:table-cell>
            </table:table-row>
            <table:table-row>
              <table:table-cell office:value-type="string">
                <text:p>americans</text:p>
              </table:table-cell>
              <table:table-cell office:value-type="float" office:value="9097">
                <text:p>9097</text:p>
              </table:table-cell>
            </table:table-row>
            <table:table-row>
              <table:table-cell office:value-type="string">
                <text:p>height</text:p>
              </table:table-cell>
              <table:table-cell office:value-type="float" office:value="9091">
                <text:p>9091</text:p>
              </table:table-cell>
            </table:table-row>
            <table:table-row>
              <table:table-cell office:value-type="string">
                <text:p>offering</text:p>
              </table:table-cell>
              <table:table-cell office:value-type="float" office:value="9086">
                <text:p>9086</text:p>
              </table:table-cell>
            </table:table-row>
            <table:table-row>
              <table:table-cell office:value-type="string">
                <text:p>pop</text:p>
              </table:table-cell>
              <table:table-cell office:value-type="float" office:value="9078">
                <text:p>9078</text:p>
              </table:table-cell>
            </table:table-row>
            <table:table-row>
              <table:table-cell office:value-type="string">
                <text:p>useful</text:p>
              </table:table-cell>
              <table:table-cell office:value-type="float" office:value="9075">
                <text:p>9075</text:p>
              </table:table-cell>
            </table:table-row>
            <table:table-row>
              <table:table-cell office:value-type="string">
                <text:p>myspace</text:p>
              </table:table-cell>
              <table:table-cell office:value-type="float" office:value="9072">
                <text:p>9072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9067">
                <text:p>9067</text:p>
              </table:table-cell>
            </table:table-row>
            <table:table-row>
              <table:table-cell office:value-type="string">
                <text:p>fit</text:p>
              </table:table-cell>
              <table:table-cell office:value-type="float" office:value="9054">
                <text:p>9054</text:p>
              </table:table-cell>
            </table:table-row>
            <table:table-row>
              <table:table-cell office:value-type="string">
                <text:p>challenge</text:p>
              </table:table-cell>
              <table:table-cell office:value-type="float" office:value="9034">
                <text:p>9034</text:p>
              </table:table-cell>
            </table:table-row>
            <table:table-row>
              <table:table-cell office:value-type="string">
                <text:p>academy</text:p>
              </table:table-cell>
              <table:table-cell office:value-type="float" office:value="9029">
                <text:p>9029</text:p>
              </table:table-cell>
            </table:table-row>
            <table:table-row>
              <table:table-cell office:value-type="string">
                <text:p>enterprise</text:p>
              </table:table-cell>
              <table:table-cell office:value-type="float" office:value="9023">
                <text:p>9023</text:p>
              </table:table-cell>
            </table:table-row>
            <table:table-row>
              <table:table-cell office:value-type="string">
                <text:p>maine</text:p>
              </table:table-cell>
              <table:table-cell office:value-type="float" office:value="9017">
                <text:p>9017</text:p>
              </table:table-cell>
            </table:table-row>
            <table:table-row>
              <table:table-cell office:value-type="string">
                <text:p>annuities</text:p>
              </table:table-cell>
              <table:table-cell office:value-type="float" office:value="9016">
                <text:p>9016</text:p>
              </table:table-cell>
            </table:table-row>
            <table:table-row>
              <table:table-cell office:value-type="string">
                <text:p>abc</text:p>
              </table:table-cell>
              <table:table-cell office:value-type="float" office:value="9015">
                <text:p>9015</text:p>
              </table:table-cell>
            </table:table-row>
            <table:table-row>
              <table:table-cell office:value-type="string">
                <text:p>benefit</text:p>
              </table:table-cell>
              <table:table-cell office:value-type="float" office:value="9012">
                <text:p>9012</text:p>
              </table:table-cell>
            </table:table-row>
            <table:table-row>
              <table:table-cell office:value-type="string">
                <text:p>helps</text:p>
              </table:table-cell>
              <table:table-cell office:value-type="float" office:value="9007">
                <text:p>9007</text:p>
              </table:table-cell>
            </table:table-row>
            <table:table-row>
              <table:table-cell office:value-type="string">
                <text:p>giving</text:p>
              </table:table-cell>
              <table:table-cell office:value-type="float" office:value="8995">
                <text:p>8995</text:p>
              </table:table-cell>
            </table:table-row>
            <table:table-row>
              <table:table-cell office:value-type="string">
                <text:p>moon</text:p>
              </table:table-cell>
              <table:table-cell office:value-type="float" office:value="8981">
                <text:p>8981</text:p>
              </table:table-cell>
            </table:table-row>
            <table:table-row>
              <table:table-cell office:value-type="string">
                <text:p>necessary</text:p>
              </table:table-cell>
              <table:table-cell office:value-type="float" office:value="8978">
                <text:p>8978</text:p>
              </table:table-cell>
            </table:table-row>
            <table:table-row>
              <table:table-cell office:value-type="string">
                <text:p>you'll</text:p>
              </table:table-cell>
              <table:table-cell office:value-type="float" office:value="8968">
                <text:p>8968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8959">
                <text:p>8959</text:p>
              </table:table-cell>
            </table:table-row>
            <table:table-row>
              <table:table-cell office:value-type="string">
                <text:p>votes</text:p>
              </table:table-cell>
              <table:table-cell office:value-type="float" office:value="8956">
                <text:p>8956</text:p>
              </table:table-cell>
            </table:table-row>
            <table:table-row>
              <table:table-cell office:value-type="string">
                <text:p>immigration</text:p>
              </table:table-cell>
              <table:table-cell office:value-type="float" office:value="8949">
                <text:p>8949</text:p>
              </table:table-cell>
            </table:table-row>
            <table:table-row>
              <table:table-cell office:value-type="string">
                <text:p>understand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suite</text:p>
              </table:table-cell>
              <table:table-cell office:value-type="float" office:value="8940">
                <text:p>8940</text:p>
              </table:table-cell>
            </table:table-row>
            <table:table-row>
              <table:table-cell office:value-type="string">
                <text:p>died</text:p>
              </table:table-cell>
              <table:table-cell office:value-type="float" office:value="8935">
                <text:p>8935</text:p>
              </table:table-cell>
            </table:table-row>
            <table:table-row>
              <table:table-cell office:value-type="string">
                <text:p>heights</text:p>
              </table:table-cell>
              <table:table-cell office:value-type="float" office:value="8933">
                <text:p>8933</text:p>
              </table:table-cell>
            </table:table-row>
            <table:table-row>
              <table:table-cell office:value-type="string">
                <text:p>tunnel</text:p>
              </table:table-cell>
              <table:table-cell office:value-type="float" office:value="8921">
                <text:p>8921</text:p>
              </table:table-cell>
            </table:table-row>
            <table:table-row>
              <table:table-cell office:value-type="string">
                <text:p>3d</text:p>
              </table:table-cell>
              <table:table-cell office:value-type="float" office:value="8917">
                <text:p>8917</text:p>
              </table:table-cell>
            </table:table-row>
            <table:table-row>
              <table:table-cell office:value-type="string">
                <text:p>estimated</text:p>
              </table:table-cell>
              <table:table-cell office:value-type="float" office:value="8916">
                <text:p>8916</text:p>
              </table:table-cell>
            </table:table-row>
            <table:table-row>
              <table:table-cell office:value-type="string">
                <text:p>gives</text:p>
              </table:table-cell>
              <table:table-cell office:value-type="float" office:value="8913">
                <text:p>8913</text:p>
              </table:table-cell>
            </table:table-row>
            <table:table-row>
              <table:table-cell office:value-type="string">
                <text:p>campaign</text:p>
              </table:table-cell>
              <table:table-cell office:value-type="float" office:value="8907">
                <text:p>8907</text:p>
              </table:table-cell>
            </table:table-row>
            <table:table-row>
              <table:table-cell office:value-type="string">
                <text:p>anything</text:p>
              </table:table-cell>
              <table:table-cell office:value-type="float" office:value="8906">
                <text:p>8906</text:p>
              </table:table-cell>
            </table:table-row>
            <table:table-row>
              <table:table-cell office:value-type="string">
                <text:p>soccer</text:p>
              </table:table-cell>
              <table:table-cell office:value-type="float" office:value="8896">
                <text:p>8896</text:p>
              </table:table-cell>
            </table:table-row>
            <table:table-row>
              <table:table-cell office:value-type="string">
                <text:p>matter</text:p>
              </table:table-cell>
              <table:table-cell office:value-type="float" office:value="8889">
                <text:p>8889</text:p>
              </table:table-cell>
            </table:table-row>
            <table:table-row>
              <table:table-cell office:value-type="string">
                <text:p>beyond</text:p>
              </table:table-cell>
              <table:table-cell office:value-type="float" office:value="8886">
                <text:p>8886</text:p>
              </table:table-cell>
            </table:table-row>
            <table:table-row>
              <table:table-cell office:value-type="string">
                <text:p>interview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string">
                <text:p>extremities</text:p>
              </table:table-cell>
              <table:table-cell office:value-type="float" office:value="8877">
                <text:p>8877</text:p>
              </table:table-cell>
            </table:table-row>
            <table:table-row>
              <table:table-cell office:value-type="string">
                <text:p>copy</text:p>
              </table:table-cell>
              <table:table-cell office:value-type="float" office:value="8872">
                <text:p>8872</text:p>
              </table:table-cell>
            </table:table-row>
            <table:table-row>
              <table:table-cell office:value-type="string">
                <text:p>fencing</text:p>
              </table:table-cell>
              <table:table-cell office:value-type="float" office:value="8870">
                <text:p>8870</text:p>
              </table:table-cell>
            </table:table-row>
            <table:table-row>
              <table:table-cell office:value-type="string">
                <text:p>attacks</text:p>
              </table:table-cell>
              <table:table-cell office:value-type="float" office:value="8853">
                <text:p>8853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8846">
                <text:p>8846</text:p>
              </table:table-cell>
            </table:table-row>
            <table:table-row>
              <table:table-cell office:value-type="string">
                <text:p>served</text:p>
              </table:table-cell>
              <table:table-cell office:value-type="float" office:value="8841">
                <text:p>8841</text:p>
              </table:table-cell>
            </table:table-row>
            <table:table-row>
              <table:table-cell office:value-type="string">
                <text:p>that's</text:p>
              </table:table-cell>
              <table:table-cell office:value-type="float" office:value="8840">
                <text:p>8840</text:p>
              </table:table-cell>
            </table:table-row>
            <table:table-row>
              <table:table-cell office:value-type="string">
                <text:p>parties</text:p>
              </table:table-cell>
              <table:table-cell office:value-type="float" office:value="8835">
                <text:p>8835</text:p>
              </table:table-cell>
            </table:table-row>
            <table:table-row>
              <table:table-cell office:value-type="string">
                <text:p>deductions</text:p>
              </table:table-cell>
              <table:table-cell office:value-type="float" office:value="8830">
                <text:p>8830</text:p>
              </table:table-cell>
            </table:table-row>
            <table:table-row>
              <table:table-cell office:value-type="string">
                <text:p>walk</text:p>
              </table:table-cell>
              <table:table-cell office:value-type="float" office:value="8829">
                <text:p>8829</text:p>
              </table:table-cell>
            </table:table-row>
            <table:table-row>
              <table:table-cell office:value-type="string">
                <text:p>expert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finally</text:p>
              </table:table-cell>
              <table:table-cell office:value-type="float" office:value="8822">
                <text:p>8822</text:p>
              </table:table-cell>
            </table:table-row>
            <table:table-row>
              <table:table-cell office:value-type="string">
                <text:p>alaska</text:p>
              </table:table-cell>
              <table:table-cell office:value-type="float" office:value="8806">
                <text:p>8806</text:p>
              </table:table-cell>
            </table:table-row>
            <table:table-row>
              <table:table-cell office:value-type="string">
                <text:p>residential</text:p>
              </table:table-cell>
              <table:table-cell office:value-type="float" office:value="8805">
                <text:p>8805</text:p>
              </table:table-cell>
            </table:table-row>
            <table:table-row>
              <table:table-cell office:value-type="string">
                <text:p>skills</text:p>
              </table:table-cell>
              <table:table-cell office:value-type="float" office:value="8804">
                <text:p>8804</text:p>
              </table:table-cell>
            </table:table-row>
            <table:table-row>
              <table:table-cell office:value-type="string">
                <text:p>employees</text:p>
              </table:table-cell>
              <table:table-cell office:value-type="float" office:value="8791">
                <text:p>8791</text:p>
              </table:table-cell>
            </table:table-row>
            <table:table-row>
              <table:table-cell office:value-type="string">
                <text:p>lincoln</text:p>
              </table:table-cell>
              <table:table-cell office:value-type="float" office:value="8782">
                <text:p>8782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8777">
                <text:p>8777</text:p>
              </table:table-cell>
            </table:table-row>
            <table:table-row>
              <table:table-cell office:value-type="string">
                <text:p>commerce</text:p>
              </table:table-cell>
              <table:table-cell office:value-type="float" office:value="8776">
                <text:p>8776</text:p>
              </table:table-cell>
            </table:table-row>
            <table:table-row>
              <table:table-cell office:value-type="string">
                <text:p>methods</text:p>
              </table:table-cell>
              <table:table-cell office:value-type="float" office:value="8775">
                <text:p>8775</text:p>
              </table:table-cell>
            </table:table-row>
            <table:table-row>
              <table:table-cell office:value-type="string">
                <text:p>shops</text:p>
              </table:table-cell>
              <table:table-cell office:value-type="float" office:value="8773">
                <text:p>8773</text:p>
              </table:table-cell>
            </table:table-row>
            <table:table-row>
              <table:table-cell office:value-type="string">
                <text:p>mary</text:p>
              </table:table-cell>
              <table:table-cell office:value-type="float" office:value="8772">
                <text:p>8772</text:p>
              </table:table-cell>
            </table:table-row>
            <table:table-row>
              <table:table-cell office:value-type="string">
                <text:p>rose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elbow</text:p>
              </table:table-cell>
              <table:table-cell office:value-type="float" office:value="8756">
                <text:p>8756</text:p>
              </table:table-cell>
            </table:table-row>
            <table:table-row>
              <table:table-cell office:value-type="string">
                <text:p>eight</text:p>
              </table:table-cell>
              <table:table-cell office:value-type="float" office:value="8755">
                <text:p>8755</text:p>
              </table:table-cell>
            </table:table-row>
            <table:table-row>
              <table:table-cell office:value-type="string">
                <text:p>agreement</text:p>
              </table:table-cell>
              <table:table-cell office:value-type="float" office:value="8746">
                <text:p>8746</text:p>
              </table:table-cell>
            </table:table-row>
            <table:table-row>
              <table:table-cell office:value-type="string">
                <text:p>stone</text:p>
              </table:table-cell>
              <table:table-cell office:value-type="float" office:value="8745">
                <text:p>8745</text:p>
              </table:table-cell>
            </table:table-row>
            <table:table-row>
              <table:table-cell office:value-type="string">
                <text:p>match</text:p>
              </table:table-cell>
              <table:table-cell office:value-type="float" office:value="8744">
                <text:p>8744</text:p>
              </table:table-cell>
            </table:table-row>
            <table:table-row>
              <table:table-cell office:value-type="string">
                <text:p>statistics</text:p>
              </table:table-cell>
              <table:table-cell office:value-type="float" office:value="8743">
                <text:p>8743</text:p>
              </table:table-cell>
            </table:table-row>
            <table:table-row>
              <table:table-cell office:value-type="string">
                <text:p>creative</text:p>
              </table:table-cell>
              <table:table-cell office:value-type="float" office:value="8741">
                <text:p>8741</text:p>
              </table:table-cell>
            </table:table-row>
            <table:table-row>
              <table:table-cell office:value-type="string">
                <text:p>fashion</text:p>
              </table:table-cell>
              <table:table-cell office:value-type="float" office:value="8739">
                <text:p>8739</text:p>
              </table:table-cell>
            </table:table-row>
            <table:table-row>
              <table:table-cell office:value-type="string">
                <text:p>women's</text:p>
              </table:table-cell>
              <table:table-cell office:value-type="float" office:value="8738">
                <text:p>8738</text:p>
              </table:table-cell>
            </table:table-row>
            <table:table-row>
              <table:table-cell office:value-type="string">
                <text:p>ontario</text:p>
              </table:table-cell>
              <table:table-cell office:value-type="float" office:value="8737">
                <text:p>8737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736">
                <text:p>8736</text:p>
              </table:table-cell>
            </table:table-row>
            <table:table-row>
              <table:table-cell office:value-type="string">
                <text:p>bureau</text:p>
              </table:table-cell>
              <table:table-cell office:value-type="float" office:value="8735">
                <text:p>8735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leg</text:p>
              </table:table-cell>
              <table:table-cell office:value-type="float" office:value="8728">
                <text:p>8728</text:p>
              </table:table-cell>
            </table:table-row>
            <table:table-row>
              <table:table-cell office:value-type="string">
                <text:p>electrical</text:p>
              </table:table-cell>
              <table:table-cell office:value-type="float" office:value="8726">
                <text:p>8726</text:p>
              </table:table-cell>
            </table:table-row>
            <table:table-row>
              <table:table-cell office:value-type="string">
                <text:p>insulin</text:p>
              </table:table-cell>
              <table:table-cell office:value-type="float" office:value="8723">
                <text:p>8723</text:p>
              </table:table-cell>
            </table:table-row>
            <table:table-row>
              <table:table-cell office:value-type="string">
                <text:p>jack</text:p>
              </table:table-cell>
              <table:table-cell office:value-type="float" office:value="8721">
                <text:p>8721</text:p>
              </table:table-cell>
            </table:table-row>
            <table:table-row>
              <table:table-cell office:value-type="string">
                <text:p>photography</text:p>
              </table:table-cell>
              <table:table-cell office:value-type="float" office:value="8710">
                <text:p>8710</text:p>
              </table:table-cell>
            </table:table-row>
            <table:table-row>
              <table:table-cell office:value-type="string">
                <text:p>installation</text:p>
              </table:table-cell>
              <table:table-cell office:value-type="float" office:value="8709">
                <text:p>8709</text:p>
              </table:table-cell>
            </table:table-row>
            <table:table-row>
              <table:table-cell office:value-type="string">
                <text:p>2nd</text:p>
              </table:table-cell>
              <table:table-cell office:value-type="float" office:value="8703">
                <text:p>8703</text:p>
              </table:table-cell>
            </table:table-row>
            <table:table-row>
              <table:table-cell office:value-type="string">
                <text:p>newspaper</text:p>
              </table:table-cell>
              <table:table-cell office:value-type="float" office:value="8699">
                <text:p>8699</text:p>
              </table:table-cell>
            </table:table-row>
            <table:table-row>
              <table:table-cell office:value-type="string">
                <text:p>option</text:p>
              </table:table-cell>
              <table:table-cell office:value-type="float" office:value="8694">
                <text:p>8694</text:p>
              </table:table-cell>
            </table:table-row>
            <table:table-row>
              <table:table-cell office:value-type="string">
                <text:p>fabric</text:p>
              </table:table-cell>
              <table:table-cell office:value-type="float" office:value="8686">
                <text:p>868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string">
                <text:p>calculation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670">
                <text:p>8670</text:p>
              </table:table-cell>
            </table:table-row>
            <table:table-row>
              <table:table-cell office:value-type="string">
                <text:p>juan</text:p>
              </table:table-cell>
              <table:table-cell office:value-type="float" office:value="8668">
                <text:p>8668</text:p>
              </table:table-cell>
            </table:table-row>
            <table:table-row>
              <table:table-cell office:value-type="string">
                <text:p>sets</text:p>
              </table:table-cell>
              <table:table-cell office:value-type="float" office:value="8666">
                <text:p>8666</text:p>
              </table:table-cell>
            </table:table-row>
            <table:table-row>
              <table:table-cell office:value-type="string">
                <text:p>mississippi</text:p>
              </table:table-cell>
              <table:table-cell office:value-type="float" office:value="8662">
                <text:p>8662</text:p>
              </table:table-cell>
            </table:table-row>
            <table:table-row>
              <table:table-cell office:value-type="string">
                <text:p>quite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string">
                <text:p>crust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8659">
                <text:p>8659</text:p>
              </table:table-cell>
            </table:table-row>
            <table:table-row>
              <table:table-cell office:value-type="string">
                <text:p>antennas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pittsburgh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jim</text:p>
              </table:table-cell>
              <table:table-cell office:value-type="float" office:value="8656">
                <text:p>8656</text:p>
              </table:table-cell>
            </table:table-row>
            <table:table-row>
              <table:table-cell office:value-type="string">
                <text:p>dealers</text:p>
              </table:table-cell>
              <table:table-cell office:value-type="float" office:value="8655">
                <text:p>8655</text:p>
              </table:table-cell>
            </table:table-row>
            <table:table-row>
              <table:table-cell office:value-type="string">
                <text:p>owned</text:p>
              </table:table-cell>
              <table:table-cell office:value-type="float" office:value="8654">
                <text:p>8654</text:p>
              </table:table-cell>
            </table:table-row>
            <table:table-row>
              <table:table-cell office:value-type="string">
                <text:p>trying</text:p>
              </table:table-cell>
              <table:table-cell office:value-type="float" office:value="8643">
                <text:p>8643</text:p>
              </table:table-cell>
            </table:table-row>
            <table:table-row>
              <table:table-cell office:value-type="string">
                <text:p>detailed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string">
                <text:p>weekend</text:p>
              </table:table-cell>
              <table:table-cell office:value-type="float" office:value="8630">
                <text:p>8630</text:p>
              </table:table-cell>
            </table:table-row>
            <table:table-row>
              <table:table-cell office:value-type="string">
                <text:p>xbox</text:p>
              </table:table-cell>
              <table:table-cell office:value-type="float" office:value="8628">
                <text:p>8628</text:p>
              </table:table-cell>
            </table:table-row>
            <table:table-row>
              <table:table-cell office:value-type="string">
                <text:p>fee</text:p>
              </table:table-cell>
              <table:table-cell office:value-type="float" office:value="8626">
                <text:p>8626</text:p>
              </table:table-cell>
            </table:table-row>
            <table:table-row>
              <table:table-cell office:value-type="string">
                <text:p>difficult</text:p>
              </table:table-cell>
              <table:table-cell office:value-type="float" office:value="8623">
                <text:p>8623</text:p>
              </table:table-cell>
            </table:table-row>
            <table:table-row>
              <table:table-cell office:value-type="string">
                <text:p>successful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string">
                <text:p>lists</text:p>
              </table:table-cell>
              <table:table-cell office:value-type="float" office:value="8621">
                <text:p>862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613">
                <text:p>8613</text:p>
              </table:table-cell>
            </table:table-row>
            <table:table-row>
              <table:table-cell office:value-type="string">
                <text:p>temperature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offered</text:p>
              </table:table-cell>
              <table:table-cell office:value-type="float" office:value="8601">
                <text:p>8601</text:p>
              </table:table-cell>
            </table:table-row>
            <table:table-row>
              <table:table-cell office:value-type="string">
                <text:p>crew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string">
                <text:p>linkcite</text:p>
              </table:table-cell>
              <table:table-cell office:value-type="float" office:value="8590">
                <text:p>8590</text:p>
              </table:table-cell>
            </table:table-row>
            <table:table-row>
              <table:table-cell office:value-type="string">
                <text:p>cats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develop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native</text:p>
              </table:table-cell>
              <table:table-cell office:value-type="float" office:value="8577">
                <text:p>8577</text:p>
              </table:table-cell>
            </table:table-row>
            <table:table-row>
              <table:table-cell office:value-type="string">
                <text:p>signs</text:p>
              </table:table-cell>
              <table:table-cell office:value-type="float" office:value="8574">
                <text:p>8574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8568">
                <text:p>8568</text:p>
              </table:table-cell>
            </table:table-row>
            <table:table-row>
              <table:table-cell office:value-type="string">
                <text:p>internal</text:p>
              </table:table-cell>
              <table:table-cell office:value-type="float" office:value="8559">
                <text:p>8559</text:p>
              </table:table-cell>
            </table:table-row>
            <table:table-row>
              <table:table-cell office:value-type="string">
                <text:p>steve</text:p>
              </table:table-cell>
              <table:table-cell office:value-type="float" office:value="8557">
                <text:p>8557</text:p>
              </table:table-cell>
            </table:table-row>
            <table:table-row>
              <table:table-cell office:value-type="string">
                <text:p>casinos</text:p>
              </table:table-cell>
              <table:table-cell office:value-type="float" office:value="8555">
                <text:p>8555</text:p>
              </table:table-cell>
            </table:table-row>
            <table:table-row>
              <table:table-cell office:value-type="string">
                <text:p>orders</text:p>
              </table:table-cell>
              <table:table-cell office:value-type="float" office:value="8554">
                <text:p>8554</text:p>
              </table:table-cell>
            </table:table-row>
            <table:table-row>
              <table:table-cell office:value-type="string">
                <text:p>networks</text:p>
              </table:table-cell>
              <table:table-cell office:value-type="float" office:value="8552">
                <text:p>8552</text:p>
              </table:table-cell>
            </table:table-row>
            <table:table-row>
              <table:table-cell office:value-type="string">
                <text:p>avoid</text:p>
              </table:table-cell>
              <table:table-cell office:value-type="float" office:value="8551">
                <text:p>8551</text:p>
              </table:table-cell>
            </table:table-row>
            <table:table-row>
              <table:table-cell office:value-type="string">
                <text:p>approach</text:p>
              </table:table-cell>
              <table:table-cell office:value-type="float" office:value="8543">
                <text:p>8543</text:p>
              </table:table-cell>
            </table:table-row>
            <table:table-row>
              <table:table-cell office:value-type="string">
                <text:p>fantasy</text:p>
              </table:table-cell>
              <table:table-cell office:value-type="float" office:value="8538">
                <text:p>853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8535">
                <text:p>8535</text:p>
              </table:table-cell>
            </table:table-row>
            <table:table-row>
              <table:table-cell office:value-type="string">
                <text:p>brain</text:p>
              </table:table-cell>
              <table:table-cell office:value-type="float" office:value="8520">
                <text:p>8520</text:p>
              </table:table-cell>
            </table:table-row>
            <table:table-row>
              <table:table-cell office:value-type="string">
                <text:p>winning</text:p>
              </table:table-cell>
              <table:table-cell office:value-type="float" office:value="8516">
                <text:p>8516</text:p>
              </table:table-cell>
            </table:table-row>
            <table:table-row>
              <table:table-cell office:value-type="string">
                <text:p>parents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selected</text:p>
              </table:table-cell>
              <table:table-cell office:value-type="float" office:value="8512">
                <text:p>8512</text:p>
              </table:table-cell>
            </table:table-row>
            <table:table-row>
              <table:table-cell office:value-type="string">
                <text:p>ray</text:p>
              </table:table-cell>
              <table:table-cell office:value-type="float" office:value="8509">
                <text:p>8509</text:p>
              </table:table-cell>
            </table:table-row>
            <table:table-row>
              <table:table-cell office:value-type="string">
                <text:p>shoulder</text:p>
              </table:table-cell>
              <table:table-cell office:value-type="float" office:value="8503">
                <text:p>8503</text:p>
              </table:table-cell>
            </table:table-row>
            <table:table-row>
              <table:table-cell office:value-type="string">
                <text:p>session</text:p>
              </table:table-cell>
              <table:table-cell office:value-type="float" office:value="8495">
                <text:p>8495</text:p>
              </table:table-cell>
            </table:table-row>
            <table:table-row>
              <table:table-cell office:value-type="string">
                <text:p>toronto</text:p>
              </table:table-cell>
              <table:table-cell office:value-type="float" office:value="8494">
                <text:p>8494</text:p>
              </table:table-cell>
            </table:table-row>
            <table:table-row>
              <table:table-cell office:value-type="string">
                <text:p>beat</text:p>
              </table:table-cell>
              <table:table-cell office:value-type="float" office:value="8489">
                <text:p>8489</text:p>
              </table:table-cell>
            </table:table-row>
            <table:table-row>
              <table:table-cell office:value-type="string">
                <text:p>suites</text:p>
              </table:table-cell>
              <table:table-cell office:value-type="float" office:value="8488">
                <text:p>8488</text:p>
              </table:table-cell>
            </table:table-row>
            <table:table-row>
              <table:table-cell office:value-type="string">
                <text:p>secretary</text:p>
              </table:table-cell>
              <table:table-cell office:value-type="float" office:value="8487">
                <text:p>8487</text:p>
              </table:table-cell>
            </table:table-row>
            <table:table-row>
              <table:table-cell office:value-type="string">
                <text:p>summary</text:p>
              </table:table-cell>
              <table:table-cell office:value-type="float" office:value="8483">
                <text:p>8483</text:p>
              </table:table-cell>
            </table:table-row>
            <table:table-row>
              <table:table-cell office:value-type="string">
                <text:p>techniques</text:p>
              </table:table-cell>
              <table:table-cell office:value-type="float" office:value="8482">
                <text:p>8482</text:p>
              </table:table-cell>
            </table:table-row>
            <table:table-row>
              <table:table-cell office:value-type="string">
                <text:p>dh</text:p>
              </table:table-cell>
              <table:table-cell office:value-type="float" office:value="8478">
                <text:p>8478</text:p>
              </table:table-cell>
            </table:table-row>
            <table:table-row>
              <table:table-cell office:value-type="string">
                <text:p>vitamin</text:p>
              </table:table-cell>
              <table:table-cell office:value-type="float" office:value="8472">
                <text:p>8472</text:p>
              </table:table-cell>
            </table:table-row>
            <table:table-row>
              <table:table-cell office:value-type="string">
                <text:p>circle</text:p>
              </table:table-cell>
              <table:table-cell office:value-type="float" office:value="8465">
                <text:p>8465</text:p>
              </table:table-cell>
            </table:table-row>
            <table:table-row>
              <table:table-cell office:value-type="string">
                <text:p>mexican</text:p>
              </table:table-cell>
              <table:table-cell office:value-type="float" office:value="8454">
                <text:p>8454</text:p>
              </table:table-cell>
            </table:table-row>
            <table:table-row>
              <table:table-cell office:value-type="string">
                <text:p>religious</text:p>
              </table:table-cell>
              <table:table-cell office:value-type="float" office:value="8449">
                <text:p>8449</text:p>
              </table:table-cell>
            </table:table-row>
            <table:table-row>
              <table:table-cell office:value-type="string">
                <text:p>frequently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string">
                <text:p>updates</text:p>
              </table:table-cell>
              <table:table-cell office:value-type="float" office:value="8438">
                <text:p>8438</text:p>
              </table:table-cell>
            </table:table-row>
            <table:table-row>
              <table:table-cell office:value-type="string">
                <text:p>tank</text:p>
              </table:table-cell>
              <table:table-cell office:value-type="float" office:value="8434">
                <text:p>8434</text:p>
              </table:table-cell>
            </table:table-row>
            <table:table-row>
              <table:table-cell office:value-type="string">
                <text:p>plaza</text:p>
              </table:table-cell>
              <table:table-cell office:value-type="float" office:value="8433">
                <text:p>8433</text:p>
              </table:table-cell>
            </table:table-row>
            <table:table-row>
              <table:table-cell office:value-type="string">
                <text:p>fight</text:p>
              </table:table-cell>
              <table:table-cell office:value-type="float" office:value="8430">
                <text:p>8430</text:p>
              </table:table-cell>
            </table:table-row>
            <table:table-row>
              <table:table-cell office:value-type="string">
                <text:p>originally</text:p>
              </table:table-cell>
              <table:table-cell office:value-type="float" office:value="8425">
                <text:p>8425</text:p>
              </table:table-cell>
            </table:table-row>
            <table:table-row>
              <table:table-cell office:value-type="string">
                <text:p>multimedia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8415">
                <text:p>8415</text:p>
              </table:table-cell>
            </table:table-row>
            <table:table-row>
              <table:table-cell office:value-type="string">
                <text:p>parking</text:p>
              </table:table-cell>
              <table:table-cell office:value-type="float" office:value="8411">
                <text:p>8411</text:p>
              </table:table-cell>
            </table:table-row>
            <table:table-row>
              <table:table-cell office:value-type="string">
                <text:p>dining</text:p>
              </table:table-cell>
              <table:table-cell office:value-type="float" office:value="8405">
                <text:p>8405</text:p>
              </table:table-cell>
            </table:table-row>
            <table:table-row>
              <table:table-cell office:value-type="string">
                <text:p>produce</text:p>
              </table:table-cell>
              <table:table-cell office:value-type="float" office:value="8394">
                <text:p>8394</text:p>
              </table:table-cell>
            </table:table-row>
            <table:table-row>
              <table:table-cell office:value-type="string">
                <text:p>chart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string">
                <text:p>heating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string">
                <text:p>diverse</text:p>
              </table:table-cell>
              <table:table-cell office:value-type="float" office:value="8372">
                <text:p>8372</text:p>
              </table:table-cell>
            </table:table-row>
            <table:table-row>
              <table:table-cell office:value-type="string">
                <text:p>thoughts</text:p>
              </table:table-cell>
              <table:table-cell office:value-type="float" office:value="8366">
                <text:p>8366</text:p>
              </table:table-cell>
            </table:table-row>
            <table:table-row>
              <table:table-cell office:value-type="string">
                <text:p>tea</text:p>
              </table:table-cell>
              <table:table-cell office:value-type="float" office:value="8364">
                <text:p>8364</text:p>
              </table:table-cell>
            </table:table-row>
            <table:table-row>
              <table:table-cell office:value-type="string">
                <text:p>properties</text:p>
              </table:table-cell>
              <table:table-cell office:value-type="float" office:value="8362">
                <text:p>8362</text:p>
              </table:table-cell>
            </table:table-row>
            <table:table-row>
              <table:table-cell office:value-type="string">
                <text:p>sentinel</text:p>
              </table:table-cell>
              <table:table-cell office:value-type="float" office:value="8358">
                <text:p>8358</text:p>
              </table:table-cell>
            </table:table-row>
            <table:table-row>
              <table:table-cell office:value-type="string">
                <text:p>nba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alien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8327">
                <text:p>8327</text:p>
              </table:table-cell>
            </table:table-row>
            <table:table-row>
              <table:table-cell office:value-type="string">
                <text:p>lives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string">
                <text:p>operating</text:p>
              </table:table-cell>
              <table:table-cell office:value-type="float" office:value="8310">
                <text:p>8310</text:p>
              </table:table-cell>
            </table:table-row>
            <table:table-row>
              <table:table-cell office:value-type="string">
                <text:p>illegal</text:p>
              </table:table-cell>
              <table:table-cell office:value-type="float" office:value="8295">
                <text:p>8295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8294">
                <text:p>8294</text:p>
              </table:table-cell>
            </table:table-row>
            <table:table-row>
              <table:table-cell office:value-type="string">
                <text:p>magic</text:p>
              </table:table-cell>
              <table:table-cell office:value-type="float" office:value="8293">
                <text:p>8293</text:p>
              </table:table-cell>
            </table:table-row>
            <table:table-row>
              <table:table-cell office:value-type="string">
                <text:p>background</text:p>
              </table:table-cell>
              <table:table-cell office:value-type="float" office:value="8291">
                <text:p>8291</text:p>
              </table:table-cell>
            </table:table-row>
            <table:table-row>
              <table:table-cell office:value-type="string">
                <text:p>doors</text:p>
              </table:table-cell>
              <table:table-cell office:value-type="float" office:value="8289">
                <text:p>8289</text:p>
              </table:table-cell>
            </table:table-row>
            <table:table-row>
              <table:table-cell office:value-type="string">
                <text:p>limit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atkins</text:p>
              </table:table-cell>
              <table:table-cell office:value-type="float" office:value="8282">
                <text:p>8282</text:p>
              </table:table-cell>
            </table:table-row>
            <table:table-row>
              <table:table-cell office:value-type="string">
                <text:p>breed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font</text:p>
              </table:table-cell>
              <table:table-cell office:value-type="float" office:value="8278">
                <text:p>8278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265">
                <text:p>8265</text:p>
              </table:table-cell>
            </table:table-row>
            <table:table-row>
              <table:table-cell office:value-type="string">
                <text:p>teams</text:p>
              </table:table-cell>
              <table:table-cell office:value-type="float" office:value="8258">
                <text:p>8258</text:p>
              </table:table-cell>
            </table:table-row>
            <table:table-row>
              <table:table-cell office:value-type="string">
                <text:p>officer</text:p>
              </table:table-cell>
              <table:table-cell office:value-type="float" office:value="8241">
                <text:p>8241</text:p>
              </table:table-cell>
            </table:table-row>
            <table:table-row>
              <table:table-cell office:value-type="string">
                <text:p>consider</text:p>
              </table:table-cell>
              <table:table-cell office:value-type="float" office:value="8239">
                <text:p>8239</text:p>
              </table:table-cell>
            </table:table-row>
            <table:table-row>
              <table:table-cell office:value-type="string">
                <text:p>adults</text:p>
              </table:table-cell>
              <table:table-cell office:value-type="float" office:value="8236">
                <text:p>8236</text:p>
              </table:table-cell>
            </table:table-row>
            <table:table-row>
              <table:table-cell office:value-type="string">
                <text:p>begin</text:p>
              </table:table-cell>
              <table:table-cell office:value-type="float" office:value="8233">
                <text:p>8233</text:p>
              </table:table-cell>
            </table:table-row>
            <table:table-row>
              <table:table-cell office:value-type="string">
                <text:p>louisiana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string">
                <text:p>dedicated</text:p>
              </table:table-cell>
              <table:table-cell office:value-type="float" office:value="8206">
                <text:p>8206</text:p>
              </table:table-cell>
            </table:table-row>
            <table:table-row>
              <table:table-cell office:value-type="string">
                <text:p>assistant</text:p>
              </table:table-cell>
              <table:table-cell office:value-type="float" office:value="8197">
                <text:p>8197</text:p>
              </table:table-cell>
            </table:table-row>
            <table:table-row>
              <table:table-cell office:value-type="string">
                <text:p>buildings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string">
                <text:p>highly</text:p>
              </table:table-cell>
              <table:table-cell office:value-type="float" office:value="8193">
                <text:p>8193</text:p>
              </table:table-cell>
            </table:table-row>
            <table:table-row>
              <table:table-cell office:value-type="string">
                <text:p>trust</text:p>
              </table:table-cell>
              <table:table-cell office:value-type="float" office:value="8188">
                <text:p>8188</text:p>
              </table:table-cell>
            </table:table-row>
            <table:table-row>
              <table:table-cell office:value-type="string">
                <text:p>permalink</text:p>
              </table:table-cell>
              <table:table-cell office:value-type="float" office:value="8182">
                <text:p>8182</text:p>
              </table:table-cell>
            </table:table-row>
            <table:table-row>
              <table:table-cell office:value-type="string">
                <text:p>scientific</text:p>
              </table:table-cell>
              <table:table-cell office:value-type="float" office:value="8179">
                <text:p>8179</text:p>
              </table:table-cell>
            </table:table-row>
            <table:table-row>
              <table:table-cell office:value-type="string">
                <text:p>harbor</text:p>
              </table:table-cell>
              <table:table-cell office:value-type="float" office:value="8161">
                <text:p>8161</text:p>
              </table:table-cell>
            </table:table-row>
            <table:table-row>
              <table:table-cell office:value-type="string">
                <text:p>ratings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approximately</text:p>
              </table:table-cell>
              <table:table-cell office:value-type="float" office:value="8154">
                <text:p>8154</text:p>
              </table:table-cell>
            </table:table-row>
            <table:table-row>
              <table:table-cell office:value-type="string">
                <text:p>grow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string">
                <text:p>serving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whose</text:p>
              </table:table-cell>
              <table:table-cell office:value-type="float" office:value="8141">
                <text:p>8141</text:p>
              </table:table-cell>
            </table:table-row>
            <table:table-row>
              <table:table-cell office:value-type="string">
                <text:p>xm</text:p>
              </table:table-cell>
              <table:table-cell office:value-type="float" office:value="8135">
                <text:p>8135</text:p>
              </table:table-cell>
            </table:table-row>
            <table:table-row>
              <table:table-cell office:value-type="string">
                <text:p>fare</text:p>
              </table:table-cell>
              <table:table-cell office:value-type="float" office:value="8130">
                <text:p>8130</text:p>
              </table:table-cell>
            </table:table-row>
            <table:table-row>
              <table:table-cell office:value-type="string">
                <text:p>manga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russian</text:p>
              </table:table-cell>
              <table:table-cell office:value-type="float" office:value="8126">
                <text:p>8126</text:p>
              </table:table-cell>
            </table:table-row>
            <table:table-row>
              <table:table-cell office:value-type="string">
                <text:p>apache</text:p>
              </table:table-cell>
              <table:table-cell office:value-type="float" office:value="8123">
                <text:p>8123</text:p>
              </table:table-cell>
            </table:table-row>
            <table:table-row>
              <table:table-cell office:value-type="string">
                <text:p>fans</text:p>
              </table:table-cell>
              <table:table-cell office:value-type="float" office:value="8121">
                <text:p>8121</text:p>
              </table:table-cell>
            </table:table-row>
            <table:table-row>
              <table:table-cell office:value-type="string">
                <text:p>himself</text:p>
              </table:table-cell>
              <table:table-cell office:value-type="float" office:value="8119">
                <text:p>8119</text:p>
              </table:table-cell>
            </table:table-row>
            <table:table-row>
              <table:table-cell office:value-type="string">
                <text:p>manufacturer</text:p>
              </table:table-cell>
              <table:table-cell office:value-type="float" office:value="8109">
                <text:p>8109</text:p>
              </table:table-cell>
            </table:table-row>
            <table:table-row>
              <table:table-cell office:value-type="string">
                <text:p>peace</text:p>
              </table:table-cell>
              <table:table-cell office:value-type="float" office:value="8108">
                <text:p>8108</text:p>
              </table:table-cell>
            </table:table-row>
            <table:table-row>
              <table:table-cell office:value-type="string">
                <text:p>responsible</text:p>
              </table:table-cell>
              <table:table-cell office:value-type="float" office:value="8098">
                <text:p>8098</text:p>
              </table:table-cell>
            </table:table-row>
            <table:table-row>
              <table:table-cell office:value-type="string">
                <text:p>allowed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string">
                <text:p>roll</text:p>
              </table:table-cell>
              <table:table-cell office:value-type="float" office:value="8091">
                <text:p>8091</text:p>
              </table:table-cell>
            </table:table-row>
            <table:table-row>
              <table:table-cell office:value-type="string">
                <text:p>diets</text:p>
              </table:table-cell>
              <table:table-cell office:value-type="float" office:value="8087">
                <text:p>8087</text:p>
              </table:table-cell>
            </table:table-row>
            <table:table-row>
              <table:table-cell office:value-type="string">
                <text:p>wish</text:p>
              </table:table-cell>
              <table:table-cell office:value-type="float" office:value="8081">
                <text:p>8081</text:p>
              </table:table-cell>
            </table:table-row>
            <table:table-row>
              <table:table-cell office:value-type="string">
                <text:p>youtube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dream</text:p>
              </table:table-cell>
              <table:table-cell office:value-type="float" office:value="8077">
                <text:p>8077</text:p>
              </table:table-cell>
            </table:table-row>
            <table:table-row>
              <table:table-cell office:value-type="string">
                <text:p>reach</text:p>
              </table:table-cell>
              <table:table-cell office:value-type="float" office:value="8066">
                <text:p>8066</text:p>
              </table:table-cell>
            </table:table-row>
            <table:table-row>
              <table:table-cell office:value-type="string">
                <text:p>iraq</text:p>
              </table:table-cell>
              <table:table-cell office:value-type="float" office:value="8057">
                <text:p>8057</text:p>
              </table:table-cell>
            </table:table-row>
            <table:table-row>
              <table:table-cell office:value-type="string">
                <text:p>dry</text:p>
              </table:table-cell>
              <table:table-cell office:value-type="float" office:value="8055">
                <text:p>8055</text:p>
              </table:table-cell>
            </table:table-row>
            <table:table-row>
              <table:table-cell office:value-type="string">
                <text:p>communication</text:p>
              </table:table-cell>
              <table:table-cell office:value-type="float" office:value="8051">
                <text:p>8051</text:p>
              </table:table-cell>
            </table:table-row>
            <table:table-row>
              <table:table-cell office:value-type="string">
                <text:p>completely</text:p>
              </table:table-cell>
              <table:table-cell office:value-type="float" office:value="8049">
                <text:p>8049</text:p>
              </table:table-cell>
            </table:table-row>
            <table:table-row>
              <table:table-cell office:value-type="string">
                <text:p>certified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marriage</text:p>
              </table:table-cell>
              <table:table-cell office:value-type="float" office:value="8039">
                <text:p>8039</text:p>
              </table:table-cell>
            </table:table-row>
            <table:table-row>
              <table:table-cell office:value-type="string">
                <text:p>fixed</text:p>
              </table:table-cell>
              <table:table-cell office:value-type="float" office:value="8030">
                <text:p>803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8025">
                <text:p>8025</text:p>
              </table:table-cell>
            </table:table-row>
            <table:table-row>
              <table:table-cell office:value-type="string">
                <text:p>fresh</text:p>
              </table:table-cell>
              <table:table-cell office:value-type="float" office:value="8021">
                <text:p>8021</text:p>
              </table:table-cell>
            </table:table-row>
            <table:table-row>
              <table:table-cell office:value-type="string">
                <text:p>bag</text:p>
              </table:table-cell>
              <table:table-cell office:value-type="float" office:value="8007">
                <text:p>8007</text:p>
              </table:table-cell>
            </table:table-row>
            <table:table-row>
              <table:table-cell office:value-type="string">
                <text:p>assistance</text:p>
              </table:table-cell>
              <table:table-cell office:value-type="float" office:value="7995">
                <text:p>7995</text:p>
              </table:table-cell>
            </table:table-row>
            <table:table-row>
              <table:table-cell office:value-type="string">
                <text:p>universal</text:p>
              </table:table-cell>
              <table:table-cell office:value-type="float" office:value="7994">
                <text:p>7994</text:p>
              </table:table-cell>
            </table:table-row>
            <table:table-row>
              <table:table-cell office:value-type="string">
                <text:p>protect</text:p>
              </table:table-cell>
              <table:table-cell office:value-type="float" office:value="7989">
                <text:p>7989</text:p>
              </table:table-cell>
            </table:table-row>
            <table:table-row>
              <table:table-cell office:value-type="string">
                <text:p>jewelry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memorial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instruction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tip</text:p>
              </table:table-cell>
              <table:table-cell office:value-type="float" office:value="7970">
                <text:p>7970</text:p>
              </table:table-cell>
            </table:table-row>
            <table:table-row>
              <table:table-cell office:value-type="string">
                <text:p>diamond</text:p>
              </table:table-cell>
              <table:table-cell office:value-type="float" office:value="7966">
                <text:p>7966</text:p>
              </table:table-cell>
            </table:table-row>
            <table:table-row>
              <table:table-cell office:value-type="string">
                <text:p>serve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province</text:p>
              </table:table-cell>
              <table:table-cell office:value-type="float" office:value="7939">
                <text:p>7939</text:p>
              </table:table-cell>
            </table:table-row>
            <table:table-row>
              <table:table-cell office:value-type="string">
                <text:p>soil</text:p>
              </table:table-cell>
              <table:table-cell office:value-type="float" office:value="7936">
                <text:p>7936</text:p>
              </table:table-cell>
            </table:table-row>
            <table:table-row>
              <table:table-cell office:value-type="string">
                <text:p>guard</text:p>
              </table:table-cell>
              <table:table-cell office:value-type="float" office:value="7931">
                <text:p>7931</text:p>
              </table:table-cell>
            </table:table-row>
            <table:table-row>
              <table:table-cell office:value-type="string">
                <text:p>manhattan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string">
                <text:p>wheel</text:p>
              </table:table-cell>
              <table:table-cell office:value-type="float" office:value="7929">
                <text:p>7929</text:p>
              </table:table-cell>
            </table:table-row>
            <table:table-row>
              <table:table-cell office:value-type="string">
                <text:p>answers</text:p>
              </table:table-cell>
              <table:table-cell office:value-type="float" office:value="7924">
                <text:p>7924</text:p>
              </table:table-cell>
            </table:table-row>
            <table:table-row>
              <table:table-cell office:value-type="string">
                <text:p>joe</text:p>
              </table:table-cell>
              <table:table-cell office:value-type="float" office:value="7922">
                <text:p>7922</text:p>
              </table:table-cell>
            </table:table-row>
            <table:table-row>
              <table:table-cell office:value-type="string">
                <text:p>despite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trial</text:p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string">
                <text:p>automotive</text:p>
              </table:table-cell>
              <table:table-cell office:value-type="float" office:value="7915">
                <text:p>7915</text:p>
              </table:table-cell>
            </table:table-row>
            <table:table-row>
              <table:table-cell office:value-type="string">
                <text:p>hdl</text:p>
              </table:table-cell>
              <table:table-cell office:value-type="float" office:value="7902">
                <text:p>7902</text:p>
              </table:table-cell>
            </table:table-row>
            <table:table-row>
              <table:table-cell office:value-type="string">
                <text:p>compulsive</text:p>
              </table:table-cell>
              <table:table-cell office:value-type="float" office:value="7898">
                <text:p>7898</text:p>
              </table:table-cell>
            </table:table-row>
            <table:table-row>
              <table:table-cell office:value-type="string">
                <text:p>notice</text:p>
              </table:table-cell>
              <table:table-cell office:value-type="float" office:value="7893">
                <text:p>7893</text:p>
              </table:table-cell>
            </table:table-row>
            <table:table-row>
              <table:table-cell office:value-type="string">
                <text:p>bathroom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reduced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northwest</text:p>
              </table:table-cell>
              <table:table-cell office:value-type="float" office:value="7889">
                <text:p>7889</text:p>
              </table:table-cell>
            </table:table-row>
            <table:table-row>
              <table:table-cell office:value-type="string">
                <text:p>deferred</text:p>
              </table:table-cell>
              <table:table-cell office:value-type="float" office:value="7881">
                <text:p>7881</text:p>
              </table:table-cell>
            </table:table-row>
            <table:table-row>
              <table:table-cell office:value-type="string">
                <text:p>ride</text:p>
              </table:table-cell>
              <table:table-cell office:value-type="float" office:value="7871">
                <text:p>7871</text:p>
              </table:table-cell>
            </table:table-row>
            <table:table-row>
              <table:table-cell office:value-type="string">
                <text:p>saw</text:p>
              </table:table-cell>
              <table:table-cell office:value-type="float" office:value="7862">
                <text:p>7862</text:p>
              </table:table-cell>
            </table:table-row>
            <table:table-row>
              <table:table-cell office:value-type="string">
                <text:p>outbreak</text:p>
              </table:table-cell>
              <table:table-cell office:value-type="float" office:value="7861">
                <text:p>7861</text:p>
              </table:table-cell>
            </table:table-row>
            <table:table-row>
              <table:table-cell office:value-type="string">
                <text:p>ecommerce</text:p>
              </table:table-cell>
              <table:table-cell office:value-type="float" office:value="7859">
                <text:p>7859</text:p>
              </table:table-cell>
            </table:table-row>
            <table:table-row>
              <table:table-cell office:value-type="string">
                <text:p>prevention</text:p>
              </table:table-cell>
              <table:table-cell office:value-type="float" office:value="7854">
                <text:p>7854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string">
                <text:p>thousands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string">
                <text:p>else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hide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laws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formed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fences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youth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damaged</text:p>
              </table:table-cell>
              <table:table-cell office:value-type="float" office:value="7807">
                <text:p>7807</text:p>
              </table:table-cell>
            </table:table-row>
            <table:table-row>
              <table:table-cell office:value-type="string">
                <text:p>difference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string">
                <text:p>opening</text:p>
              </table:table-cell>
              <table:table-cell office:value-type="float" office:value="7799">
                <text:p>7799</text:p>
              </table:table-cell>
            </table:table-row>
            <table:table-row>
              <table:table-cell office:value-type="string">
                <text:p>citation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doesn't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colleges</text:p>
              </table:table-cell>
              <table:table-cell office:value-type="float" office:value="7788">
                <text:p>7788</text:p>
              </table:table-cell>
            </table:table-row>
            <table:table-row>
              <table:table-cell office:value-type="string">
                <text:p>tn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string">
                <text:p>utah</text:p>
              </table:table-cell>
              <table:table-cell office:value-type="float" office:value="7773">
                <text:p>7773</text:p>
              </table:table-cell>
            </table:table-row>
            <table:table-row>
              <table:table-cell office:value-type="string">
                <text:p>releases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attention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string">
                <text:p>trading</text:p>
              </table:table-cell>
              <table:table-cell office:value-type="float" office:value="7769">
                <text:p>7769</text:p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7767">
                <text:p>7767</text:p>
              </table:table-cell>
            </table:table-row>
            <table:table-row>
              <table:table-cell office:value-type="string">
                <text:p>devices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except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sponsored</text:p>
              </table:table-cell>
              <table:table-cell office:value-type="float" office:value="7753">
                <text:p>7753</text:p>
              </table:table-cell>
            </table:table-row>
            <table:table-row>
              <table:table-cell office:value-type="string">
                <text:p>separate</text:p>
              </table:table-cell>
              <table:table-cell office:value-type="float" office:value="7752">
                <text:p>7752</text:p>
              </table:table-cell>
            </table:table-row>
            <table:table-row>
              <table:table-cell office:value-type="string">
                <text:p>signal</text:p>
              </table:table-cell>
              <table:table-cell office:value-type="float" office:value="7751">
                <text:p>7751</text:p>
              </table:table-cell>
            </table:table-row>
            <table:table-row>
              <table:table-cell office:value-type="string">
                <text:p>themselves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string">
                <text:p>verizon</text:p>
              </table:table-cell>
              <table:table-cell office:value-type="float" office:value="7743">
                <text:p>7743</text:p>
              </table:table-cell>
            </table:table-row>
            <table:table-row>
              <table:table-cell office:value-type="string">
                <text:p>chain</text:p>
              </table:table-cell>
              <table:table-cell office:value-type="float" office:value="7741">
                <text:p>7741</text:p>
              </table:table-cell>
            </table:table-row>
            <table:table-row>
              <table:table-cell office:value-type="string">
                <text:p>fully</text:p>
              </table:table-cell>
              <table:table-cell office:value-type="float" office:value="7734">
                <text:p>773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7731">
                <text:p>7731</text:p>
              </table:table-cell>
            </table:table-row>
            <table:table-row>
              <table:table-cell office:value-type="string">
                <text:p>examples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clients</text:p>
              </table:table-cell>
              <table:table-cell office:value-type="float" office:value="7729">
                <text:p>7729</text:p>
              </table:table-cell>
            </table:table-row>
            <table:table-row>
              <table:table-cell office:value-type="string">
                <text:p>minor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receiver</text:p>
              </table:table-cell>
              <table:table-cell office:value-type="float" office:value="7711">
                <text:p>7711</text:p>
              </table:table-cell>
            </table:table-row>
            <table:table-row>
              <table:table-cell office:value-type="string">
                <text:p>ac</text:p>
              </table:table-cell>
              <table:table-cell office:value-type="float" office:value="7707">
                <text:p>7707</text:p>
              </table:table-cell>
            </table:table-row>
            <table:table-row>
              <table:table-cell office:value-type="string">
                <text:p>kb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chicken</text:p>
              </table:table-cell>
              <table:table-cell office:value-type="float" office:value="7687">
                <text:p>7687</text:p>
              </table:table-cell>
            </table:table-row>
            <table:table-row>
              <table:table-cell office:value-type="string">
                <text:p>denver</text:p>
              </table:table-cell>
              <table:table-cell office:value-type="float" office:value="7681">
                <text:p>7681</text:p>
              </table:table-cell>
            </table:table-row>
            <table:table-row>
              <table:table-cell office:value-type="string">
                <text:p>capacity</text:p>
              </table:table-cell>
              <table:table-cell office:value-type="float" office:value="7673">
                <text:p>7673</text:p>
              </table:table-cell>
            </table:table-row>
            <table:table-row>
              <table:table-cell office:value-type="string">
                <text:p>dealer</text:p>
              </table:table-cell>
              <table:table-cell office:value-type="float" office:value="7671">
                <text:p>7671</text:p>
              </table:table-cell>
            </table:table-row>
            <table:table-row>
              <table:table-cell office:value-type="string">
                <text:p>birth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appears</text:p>
              </table:table-cell>
              <table:table-cell office:value-type="float" office:value="7664">
                <text:p>7664</text:p>
              </table:table-cell>
            </table:table-row>
            <table:table-row>
              <table:table-cell office:value-type="string">
                <text:p>extended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funny</text:p>
              </table:table-cell>
              <table:table-cell office:value-type="float" office:value="7659">
                <text:p>7659</text:p>
              </table:table-cell>
            </table:table-row>
            <table:table-row>
              <table:table-cell office:value-type="string">
                <text:p>computing</text:p>
              </table:table-cell>
              <table:table-cell office:value-type="float" office:value="7658">
                <text:p>7658</text:p>
              </table:table-cell>
            </table:table-row>
            <table:table-row>
              <table:table-cell office:value-type="string">
                <text:p>rear</text:p>
              </table:table-cell>
              <table:table-cell office:value-type="float" office:value="7657">
                <text:p>7657</text:p>
              </table:table-cell>
            </table:table-row>
            <table:table-row>
              <table:table-cell office:value-type="string">
                <text:p>chance</text:p>
              </table:table-cell>
              <table:table-cell office:value-type="float" office:value="7654">
                <text:p>7654</text:p>
              </table:table-cell>
            </table:table-row>
            <table:table-row>
              <table:table-cell office:value-type="string">
                <text:p>continued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appear</text:p>
              </table:table-cell>
              <table:table-cell office:value-type="float" office:value="7647">
                <text:p>7647</text:p>
              </table:table-cell>
            </table:table-row>
            <table:table-row>
              <table:table-cell office:value-type="string">
                <text:p>bike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string">
                <text:p>cleaning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shoes</text:p>
              </table:table-cell>
              <table:table-cell office:value-type="float" office:value="7636">
                <text:p>7636</text:p>
              </table:table-cell>
            </table:table-row>
            <table:table-row>
              <table:table-cell office:value-type="string">
                <text:p>showing</text:p>
              </table:table-cell>
              <table:table-cell office:value-type="float" office:value="7634">
                <text:p>7634</text:p>
              </table:table-cell>
            </table:table-row>
            <table:table-row>
              <table:table-cell office:value-type="string">
                <text:p>metro</text:p>
              </table:table-cell>
              <table:table-cell office:value-type="float" office:value="7628">
                <text:p>7628</text:p>
              </table:table-cell>
            </table:table-row>
            <table:table-row>
              <table:table-cell office:value-type="string">
                <text:p>behavior</text:p>
              </table:table-cell>
              <table:table-cell office:value-type="float" office:value="7625">
                <text:p>7625</text:p>
              </table:table-cell>
            </table:table-row>
            <table:table-row>
              <table:table-cell office:value-type="string">
                <text:p>gypsy</text:p>
              </table:table-cell>
              <table:table-cell office:value-type="float" office:value="7619">
                <text:p>7619</text:p>
              </table:table-cell>
            </table:table-row>
            <table:table-row>
              <table:table-cell office:value-type="string">
                <text:p>alone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careers</text:p>
              </table:table-cell>
              <table:table-cell office:value-type="float" office:value="7604">
                <text:p>7604</text:p>
              </table:table-cell>
            </table:table-row>
            <table:table-row>
              <table:table-cell office:value-type="string">
                <text:p>warranty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string">
                <text:p>telecom</text:p>
              </table:table-cell>
              <table:table-cell office:value-type="float" office:value="7595">
                <text:p>7595</text:p>
              </table:table-cell>
            </table:table-row>
            <table:table-row>
              <table:table-cell office:value-type="string">
                <text:p>launched</text:p>
              </table:table-cell>
              <table:table-cell office:value-type="float" office:value="7592">
                <text:p>7592</text:p>
              </table:table-cell>
            </table:table-row>
            <table:table-row>
              <table:table-cell office:value-type="string">
                <text:p>particularly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batteries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string">
                <text:p>extension</text:p>
              </table:table-cell>
              <table:table-cell office:value-type="float" office:value="7575">
                <text:p>7575</text:p>
              </table:table-cell>
            </table:table-row>
            <table:table-row>
              <table:table-cell office:value-type="string">
                <text:p>theater</text:p>
              </table:table-cell>
              <table:table-cell office:value-type="float" office:value="7574">
                <text:p>7574</text:p>
              </table:table-cell>
            </table:table-row>
            <table:table-row>
              <table:table-cell office:value-type="string">
                <text:p>rise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manchester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string">
                <text:p>calls</text:p>
              </table:table-cell>
              <table:table-cell office:value-type="float" office:value="7561">
                <text:p>7561</text:p>
              </table:table-cell>
            </table:table-row>
            <table:table-row>
              <table:table-cell office:value-type="string">
                <text:p>der</text:p>
              </table:table-cell>
              <table:table-cell office:value-type="float" office:value="7559">
                <text:p>7559</text:p>
              </table:table-cell>
            </table:table-row>
            <table:table-row>
              <table:table-cell office:value-type="string">
                <text:p>seems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wave</text:p>
              </table:table-cell>
              <table:table-cell office:value-type="float" office:value="7554">
                <text:p>7554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string">
                <text:p>density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string">
                <text:p>hilton</text:p>
              </table:table-cell>
              <table:table-cell office:value-type="float" office:value="7546">
                <text:p>7546</text:p>
              </table:table-cell>
            </table:table-row>
            <table:table-row>
              <table:table-cell office:value-type="string">
                <text:p>grade</text:p>
              </table:table-cell>
              <table:table-cell office:value-type="float" office:value="7544">
                <text:p>7544</text:p>
              </table:table-cell>
            </table:table-row>
            <table:table-row>
              <table:table-cell office:value-type="string">
                <text:p>tag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string">
                <text:p>diseases</text:p>
              </table:table-cell>
              <table:table-cell office:value-type="float" office:value="7539">
                <text:p>7539</text:p>
              </table:table-cell>
            </table:table-row>
            <table:table-row>
              <table:table-cell office:value-type="string">
                <text:p>championship</text:p>
              </table:table-cell>
              <table:table-cell office:value-type="float" office:value="7535">
                <text:p>7535</text:p>
              </table:table-cell>
            </table:table-row>
            <table:table-row>
              <table:table-cell office:value-type="string">
                <text:p>topic</text:p>
              </table:table-cell>
              <table:table-cell office:value-type="float" office:value="7533">
                <text:p>7533</text:p>
              </table:table-cell>
            </table:table-row>
            <table:table-row>
              <table:table-cell office:value-type="string">
                <text:p>eyes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7527">
                <text:p>7527</text:p>
              </table:table-cell>
            </table:table-row>
            <table:table-row>
              <table:table-cell office:value-type="string">
                <text:p>venture</text:p>
              </table:table-cell>
              <table:table-cell office:value-type="float" office:value="7521">
                <text:p>7521</text:p>
              </table:table-cell>
            </table:table-row>
            <table:table-row>
              <table:table-cell office:value-type="string">
                <text:p>premium</text:p>
              </table:table-cell>
              <table:table-cell office:value-type="float" office:value="7518">
                <text:p>7518</text:p>
              </table:table-cell>
            </table:table-row>
            <table:table-row>
              <table:table-cell office:value-type="string">
                <text:p>vodafone</text:p>
              </table:table-cell>
              <table:table-cell office:value-type="float" office:value="7517">
                <text:p>7517</text:p>
              </table:table-cell>
            </table:table-row>
            <table:table-row>
              <table:table-cell office:value-type="string">
                <text:p>providers</text:p>
              </table:table-cell>
              <table:table-cell office:value-type="float" office:value="7515">
                <text:p>7515</text:p>
              </table:table-cell>
            </table:table-row>
            <table:table-row>
              <table:table-cell office:value-type="string">
                <text:p>colors</text:p>
              </table:table-cell>
              <table:table-cell office:value-type="float" office:value="7513">
                <text:p>7513</text:p>
              </table:table-cell>
            </table:table-row>
            <table:table-row>
              <table:table-cell office:value-type="string">
                <text:p>urban</text:p>
              </table:table-cell>
              <table:table-cell office:value-type="float" office:value="7504">
                <text:p>7504</text:p>
              </table:table-cell>
            </table:table-row>
            <table:table-row>
              <table:table-cell office:value-type="string">
                <text:p>flag</text:p>
              </table:table-cell>
              <table:table-cell office:value-type="float" office:value="7493">
                <text:p>7493</text:p>
              </table:table-cell>
            </table:table-row>
            <table:table-row>
              <table:table-cell office:value-type="string">
                <text:p>command</text:p>
              </table:table-cell>
              <table:table-cell office:value-type="float" office:value="7488">
                <text:p>7488</text:p>
              </table:table-cell>
            </table:table-row>
            <table:table-row>
              <table:table-cell office:value-type="string">
                <text:p>finding</text:p>
              </table:table-cell>
              <table:table-cell office:value-type="float" office:value="7485">
                <text:p>7485</text:p>
              </table:table-cell>
            </table:table-row>
            <table:table-row>
              <table:table-cell office:value-type="string">
                <text:p>leads</text:p>
              </table:table-cell>
              <table:table-cell office:value-type="float" office:value="7480">
                <text:p>7480</text:p>
              </table:table-cell>
            </table:table-row>
            <table:table-row>
              <table:table-cell office:value-type="string">
                <text:p>ancient</text:p>
              </table:table-cell>
              <table:table-cell office:value-type="float" office:value="7476">
                <text:p>7476</text:p>
              </table:table-cell>
            </table:table-row>
            <table:table-row>
              <table:table-cell office:value-type="string">
                <text:p>freedom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manufacturers</text:p>
              </table:table-cell>
              <table:table-cell office:value-type="float" office:value="7468">
                <text:p>7468</text:p>
              </table:table-cell>
            </table:table-row>
            <table:table-row>
              <table:table-cell office:value-type="string">
                <text:p>bluetooth</text:p>
              </table:table-cell>
              <table:table-cell office:value-type="float" office:value="7464">
                <text:p>7464</text:p>
              </table:table-cell>
            </table:table-row>
            <table:table-row>
              <table:table-cell office:value-type="string">
                <text:p>ringtone</text:p>
              </table:table-cell>
              <table:table-cell office:value-type="float" office:value="7459">
                <text:p>7459</text:p>
              </table:table-cell>
            </table:table-row>
            <table:table-row>
              <table:table-cell office:value-type="string">
                <text:p>yard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string">
                <text:p>setting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housing</text:p>
              </table:table-cell>
              <table:table-cell office:value-type="float" office:value="7444">
                <text:p>7444</text:p>
              </table:table-cell>
            </table:table-row>
            <table:table-row>
              <table:table-cell office:value-type="string">
                <text:p>automatic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string">
                <text:p>calculators</text:p>
              </table:table-cell>
              <table:table-cell office:value-type="float" office:value="7432">
                <text:p>7432</text:p>
              </table:table-cell>
            </table:table-row>
            <table:table-row>
              <table:table-cell office:value-type="string">
                <text:p>relations</text:p>
              </table:table-cell>
              <table:table-cell office:value-type="float" office:value="7421">
                <text:p>7421</text:p>
              </table:table-cell>
            </table:table-row>
            <table:table-row>
              <table:table-cell office:value-type="string">
                <text:p>kill</text:p>
              </table:table-cell>
              <table:table-cell office:value-type="float" office:value="7419">
                <text:p>7419</text:p>
              </table:table-cell>
            </table:table-row>
            <table:table-row>
              <table:table-cell office:value-type="string">
                <text:p>deposit</text:p>
              </table:table-cell>
              <table:table-cell office:value-type="float" office:value="7408">
                <text:p>7408</text:p>
              </table:table-cell>
            </table:table-row>
            <table:table-row>
              <table:table-cell office:value-type="string">
                <text:p>failure</text:p>
              </table:table-cell>
              <table:table-cell office:value-type="float" office:value="7407">
                <text:p>7407</text:p>
              </table:table-cell>
            </table:table-row>
            <table:table-row>
              <table:table-cell office:value-type="string">
                <text:p>walking</text:p>
              </table:table-cell>
              <table:table-cell office:value-type="float" office:value="7405">
                <text:p>7405</text:p>
              </table:table-cell>
            </table:table-row>
            <table:table-row>
              <table:table-cell office:value-type="string">
                <text:p>yorktown</text:p>
              </table:table-cell>
              <table:table-cell office:value-type="float" office:value="7401">
                <text:p>7401</text:p>
              </table:table-cell>
            </table:table-row>
            <table:table-row>
              <table:table-cell office:value-type="string">
                <text:p>communities</text:p>
              </table:table-cell>
              <table:table-cell office:value-type="float" office:value="7399">
                <text:p>7399</text:p>
              </table:table-cell>
            </table:table-row>
            <table:table-row>
              <table:table-cell office:value-type="string">
                <text:p>comparison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knee</text:p>
              </table:table-cell>
              <table:table-cell office:value-type="float" office:value="7393">
                <text:p>7393</text:p>
              </table:table-cell>
            </table:table-row>
            <table:table-row>
              <table:table-cell office:value-type="string">
                <text:p>engines</text:p>
              </table:table-cell>
              <table:table-cell office:value-type="float" office:value="7391">
                <text:p>7391</text:p>
              </table:table-cell>
            </table:table-row>
            <table:table-row>
              <table:table-cell office:value-type="string">
                <text:p>und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string">
                <text:p>glucose</text:p>
              </table:table-cell>
              <table:table-cell office:value-type="float" office:value="7389">
                <text:p>7389</text:p>
              </table:table-cell>
            </table:table-row>
            <table:table-row>
              <table:table-cell office:value-type="string">
                <text:p>hotmail.com</text:p>
              </table:table-cell>
              <table:table-cell office:value-type="float" office:value="7382">
                <text:p>7382</text:p>
              </table:table-cell>
            </table:table-row>
            <table:table-row>
              <table:table-cell office:value-type="string">
                <text:p>sense</text:p>
              </table:table-cell>
              <table:table-cell office:value-type="float" office:value="7376">
                <text:p>7376</text:p>
              </table:table-cell>
            </table:table-row>
            <table:table-row>
              <table:table-cell office:value-type="string">
                <text:p>arms</text:p>
              </table:table-cell>
              <table:table-cell office:value-type="float" office:value="7374">
                <text:p>7374</text:p>
              </table:table-cell>
            </table:table-row>
            <table:table-row>
              <table:table-cell office:value-type="string">
                <text:p>brief</text:p>
              </table:table-cell>
              <table:table-cell office:value-type="float" office:value="7369">
                <text:p>736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7368">
                <text:p>7368</text:p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7353">
                <text:p>7353</text:p>
              </table:table-cell>
            </table:table-row>
            <table:table-row>
              <table:table-cell office:value-type="string">
                <text:p>creating</text:p>
              </table:table-cell>
              <table:table-cell office:value-type="float" office:value="7349">
                <text:p>7349</text:p>
              </table:table-cell>
            </table:table-row>
            <table:table-row>
              <table:table-cell office:value-type="string">
                <text:p>neck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serious</text:p>
              </table:table-cell>
              <table:table-cell office:value-type="float" office:value="7345">
                <text:p>7345</text:p>
              </table:table-cell>
            </table:table-row>
            <table:table-row>
              <table:table-cell office:value-type="string">
                <text:p>clip</text:p>
              </table:table-cell>
              <table:table-cell office:value-type="float" office:value="7342">
                <text:p>7342</text:p>
              </table:table-cell>
            </table:table-row>
            <table:table-row>
              <table:table-cell office:value-type="string">
                <text:p>castle</text:p>
              </table:table-cell>
              <table:table-cell office:value-type="float" office:value="7337">
                <text:p>7337</text:p>
              </table:table-cell>
            </table:table-row>
            <table:table-row>
              <table:table-cell office:value-type="string">
                <text:p>transport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lowering</text:p>
              </table:table-cell>
              <table:table-cell office:value-type="float" office:value="7331">
                <text:p>7331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7327">
                <text:p>7327</text:p>
              </table:table-cell>
            </table:table-row>
            <table:table-row>
              <table:table-cell office:value-type="string">
                <text:p>ranges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climate</text:p>
              </table:table-cell>
              <table:table-cell office:value-type="float" office:value="7319">
                <text:p>7319</text:p>
              </table:table-cell>
            </table:table-row>
            <table:table-row>
              <table:table-cell office:value-type="string">
                <text:p>justice</text:p>
              </table:table-cell>
              <table:table-cell office:value-type="float" office:value="7312">
                <text:p>7312</text:p>
              </table:table-cell>
            </table:table-row>
            <table:table-row>
              <table:table-cell office:value-type="string">
                <text:p>corner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string">
                <text:p>bars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string">
                <text:p>antonio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string">
                <text:p>nevada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described</text:p>
              </table:table-cell>
              <table:table-cell office:value-type="float" office:value="7298">
                <text:p>7298</text:p>
              </table:table-cell>
            </table:table-row>
            <table:table-row>
              <table:table-cell office:value-type="string">
                <text:p>detroit</text:p>
              </table:table-cell>
              <table:table-cell office:value-type="float" office:value="7297">
                <text:p>7297</text:p>
              </table:table-cell>
            </table:table-row>
            <table:table-row>
              <table:table-cell office:value-type="string">
                <text:p>crime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relationship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portland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string">
                <text:p>les</text:p>
              </table:table-cell>
              <table:table-cell office:value-type="float" office:value="7271">
                <text:p>7271</text:p>
              </table:table-cell>
            </table:table-row>
            <table:table-row>
              <table:table-cell office:value-type="string">
                <text:p>buffalo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string">
                <text:p>button</text:p>
              </table:table-cell>
              <table:table-cell office:value-type="float" office:value="7262">
                <text:p>7262</text:p>
              </table:table-cell>
            </table:table-row>
            <table:table-row>
              <table:table-cell office:value-type="string">
                <text:p>hip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7238">
                <text:p>7238</text:p>
              </table:table-cell>
            </table:table-row>
            <table:table-row>
              <table:table-cell office:value-type="string">
                <text:p>wear</text:p>
              </table:table-cell>
              <table:table-cell office:value-type="float" office:value="7228">
                <text:p>7228</text:p>
              </table:table-cell>
            </table:table-row>
            <table:table-row>
              <table:table-cell office:value-type="string">
                <text:p>speech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authority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components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string">
                <text:p>guarantee</text:p>
              </table:table-cell>
              <table:table-cell office:value-type="float" office:value="7220">
                <text:p>7220</text:p>
              </table:table-cell>
            </table:table-row>
            <table:table-row>
              <table:table-cell office:value-type="string">
                <text:p>carry</text:p>
              </table:table-cell>
              <table:table-cell office:value-type="float" office:value="7217">
                <text:p>7217</text:p>
              </table:table-cell>
            </table:table-row>
            <table:table-row>
              <table:table-cell office:value-type="string">
                <text:p>requires</text:p>
              </table:table-cell>
              <table:table-cell office:value-type="float" office:value="7216">
                <text:p>7216</text:p>
              </table:table-cell>
            </table:table-row>
            <table:table-row>
              <table:table-cell office:value-type="string">
                <text:p>looks</text:p>
              </table:table-cell>
              <table:table-cell office:value-type="float" office:value="7213">
                <text:p>7213</text:p>
              </table:table-cell>
            </table:table-row>
            <table:table-row>
              <table:table-cell office:value-type="string">
                <text:p>holidays</text:p>
              </table:table-cell>
              <table:table-cell office:value-type="float" office:value="7199">
                <text:p>7199</text:p>
              </table:table-cell>
            </table:table-row>
            <table:table-row>
              <table:table-cell office:value-type="string">
                <text:p>sort</text:p>
              </table:table-cell>
              <table:table-cell office:value-type="float" office:value="7198">
                <text:p>7198</text:p>
              </table:table-cell>
            </table:table-row>
            <table:table-row>
              <table:table-cell office:value-type="string">
                <text:p>pair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7194">
                <text:p>7194</text:p>
              </table:table-cell>
            </table:table-row>
            <table:table-row>
              <table:table-cell office:value-type="string">
                <text:p>quilt</text:p>
              </table:table-cell>
              <table:table-cell office:value-type="float" office:value="7193">
                <text:p>7193</text:p>
              </table:table-cell>
            </table:table-row>
            <table:table-row>
              <table:table-cell office:value-type="string">
                <text:p>anxiety</text:p>
              </table:table-cell>
              <table:table-cell office:value-type="float" office:value="7191">
                <text:p>7191</text:p>
              </table:table-cell>
            </table:table-row>
            <table:table-row>
              <table:table-cell office:value-type="string">
                <text:p>drop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teaching</text:p>
              </table:table-cell>
              <table:table-cell office:value-type="float" office:value="7185">
                <text:p>7185</text:p>
              </table:table-cell>
            </table:table-row>
            <table:table-row>
              <table:table-cell office:value-type="string">
                <text:p>omaha</text:p>
              </table:table-cell>
              <table:table-cell office:value-type="float" office:value="7178">
                <text:p>7178</text:p>
              </table:table-cell>
            </table:table-row>
            <table:table-row>
              <table:table-cell office:value-type="string">
                <text:p>mt</text:p>
              </table:table-cell>
              <table:table-cell office:value-type="float" office:value="7172">
                <text:p>7172</text:p>
              </table:table-cell>
            </table:table-row>
            <table:table-row>
              <table:table-cell office:value-type="string">
                <text:p>gain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kikyo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letters</text:p>
              </table:table-cell>
              <table:table-cell office:value-type="float" office:value="7163">
                <text:p>7163</text:p>
              </table:table-cell>
            </table:table-row>
            <table:table-row>
              <table:table-cell office:value-type="string">
                <text:p>tissue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pump</text:p>
              </table:table-cell>
              <table:table-cell office:value-type="float" office:value="7161">
                <text:p>7161</text:p>
              </table:table-cell>
            </table:table-row>
            <table:table-row>
              <table:table-cell office:value-type="string">
                <text:p>cycle</text:p>
              </table:table-cell>
              <table:table-cell office:value-type="float" office:value="7157">
                <text:p>7157</text:p>
              </table:table-cell>
            </table:table-row>
            <table:table-row>
              <table:table-cell office:value-type="string">
                <text:p>ap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mortality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world's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smaller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7143">
                <text:p>7143</text:p>
              </table:table-cell>
            </table:table-row>
            <table:table-row>
              <table:table-cell office:value-type="string">
                <text:p>arrival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adoptions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chemical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string">
                <text:p>it’s</text:p>
              </table:table-cell>
              <table:table-cell office:value-type="float" office:value="7133">
                <text:p>7133</text:p>
              </table:table-cell>
            </table:table-row>
            <table:table-row>
              <table:table-cell office:value-type="string">
                <text:p>reply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claim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skip</text:p>
              </table:table-cell>
              <table:table-cell office:value-type="float" office:value="7129">
                <text:p>7129</text:p>
              </table:table-cell>
            </table:table-row>
            <table:table-row>
              <table:table-cell office:value-type="string">
                <text:p>riding</text:p>
              </table:table-cell>
              <table:table-cell office:value-type="float" office:value="7127">
                <text:p>7127</text:p>
              </table:table-cell>
            </table:table-row>
            <table:table-row>
              <table:table-cell office:value-type="string">
                <text:p>steps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string">
                <text:p>decision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string">
                <text:p>didn't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string">
                <text:p>kw</text:p>
              </table:table-cell>
              <table:table-cell office:value-type="float" office:value="7112">
                <text:p>7112</text:p>
              </table:table-cell>
            </table:table-row>
            <table:table-row>
              <table:table-cell office:value-type="string">
                <text:p>slot</text:p>
              </table:table-cell>
              <table:table-cell office:value-type="float" office:value="7111">
                <text:p>7111</text:p>
              </table:table-cell>
            </table:table-row>
            <table:table-row>
              <table:table-cell office:value-type="string">
                <text:p>billion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string">
                <text:p>sciences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funds</text:p>
              </table:table-cell>
              <table:table-cell office:value-type="float" office:value="7105">
                <text:p>7105</text:p>
              </table:table-cell>
            </table:table-row>
            <table:table-row>
              <table:table-cell office:value-type="string">
                <text:p>sub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interesting</text:p>
              </table:table-cell>
              <table:table-cell office:value-type="float" office:value="7095">
                <text:p>7095</text:p>
              </table:table-cell>
            </table:table-row>
            <table:table-row>
              <table:table-cell office:value-type="string">
                <text:p>expansion</text:p>
              </table:table-cell>
              <table:table-cell office:value-type="float" office:value="7092">
                <text:p>7092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bones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featuring</text:p>
              </table:table-cell>
              <table:table-cell office:value-type="float" office:value="7075">
                <text:p>7075</text:p>
              </table:table-cell>
            </table:table-row>
            <table:table-row>
              <table:table-cell office:value-type="string">
                <text:p>embroidery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brought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nations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string">
                <text:p>driver</text:p>
              </table:table-cell>
              <table:table-cell office:value-type="float" office:value="7061">
                <text:p>7061</text:p>
              </table:table-cell>
            </table:table-row>
            <table:table-row>
              <table:table-cell office:value-type="string">
                <text:p>equity</text:p>
              </table:table-cell>
              <table:table-cell office:value-type="float" office:value="7058">
                <text:p>7058</text:p>
              </table:table-cell>
            </table:table-row>
            <table:table-row>
              <table:table-cell office:value-type="string">
                <text:p>hire</text:p>
              </table:table-cell>
              <table:table-cell office:value-type="float" office:value="7055">
                <text:p>7055</text:p>
              </table:table-cell>
            </table:table-row>
            <table:table-row>
              <table:table-cell office:value-type="string">
                <text:p>laser</text:p>
              </table:table-cell>
              <table:table-cell office:value-type="float" office:value="7047">
                <text:p>7047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string">
                <text:p>determine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appraiser</text:p>
              </table:table-cell>
              <table:table-cell office:value-type="float" office:value="7034">
                <text:p>7034</text:p>
              </table:table-cell>
            </table:table-row>
            <table:table-row>
              <table:table-cell office:value-type="string">
                <text:p>bear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tribal</text:p>
              </table:table-cell>
              <table:table-cell office:value-type="float" office:value="7021">
                <text:p>7021</text:p>
              </table:table-cell>
            </table:table-row>
            <table:table-row>
              <table:table-cell office:value-type="string">
                <text:p>educator</text:p>
              </table:table-cell>
              <table:table-cell office:value-type="float" office:value="7019">
                <text:p>7019</text:p>
              </table:table-cell>
            </table:table-row>
            <table:table-row>
              <table:table-cell office:value-type="string">
                <text:p>honda</text:p>
              </table:table-cell>
              <table:table-cell office:value-type="float" office:value="7016">
                <text:p>7016</text:p>
              </table:table-cell>
            </table:table-row>
            <table:table-row>
              <table:table-cell office:value-type="string">
                <text:p>crystal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refund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7007">
                <text:p>7007</text:p>
              </table:table-cell>
            </table:table-row>
            <table:table-row>
              <table:table-cell office:value-type="string">
                <text:p>boys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client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defenders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string">
                <text:p>hoof</text:p>
              </table:table-cell>
              <table:table-cell office:value-type="float" office:value="6994">
                <text:p>6994</text:p>
              </table:table-cell>
            </table:table-row>
            <table:table-row>
              <table:table-cell office:value-type="string">
                <text:p>salt</text:p>
              </table:table-cell>
              <table:table-cell office:value-type="float" office:value="6989">
                <text:p>6989</text:p>
              </table:table-cell>
            </table:table-row>
            <table:table-row>
              <table:table-cell office:value-type="string">
                <text:p>towards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concept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string">
                <text:p>mental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cookware</text:p>
              </table:table-cell>
              <table:table-cell office:value-type="float" office:value="6971">
                <text:p>6971</text:p>
              </table:table-cell>
            </table:table-row>
            <table:table-row>
              <table:table-cell office:value-type="string">
                <text:p>closed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string">
                <text:p>columbus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comprehensive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est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cardiovascular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launch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loans</text:p>
              </table:table-cell>
              <table:table-cell office:value-type="float" office:value="6959">
                <text:p>6959</text:p>
              </table:table-cell>
            </table:table-row>
            <table:table-row>
              <table:table-cell office:value-type="string">
                <text:p>franklin</text:p>
              </table:table-cell>
              <table:table-cell office:value-type="float" office:value="6953">
                <text:p>6953</text:p>
              </table:table-cell>
            </table:table-row>
            <table:table-row>
              <table:table-cell office:value-type="string">
                <text:p>sitemap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dollar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placed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string">
                <text:p>advantage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quote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leather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minimum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warm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disk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string">
                <text:p>critical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railroad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vista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typically</text:p>
              </table:table-cell>
              <table:table-cell office:value-type="float" office:value="6905">
                <text:p>6905</text:p>
              </table:table-cell>
            </table:table-row>
            <table:table-row>
              <table:table-cell office:value-type="string">
                <text:p>fighting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string">
                <text:p>artists</text:p>
              </table:table-cell>
              <table:table-cell office:value-type="float" office:value="6902">
                <text:p>6902</text:p>
              </table:table-cell>
            </table:table-row>
            <table:table-row>
              <table:table-cell office:value-type="string">
                <text:p>exclusive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eventually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profit</text:p>
              </table:table-cell>
              <table:table-cell office:value-type="float" office:value="6894">
                <text:p>68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string">
                <text:p>towertalk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>earlier</text:p>
              </table:table-cell>
              <table:table-cell office:value-type="float" office:value="6885">
                <text:p>6885</text:p>
              </table:table-cell>
            </table:table-row>
            <table:table-row>
              <table:table-cell office:value-type="string">
                <text:p>organized</text:p>
              </table:table-cell>
              <table:table-cell office:value-type="float" office:value="6882">
                <text:p>6882</text:p>
              </table:table-cell>
            </table:table-row>
            <table:table-row>
              <table:table-cell office:value-type="string">
                <text:p>variable</text:p>
              </table:table-cell>
              <table:table-cell office:value-type="float" office:value="6878">
                <text:p>6878</text:p>
              </table:table-cell>
            </table:table-row>
            <table:table-row>
              <table:table-cell office:value-type="string">
                <text:p>presidential</text:p>
              </table:table-cell>
              <table:table-cell office:value-type="float" office:value="6873">
                <text:p>6873</text:p>
              </table:table-cell>
            </table:table-row>
            <table:table-row>
              <table:table-cell office:value-type="string">
                <text:p>richmond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string">
                <text:p>nintendo</text:p>
              </table:table-cell>
              <table:table-cell office:value-type="float" office:value="6869">
                <text:p>6869</text:p>
              </table:table-cell>
            </table:table-row>
            <table:table-row>
              <table:table-cell office:value-type="string">
                <text:p>becomes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factor</text:p>
              </table:table-cell>
              <table:table-cell office:value-type="float" office:value="6867">
                <text:p>6867</text:p>
              </table:table-cell>
            </table:table-row>
            <table:table-row>
              <table:table-cell office:value-type="string">
                <text:p>dan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discuss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basis</text:p>
              </table:table-cell>
              <table:table-cell office:value-type="float" office:value="6863">
                <text:p>6863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6856">
                <text:p>6856</text:p>
              </table:table-cell>
            </table:table-row>
            <table:table-row>
              <table:table-cell office:value-type="string">
                <text:p>graduate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sleep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rare</text:p>
              </table:table-cell>
              <table:table-cell office:value-type="float" office:value="6838">
                <text:p>6838</text:p>
              </table:table-cell>
            </table:table-row>
            <table:table-row>
              <table:table-cell office:value-type="string">
                <text:p>chest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string">
                <text:p>flying</text:p>
              </table:table-cell>
              <table:table-cell office:value-type="float" office:value="6836">
                <text:p>6836</text:p>
              </table:table-cell>
            </table:table-row>
            <table:table-row>
              <table:table-cell office:value-type="string">
                <text:p>sky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academic</text:p>
              </table:table-cell>
              <table:table-cell office:value-type="float" office:value="6829">
                <text:p>6829</text:p>
              </table:table-cell>
            </table:table-row>
            <table:table-row>
              <table:table-cell office:value-type="string">
                <text:p>telecommunications</text:p>
              </table:table-cell>
              <table:table-cell office:value-type="float" office:value="6828">
                <text:p>6828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6827">
                <text:p>6827</text:p>
              </table:table-cell>
            </table:table-row>
            <table:table-row>
              <table:table-cell office:value-type="string">
                <text:p>combination</text:p>
              </table:table-cell>
              <table:table-cell office:value-type="float" office:value="6826">
                <text:p>6826</text:p>
              </table:table-cell>
            </table:table-row>
            <table:table-row>
              <table:table-cell office:value-type="string">
                <text:p>cutting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6821">
                <text:p>6821</text:p>
              </table:table-cell>
            </table:table-row>
            <table:table-row>
              <table:table-cell office:value-type="string">
                <text:p>rom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instant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string">
                <text:p>rent</text:p>
              </table:table-cell>
              <table:table-cell office:value-type="float" office:value="6816">
                <text:p>6816</text:p>
              </table:table-cell>
            </table:table-row>
            <table:table-row>
              <table:table-cell office:value-type="string">
                <text:p>publishing</text:p>
              </table:table-cell>
              <table:table-cell office:value-type="float" office:value="6814">
                <text:p>6814</text:p>
              </table:table-cell>
            </table:table-row>
            <table:table-row>
              <table:table-cell office:value-type="string">
                <text:p>jose</text:p>
              </table:table-cell>
              <table:table-cell office:value-type="float" office:value="6804">
                <text:p>6804</text:p>
              </table:table-cell>
            </table:table-row>
            <table:table-row>
              <table:table-cell office:value-type="string">
                <text:p>payments</text:p>
              </table:table-cell>
              <table:table-cell office:value-type="float" office:value="6798">
                <text:p>6798</text:p>
              </table:table-cell>
            </table:table-row>
            <table:table-row>
              <table:table-cell office:value-type="string">
                <text:p>balance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string">
                <text:p>immediately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string">
                <text:p>understanding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sew</text:p>
              </table:table-cell>
              <table:table-cell office:value-type="float" office:value="6782">
                <text:p>6782</text:p>
              </table:table-cell>
            </table:table-row>
            <table:table-row>
              <table:table-cell office:value-type="string">
                <text:p>jazz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string">
                <text:p>equal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string">
                <text:p>live.com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6763">
                <text:p>6763</text:p>
              </table:table-cell>
            </table:table-row>
            <table:table-row>
              <table:table-cell office:value-type="string">
                <text:p>duty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doi</text:p>
              </table:table-cell>
              <table:table-cell office:value-type="float" office:value="6759">
                <text:p>6759</text:p>
              </table:table-cell>
            </table:table-row>
            <table:table-row>
              <table:table-cell office:value-type="string">
                <text:p>ensure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>policies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string">
                <text:p>gun</text:p>
              </table:table-cell>
              <table:table-cell office:value-type="float" office:value="6756">
                <text:p>6756</text:p>
              </table:table-cell>
            </table:table-row>
            <table:table-row>
              <table:table-cell office:value-type="string">
                <text:p>shape</text:p>
              </table:table-cell>
              <table:table-cell office:value-type="float" office:value="6751">
                <text:p>6751</text:p>
              </table:table-cell>
            </table:table-row>
            <table:table-row>
              <table:table-cell office:value-type="string">
                <text:p>ex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string">
                <text:p>labor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string">
                <text:p>snow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chips</text:p>
              </table:table-cell>
              <table:table-cell office:value-type="float" office:value="6731">
                <text:p>6731</text:p>
              </table:table-cell>
            </table:table-row>
            <table:table-row>
              <table:table-cell office:value-type="string">
                <text:p>performed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airfare</text:p>
              </table:table-cell>
              <table:table-cell office:value-type="float" office:value="6718">
                <text:p>6718</text:p>
              </table:table-cell>
            </table:table-row>
            <table:table-row>
              <table:table-cell office:value-type="string">
                <text:p>unsourced</text:p>
              </table:table-cell>
              <table:table-cell office:value-type="float" office:value="6714">
                <text:p>6714</text:p>
              </table:table-cell>
            </table:table-row>
            <table:table-row>
              <table:table-cell office:value-type="string">
                <text:p>nbc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string">
                <text:p>seats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changed</text:p>
              </table:table-cell>
              <table:table-cell office:value-type="float" office:value="6711">
                <text:p>671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6706">
                <text:p>6706</text:p>
              </table:table-cell>
            </table:table-row>
            <table:table-row>
              <table:table-cell office:value-type="string">
                <text:p>agencies</text:p>
              </table:table-cell>
              <table:table-cell office:value-type="float" office:value="6703">
                <text:p>6703</text:p>
              </table:table-cell>
            </table:table-row>
            <table:table-row>
              <table:table-cell office:value-type="string">
                <text:p>breakfast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string">
                <text:p>opened</text:p>
              </table:table-cell>
              <table:table-cell office:value-type="float" office:value="6696">
                <text:p>6696</text:p>
              </table:table-cell>
            </table:table-row>
            <table:table-row>
              <table:table-cell office:value-type="string">
                <text:p>costa</text:p>
              </table:table-cell>
              <table:table-cell office:value-type="float" office:value="6694">
                <text:p>6694</text:p>
              </table:table-cell>
            </table:table-row>
            <table:table-row>
              <table:table-cell office:value-type="string">
                <text:p>opinion</text:p>
              </table:table-cell>
              <table:table-cell office:value-type="float" office:value="6692">
                <text:p>6692</text:p>
              </table:table-cell>
            </table:table-row>
            <table:table-row>
              <table:table-cell office:value-type="string">
                <text:p>followed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translation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met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extreme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string">
                <text:p>drift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slow</text:p>
              </table:table-cell>
              <table:table-cell office:value-type="float" office:value="6667">
                <text:p>666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6665">
                <text:p>6665</text:p>
              </table:table-cell>
            </table:table-row>
            <table:table-row>
              <table:table-cell office:value-type="string">
                <text:p>dollars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competition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needle</text:p>
              </table:table-cell>
              <table:table-cell office:value-type="float" office:value="6659">
                <text:p>6659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craft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string">
                <text:p>gate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firm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string">
                <text:p>bc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string">
                <text:p>leaders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affairs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revenue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unless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>
                <text:p>deaths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designing</text:p>
              </table:table-cell>
              <table:table-cell office:value-type="float" office:value="6606">
                <text:p>6606</text:p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strip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baltimore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string">
                <text:p>shower</text:p>
              </table:table-cell>
              <table:table-cell office:value-type="float" office:value="6591">
                <text:p>6591</text:p>
              </table:table-cell>
            </table:table-row>
            <table:table-row>
              <table:table-cell office:value-type="string">
                <text:p>joseph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string">
                <text:p>raise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applied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crazy</text:p>
              </table:table-cell>
              <table:table-cell office:value-type="float" office:value="6577">
                <text:p>657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pr</text:p>
              </table:table-cell>
              <table:table-cell office:value-type="float" office:value="6571">
                <text:p>6571</text:p>
              </table:table-cell>
            </table:table-row>
            <table:table-row>
              <table:table-cell office:value-type="string">
                <text:p>iphone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string">
                <text:p>guaranteed</text:p>
              </table:table-cell>
              <table:table-cell office:value-type="float" office:value="6566">
                <text:p>6566</text:p>
              </table:table-cell>
            </table:table-row>
            <table:table-row>
              <table:table-cell office:value-type="string">
                <text:p>idaho</text:p>
              </table:table-cell>
              <table:table-cell office:value-type="float" office:value="6565">
                <text:p>6565</text:p>
              </table:table-cell>
            </table:table-row>
            <table:table-row>
              <table:table-cell office:value-type="string">
                <text:p>employee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guests</text:p>
              </table:table-cell>
              <table:table-cell office:value-type="float" office:value="6558">
                <text:p>6558</text:p>
              </table:table-cell>
            </table:table-row>
            <table:table-row>
              <table:table-cell office:value-type="string">
                <text:p>boards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promotion</text:p>
              </table:table-cell>
              <table:table-cell office:value-type="float" office:value="6554">
                <text:p>6554</text:p>
              </table:table-cell>
            </table:table-row>
            <table:table-row>
              <table:table-cell office:value-type="string">
                <text:p>soup</text:p>
              </table:table-cell>
              <table:table-cell office:value-type="float" office:value="6553">
                <text:p>6553</text:p>
              </table:table-cell>
            </table:table-row>
            <table:table-row>
              <table:table-cell office:value-type="string">
                <text:p>worked</text:p>
              </table:table-cell>
              <table:table-cell office:value-type="float" office:value="6551">
                <text:p>6551</text:p>
              </table:table-cell>
            </table:table-row>
            <table:table-row>
              <table:table-cell office:value-type="string">
                <text:p>returned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shooting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rio</text:p>
              </table:table-cell>
              <table:table-cell office:value-type="float" office:value="6543">
                <text:p>6543</text:p>
              </table:table-cell>
            </table:table-row>
            <table:table-row>
              <table:table-cell office:value-type="string">
                <text:p>cook</text:p>
              </table:table-cell>
              <table:table-cell office:value-type="float" office:value="6534">
                <text:p>6534</text:p>
              </table:table-cell>
            </table:table-row>
            <table:table-row>
              <table:table-cell office:value-type="string">
                <text:p>initial</text:p>
              </table:table-cell>
              <table:table-cell office:value-type="float" office:value="6533">
                <text:p>6533</text:p>
              </table:table-cell>
            </table:table-row>
            <table:table-row>
              <table:table-cell office:value-type="string">
                <text:p>antique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bath</text:p>
              </table:table-cell>
              <table:table-cell office:value-type="float" office:value="6527">
                <text:p>6527</text:p>
              </table:table-cell>
            </table:table-row>
            <table:table-row>
              <table:table-cell office:value-type="string">
                <text:p>advance</text:p>
              </table:table-cell>
              <table:table-cell office:value-type="float" office:value="6526">
                <text:p>6526</text:p>
              </table:table-cell>
            </table:table-row>
            <table:table-row>
              <table:table-cell office:value-type="string">
                <text:p>removed</text:p>
              </table:table-cell>
              <table:table-cell office:value-type="float" office:value="6525">
                <text:p>6525</text:p>
              </table:table-cell>
            </table:table-row>
            <table:table-row>
              <table:table-cell office:value-type="string">
                <text:p>spot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iv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>bristol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14">
                <text:p>651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ones</text:p>
              </table:table-cell>
              <table:table-cell office:value-type="float" office:value="6511">
                <text:p>6511</text:p>
              </table:table-cell>
            </table:table-row>
            <table:table-row>
              <table:table-cell office:value-type="string">
                <text:p>accounting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document</text:p>
              </table:table-cell>
              <table:table-cell office:value-type="float" office:value="6504">
                <text:p>6504</text:p>
              </table:table-cell>
            </table:table-row>
            <table:table-row>
              <table:table-cell office:value-type="string">
                <text:p>commonly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count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relief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>experts</text:p>
              </table:table-cell>
              <table:table-cell office:value-type="float" office:value="6485">
                <text:p>6485</text:p>
              </table:table-cell>
            </table:table-row>
            <table:table-row>
              <table:table-cell office:value-type="string">
                <text:p>pretty</text:p>
              </table:table-cell>
              <table:table-cell office:value-type="float" office:value="6482">
                <text:p>6482</text:p>
              </table:table-cell>
            </table:table-row>
            <table:table-row>
              <table:table-cell office:value-type="string">
                <text:p>fruit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couple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string">
                <text:p>branch</text:p>
              </table:table-cell>
              <table:table-cell office:value-type="float" office:value="6474">
                <text:p>6474</text:p>
              </table:table-cell>
            </table:table-row>
            <table:table-row>
              <table:table-cell office:value-type="string">
                <text:p>effort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russia</text:p>
              </table:table-cell>
              <table:table-cell office:value-type="float" office:value="6471">
                <text:p>6471</text:p>
              </table:table-cell>
            </table:table-row>
            <table:table-row>
              <table:table-cell office:value-type="string">
                <text:p>td</text:p>
              </table:table-cell>
              <table:table-cell office:value-type="float" office:value="6469">
                <text:p>646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string">
                <text:p>otherwise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6454">
                <text:p>6454</text:p>
              </table:table-cell>
            </table:table-row>
            <table:table-row>
              <table:table-cell office:value-type="string">
                <text:p>platform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string">
                <text:p>regarding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appropriate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essential</text:p>
              </table:table-cell>
              <table:table-cell office:value-type="float" office:value="6429">
                <text:p>6429</text:p>
              </table:table-cell>
            </table:table-row>
            <table:table-row>
              <table:table-cell office:value-type="string">
                <text:p>efforts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string">
                <text:p>direction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width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string">
                <text:p>democratic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combined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reasons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korg</text:p>
              </table:table-cell>
              <table:table-cell office:value-type="float" office:value="6415">
                <text:p>6415</text:p>
              </table:table-cell>
            </table:table-row>
            <table:table-row>
              <table:table-cell office:value-type="string">
                <text:p>evil</text:p>
              </table:table-cell>
              <table:table-cell office:value-type="float" office:value="6407">
                <text:p>6407</text:p>
              </table:table-cell>
            </table:table-row>
            <table:table-row>
              <table:table-cell office:value-type="string">
                <text:p>majority</text:p>
              </table:table-cell>
              <table:table-cell office:value-type="float" office:value="6404">
                <text:p>6404</text:p>
              </table:table-cell>
            </table:table-row>
            <table:table-row>
              <table:table-cell office:value-type="string">
                <text:p>da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coronary</text:p>
              </table:table-cell>
              <table:table-cell office:value-type="float" office:value="6398">
                <text:p>6398</text:p>
              </table:table-cell>
            </table:table-row>
            <table:table-row>
              <table:table-cell office:value-type="string">
                <text:p>console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expected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ibm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string">
                <text:p>henry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notebook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string">
                <text:p>reserve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string">
                <text:p>pin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hollywood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ky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oceanic</text:p>
              </table:table-cell>
              <table:table-cell office:value-type="float" office:value="6366">
                <text:p>6366</text:p>
              </table:table-cell>
            </table:table-row>
            <table:table-row>
              <table:table-cell office:value-type="string">
                <text:p>meaning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decor</text:p>
              </table:table-cell>
              <table:table-cell office:value-type="float" office:value="6359">
                <text:p>6359</text:p>
              </table:table-cell>
            </table:table-row>
            <table:table-row>
              <table:table-cell office:value-type="string">
                <text:p>dodger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bell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redirected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calling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clothes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facility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string">
                <text:p>oem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arena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inches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3rd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string">
                <text:p>helpful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4th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classifieds</text:p>
              </table:table-cell>
              <table:table-cell office:value-type="float" office:value="6293">
                <text:p>6293</text:p>
              </table:table-cell>
            </table:table-row>
            <table:table-row>
              <table:table-cell office:value-type="string">
                <text:p>amazing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documents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obama's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wrote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fees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ridge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>williams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winner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blackberry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officials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extremely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string">
                <text:p>wife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string">
                <text:p>bytes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string">
                <text:p>covered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slots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string">
                <text:p>instrument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greatest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comfort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>searches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eagle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accommodation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constitution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toward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lifestyle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6207">
                <text:p>6207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6205">
                <text:p>6205</text:p>
              </table:table-cell>
            </table:table-row>
            <table:table-row>
              <table:table-cell office:value-type="string">
                <text:p>concert</text:p>
              </table:table-cell>
              <table:table-cell office:value-type="float" office:value="6203">
                <text:p>6203</text:p>
              </table:table-cell>
            </table:table-row>
            <table:table-row>
              <table:table-cell office:value-type="string">
                <text:p>arcade</text:p>
              </table:table-cell>
              <table:table-cell office:value-type="float" office:value="6199">
                <text:p>6199</text:p>
              </table:table-cell>
            </table:table-row>
            <table:table-row>
              <table:table-cell office:value-type="string">
                <text:p>intelligence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manufacturing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extensive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string">
                <text:p>elk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skid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literature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recommend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aids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guy</text:p>
              </table:table-cell>
              <table:table-cell office:value-type="float" office:value="6167">
                <text:p>6167</text:p>
              </table:table-cell>
            </table:table-row>
            <table:table-row>
              <table:table-cell office:value-type="string">
                <text:p>recreation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perhaps</text:p>
              </table:table-cell>
              <table:table-cell office:value-type="float" office:value="6155">
                <text:p>6155</text:p>
              </table:table-cell>
            </table:table-row>
            <table:table-row>
              <table:table-cell office:value-type="string">
                <text:p>dsl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captain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hampshire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goals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wrong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containing</text:p>
              </table:table-cell>
              <table:table-cell office:value-type="float" office:value="6136">
                <text:p>6136</text:p>
              </table:table-cell>
            </table:table-row>
            <table:table-row>
              <table:table-cell office:value-type="string">
                <text:p>registry</text:p>
              </table:table-cell>
              <table:table-cell office:value-type="float" office:value="6134">
                <text:p>6134</text:p>
              </table:table-cell>
            </table:table-row>
            <table:table-row>
              <table:table-cell office:value-type="string">
                <text:p>boundaries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formula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string">
                <text:p>leadership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sounds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miss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6111">
                <text:p>6111</text:p>
              </table:table-cell>
            </table:table-row>
            <table:table-row>
              <table:table-cell office:value-type="string">
                <text:p>seo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strategies</text:p>
              </table:table-cell>
              <table:table-cell office:value-type="float" office:value="6108">
                <text:p>6108</text:p>
              </table:table-cell>
            </table:table-row>
            <table:table-row>
              <table:table-cell office:value-type="string">
                <text:p>montana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carbon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dates</text:p>
              </table:table-cell>
              <table:table-cell office:value-type="float" office:value="6094">
                <text:p>6094</text:p>
              </table:table-cell>
            </table:table-row>
            <table:table-row>
              <table:table-cell office:value-type="string">
                <text:p>delta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rd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reader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developing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bbc</text:p>
              </table:table-cell>
              <table:table-cell office:value-type="float" office:value="6075">
                <text:p>6075</text:p>
              </table:table-cell>
            </table:table-row>
            <table:table-row>
              <table:table-cell office:value-type="string">
                <text:p>giant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string">
                <text:p>madison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builder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disclaimer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mode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phase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rover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appraisals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lodge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bags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discovered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lady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f1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string">
                <text:p>supplements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toll</text:p>
              </table:table-cell>
              <table:table-cell office:value-type="float" office:value="6031">
                <text:p>6031</text:p>
              </table:table-cell>
            </table:table-row>
            <table:table-row>
              <table:table-cell office:value-type="string">
                <text:p>ages</text:p>
              </table:table-cell>
              <table:table-cell office:value-type="float" office:value="6026">
                <text:p>6026</text:p>
              </table:table-cell>
            </table:table-row>
            <table:table-row>
              <table:table-cell office:value-type="string">
                <text:p>figures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nashville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sprint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usd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proof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pregnancy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eur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cb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premier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speaker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specials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toyota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reception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string">
                <text:p>purposes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factory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>
                <text:p>cbs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intended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dinner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string">
                <text:p>situation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spreadsheet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soviet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string">
                <text:p>task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davis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broken</text:p>
              </table:table-cell>
              <table:table-cell office:value-type="float" office:value="5958">
                <text:p>5958</text:p>
              </table:table-cell>
            </table:table-row>
            <table:table-row>
              <table:table-cell office:value-type="string">
                <text:p>optimization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5949">
                <text:p>5949</text:p>
              </table:table-cell>
            </table:table-row>
            <table:table-row>
              <table:table-cell office:value-type="string">
                <text:p>recovery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string">
                <text:p>predator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savings</text:p>
              </table:table-cell>
              <table:table-cell office:value-type="float" office:value="5944">
                <text:p>5944</text:p>
              </table:table-cell>
            </table:table-row>
            <table:table-row>
              <table:table-cell office:value-type="string">
                <text:p>drink</text:p>
              </table:table-cell>
              <table:table-cell office:value-type="float" office:value="5939">
                <text:p>5939</text:p>
              </table:table-cell>
            </table:table-row>
            <table:table-row>
              <table:table-cell office:value-type="string">
                <text:p>lack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correct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easier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shelter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>alliance</text:p>
              </table:table-cell>
              <table:table-cell office:value-type="float" office:value="5924">
                <text:p>5924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5917">
                <text:p>5917</text:p>
              </table:table-cell>
            </table:table-row>
            <table:table-row>
              <table:table-cell office:value-type="string">
                <text:p>contractors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bookmark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delaware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circuit</text:p>
              </table:table-cell>
              <table:table-cell office:value-type="float" office:value="5909">
                <text:p>5909</text:p>
              </table:table-cell>
            </table:table-row>
            <table:table-row>
              <table:table-cell office:value-type="string">
                <text:p>frank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expenses</text:p>
              </table:table-cell>
              <table:table-cell office:value-type="float" office:value="5895">
                <text:p>5895</text:p>
              </table:table-cell>
            </table:table-row>
            <table:table-row>
              <table:table-cell office:value-type="string">
                <text:p>herald</text:p>
              </table:table-cell>
              <table:table-cell office:value-type="float" office:value="5893">
                <text:p>5893</text:p>
              </table:table-cell>
            </table:table-row>
            <table:table-row>
              <table:table-cell office:value-type="string">
                <text:p>spirit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string">
                <text:p>beta</text:p>
              </table:table-cell>
              <table:table-cell office:value-type="float" office:value="5890">
                <text:p>5890</text:p>
              </table:table-cell>
            </table:table-row>
            <table:table-row>
              <table:table-cell office:value-type="string">
                <text:p>nor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diabetic</text:p>
              </table:table-cell>
              <table:table-cell office:value-type="float" office:value="5879">
                <text:p>5879</text:p>
              </table:table-cell>
            </table:table-row>
            <table:table-row>
              <table:table-cell office:value-type="string">
                <text:p>thinking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string">
                <text:p>broadcast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kabul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humans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spider</text:p>
              </table:table-cell>
              <table:table-cell office:value-type="float" office:value="5871">
                <text:p>5871</text:p>
              </table:table-cell>
            </table:table-row>
            <table:table-row>
              <table:table-cell office:value-type="string">
                <text:p>tendon</text:p>
              </table:table-cell>
              <table:table-cell office:value-type="float" office:value="5869">
                <text:p>5869</text:p>
              </table:table-cell>
            </table:table-row>
            <table:table-row>
              <table:table-cell office:value-type="string">
                <text:p>ip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interface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sections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string">
                <text:p>remains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maintain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howard</text:p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string">
                <text:p>improvement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trap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string">
                <text:p>e.g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lessons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string">
                <text:p>reliable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cap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adding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string">
                <text:p>talking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gave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fourth</text:p>
              </table:table-cell>
              <table:table-cell office:value-type="float" office:value="5838">
                <text:p>5838</text:p>
              </table:table-cell>
            </table:table-row>
            <table:table-row>
              <table:table-cell office:value-type="string">
                <text:p>helping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lakes</text:p>
              </table:table-cell>
              <table:table-cell office:value-type="float" office:value="5834">
                <text:p>5834</text:p>
              </table:table-cell>
            </table:table-row>
            <table:table-row>
              <table:table-cell office:value-type="string">
                <text:p>nurse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string">
                <text:p>census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becoming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string">
                <text:p>attorney</text:p>
              </table:table-cell>
              <table:table-cell office:value-type="float" office:value="5825">
                <text:p>5825</text:p>
              </table:table-cell>
            </table:table-row>
            <table:table-row>
              <table:table-cell office:value-type="string">
                <text:p>fatty</text:p>
              </table:table-cell>
              <table:table-cell office:value-type="float" office:value="5823">
                <text:p>5823</text:p>
              </table:table-cell>
            </table:table-row>
            <table:table-row>
              <table:table-cell office:value-type="string">
                <text:p>presence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string">
                <text:p>appearance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string">
                <text:p>faculty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voyages</text:p>
              </table:table-cell>
              <table:table-cell office:value-type="float" office:value="5799">
                <text:p>5799</text:p>
              </table:table-cell>
            </table:table-row>
            <table:table-row>
              <table:table-cell office:value-type="string">
                <text:p>gt</text:p>
              </table:table-cell>
              <table:table-cell office:value-type="float" office:value="5798">
                <text:p>5798</text:p>
              </table:table-cell>
            </table:table-row>
            <table:table-row>
              <table:table-cell office:value-type="string">
                <text:p>starts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string">
                <text:p>lcd</text:p>
              </table:table-cell>
              <table:table-cell office:value-type="float" office:value="5795">
                <text:p>5795</text:p>
              </table:table-cell>
            </table:table-row>
            <table:table-row>
              <table:table-cell office:value-type="string">
                <text:p>presented</text:p>
              </table:table-cell>
              <table:table-cell office:value-type="float" office:value="5794">
                <text:p>5794</text:p>
              </table:table-cell>
            </table:table-row>
            <table:table-row>
              <table:table-cell office:value-type="string">
                <text:p>scientists</text:p>
              </table:table-cell>
              <table:table-cell office:value-type="float" office:value="5793">
                <text:p>5793</text:p>
              </table:table-cell>
            </table:table-row>
            <table:table-row>
              <table:table-cell office:value-type="string">
                <text:p>bible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browser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string">
                <text:p>conservation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ol</text:p>
              </table:table-cell>
              <table:table-cell office:value-type="float" office:value="5788">
                <text:p>5788</text:p>
              </table:table-cell>
            </table:table-row>
            <table:table-row>
              <table:table-cell office:value-type="string">
                <text:p>ergonomic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string">
                <text:p>inuyasha's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string">
                <text:p>bharti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string">
                <text:p>begins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string">
                <text:p>mountains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rv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spread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string">
                <text:p>berlin</text:p>
              </table:table-cell>
              <table:table-cell office:value-type="float" office:value="5766">
                <text:p>5766</text:p>
              </table:table-cell>
            </table:table-row>
            <table:table-row>
              <table:table-cell office:value-type="string">
                <text:p>biggest</text:p>
              </table:table-cell>
              <table:table-cell office:value-type="float" office:value="5763">
                <text:p>5763</text:p>
              </table:table-cell>
            </table:table-row>
            <table:table-row>
              <table:table-cell office:value-type="string">
                <text:p>introduced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deck</text:p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>finish</text:p>
              </table:table-cell>
              <table:table-cell office:value-type="float" office:value="5759">
                <text:p>5759</text:p>
              </table:table-cell>
            </table:table-row>
            <table:table-row>
              <table:table-cell office:value-type="string">
                <text:p>decided</text:p>
              </table:table-cell>
              <table:table-cell office:value-type="float" office:value="5755">
                <text:p>5755</text:p>
              </table:table-cell>
            </table:table-row>
            <table:table-row>
              <table:table-cell office:value-type="string">
                <text:p>discover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string">
                <text:p>boundary</text:p>
              </table:table-cell>
              <table:table-cell office:value-type="float" office:value="5749">
                <text:p>5749</text:p>
              </table:table-cell>
            </table:table-row>
            <table:table-row>
              <table:table-cell office:value-type="string">
                <text:p>tampa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>republican</text:p>
              </table:table-cell>
              <table:table-cell office:value-type="float" office:value="5745">
                <text:p>5745</text:p>
              </table:table-cell>
            </table:table-row>
            <table:table-row>
              <table:table-cell office:value-type="string">
                <text:p>demand</text:p>
              </table:table-cell>
              <table:table-cell office:value-type="float" office:value="5741">
                <text:p>5741</text:p>
              </table:table-cell>
            </table:table-row>
            <table:table-row>
              <table:table-cell office:value-type="string">
                <text:p>mantle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prime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string">
                <text:p>volleyball</text:p>
              </table:table-cell>
              <table:table-cell office:value-type="float" office:value="5735">
                <text:p>5735</text:p>
              </table:table-cell>
            </table:table-row>
            <table:table-row>
              <table:table-cell office:value-type="string">
                <text:p>publication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desert</text:p>
              </table:table-cell>
              <table:table-cell office:value-type="float" office:value="5726">
                <text:p>5726</text:p>
              </table:table-cell>
            </table:table-row>
            <table:table-row>
              <table:table-cell office:value-type="string">
                <text:p>explore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string">
                <text:p>we're</text:p>
              </table:table-cell>
              <table:table-cell office:value-type="float" office:value="5721">
                <text:p>572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string">
                <text:p>maybe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brian</text:p>
              </table:table-cell>
              <table:table-cell office:value-type="float" office:value="5716">
                <text:p>5716</text:p>
              </table:table-cell>
            </table:table-row>
            <table:table-row>
              <table:table-cell office:value-type="string">
                <text:p>actual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string">
                <text:p>birthday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string">
                <text:p>heard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string">
                <text:p>shirts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string">
                <text:p>aol</text:p>
              </table:table-cell>
              <table:table-cell office:value-type="float" office:value="5694">
                <text:p>5694</text:p>
              </table:table-cell>
            </table:table-row>
            <table:table-row>
              <table:table-cell office:value-type="string">
                <text:p>arthritis</text:p>
              </table:table-cell>
              <table:table-cell office:value-type="float" office:value="5693">
                <text:p>5693</text:p>
              </table:table-cell>
            </table:table-row>
            <table:table-row>
              <table:table-cell office:value-type="string">
                <text:p>vintage</text:p>
              </table:table-cell>
              <table:table-cell office:value-type="float" office:value="5691">
                <text:p>5691</text:p>
              </table:table-cell>
            </table:table-row>
            <table:table-row>
              <table:table-cell office:value-type="string">
                <text:p>cloud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s.a</text:p>
              </table:table-cell>
              <table:table-cell office:value-type="float" office:value="5687">
                <text:p>5687</text:p>
              </table:table-cell>
            </table:table-row>
            <table:table-row>
              <table:table-cell office:value-type="string">
                <text:p>quest</text:p>
              </table:table-cell>
              <table:table-cell office:value-type="float" office:value="5685">
                <text:p>5685</text:p>
              </table:table-cell>
            </table:table-row>
            <table:table-row>
              <table:table-cell office:value-type="string">
                <text:p>secondary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injured</text:p>
              </table:table-cell>
              <table:table-cell office:value-type="float" office:value="5677">
                <text:p>5677</text:p>
              </table:table-cell>
            </table:table-row>
            <table:table-row>
              <table:table-cell office:value-type="string">
                <text:p>milk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string">
                <text:p>pad</text:p>
              </table:table-cell>
              <table:table-cell office:value-type="float" office:value="5674">
                <text:p>5674</text:p>
              </table:table-cell>
            </table:table-row>
            <table:table-row>
              <table:table-cell office:value-type="string">
                <text:p>tape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string">
                <text:p>deutsch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string">
                <text:p>assessment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string">
                <text:p>positive</text:p>
              </table:table-cell>
              <table:table-cell office:value-type="float" office:value="5666">
                <text:p>5666</text:p>
              </table:table-cell>
            </table:table-row>
            <table:table-row>
              <table:table-cell office:value-type="string">
                <text:p>conversion</text:p>
              </table:table-cell>
              <table:table-cell office:value-type="float" office:value="5665">
                <text:p>5665</text:p>
              </table:table-cell>
            </table:table-row>
            <table:table-row>
              <table:table-cell office:value-type="string">
                <text:p>mirror</text:p>
              </table:table-cell>
              <table:table-cell office:value-type="float" office:value="5662">
                <text:p>5662</text:p>
              </table:table-cell>
            </table:table-row>
            <table:table-row>
              <table:table-cell office:value-type="string">
                <text:p>nh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auction</text:p>
              </table:table-cell>
              <table:table-cell office:value-type="float" office:value="5658">
                <text:p>5658</text:p>
              </table:table-cell>
            </table:table-row>
            <table:table-row>
              <table:table-cell office:value-type="string">
                <text:p>alert</text:p>
              </table:table-cell>
              <table:table-cell office:value-type="float" office:value="5657">
                <text:p>5657</text:p>
              </table:table-cell>
            </table:table-row>
            <table:table-row>
              <table:table-cell office:value-type="string">
                <text:p>issued</text:p>
              </table:table-cell>
              <table:table-cell office:value-type="float" office:value="5655">
                <text:p>5655</text:p>
              </table:table-cell>
            </table:table-row>
            <table:table-row>
              <table:table-cell office:value-type="string">
                <text:p>chip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string">
                <text:p>seconds</text:p>
              </table:table-cell>
              <table:table-cell office:value-type="float" office:value="5652">
                <text:p>5652</text:p>
              </table:table-cell>
            </table:table-row>
            <table:table-row>
              <table:table-cell office:value-type="string">
                <text:p>motorcycle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gone</text:p>
              </table:table-cell>
              <table:table-cell office:value-type="float" office:value="5647">
                <text:p>5647</text:p>
              </table:table-cell>
            </table:table-row>
            <table:table-row>
              <table:table-cell office:value-type="string">
                <text:p>revolution</text:p>
              </table:table-cell>
              <table:table-cell office:value-type="float" office:value="5646">
                <text:p>5646</text:p>
              </table:table-cell>
            </table:table-row>
            <table:table-row>
              <table:table-cell office:value-type="string">
                <text:p>vegetable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tracks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string">
                <text:p>papers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string">
                <text:p>ends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string">
                <text:p>fm</text:p>
              </table:table-cell>
              <table:table-cell office:value-type="float" office:value="5634">
                <text:p>5634</text:p>
              </table:table-cell>
            </table:table-row>
            <table:table-row>
              <table:table-cell office:value-type="string">
                <text:p>espa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enforcement</text:p>
              </table:table-cell>
              <table:table-cell office:value-type="float" office:value="5630">
                <text:p>5630</text:p>
              </table:table-cell>
            </table:table-row>
            <table:table-row>
              <table:table-cell office:value-type="string">
                <text:p>readers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string">
                <text:p>consulting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>install</text:p>
              </table:table-cell>
              <table:table-cell office:value-type="float" office:value="5622">
                <text:p>5622</text:p>
              </table:table-cell>
            </table:table-row>
            <table:table-row>
              <table:table-cell office:value-type="string">
                <text:p>faqs</text:p>
              </table:table-cell>
              <table:table-cell office:value-type="float" office:value="5620">
                <text:p>5620</text:p>
              </table:table-cell>
            </table:table-row>
            <table:table-row>
              <table:table-cell office:value-type="string">
                <text:p>truth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string">
                <text:p>elite</text:p>
              </table:table-cell>
              <table:table-cell office:value-type="float" office:value="5616">
                <text:p>5616</text:p>
              </table:table-cell>
            </table:table-row>
            <table:table-row>
              <table:table-cell office:value-type="string">
                <text:p>liquid</text:p>
              </table:table-cell>
              <table:table-cell office:value-type="float" office:value="5615">
                <text:p>5615</text:p>
              </table:table-cell>
            </table:table-row>
            <table:table-row>
              <table:table-cell office:value-type="string">
                <text:p>draft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leaves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string">
                <text:p>dietary</text:p>
              </table:table-cell>
              <table:table-cell office:value-type="float" office:value="5611">
                <text:p>5611</text:p>
              </table:table-cell>
            </table:table-row>
            <table:table-row>
              <table:table-cell office:value-type="string">
                <text:p>plasma</text:p>
              </table:table-cell>
              <table:table-cell office:value-type="float" office:value="5609">
                <text:p>5609</text:p>
              </table:table-cell>
            </table:table-row>
            <table:table-row>
              <table:table-cell office:value-type="string">
                <text:p>puppy</text:p>
              </table:table-cell>
              <table:table-cell office:value-type="float" office:value="5608">
                <text:p>5608</text:p>
              </table:table-cell>
            </table:table-row>
            <table:table-row>
              <table:table-cell office:value-type="string">
                <text:p>workout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string">
                <text:p>experienced</text:p>
              </table:table-cell>
              <table:table-cell office:value-type="float" office:value="5597">
                <text:p>5597</text:p>
              </table:table-cell>
            </table:table-row>
            <table:table-row>
              <table:table-cell office:value-type="string">
                <text:p>rocks</text:p>
              </table:table-cell>
              <table:table-cell office:value-type="float" office:value="5593">
                <text:p>5593</text:p>
              </table:table-cell>
            </table:table-row>
            <table:table-row>
              <table:table-cell office:value-type="string">
                <text:p>increasing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fiction</text:p>
              </table:table-cell>
              <table:table-cell office:value-type="float" office:value="5585">
                <text:p>5585</text:p>
              </table:table-cell>
            </table:table-row>
            <table:table-row>
              <table:table-cell office:value-type="string">
                <text:p>comics</text:p>
              </table:table-cell>
              <table:table-cell office:value-type="float" office:value="5584">
                <text:p>5584</text:p>
              </table:table-cell>
            </table:table-row>
            <table:table-row>
              <table:table-cell office:value-type="string">
                <text:p>depending</text:p>
              </table:table-cell>
              <table:table-cell office:value-type="float" office:value="5582">
                <text:p>5582</text:p>
              </table:table-cell>
            </table:table-row>
            <table:table-row>
              <table:table-cell office:value-type="string">
                <text:p>cancelled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accessed</text:p>
              </table:table-cell>
              <table:table-cell office:value-type="float" office:value="5575">
                <text:p>5575</text:p>
              </table:table-cell>
            </table:table-row>
            <table:table-row>
              <table:table-cell office:value-type="string">
                <text:p>andrew</text:p>
              </table:table-cell>
              <table:table-cell office:value-type="float" office:value="5573">
                <text:p>5573</text:p>
              </table:table-cell>
            </table:table-row>
            <table:table-row>
              <table:table-cell office:value-type="string">
                <text:p>exercises</text:p>
              </table:table-cell>
              <table:table-cell office:value-type="float" office:value="5564">
                <text:p>5564</text:p>
              </table:table-cell>
            </table:table-row>
            <table:table-row>
              <table:table-cell office:value-type="string">
                <text:p>lipoprotein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calories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string">
                <text:p>changing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string">
                <text:p>keeping</text:p>
              </table:table-cell>
              <table:table-cell office:value-type="float" office:value="5558">
                <text:p>5558</text:p>
              </table:table-cell>
            </table:table-row>
            <table:table-row>
              <table:table-cell office:value-type="string">
                <text:p>existing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string">
                <text:p>palace</text:p>
              </table:table-cell>
              <table:table-cell office:value-type="float" office:value="5552">
                <text:p>5552</text:p>
              </table:table-cell>
            </table:table-row>
            <table:table-row>
              <table:table-cell office:value-type="string">
                <text:p>dragon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string">
                <text:p>aliens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string">
                <text:p>bingo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thread</text:p>
              </table:table-cell>
              <table:table-cell office:value-type="float" office:value="5546">
                <text:p>5546</text:p>
              </table:table-cell>
            </table:table-row>
            <table:table-row>
              <table:table-cell office:value-type="string">
                <text:p>catholic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string">
                <text:p>atlas</text:p>
              </table:table-cell>
              <table:table-cell office:value-type="float" office:value="5542">
                <text:p>5542</text:p>
              </table:table-cell>
            </table:table-row>
            <table:table-row>
              <table:table-cell office:value-type="string">
                <text:p>offices</text:p>
              </table:table-cell>
              <table:table-cell office:value-type="float" office:value="5541">
                <text:p>5541</text:p>
              </table:table-cell>
            </table:table-row>
            <table:table-row>
              <table:table-cell office:value-type="string">
                <text:p>pink</text:p>
              </table:table-cell>
              <table:table-cell office:value-type="float" office:value="5535">
                <text:p>5535</text:p>
              </table:table-cell>
            </table:table-row>
            <table:table-row>
              <table:table-cell office:value-type="string">
                <text:p>agree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counties</text:p>
              </table:table-cell>
              <table:table-cell office:value-type="float" office:value="5532">
                <text:p>5532</text:p>
              </table:table-cell>
            </table:table-row>
            <table:table-row>
              <table:table-cell office:value-type="string">
                <text:p>controlled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string">
                <text:p>alcohol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string">
                <text:p>weapons</text:p>
              </table:table-cell>
              <table:table-cell office:value-type="float" office:value="5527">
                <text:p>5527</text:p>
              </table:table-cell>
            </table:table-row>
            <table:table-row>
              <table:table-cell office:value-type="string">
                <text:p>sacramento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remain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evening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string">
                <text:p>boxes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bin</text:p>
              </table:table-cell>
              <table:table-cell office:value-type="float" office:value="5513">
                <text:p>5513</text:p>
              </table:table-cell>
            </table:table-row>
            <table:table-row>
              <table:table-cell office:value-type="string">
                <text:p>accounts</text:p>
              </table:table-cell>
              <table:table-cell office:value-type="float" office:value="5508">
                <text:p>5508</text:p>
              </table:table-cell>
            </table:table-row>
            <table:table-row>
              <table:table-cell office:value-type="string">
                <text:p>breaking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continues</text:p>
              </table:table-cell>
              <table:table-cell office:value-type="float" office:value="5503">
                <text:p>5503</text:p>
              </table:table-cell>
            </table:table-row>
            <table:table-row>
              <table:table-cell office:value-type="string">
                <text:p>suggest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script</text:p>
              </table:table-cell>
              <table:table-cell office:value-type="float" office:value="5498">
                <text:p>5498</text:p>
              </table:table-cell>
            </table:table-row>
            <table:table-row>
              <table:table-cell office:value-type="string">
                <text:p>continents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rincon</text:p>
              </table:table-cell>
              <table:table-cell office:value-type="float" office:value="5493">
                <text:p>5493</text:p>
              </table:table-cell>
            </table:table-row>
            <table:table-row>
              <table:table-cell office:value-type="string">
                <text:p>relatively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>breeds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string">
                <text:p>pics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chronic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string">
                <text:p>dress</text:p>
              </table:table-cell>
              <table:table-cell office:value-type="float" office:value="5488">
                <text:p>5488</text:p>
              </table:table-cell>
            </table:table-row>
            <table:table-row>
              <table:table-cell office:value-type="string">
                <text:p>cincinnati</text:p>
              </table:table-cell>
              <table:table-cell office:value-type="float" office:value="5487">
                <text:p>5487</text:p>
              </table:table-cell>
            </table:table-row>
            <table:table-row>
              <table:table-cell office:value-type="string">
                <text:p>duo</text:p>
              </table:table-cell>
              <table:table-cell office:value-type="float" office:value="5486">
                <text:p>5486</text:p>
              </table:table-cell>
            </table:table-row>
            <table:table-row>
              <table:table-cell office:value-type="string">
                <text:p>prepaid</text:p>
              </table:table-cell>
              <table:table-cell office:value-type="float" office:value="5485">
                <text:p>548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>joined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string">
                <text:p>contest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terminal</text:p>
              </table:table-cell>
              <table:table-cell office:value-type="float" office:value="5475">
                <text:p>5475</text:p>
              </table:table-cell>
            </table:table-row>
            <table:table-row>
              <table:table-cell office:value-type="string">
                <text:p>scores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availability</text:p>
              </table:table-cell>
              <table:table-cell office:value-type="float" office:value="5471">
                <text:p>5471</text:p>
              </table:table-cell>
            </table:table-row>
            <table:table-row>
              <table:table-cell office:value-type="string">
                <text:p>wars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belt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string">
                <text:p>ez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>influence</text:p>
              </table:table-cell>
              <table:table-cell office:value-type="float" office:value="5454">
                <text:p>5454</text:p>
              </table:table-cell>
            </table:table-row>
            <table:table-row>
              <table:table-cell office:value-type="string">
                <text:p>attempt</text:p>
              </table:table-cell>
              <table:table-cell office:value-type="float" office:value="5451">
                <text:p>5451</text:p>
              </table:table-cell>
            </table:table-row>
            <table:table-row>
              <table:table-cell office:value-type="string">
                <text:p>counter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eggs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egg</text:p>
              </table:table-cell>
              <table:table-cell office:value-type="float" office:value="5446">
                <text:p>5446</text:p>
              </table:table-cell>
            </table:table-row>
            <table:table-row>
              <table:table-cell office:value-type="string">
                <text:p>burning</text:p>
              </table:table-cell>
              <table:table-cell office:value-type="float" office:value="5444">
                <text:p>5444</text:p>
              </table:table-cell>
            </table:table-row>
            <table:table-row>
              <table:table-cell office:value-type="string">
                <text:p>tim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string">
                <text:p>consultant</text:p>
              </table:table-cell>
              <table:table-cell office:value-type="float" office:value="5442">
                <text:p>5442</text:p>
              </table:table-cell>
            </table:table-row>
            <table:table-row>
              <table:table-cell office:value-type="string">
                <text:p>sango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educators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string">
                <text:p>draw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string">
                <text:p>abstract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string">
                <text:p>simplicity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children's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founded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>pricing</text:p>
              </table:table-cell>
              <table:table-cell office:value-type="float" office:value="5422">
                <text:p>5422</text:p>
              </table:table-cell>
            </table:table-row>
            <table:table-row>
              <table:table-cell office:value-type="string">
                <text:p>defined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string">
                <text:p>aluminum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perform</text:p>
              </table:table-cell>
              <table:table-cell office:value-type="float" office:value="5416">
                <text:p>5416</text:p>
              </table:table-cell>
            </table:table-row>
            <table:table-row>
              <table:table-cell office:value-type="string">
                <text:p>tiger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string">
                <text:p>cake</text:p>
              </table:table-cell>
              <table:table-cell office:value-type="float" office:value="5414">
                <text:p>5414</text:p>
              </table:table-cell>
            </table:table-row>
            <table:table-row>
              <table:table-cell office:value-type="string">
                <text:p>casio</text:p>
              </table:table-cell>
              <table:table-cell office:value-type="float" office:value="5413">
                <text:p>5413</text:p>
              </table:table-cell>
            </table:table-row>
            <table:table-row>
              <table:table-cell office:value-type="string">
                <text:p>hear</text:p>
              </table:table-cell>
              <table:table-cell office:value-type="float" office:value="5411">
                <text:p>5411</text:p>
              </table:table-cell>
            </table:table-row>
            <table:table-row>
              <table:table-cell office:value-type="string">
                <text:p>ideal</text:p>
              </table:table-cell>
              <table:table-cell office:value-type="float" office:value="5403">
                <text:p>5403</text:p>
              </table:table-cell>
            </table:table-row>
            <table:table-row>
              <table:table-cell office:value-type="string">
                <text:p>depth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min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homepage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meat</text:p>
              </table:table-cell>
              <table:table-cell office:value-type="float" office:value="5395">
                <text:p>5395</text:p>
              </table:table-cell>
            </table:table-row>
            <table:table-row>
              <table:table-cell office:value-type="string">
                <text:p>cv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string">
                <text:p>specialty</text:p>
              </table:table-cell>
              <table:table-cell office:value-type="float" office:value="5393">
                <text:p>5393</text:p>
              </table:table-cell>
            </table:table-row>
            <table:table-row>
              <table:table-cell office:value-type="string">
                <text:p>agriculture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string">
                <text:p>proper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openings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depression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rank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haven</text:p>
              </table:table-cell>
              <table:table-cell office:value-type="float" office:value="5374">
                <text:p>5374</text:p>
              </table:table-cell>
            </table:table-row>
            <table:table-row>
              <table:table-cell office:value-type="string">
                <text:p>fran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apartments</text:p>
              </table:table-cell>
              <table:table-cell office:value-type="float" office:value="5368">
                <text:p>5368</text:p>
              </table:table-cell>
            </table:table-row>
            <table:table-row>
              <table:table-cell office:value-type="string">
                <text:p>sit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operated</text:p>
              </table:table-cell>
              <table:table-cell office:value-type="float" office:value="5363">
                <text:p>5363</text:p>
              </table:table-cell>
            </table:table-row>
            <table:table-row>
              <table:table-cell office:value-type="string">
                <text:p>measure</text:p>
              </table:table-cell>
              <table:table-cell office:value-type="float" office:value="5361">
                <text:p>5361</text:p>
              </table:table-cell>
            </table:table-row>
            <table:table-row>
              <table:table-cell office:value-type="string">
                <text:p>combat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islamic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string">
                <text:p>saving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string">
                <text:p>empire</text:p>
              </table:table-cell>
              <table:table-cell office:value-type="float" office:value="5351">
                <text:p>5351</text:p>
              </table:table-cell>
            </table:table-row>
            <table:table-row>
              <table:table-cell office:value-type="string">
                <text:p>referred</text:p>
              </table:table-cell>
              <table:table-cell office:value-type="float" office:value="5348">
                <text:p>5348</text:p>
              </table:table-cell>
            </table:table-row>
            <table:table-row>
              <table:table-cell office:value-type="string">
                <text:p>fluid</text:p>
              </table:table-cell>
              <table:table-cell office:value-type="float" office:value="5347">
                <text:p>5347</text:p>
              </table:table-cell>
            </table:table-row>
            <table:table-row>
              <table:table-cell office:value-type="string">
                <text:p>degrees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hunt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string">
                <text:p>wing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processing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string">
                <text:p>exactly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string">
                <text:p>dating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string">
                <text:p>adaptation</text:p>
              </table:table-cell>
              <table:table-cell office:value-type="float" office:value="5334">
                <text:p>5334</text:p>
              </table:table-cell>
            </table:table-row>
            <table:table-row>
              <table:table-cell office:value-type="string">
                <text:p>sister</text:p>
              </table:table-cell>
              <table:table-cell office:value-type="float" office:value="5327">
                <text:p>5327</text:p>
              </table:table-cell>
            </table:table-row>
            <table:table-row>
              <table:table-cell office:value-type="string">
                <text:p>con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ligament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affected</text:p>
              </table:table-cell>
              <table:table-cell office:value-type="float" office:value="5322">
                <text:p>5322</text:p>
              </table:table-cell>
            </table:table-row>
            <table:table-row>
              <table:table-cell office:value-type="string">
                <text:p>vendors</text:p>
              </table:table-cell>
              <table:table-cell office:value-type="float" office:value="5321">
                <text:p>5321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officers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tr</text:p>
              </table:table-cell>
              <table:table-cell office:value-type="float" office:value="5314">
                <text:p>5314</text:p>
              </table:table-cell>
            </table:table-row>
            <table:table-row>
              <table:table-cell office:value-type="string">
                <text:p>cables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string">
                <text:p>chocolate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euro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string">
                <text:p>driven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leaving</text:p>
              </table:table-cell>
              <table:table-cell office:value-type="float" office:value="5306">
                <text:p>5306</text:p>
              </table:table-cell>
            </table:table-row>
            <table:table-row>
              <table:table-cell office:value-type="string">
                <text:p>portion</text:p>
              </table:table-cell>
              <table:table-cell office:value-type="float" office:value="5305">
                <text:p>5305</text:p>
              </table:table-cell>
            </table:table-row>
            <table:table-row>
              <table:table-cell office:value-type="string">
                <text:p>seem</text:p>
              </table:table-cell>
              <table:table-cell office:value-type="float" office:value="5304">
                <text:p>5304</text:p>
              </table:table-cell>
            </table:table-row>
            <table:table-row>
              <table:table-cell office:value-type="string">
                <text:p>isp</text:p>
              </table:table-cell>
              <table:table-cell office:value-type="float" office:value="5303">
                <text:p>5303</text:p>
              </table:table-cell>
            </table:table-row>
            <table:table-row>
              <table:table-cell office:value-type="string">
                <text:p>ornamental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keywords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intake</text:p>
              </table:table-cell>
              <table:table-cell office:value-type="float" office:value="5294">
                <text:p>5294</text:p>
              </table:table-cell>
            </table:table-row>
            <table:table-row>
              <table:table-cell office:value-type="string">
                <text:p>tail</text:p>
              </table:table-cell>
              <table:table-cell office:value-type="float" office:value="5293">
                <text:p>5293</text:p>
              </table:table-cell>
            </table:table-row>
            <table:table-row>
              <table:table-cell office:value-type="string">
                <text:p>ben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curling</text:p>
              </table:table-cell>
              <table:table-cell office:value-type="float" office:value="5287">
                <text:p>528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string">
                <text:p>adobe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string">
                <text:p>handle</text:p>
              </table:table-cell>
              <table:table-cell office:value-type="float" office:value="5269">
                <text:p>5269</text:p>
              </table:table-cell>
            </table:table-row>
            <table:table-row>
              <table:table-cell office:value-type="string">
                <text:p>msn</text:p>
              </table:table-cell>
              <table:table-cell office:value-type="float" office:value="5268">
                <text:p>5268</text:p>
              </table:table-cell>
            </table:table-row>
            <table:table-row>
              <table:table-cell office:value-type="string">
                <text:p>embassy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diameter</text:p>
              </table:table-cell>
              <table:table-cell office:value-type="float" office:value="5264">
                <text:p>5264</text:p>
              </table:table-cell>
            </table:table-row>
            <table:table-row>
              <table:table-cell office:value-type="string">
                <text:p>studios</text:p>
              </table:table-cell>
              <table:table-cell office:value-type="float" office:value="5263">
                <text:p>5263</text:p>
              </table:table-cell>
            </table:table-row>
            <table:table-row>
              <table:table-cell office:value-type="string">
                <text:p>pizza</text:p>
              </table:table-cell>
              <table:table-cell office:value-type="float" office:value="5262">
                <text:p>5262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meal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5252">
                <text:p>5252</text:p>
              </table:table-cell>
            </table:table-row>
            <table:table-row>
              <table:table-cell office:value-type="string">
                <text:p>servers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men's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indianapolis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string">
                <text:p>cm</text:p>
              </table:table-cell>
              <table:table-cell office:value-type="float" office:value="5245">
                <text:p>5245</text:p>
              </table:table-cell>
            </table:table-row>
            <table:table-row>
              <table:table-cell office:value-type="string">
                <text:p>increases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basket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string">
                <text:p>olympic</text:p>
              </table:table-cell>
              <table:table-cell office:value-type="float" office:value="5237">
                <text:p>5237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5234">
                <text:p>5234</text:p>
              </table:table-cell>
            </table:table-row>
            <table:table-row>
              <table:table-cell office:value-type="string">
                <text:p>regulations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string">
                <text:p>theatre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string">
                <text:p>pounds</text:p>
              </table:table-cell>
              <table:table-cell office:value-type="float" office:value="5224">
                <text:p>5224</text:p>
              </table:table-cell>
            </table:table-row>
            <table:table-row>
              <table:table-cell office:value-type="string">
                <text:p>clinic</text:p>
              </table:table-cell>
              <table:table-cell office:value-type="float" office:value="5223">
                <text:p>5223</text:p>
              </table:table-cell>
            </table:table-row>
            <table:table-row>
              <table:table-cell office:value-type="string">
                <text:p>blues</text:p>
              </table:table-cell>
              <table:table-cell office:value-type="float" office:value="5221">
                <text:p>522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string">
                <text:p>heritage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sydney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string">
                <text:p>vinyl</text:p>
              </table:table-cell>
              <table:table-cell office:value-type="float" office:value="5217">
                <text:p>5217</text:p>
              </table:table-cell>
            </table:table-row>
            <table:table-row>
              <table:table-cell office:value-type="string">
                <text:p>clips</text:p>
              </table:table-cell>
              <table:table-cell office:value-type="float" office:value="5215">
                <text:p>5215</text:p>
              </table:table-cell>
            </table:table-row>
            <table:table-row>
              <table:table-cell office:value-type="string">
                <text:p>copper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rev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string">
                <text:p>dave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hidden</text:p>
              </table:table-cell>
              <table:table-cell office:value-type="float" office:value="5202">
                <text:p>5202</text:p>
              </table:table-cell>
            </table:table-row>
            <table:table-row>
              <table:table-cell office:value-type="string">
                <text:p>v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elebrity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string">
                <text:p>split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formation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replaced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classical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queen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string">
                <text:p>crosby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string">
                <text:p>performing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venues</text:p>
              </table:table-cell>
              <table:table-cell office:value-type="float" office:value="5166">
                <text:p>5166</text:p>
              </table:table-cell>
            </table:table-row>
            <table:table-row>
              <table:table-cell office:value-type="string">
                <text:p>rhode</text:p>
              </table:table-cell>
              <table:table-cell office:value-type="float" office:value="5165">
                <text:p>5165</text:p>
              </table:table-cell>
            </table:table-row>
            <table:table-row>
              <table:table-cell office:value-type="string">
                <text:p>clinton</text:p>
              </table:table-cell>
              <table:table-cell office:value-type="float" office:value="5164">
                <text:p>5164</text:p>
              </table:table-cell>
            </table:table-row>
            <table:table-row>
              <table:table-cell office:value-type="string">
                <text:p>michelle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waiting</text:p>
              </table:table-cell>
              <table:table-cell office:value-type="float" office:value="5154">
                <text:p>5154</text:p>
              </table:table-cell>
            </table:table-row>
            <table:table-row>
              <table:table-cell office:value-type="string">
                <text:p>parc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5149">
                <text:p>514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148">
                <text:p>5148</text:p>
              </table:table-cell>
            </table:table-row>
            <table:table-row>
              <table:table-cell office:value-type="string">
                <text:p>keys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20th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string">
                <text:p>villa</text:p>
              </table:table-cell>
              <table:table-cell office:value-type="float" office:value="5142">
                <text:p>5142</text:p>
              </table:table-cell>
            </table:table-row>
            <table:table-row>
              <table:table-cell office:value-type="string">
                <text:p>medications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resolution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sword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anderson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string">
                <text:p>clock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adapter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suggested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string">
                <text:p>ranch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lipid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bridal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string">
                <text:p>crisis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string">
                <text:p>vietnam</text:p>
              </table:table-cell>
              <table:table-cell office:value-type="float" office:value="5113">
                <text:p>5113</text:p>
              </table:table-cell>
            </table:table-row>
            <table:table-row>
              <table:table-cell office:value-type="string">
                <text:p>borders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immediate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neighborhood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monitoring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hosts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string">
                <text:p>noted</text:p>
              </table:table-cell>
              <table:table-cell office:value-type="float" office:value="5097">
                <text:p>5097</text:p>
              </table:table-cell>
            </table:table-row>
            <table:table-row>
              <table:table-cell office:value-type="string">
                <text:p>smooth</text:p>
              </table:table-cell>
              <table:table-cell office:value-type="float" office:value="5095">
                <text:p>5095</text:p>
              </table:table-cell>
            </table:table-row>
            <table:table-row>
              <table:table-cell office:value-type="string">
                <text:p>supported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>
                <text:p>holding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string">
                <text:p>que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relative</text:p>
              </table:table-cell>
              <table:table-cell office:value-type="float" office:value="5078">
                <text:p>5078</text:p>
              </table:table-cell>
            </table:table-row>
            <table:table-row>
              <table:table-cell office:value-type="string">
                <text:p>angle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string">
                <text:p>stainless</text:p>
              </table:table-cell>
              <table:table-cell office:value-type="float" office:value="5067">
                <text:p>5067</text:p>
              </table:table-cell>
            </table:table-row>
            <table:table-row>
              <table:table-cell office:value-type="string">
                <text:p>strike</text:p>
              </table:table-cell>
              <table:table-cell office:value-type="float" office:value="5066">
                <text:p>5066</text:p>
              </table:table-cell>
            </table:table-row>
            <table:table-row>
              <table:table-cell office:value-type="string">
                <text:p>blade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string">
                <text:p>fiber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lick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messages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giants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shirt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millions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guinea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string">
                <text:p>earth's</text:p>
              </table:table-cell>
              <table:table-cell office:value-type="float" office:value="5037">
                <text:p>5037</text:p>
              </table:table-cell>
            </table:table-row>
            <table:table-row>
              <table:table-cell office:value-type="string">
                <text:p>household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string">
                <text:p>quantity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married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string">
                <text:p>iran</text:p>
              </table:table-cell>
              <table:table-cell office:value-type="float" office:value="5025">
                <text:p>5025</text:p>
              </table:table-cell>
            </table:table-row>
            <table:table-row>
              <table:table-cell office:value-type="string">
                <text:p>guys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string">
                <text:p>elizabeth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string">
                <text:p>vacations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purchased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elected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string">
                <text:p>previously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>
                <text:p>adopt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string">
                <text:p>manage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string">
                <text:p>2.5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fear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differences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filled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string">
                <text:p>portfolio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plane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appeared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rat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string">
                <text:p>zero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string">
                <text:p>vary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elementary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kept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72">
                <text:p>4972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4969">
                <text:p>4969</text:p>
              </table:table-cell>
            </table:table-row>
            <table:table-row>
              <table:table-cell office:value-type="string">
                <text:p>coat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occurred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string">
                <text:p>writer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compact</text:p>
              </table:table-cell>
              <table:table-cell office:value-type="float" office:value="4961">
                <text:p>4961</text:p>
              </table:table-cell>
            </table:table-row>
            <table:table-row>
              <table:table-cell office:value-type="string">
                <text:p>nv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19th</text:p>
              </table:table-cell>
              <table:table-cell office:value-type="float" office:value="4956">
                <text:p>4956</text:p>
              </table:table-cell>
            </table:table-row>
            <table:table-row>
              <table:table-cell office:value-type="string">
                <text:p>travels</text:p>
              </table:table-cell>
              <table:table-cell office:value-type="float" office:value="4953">
                <text:p>4953</text:p>
              </table:table-cell>
            </table:table-row>
            <table:table-row>
              <table:table-cell office:value-type="string">
                <text:p>tony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conduit</text:p>
              </table:table-cell>
              <table:table-cell office:value-type="float" office:value="4947">
                <text:p>4947</text:p>
              </table:table-cell>
            </table:table-row>
            <table:table-row>
              <table:table-cell office:value-type="string">
                <text:p>measures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string">
                <text:p>tried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string">
                <text:p>domains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string">
                <text:p>authors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string">
                <text:p>fifth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blocks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significantly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string">
                <text:p>ipod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albums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biography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string">
                <text:p>mine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vermont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connect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string">
                <text:p>landscape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string">
                <text:p>continuing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jet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string">
                <text:p>frequency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spoilers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grain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>cheese</text:p>
              </table:table-cell>
              <table:table-cell office:value-type="float" office:value="4901">
                <text:p>4901</text:p>
              </table:table-cell>
            </table:table-row>
            <table:table-row>
              <table:table-cell office:value-type="string">
                <text:p>blackjack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felt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string">
                <text:p>src</text:p>
              </table:table-cell>
              <table:table-cell office:value-type="float" office:value="4892">
                <text:p>4892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charges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allowing</text:p>
              </table:table-cell>
              <table:table-cell office:value-type="float" office:value="4888">
                <text:p>4888</text:p>
              </table:table-cell>
            </table:table-row>
            <table:table-row>
              <table:table-cell office:value-type="string">
                <text:p>cartoon</text:p>
              </table:table-cell>
              <table:table-cell office:value-type="float" office:value="4887">
                <text:p>4887</text:p>
              </table:table-cell>
            </table:table-row>
            <table:table-row>
              <table:table-cell office:value-type="string">
                <text:p>flange</text:p>
              </table:table-cell>
              <table:table-cell office:value-type="float" office:value="4886">
                <text:p>4886</text:p>
              </table:table-cell>
            </table:table-row>
            <table:table-row>
              <table:table-cell office:value-type="string">
                <text:p>typical</text:p>
              </table:table-cell>
              <table:table-cell office:value-type="float" office:value="4885">
                <text:p>4885</text:p>
              </table:table-cell>
            </table:table-row>
            <table:table-row>
              <table:table-cell office:value-type="string">
                <text:p>sarah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lowrance</text:p>
              </table:table-cell>
              <table:table-cell office:value-type="float" office:value="4883">
                <text:p>4883</text:p>
              </table:table-cell>
            </table:table-row>
            <table:table-row>
              <table:table-cell office:value-type="string">
                <text:p>partnership</text:p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4878">
                <text:p>4878</text:p>
              </table:table-cell>
            </table:table-row>
            <table:table-row>
              <table:table-cell office:value-type="string">
                <text:p>titles</text:p>
              </table:table-cell>
              <table:table-cell office:value-type="float" office:value="4877">
                <text:p>4877</text:p>
              </table:table-cell>
            </table:table-row>
            <table:table-row>
              <table:table-cell office:value-type="string">
                <text:p>sector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4873">
                <text:p>4873</text:p>
              </table:table-cell>
            </table:table-row>
            <table:table-row>
              <table:table-cell office:value-type="string">
                <text:p>stephen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string">
                <text:p>surveys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string">
                <text:p>italiano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dub</text:p>
              </table:table-cell>
              <table:table-cell office:value-type="float" office:value="4864">
                <text:p>4864</text:p>
              </table:table-cell>
            </table:table-row>
            <table:table-row>
              <table:table-cell office:value-type="string">
                <text:p>daniel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859">
                <text:p>4859</text:p>
              </table:table-cell>
            </table:table-row>
            <table:table-row>
              <table:table-cell office:value-type="string">
                <text:p>chronicle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string">
                <text:p>helped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string">
                <text:p>researchers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>wonderful</text:p>
              </table:table-cell>
              <table:table-cell office:value-type="float" office:value="4847">
                <text:p>4847</text:p>
              </table:table-cell>
            </table:table-row>
            <table:table-row>
              <table:table-cell office:value-type="string">
                <text:p>wyoming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aig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string">
                <text:p>harry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4838">
                <text:p>4838</text:p>
              </table:table-cell>
            </table:table-row>
            <table:table-row>
              <table:table-cell office:value-type="string">
                <text:p>styles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printing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fairgrounds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contemporary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string">
                <text:p>allen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string">
                <text:p>deer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823">
                <text:p>4823</text:p>
              </table:table-cell>
            </table:table-row>
            <table:table-row>
              <table:table-cell office:value-type="string">
                <text:p>layer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greensburg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associates</text:p>
              </table:table-cell>
              <table:table-cell office:value-type="float" office:value="4814">
                <text:p>4814</text:p>
              </table:table-cell>
            </table:table-row>
            <table:table-row>
              <table:table-cell office:value-type="string">
                <text:p>twin</text:p>
              </table:table-cell>
              <table:table-cell office:value-type="float" office:value="4812">
                <text:p>4812</text:p>
              </table:table-cell>
            </table:table-row>
            <table:table-row>
              <table:table-cell office:value-type="string">
                <text:p>jason</text:p>
              </table:table-cell>
              <table:table-cell office:value-type="float" office:value="4811">
                <text:p>4811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sexual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mixed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>amounts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4797">
                <text:p>4797</text:p>
              </table:table-cell>
            </table:table-row>
            <table:table-row>
              <table:table-cell office:value-type="string">
                <text:p>specifically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abuse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string">
                <text:p>mathematics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string">
                <text:p>remaining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789">
                <text:p>4789</text:p>
              </table:table-cell>
            </table:table-row>
            <table:table-row>
              <table:table-cell office:value-type="string">
                <text:p>lived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butterfly</text:p>
              </table:table-cell>
              <table:table-cell office:value-type="float" office:value="4787">
                <text:p>4787</text:p>
              </table:table-cell>
            </table:table-row>
            <table:table-row>
              <table:table-cell office:value-type="string">
                <text:p>psp</text:p>
              </table:table-cell>
              <table:table-cell office:value-type="float" office:value="4786">
                <text:p>4786</text:p>
              </table:table-cell>
            </table:table-row>
            <table:table-row>
              <table:table-cell office:value-type="string">
                <text:p>chosen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string">
                <text:p>integrated</text:p>
              </table:table-cell>
              <table:table-cell office:value-type="float" office:value="4779">
                <text:p>4779</text:p>
              </table:table-cell>
            </table:table-row>
            <table:table-row>
              <table:table-cell office:value-type="string">
                <text:p>vanguard</text:p>
              </table:table-cell>
              <table:table-cell office:value-type="float" office:value="4778">
                <text:p>4778</text:p>
              </table:table-cell>
            </table:table-row>
            <table:table-row>
              <table:table-cell office:value-type="string">
                <text:p>catch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string">
                <text:p>ncaa</text:p>
              </table:table-cell>
              <table:table-cell office:value-type="float" office:value="4776">
                <text:p>4776</text:p>
              </table:table-cell>
            </table:table-row>
            <table:table-row>
              <table:table-cell office:value-type="string">
                <text:p>calgary</text:p>
              </table:table-cell>
              <table:table-cell office:value-type="float" office:value="4773">
                <text:p>4773</text:p>
              </table:table-cell>
            </table:table-row>
            <table:table-row>
              <table:table-cell office:value-type="string">
                <text:p>architecture</text:p>
              </table:table-cell>
              <table:table-cell office:value-type="float" office:value="4767">
                <text:p>476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string">
                <text:p>nearby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string">
                <text:p>missing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shared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tokyo</text:p>
              </table:table-cell>
              <table:table-cell office:value-type="float" office:value="4755">
                <text:p>4755</text:p>
              </table:table-cell>
            </table:table-row>
            <table:table-row>
              <table:table-cell office:value-type="string">
                <text:p>yamaha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string">
                <text:p>scene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mba</text:p>
              </table:table-cell>
              <table:table-cell office:value-type="float" office:value="4752">
                <text:p>4752</text:p>
              </table:table-cell>
            </table:table-row>
            <table:table-row>
              <table:table-cell office:value-type="string">
                <text:p>preview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>characteristics</text:p>
              </table:table-cell>
              <table:table-cell office:value-type="float" office:value="4749">
                <text:p>4749</text:p>
              </table:table-cell>
            </table:table-row>
            <table:table-row>
              <table:table-cell office:value-type="string">
                <text:p>trains</text:p>
              </table:table-cell>
              <table:table-cell office:value-type="float" office:value="4748">
                <text:p>4748</text:p>
              </table:table-cell>
            </table:table-row>
            <table:table-row>
              <table:table-cell office:value-type="string">
                <text:p>plays</text:p>
              </table:table-cell>
              <table:table-cell office:value-type="float" office:value="4747">
                <text:p>4747</text:p>
              </table:table-cell>
            </table:table-row>
            <table:table-row>
              <table:table-cell office:value-type="string">
                <text:p>improved</text:p>
              </table:table-cell>
              <table:table-cell office:value-type="float" office:value="4746">
                <text:p>4746</text:p>
              </table:table-cell>
            </table:table-row>
            <table:table-row>
              <table:table-cell office:value-type="string">
                <text:p>faith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string">
                <text:p>functions</text:p>
              </table:table-cell>
              <table:table-cell office:value-type="float" office:value="4742">
                <text:p>4742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string">
                <text:p>goods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tropical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lottery</text:p>
              </table:table-cell>
              <table:table-cell office:value-type="float" office:value="4733">
                <text:p>4733</text:p>
              </table:table-cell>
            </table:table-row>
            <table:table-row>
              <table:table-cell office:value-type="string">
                <text:p>stands</text:p>
              </table:table-cell>
              <table:table-cell office:value-type="float" office:value="4731">
                <text:p>4731</text:p>
              </table:table-cell>
            </table:table-row>
            <table:table-row>
              <table:table-cell office:value-type="string">
                <text:p>retaining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string">
                <text:p>tie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726">
                <text:p>4726</text:p>
              </table:table-cell>
            </table:table-row>
            <table:table-row>
              <table:table-cell office:value-type="string">
                <text:p>enfield</text:p>
              </table:table-cell>
              <table:table-cell office:value-type="float" office:value="4717">
                <text:p>4717</text:p>
              </table:table-cell>
            </table:table-row>
            <table:table-row>
              <table:table-cell office:value-type="string">
                <text:p>canned</text:p>
              </table:table-cell>
              <table:table-cell office:value-type="float" office:value="4715">
                <text:p>4715</text:p>
              </table:table-cell>
            </table:table-row>
            <table:table-row>
              <table:table-cell office:value-type="string">
                <text:p>ais</text:p>
              </table:table-cell>
              <table:table-cell office:value-type="float" office:value="4714">
                <text:p>4714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string">
                <text:p>array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string">
                <text:p>equine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string">
                <text:p>angel</text:p>
              </table:table-cell>
              <table:table-cell office:value-type="float" office:value="4707">
                <text:p>4707</text:p>
              </table:table-cell>
            </table:table-row>
            <table:table-row>
              <table:table-cell office:value-type="string">
                <text:p>camping</text:p>
              </table:table-cell>
              <table:table-cell office:value-type="float" office:value="4705">
                <text:p>4705</text:p>
              </table:table-cell>
            </table:table-row>
            <table:table-row>
              <table:table-cell office:value-type="string">
                <text:p>controller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mumbai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string">
                <text:p>bmw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string">
                <text:p>anywhere</text:p>
              </table:table-cell>
              <table:table-cell office:value-type="float" office:value="4698">
                <text:p>469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string">
                <text:p>irish</text:p>
              </table:table-cell>
              <table:table-cell office:value-type="float" office:value="4684">
                <text:p>4684</text:p>
              </table:table-cell>
            </table:table-row>
            <table:table-row>
              <table:table-cell office:value-type="string">
                <text:p>replace</text:p>
              </table:table-cell>
              <table:table-cell office:value-type="float" office:value="4682">
                <text:p>4682</text:p>
              </table:table-cell>
            </table:table-row>
            <table:table-row>
              <table:table-cell office:value-type="string">
                <text:p>hole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string">
                <text:p>meetings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cached</text:p>
              </table:table-cell>
              <table:table-cell office:value-type="float" office:value="4674">
                <text:p>4674</text:p>
              </table:table-cell>
            </table:table-row>
            <table:table-row>
              <table:table-cell office:value-type="string">
                <text:p>expect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detail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heads</text:p>
              </table:table-cell>
              <table:table-cell office:value-type="float" office:value="4671">
                <text:p>4671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carrier</text:p>
              </table:table-cell>
              <table:table-cell office:value-type="float" office:value="4667">
                <text:p>466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identified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string">
                <text:p>carriers</text:p>
              </table:table-cell>
              <table:table-cell office:value-type="float" office:value="4664">
                <text:p>4664</text:p>
              </table:table-cell>
            </table:table-row>
            <table:table-row>
              <table:table-cell office:value-type="string">
                <text:p>visiting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spent</text:p>
              </table:table-cell>
              <table:table-cell office:value-type="float" office:value="4661">
                <text:p>4661</text:p>
              </table:table-cell>
            </table:table-row>
            <table:table-row>
              <table:table-cell office:value-type="string">
                <text:p>atmosphere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string">
                <text:p>berkeley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string">
                <text:p>laboratory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4655">
                <text:p>4655</text:p>
              </table:table-cell>
            </table:table-row>
            <table:table-row>
              <table:table-cell office:value-type="string">
                <text:p>breast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string">
                <text:p>painting</text:p>
              </table:table-cell>
              <table:table-cell office:value-type="float" office:value="4653">
                <text:p>4653</text:p>
              </table:table-cell>
            </table:table-row>
            <table:table-row>
              <table:table-cell office:value-type="string">
                <text:p>gateway</text:p>
              </table:table-cell>
              <table:table-cell office:value-type="float" office:value="4652">
                <text:p>4652</text:p>
              </table:table-cell>
            </table:table-row>
            <table:table-row>
              <table:table-cell office:value-type="string">
                <text:p>choosing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alpha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reservation</text:p>
              </table:table-cell>
              <table:table-cell office:value-type="float" office:value="4647">
                <text:p>4647</text:p>
              </table:table-cell>
            </table:table-row>
            <table:table-row>
              <table:table-cell office:value-type="string">
                <text:p>plug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favorites</text:p>
              </table:table-cell>
              <table:table-cell office:value-type="float" office:value="4645">
                <text:p>4645</text:p>
              </table:table-cell>
            </table:table-row>
            <table:table-row>
              <table:table-cell office:value-type="string">
                <text:p>lord</text:p>
              </table:table-cell>
              <table:table-cell office:value-type="float" office:value="4643">
                <text:p>4643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string">
                <text:p>behavioral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jaguar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repeater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determined</text:p>
              </table:table-cell>
              <table:table-cell office:value-type="float" office:value="4637">
                <text:p>4637</text:p>
              </table:table-cell>
            </table:table-row>
            <table:table-row>
              <table:table-cell office:value-type="string">
                <text:p>cafe</text:p>
              </table:table-cell>
              <table:table-cell office:value-type="float" office:value="4635">
                <text:p>4635</text:p>
              </table:table-cell>
            </table:table-row>
            <table:table-row>
              <table:table-cell office:value-type="string">
                <text:p>certification</text:p>
              </table:table-cell>
              <table:table-cell office:value-type="float" office:value="4634">
                <text:p>4634</text:p>
              </table:table-cell>
            </table:table-row>
            <table:table-row>
              <table:table-cell office:value-type="string">
                <text:p>charger</text:p>
              </table:table-cell>
              <table:table-cell office:value-type="float" office:value="4633">
                <text:p>4633</text:p>
              </table:table-cell>
            </table:table-row>
            <table:table-row>
              <table:table-cell office:value-type="string">
                <text:p>assist</text:p>
              </table:table-cell>
              <table:table-cell office:value-type="float" office:value="4632">
                <text:p>4632</text:p>
              </table:table-cell>
            </table:table-row>
            <table:table-row>
              <table:table-cell office:value-type="string">
                <text:p>semi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string">
                <text:p>mouth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carb</text:p>
              </table:table-cell>
              <table:table-cell office:value-type="float" office:value="4627">
                <text:p>4627</text:p>
              </table:table-cell>
            </table:table-row>
            <table:table-row>
              <table:table-cell office:value-type="string">
                <text:p>accessory</text:p>
              </table:table-cell>
              <table:table-cell office:value-type="float" office:value="4626">
                <text:p>4626</text:p>
              </table:table-cell>
            </table:table-row>
            <table:table-row>
              <table:table-cell office:value-type="string">
                <text:p>banks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deluxe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string">
                <text:p>refer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watt</text:p>
              </table:table-cell>
              <table:table-cell office:value-type="float" office:value="4613">
                <text:p>4613</text:p>
              </table:table-cell>
            </table:table-row>
            <table:table-row>
              <table:table-cell office:value-type="string">
                <text:p>desk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string">
                <text:p>anniversary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string">
                <text:p>wolf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stills</text:p>
              </table:table-cell>
              <table:table-cell office:value-type="float" office:value="4607">
                <text:p>4607</text:p>
              </table:table-cell>
            </table:table-row>
            <table:table-row>
              <table:table-cell office:value-type="string">
                <text:p>hunter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4605">
                <text:p>4605</text:p>
              </table:table-cell>
            </table:table-row>
            <table:table-row>
              <table:table-cell office:value-type="string">
                <text:p>seed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string">
                <text:p>resulting</text:p>
              </table:table-cell>
              <table:table-cell office:value-type="float" office:value="4603">
                <text:p>4603</text:p>
              </table:table-cell>
            </table:table-row>
            <table:table-row>
              <table:table-cell office:value-type="string">
                <text:p>output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jon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liberty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string">
                <text:p>acids</text:p>
              </table:table-cell>
              <table:table-cell office:value-type="float" office:value="4598">
                <text:p>4598</text:p>
              </table:table-cell>
            </table:table-row>
            <table:table-row>
              <table:table-cell office:value-type="string">
                <text:p>louisville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input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string">
                <text:p>isn't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grande</text:p>
              </table:table-cell>
              <table:table-cell office:value-type="float" office:value="4591">
                <text:p>4591</text:p>
              </table:table-cell>
            </table:table-row>
            <table:table-row>
              <table:table-cell office:value-type="string">
                <text:p>sizes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string">
                <text:p>flexible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rider</text:p>
              </table:table-cell>
              <table:table-cell office:value-type="float" office:value="4584">
                <text:p>4584</text:p>
              </table:table-cell>
            </table:table-row>
            <table:table-row>
              <table:table-cell office:value-type="string">
                <text:p>excavator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warner</text:p>
              </table:table-cell>
              <table:table-cell office:value-type="float" office:value="4581">
                <text:p>4581</text:p>
              </table:table-cell>
            </table:table-row>
            <table:table-row>
              <table:table-cell office:value-type="string">
                <text:p>kevin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string">
                <text:p>arrived</text:p>
              </table:table-cell>
              <table:table-cell office:value-type="float" office:value="4578">
                <text:p>4578</text:p>
              </table:table-cell>
            </table:table-row>
            <table:table-row>
              <table:table-cell office:value-type="string">
                <text:p>drivers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classified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string">
                <text:p>controls</text:p>
              </table:table-cell>
              <table:table-cell office:value-type="float" office:value="4573">
                <text:p>4573</text:p>
              </table:table-cell>
            </table:table-row>
            <table:table-row>
              <table:table-cell office:value-type="string">
                <text:p>a.m</text:p>
              </table:table-cell>
              <table:table-cell office:value-type="float" office:value="4572">
                <text:p>4572</text:p>
              </table:table-cell>
            </table:table-row>
            <table:table-row>
              <table:table-cell office:value-type="string">
                <text:p>cookie</text:p>
              </table:table-cell>
              <table:table-cell office:value-type="float" office:value="4571">
                <text:p>457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4569">
                <text:p>4569</text:p>
              </table:table-cell>
            </table:table-row>
            <table:table-row>
              <table:table-cell office:value-type="string">
                <text:p>jesus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string">
                <text:p>bikes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nuclear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revealed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string">
                <text:p>messe</text:p>
              </table:table-cell>
              <table:table-cell office:value-type="float" office:value="4559">
                <text:p>4559</text:p>
              </table:table-cell>
            </table:table-row>
            <table:table-row>
              <table:table-cell office:value-type="string">
                <text:p>gates</text:p>
              </table:table-cell>
              <table:table-cell office:value-type="float" office:value="4557">
                <text:p>4557</text:p>
              </table:table-cell>
            </table:table-row>
            <table:table-row>
              <table:table-cell office:value-type="string">
                <text:p>roger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string">
                <text:p>dip</text:p>
              </table:table-cell>
              <table:table-cell office:value-type="float" office:value="4554">
                <text:p>4554</text:p>
              </table:table-cell>
            </table:table-row>
            <table:table-row>
              <table:table-cell office:value-type="string">
                <text:p>showed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string">
                <text:p>wii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brake</text:p>
              </table:table-cell>
              <table:table-cell office:value-type="float" office:value="4547">
                <text:p>4547</text:p>
              </table:table-cell>
            </table:table-row>
            <table:table-row>
              <table:table-cell office:value-type="string">
                <text:p>radios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string">
                <text:p>label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lifetime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booster</text:p>
              </table:table-cell>
              <table:table-cell office:value-type="float" office:value="4539">
                <text:p>4539</text:p>
              </table:table-cell>
            </table:table-row>
            <table:table-row>
              <table:table-cell office:value-type="string">
                <text:p>industries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doctors</text:p>
              </table:table-cell>
              <table:table-cell office:value-type="float" office:value="4535">
                <text:p>4535</text:p>
              </table:table-cell>
            </table:table-row>
            <table:table-row>
              <table:table-cell office:value-type="string">
                <text:p>shanghai</text:p>
              </table:table-cell>
              <table:table-cell office:value-type="float" office:value="4534">
                <text:p>4534</text:p>
              </table:table-cell>
            </table:table-row>
            <table:table-row>
              <table:table-cell office:value-type="string">
                <text:p>obesity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subjects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>mailing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utility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patch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string">
                <text:p>dangerous</text:p>
              </table:table-cell>
              <table:table-cell office:value-type="float" office:value="4512">
                <text:p>4512</text:p>
              </table:table-cell>
            </table:table-row>
            <table:table-row>
              <table:table-cell office:value-type="string">
                <text:p>directors</text:p>
              </table:table-cell>
              <table:table-cell office:value-type="float" office:value="4509">
                <text:p>4509</text:p>
              </table:table-cell>
            </table:table-row>
            <table:table-row>
              <table:table-cell office:value-type="string">
                <text:p>wooden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charts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clark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cab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cordless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jacksonville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cabinet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immortal</text:p>
              </table:table-cell>
              <table:table-cell office:value-type="float" office:value="4494">
                <text:p>4494</text:p>
              </table:table-cell>
            </table:table-row>
            <table:table-row>
              <table:table-cell office:value-type="string">
                <text:p>shuttle</text:p>
              </table:table-cell>
              <table:table-cell office:value-type="float" office:value="4493">
                <text:p>4493</text:p>
              </table:table-cell>
            </table:table-row>
            <table:table-row>
              <table:table-cell office:value-type="string">
                <text:p>versus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string">
                <text:p>vancouver</text:p>
              </table:table-cell>
              <table:table-cell office:value-type="float" office:value="4491">
                <text:p>4491</text:p>
              </table:table-cell>
            </table:table-row>
            <table:table-row>
              <table:table-cell office:value-type="string">
                <text:p>meals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explorer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string">
                <text:p>affect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4484">
                <text:p>4484</text:p>
              </table:table-cell>
            </table:table-row>
            <table:table-row>
              <table:table-cell office:value-type="string">
                <text:p>converter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comfortable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474">
                <text:p>4474</text:p>
              </table:table-cell>
            </table:table-row>
            <table:table-row>
              <table:table-cell office:value-type="string">
                <text:p>dl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string">
                <text:p>concrete</text:p>
              </table:table-cell>
              <table:table-cell office:value-type="float" office:value="4467">
                <text:p>4467</text:p>
              </table:table-cell>
            </table:table-row>
            <table:table-row>
              <table:table-cell office:value-type="string">
                <text:p>mounted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object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kg</text:p>
              </table:table-cell>
              <table:table-cell office:value-type="float" office:value="4463">
                <text:p>4463</text:p>
              </table:table-cell>
            </table:table-row>
            <table:table-row>
              <table:table-cell office:value-type="string">
                <text:p>profiles</text:p>
              </table:table-cell>
              <table:table-cell office:value-type="float" office:value="4462">
                <text:p>4462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traveling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string">
                <text:p>jeff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ore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string">
                <text:p>fossil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string">
                <text:p>consists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accurate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ng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string">
                <text:p>mmc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tabs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metabolism</text:p>
              </table:table-cell>
              <table:table-cell office:value-type="float" office:value="4433">
                <text:p>443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431">
                <text:p>4431</text:p>
              </table:table-cell>
            </table:table-row>
            <table:table-row>
              <table:table-cell office:value-type="string">
                <text:p>personnel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>
                <text:p>5th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string">
                <text:p>bend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credits</text:p>
              </table:table-cell>
              <table:table-cell office:value-type="float" office:value="4425">
                <text:p>44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advertisement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sam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string">
                <text:p>paso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dreams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apparel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cnet</text:p>
              </table:table-cell>
              <table:table-cell office:value-type="float" office:value="4412">
                <text:p>4412</text:p>
              </table:table-cell>
            </table:table-row>
            <table:table-row>
              <table:table-cell office:value-type="string">
                <text:p>corps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string">
                <text:p>believed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incorporated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moment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lesson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4401">
                <text:p>4401</text:p>
              </table:table-cell>
            </table:table-row>
            <table:table-row>
              <table:table-cell office:value-type="string">
                <text:p>journey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hr</text:p>
              </table:table-cell>
              <table:table-cell office:value-type="float" office:value="4398">
                <text:p>4398</text:p>
              </table:table-cell>
            </table:table-row>
            <table:table-row>
              <table:table-cell office:value-type="string">
                <text:p>betting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testimonials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yards</text:p>
              </table:table-cell>
              <table:table-cell office:value-type="float" office:value="4391">
                <text:p>4391</text:p>
              </table:table-cell>
            </table:table-row>
            <table:table-row>
              <table:table-cell office:value-type="string">
                <text:p>module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kai</text:p>
              </table:table-cell>
              <table:table-cell office:value-type="float" office:value="4386">
                <text:p>4386</text:p>
              </table:table-cell>
            </table:table-row>
            <table:table-row>
              <table:table-cell office:value-type="string">
                <text:p>booking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speaking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airfares</text:p>
              </table:table-cell>
              <table:table-cell office:value-type="float" office:value="4383">
                <text:p>4383</text:p>
              </table:table-cell>
            </table:table-row>
            <table:table-row>
              <table:table-cell office:value-type="string">
                <text:p>prepared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xp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exposure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f2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woods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string">
                <text:p>respect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installed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string">
                <text:p>hoodia</text:p>
              </table:table-cell>
              <table:table-cell office:value-type="float" office:value="4353">
                <text:p>4353</text:p>
              </table:table-cell>
            </table:table-row>
            <table:table-row>
              <table:table-cell office:value-type="string">
                <text:p>importance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husqvarna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string">
                <text:p>observed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actor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drama</text:p>
              </table:table-cell>
              <table:table-cell office:value-type="float" office:value="4343">
                <text:p>4343</text:p>
              </table:table-cell>
            </table:table-row>
            <table:table-row>
              <table:table-cell office:value-type="string">
                <text:p>northeast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basics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accepted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trucker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string">
                <text:p>boats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achieve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pine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nights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clipart</text:p>
              </table:table-cell>
              <table:table-cell office:value-type="float" office:value="4319">
                <text:p>431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318">
                <text:p>4318</text:p>
              </table:table-cell>
            </table:table-row>
            <table:table-row>
              <table:table-cell office:value-type="string">
                <text:p>acquired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tells</text:p>
              </table:table-cell>
              <table:table-cell office:value-type="float" office:value="4314">
                <text:p>4314</text:p>
              </table:table-cell>
            </table:table-row>
            <table:table-row>
              <table:table-cell office:value-type="string">
                <text:p>anthony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adams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thai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expositions</text:p>
              </table:table-cell>
              <table:table-cell office:value-type="float" office:value="4302">
                <text:p>4302</text:p>
              </table:table-cell>
            </table:table-row>
            <table:table-row>
              <table:table-cell office:value-type="string">
                <text:p>forced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string">
                <text:p>printed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uscg</text:p>
              </table:table-cell>
              <table:table-cell office:value-type="float" office:value="4298">
                <text:p>4298</text:p>
              </table:table-cell>
            </table:table-row>
            <table:table-row>
              <table:table-cell office:value-type="string">
                <text:p>imac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creation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column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reducing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ahead</text:p>
              </table:table-cell>
              <table:table-cell office:value-type="float" office:value="4281">
                <text:p>4281</text:p>
              </table:table-cell>
            </table:table-row>
            <table:table-row>
              <table:table-cell office:value-type="string">
                <text:p>escape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ds</text:p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string">
                <text:p>tourist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formerly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pure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arlington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employers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concerns</text:p>
              </table:table-cell>
              <table:table-cell office:value-type="float" office:value="4266">
                <text:p>4266</text:p>
              </table:table-cell>
            </table:table-row>
            <table:table-row>
              <table:table-cell office:value-type="string">
                <text:p>rubber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whatever</text:p>
              </table:table-cell>
              <table:table-cell office:value-type="float" office:value="4261">
                <text:p>4261</text:p>
              </table:table-cell>
            </table:table-row>
            <table:table-row>
              <table:table-cell office:value-type="string">
                <text:p>failed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shock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railway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finished</text:p>
              </table:table-cell>
              <table:table-cell office:value-type="float" office:value="4249">
                <text:p>4249</text:p>
              </table:table-cell>
            </table:table-row>
            <table:table-row>
              <table:table-cell office:value-type="string">
                <text:p>fracture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string">
                <text:p>ear</text:p>
              </table:table-cell>
              <table:table-cell office:value-type="float" office:value="4244">
                <text:p>4244</text:p>
              </table:table-cell>
            </table:table-row>
            <table:table-row>
              <table:table-cell office:value-type="string">
                <text:p>artery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string">
                <text:p>planned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biology</text:p>
              </table:table-cell>
              <table:table-cell office:value-type="float" office:value="4236">
                <text:p>4236</text:p>
              </table:table-cell>
            </table:table-row>
            <table:table-row>
              <table:table-cell office:value-type="string">
                <text:p>cameras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abs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faceplates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string">
                <text:p>dos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string">
                <text:p>aerial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bruce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deficiency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>reporter</text:p>
              </table:table-cell>
              <table:table-cell office:value-type="float" office:value="4218">
                <text:p>4218</text:p>
              </table:table-cell>
            </table:table-row>
            <table:table-row>
              <table:table-cell office:value-type="string">
                <text:p>processes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string">
                <text:p>boulevard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banner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unix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widely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covering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coordinates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discounts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mega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als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blvd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string">
                <text:p>trouble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teens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twice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nash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rod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>gresham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string">
                <text:p>g5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salary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let's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robinson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string">
                <text:p>contained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string">
                <text:p>managed</text:p>
              </table:table-cell>
              <table:table-cell office:value-type="float" office:value="4175">
                <text:p>4175</text:p>
              </table:table-cell>
            </table:table-row>
            <table:table-row>
              <table:table-cell office:value-type="string">
                <text:p>chamber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reached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ss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supports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ace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actions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string">
                <text:p>canyon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glossary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ministry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identify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honor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jefferson</text:p>
              </table:table-cell>
              <table:table-cell office:value-type="float" office:value="4151">
                <text:p>4151</text:p>
              </table:table-cell>
            </table:table-row>
            <table:table-row>
              <table:table-cell office:value-type="string">
                <text:p>monitors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string">
                <text:p>ethnic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relevant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normally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rings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barbara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string">
                <text:p>efficient</text:p>
              </table:table-cell>
              <table:table-cell office:value-type="float" office:value="4138">
                <text:p>4138</text:p>
              </table:table-cell>
            </table:table-row>
            <table:table-row>
              <table:table-cell office:value-type="string">
                <text:p>img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addresses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finger</text:p>
              </table:table-cell>
              <table:table-cell office:value-type="float" office:value="4134">
                <text:p>4134</text:p>
              </table:table-cell>
            </table:table-row>
            <table:table-row>
              <table:table-cell office:value-type="string">
                <text:p>htm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experiences</text:p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string">
                <text:p>attached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inner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rochester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barrier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relationships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lucky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beaches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happen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adsense</text:p>
              </table:table-cell>
              <table:table-cell office:value-type="float" office:value="4109">
                <text:p>4109</text:p>
              </table:table-cell>
            </table:table-row>
            <table:table-row>
              <table:table-cell office:value-type="string">
                <text:p>ak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string">
                <text:p>developer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passenger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ceo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string">
                <text:p>knows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candidate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sharing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burn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accident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noise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folk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mercury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heroes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practices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odds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employer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ceiling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string">
                <text:p>producing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queens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geographic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cardiac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string">
                <text:p>inspection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formal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platinumcheap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dodge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bond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cingular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foster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floral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1900live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string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hose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admissions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resume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paying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birmingham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minneapolis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customs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trim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rome</text:p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string">
                <text:p>comic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identity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britain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bought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delivered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zones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responsibility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pic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cache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brooklyn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cambridge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angels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exist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bulletin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midwest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ram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anatomy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losing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string">
                <text:p>sitting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courts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finds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twenty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commander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initially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participants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kinds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trained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au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earned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acts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deliver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follows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string">
                <text:p>renaissance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hearing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grass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capable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tall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argument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carpal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hf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bangkok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infection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lift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string">
                <text:p>ending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grace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mice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outer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attorneys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arab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broad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norfolk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admin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permission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galleries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hop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northwestern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aspects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rehabilitation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coupon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carried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certificate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gmbh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lane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caught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engineer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av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aviation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lion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automatically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alerts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conducted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coal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tricks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nextel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bangladesh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providence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infant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ch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euclidean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dose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suggestions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truly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taste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rising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brass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knight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crochet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dental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cosmos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assigned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patrick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layout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themes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certainly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rural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mesa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jordan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consumption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adventures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administrative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cnn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string">
                <text:p>herself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procedure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nbsp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you've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css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plain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d.c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initiative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grey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adam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coastal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lsat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upgrade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seeing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debate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beer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vhf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lb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myself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biological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stats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finder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saturn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elevated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pcs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pest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calcium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america's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musicfree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fix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compatible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puzzle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animated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divided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string">
                <text:p>beans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collections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consultants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enemy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streets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cisco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xxxxarczipcheap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string">
                <text:p>principal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acting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colored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trademarks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cedar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>farms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string">
                <text:p>negative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cc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demo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supplied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peninsula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marriott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attempts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healing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carter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indicate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supplier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compensation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push</text:p>
              </table:table-cell>
              <table:table-cell office:value-type="float" office:value="3735">
                <text:p>373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grown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admission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pulse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string">
                <text:p>trends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civic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string">
                <text:p>alexander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dynamic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lewis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supplement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tilt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labels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protected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guns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headquarters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massive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bright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cooling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den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bet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3701">
                <text:p>3701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digg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karaoke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ringtones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gardener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stocks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territory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dot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herbs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milford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cgi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miniature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string">
                <text:p>picks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lock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vocabulary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periods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garage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participate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hey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alumni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forearm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brings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sponsors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catering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element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automobile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dvds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portugu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riverside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ordered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duration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aim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triglycerides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string">
                <text:p>decide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viewed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grill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steering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percentage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string">
                <text:p>holy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hurricane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hell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string">
                <text:p>bodies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pleasant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sheets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colonial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slide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appraisers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awareness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frequent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harvest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integration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agricultural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alive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bowling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legacy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chrysler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arc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balls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string">
                <text:p>cruises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they're</text:p>
              </table:table-cell>
              <table:table-cell office:value-type="float" office:value="3578">
                <text:p>3578</text:p>
              </table:table-cell>
            </table:table-row>
            <table:table-row>
              <table:table-cell office:value-type="string">
                <text:p>fats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elect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string">
                <text:p>productions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stomach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mechanism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franchise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fireplace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choices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inflammation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associate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kent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coin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numbness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deadline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ancestry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bull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string">
                <text:p>ce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string">
                <text:p>walker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string">
                <text:p>pg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wow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empty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flea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meets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moderate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discoveries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horizon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5.00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drinks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halloween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bedroom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coupons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cuba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directv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heater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excess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bread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settlement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holders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moves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kohaku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turning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obtain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string">
                <text:p>challenges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collar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objects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podcast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rocky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enterprises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bringing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ross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aware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trend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audi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vldl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bound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puppies</text:p>
              </table:table-cell>
              <table:table-cell office:value-type="float" office:value="3494">
                <text:p>3494</text:p>
              </table:table-cell>
            </table:table-row>
            <table:table-row>
              <table:table-cell office:value-type="string">
                <text:p>crack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journalism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nederlands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rivers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connections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teenage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troy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metabolic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afternoon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7th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fingers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signals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mhz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ambassador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exciting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sessions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breaks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weak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trimming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chairs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congr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>import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foam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matrix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g4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yahoo.co.uk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entered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ron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edward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preferred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killer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athletic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copies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plumbing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circulation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butterflies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officially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decorative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expanded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boot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amendment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charged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greg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ryan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xxxxnetzero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te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vessel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landing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motors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adopted</text:p>
              </table:table-cell>
              <table:table-cell office:value-type="float" office:value="3414">
                <text:p>3414</text:p>
              </table:table-cell>
            </table:table-row>
            <table:table-row>
              <table:table-cell office:value-type="string">
                <text:p>plot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boots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sporting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tagged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musicians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beijing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baskets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bergen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composition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branding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focused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si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aka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chargers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eco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damages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concepts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dresses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slowly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naked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mustang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string">
                <text:p>f3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editorial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concord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newly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pole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dubai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larry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earning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rankings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v7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alltel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sensor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plenty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roads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seeds</text:p>
              </table:table-cell>
              <table:table-cell office:value-type="float" office:value="3359">
                <text:p>3359</text:p>
              </table:table-cell>
            </table:table-row>
            <table:table-row>
              <table:table-cell office:value-type="string">
                <text:p>threat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naraku's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champion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sequence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painted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here's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dancing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vitamins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illustrated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wv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exit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disabled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composed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mitsubishi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amateur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counseling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g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husband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tons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broadcasting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hanging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mom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efficiency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capitol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consumers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essay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melbourne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candidates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shell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accessible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alan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charlie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presents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accommodations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dna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calorie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mining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commodore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spiritual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creates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trojan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conflict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ceremony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exact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carpet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1980s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excel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measured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patent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hooves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collected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alt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overseas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donation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i'll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>florists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invasion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euchre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loop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mph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constant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hobby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unusual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ken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enhanced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string">
                <text:p>crown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dimensions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ramos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peru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cotton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attended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fossils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concerned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audience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arabic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banking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nova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minority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collect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ports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leisure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paypal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hospitals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mccain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montgomery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polski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churches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effectively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li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hero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alternate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cabbage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bottle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bomb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ingredients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mesh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arthur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spending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legislation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armed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bark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arteries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alarm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planners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_blank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bow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commitment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chevrolet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cure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broadway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bio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institutions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matches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chase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acute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linda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atherosclerosis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absolutely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cakes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jean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candy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happens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arrested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fleece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lisa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authorities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s40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rs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bug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artificial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abroad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describe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hypertension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alberta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arrow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departments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dies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jacket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mercedes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drives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looked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rugby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loved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chemistry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successfully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casa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veterinary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progressive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geological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voip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shin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estimates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nose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chrome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logic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ind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anne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norton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christopher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hotmail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conditioning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distributed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bears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naturally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appeal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appliance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diving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nascar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candle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spray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coins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biz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favourite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risks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scan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carrying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itching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headset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innovative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concern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populations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angles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fell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awesome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adjustable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nd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cuisine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operators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philosophy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mlb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laboratories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edwards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defend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imaging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agreed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wet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koga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radiation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depends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checkout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danger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chevy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string">
                <text:p>builders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del.icio.us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cigarette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contributions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welding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entirely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experimental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depiction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fits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fibromyalgia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define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panasonic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touchdown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anonymous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complications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decades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breeders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commons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cherry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ellis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classroom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represents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russell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appointed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boost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towns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conversation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illness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honolulu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payroll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estimate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1990s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rep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encourage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males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favor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closer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nick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horse's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mention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hispanic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responses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antarctica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tough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1th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fetal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antivirus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asking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gb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indeed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18th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basin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libraries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fruits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decisions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submission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albuquerque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invite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15th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expand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knitting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970s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controversy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kgb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dealing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subway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duties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indicates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residence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expanding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pound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humor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decreased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announces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gi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dean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matching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cna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dust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promise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blast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symbol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douglas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companion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apparently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makers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receptor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andy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displays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handbook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graham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economics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folge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xavier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reunion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assets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absolute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buses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shepherd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convenient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colony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designated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shelf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eligible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equus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augustine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dishes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functional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thousand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monroe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cookies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rim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affiliates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attend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volcanoes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enhance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cord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entrance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lo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9th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passing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acres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regulation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poverty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fujitsu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excessive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spy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keeps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chemicals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advantages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hyatt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affiliated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greatly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deputy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rangers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compost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proud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brush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grounds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roberts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cylinder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unfortunately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exterior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grab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cute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gloves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masters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3.0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doubt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bookmarks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kick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das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congo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bigger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establish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charters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displayed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constructed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cyprus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string">
                <text:p>appointment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exhibit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moore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genre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definitely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kagura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brownsville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0th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harrison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invention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pioneer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lovers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root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reno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advisor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fold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17th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sir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dublin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compliance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carefully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claimed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tasks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contrast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curriculum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christ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restoration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cuts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drum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expressed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visited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allied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structural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disaster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dept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earthquakes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bronze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drawn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walter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hampton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shark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platinum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approval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advisory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cellphone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definitions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lawyers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dirt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>
                <text:p>closing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imagine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pond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decade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jennifer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endurance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roses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cooper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authorized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1960s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interstate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commentary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minerals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string">
                <text:p>comp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capabilities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cds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string">
                <text:p>analyst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stopped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adds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ventures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audiovox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21st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bulk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dependent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tires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describes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capture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manufactured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generate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improvements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barry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destruction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fever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>enable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blend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confidence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pie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busy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whereas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cleanup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0.00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doll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roster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lightning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dropped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barefoot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quiet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delicious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diy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appliances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enlarge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folding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string">
                <text:p>bills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surf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asset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aquarium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listening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extent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prove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criteria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bobby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gen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entering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string">
                <text:p>pension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consistent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pci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chuck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counting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bicycle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detention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fault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beast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earthquake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courtesy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returning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backgammon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considering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faces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flex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silk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conferences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frozen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por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specialized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chiefs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laura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outfitters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coaching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operates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yesterday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costume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expat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aren't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americas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vw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emperor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cruz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um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heaven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herb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mario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detection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announcements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chi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forming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converted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additionally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ll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cinema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baker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2th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jimmy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errors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titanium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mga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herbal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receives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conventional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actress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afghans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barrington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seating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ebook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squadron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capability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amplifier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ankle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ah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arranged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requirement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reseller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14th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billy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cups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feels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bearing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string">
                <text:p>gazette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bean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dear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abilities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bonuses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lookup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reflect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16th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boss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guidance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utilities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bahrain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excellence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gap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protective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dad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olympics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diagnosed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cabin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checking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rotation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chords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binding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auctions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brick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refers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measuring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climbing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terry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controllers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persian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ana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whenever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festivals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exploration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podcasts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contractor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wells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cheshire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intensive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boom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traditions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pampered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represented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columns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arabia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greenhouse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dressage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erie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freeware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aged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snap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locate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brochure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earnings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falcon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horror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carries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investors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zoo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descriptions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suffering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savannah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championships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bedding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ha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celebration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participation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buzz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heather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acer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sol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fastest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canine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permit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holes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passion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aa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engineers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prairie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familiar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xml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cite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altaic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boxing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amsterdam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rapids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bat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exotic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dominican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desire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divorce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cr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bahasa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implementation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colin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albert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missile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autos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instructor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beneath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stewart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expires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cf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harmony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associations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directories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amy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batman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gross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string">
                <text:p>abandoned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liberal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explains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pairs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games.com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expense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nuts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amenities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ass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coated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comcast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poetry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mirrors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gathering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decorations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acoustic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bi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funeral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coaches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flood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meta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anemia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babies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aurora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nancy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elegant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difficulty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saddle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aspect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karen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pub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preparing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cage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kills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artichoke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4x4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sought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lt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ie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string">
                <text:p>invitation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documentary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occasions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fitting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amazon.com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brisbane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ddr2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coolant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veggie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operational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assisted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>alphabet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initiatives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string">
                <text:p>campbell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compound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ge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requested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nigeria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beam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extinction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butler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wearing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cambodia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charitable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layers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mobility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ultimately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braid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notre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exists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rough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canton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ban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bon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condoleezza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boarding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kirara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defeated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applying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recruitment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grew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davidson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vascular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ranging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bonds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cobra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indians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bariatric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aftermarket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ddr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renewable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elsewhere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belly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absorption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pat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therapeutic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collector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cognitive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chennai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magyar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bakers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slim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string">
                <text:p>l.a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seemed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acquisition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promoting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checks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englewood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forex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cloth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constantly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cargo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amd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subsequent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realize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recruiting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anna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genus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salon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buyer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linear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string">
                <text:p>bankotsu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pe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alexian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broke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composer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folder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moms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indexed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anyway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brownie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complaints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ancestors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duck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fake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chattanooga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apricot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civilians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firms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augustinian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cages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caps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dame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elevation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alternatives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gamespy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broker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probe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actors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lipids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arrive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pst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citations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aol.com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ist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reed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beverage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applicable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essentially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contribution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fatigue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peer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experiment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submarine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croatia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siemens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batterytoshiba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hormone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cal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nutrients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departure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aired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tale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attachment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airways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dennis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chess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invited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concerts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brazilian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eclipse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disabilities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volt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huntington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recall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bold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duke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emotional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outline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ellen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morocco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consult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13th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celebrate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legends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babysitting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ba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valuation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bradley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mtv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atom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advocate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jane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che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alfred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afb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curve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donations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elderly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affects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recreational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precision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asi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packs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armor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ao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greensboro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asks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barcelona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besides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expertise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injection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cooperation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devil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characterized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cad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joining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crowd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aside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aspen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chains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dem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rumiko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flooring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infected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pig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inexpensive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alexandria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consultation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acceptance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cypress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wallace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airports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concerning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gamecube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centuries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cemetery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enemies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assignment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observer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a1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specified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corrections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mood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beginner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criticism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pd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hel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lepidoptera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legitimate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abortion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midfielder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attraction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trench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coconut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fusion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orientatio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adjust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ada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grip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gauge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denied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monterey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johannesburg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beneficial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kilometers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circular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angina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configuration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1950s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consent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ink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islam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sdram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donna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clara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grocery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arterial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mag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lobby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compaq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tops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about.com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considerable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antiques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irvine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brunswick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attachments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intellectual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wallpapers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evolved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bugs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filling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floors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corridor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hospitality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intro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decks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drums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that’s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axis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fur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chapel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belts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governments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announcement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laundry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ai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reptiles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company's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gaza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abdomen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equestrian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cabinets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effectiveness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asp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abnormal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depot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caterpillar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switches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probability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combo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bottles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believes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acceptable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bankruptcy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antarctic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fortune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clicking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dense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beverly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accompanied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dawn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berry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administrator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challenged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amiga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genesis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applies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cent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compression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glasses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edmonton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borg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aerobic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recover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insight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durable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lighter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dolls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hopes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magnesium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bs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brussels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burial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conclusion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adapted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burlington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simpson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bamboo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aaa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clinics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methane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counsel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icons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establishment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abdominal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chambers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p.o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axle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anytime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_export.php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bait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hawk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arq1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surrender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highland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merged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aboard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diary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db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reproduction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adequate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litter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breath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attitude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caring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lafayette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chose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dictionaries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celebrities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dont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drops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disambiguation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objective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arnold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cancel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presidency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creator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careful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auburn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atmospheric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appearances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huygens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alloy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astuce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blades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myspace.com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e.t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nt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commissioned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participates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accidents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breathing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debut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bases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apt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pong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accessibility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appaloosa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weird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enjoyed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forth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dozen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avon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discrimination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annually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ams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dried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battles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salaries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arrangement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emerging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cribbage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gentle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fifty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jungle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25th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admiral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appreciate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databases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cornell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arise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geo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solaris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dynamics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architectural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motels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photovoltaic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ash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midway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aaron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bucks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legislature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genes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cheaper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advent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contributed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af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supporters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bumper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3a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bulldog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extinct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genetics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bite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ef0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consisting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corvette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casual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nail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candles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arch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altitude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ted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andrews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rehab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benz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oscar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corners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absence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debris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calendars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eds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volkswagen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objectives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flip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cia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hound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arrest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22nd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sculpture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float" office:value="7030">
                <text:p>7030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fellowship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ion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hang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belief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cardio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bangalore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prospective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bolivia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facial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walnut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additions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complaint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agenda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betty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alameda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condo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dive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astro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bernard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burns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bennett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paige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crimes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benzin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bargain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tender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aimed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angry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acupuncture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banana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messaging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adjusted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influenced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canvas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earthlink.net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buena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conditions_and_diseases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occurring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licenses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hobbies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basement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klingon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deadly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macau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boutique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can’t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4th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mortgages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johns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rookie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bang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adapters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budgeting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ali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augusta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bedrooms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backed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esky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disposal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fuck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brooks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bedded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attribute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addiction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outsourcing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index.html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thickness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flies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j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photoshop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dome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30th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campaigns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advocacy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arrives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blogger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attract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circus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calif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collectibles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durban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dig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carson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symptom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cpa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buick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equally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analog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photograph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brakes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adopting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pots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beads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surveillance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barriers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collapse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exclusively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extends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retailers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comm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easiest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trash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afford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floating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generations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atlantis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dozens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bridgeport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adelaide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closest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eve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coil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calculated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interpretation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accommodate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noaa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mohammad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exams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collaboration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carbohydrates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considerations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behaviour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absorbed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ata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buried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0.00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6.1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durham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anterior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alzheimer's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cumberland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difficulties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grams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architect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brokers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incidence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elvis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delegate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assumed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cock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arbor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algeria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scar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bunch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23rd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thereby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bridges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bead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cents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fails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hoping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catfish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condos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abraham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oaks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fairs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inland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metallic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bypass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gel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midland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dialect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bacteria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tends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alter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surrounded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firefox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bloggers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translated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attendance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auxiliary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deadliest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detox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caterers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succeed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beverages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bhutan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coliseum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mateo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edo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compounds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bust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boca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decoration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adverse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authentic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optimal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aquatic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bare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eesti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archery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malta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beliefs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doesn’t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belize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coa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acquire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alike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ef1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acc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ock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gujarat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enthusiasts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behalf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stark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consistently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algebra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accused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colonies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aims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dans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childrens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cow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alto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begun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guild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cu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centered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actively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distinguished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dam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commissioner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outcome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flavor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daewoo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brackets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affecting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din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armenia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autumn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defeats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ae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recap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fta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altered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ourselves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characteristic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essentials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decals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engage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jeremy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.00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extraordinary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mothers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dispute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blake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appearing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assembled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attach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conjunction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foreclosure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convergent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afraid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preliminary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27th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bachelor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paleontology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ethernet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founding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brett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headsets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consist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1865">
                <text:p>187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solving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admitted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acre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crescent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29th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28th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cleaners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dressing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breakdown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7.5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marines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2gb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a.s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edinburgh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mtn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brook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argus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accreditation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browsing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joystick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katrina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sherman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amstrad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decommissioned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albania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afghanistan's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ethanol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hart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carroll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ast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alton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amtrak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2.00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continuously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attempting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makeup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12v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26th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catalogue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spokane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circles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2.8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develops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drill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duct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hotjobs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phenomenon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arsenal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faso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2.6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850live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cartridges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crowne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bonnie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lining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defunct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baked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bbq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badge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travelling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claire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advances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6.2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aries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blu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compass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daytona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breeze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desserts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gibraltar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alcatel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fancy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pumpkin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crane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aus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entertainer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dealership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coating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cathedral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accomplished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aluminium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ashland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baldwin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antigua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bundle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kenneth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guilty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bloomington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commercials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diamonds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everett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experiencing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della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farmer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contributing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razr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floppy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andre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cone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foundations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asthma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demonstration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carbs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auch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butt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apparatus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33rd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attributed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automobiles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1gb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oval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destiny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burkina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foil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axioms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complement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chin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modifications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gregory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appeals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dialogue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inca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conducting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advertisers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emerged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fixture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carts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curtis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easton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moreover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allan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analyses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ergo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9.9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disasters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curious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committees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1862">
                <text:p>1860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colon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banned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affair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acetylene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greenwich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banners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chow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bombay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john's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bolts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ntsc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abundant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commonwealth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accent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adjustments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csn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comparisons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ids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duncan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checkers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destroying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banquet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ant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hezb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execution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jeu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advertisements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cn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20.00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clash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advised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battlefield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advocates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achieving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discipline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aspirin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drainage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bo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elimination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bantam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0.916666666666667">
                <text:p>0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beacon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hardcover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amc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hungry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arrange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beaufort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lakewood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azerbaijan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beaver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achievements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buys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competing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accordance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alphabetical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athlete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barnes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abi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adipex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hyderabad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appetite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chen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clin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angela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barely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accepts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akai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appreciation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anthem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encore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composers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calculations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dominated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celebrations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baden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bella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2.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fertility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bordeaux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alexis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float" office:value="0.375">
                <text:p>0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brent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4.90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aguadilla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brookfield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anglers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advise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catching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enters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faults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advisors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icp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evaluating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0.1016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cracks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britney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bis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cairo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boone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dancers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bentley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discs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dobson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align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aerobics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gallon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512mb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bethlehem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adc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att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backs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averatec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citrus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unclear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apo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airdate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bios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comparative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7.0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api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champagne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cement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aci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exchanges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clerk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accepting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bakersfield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chestnut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beth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alleged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donkey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beaten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amusement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consuming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8.5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aires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11354">
                <text:p>11350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academics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0.416666666666667">
                <text:p>0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a7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attributes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brushes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bells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arrhythmias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7.2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hiding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9.99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divergent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aftermath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apex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dis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brave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accountants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bracelets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aiptek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equations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aston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differently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boring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8859">
                <text:p>8860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casserole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bcm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comprising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5.00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diagrams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0.9.7a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acom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firing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agfa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fischer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celebrated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cardiology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asrock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ballroom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citing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absent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cabo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adware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dubbed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bulls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a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brochures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animations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alignment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activist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ajp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delight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12345678910">
                <text:p>12345678910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enpower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chicony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capssa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arcom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56mb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bracelet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achitec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alaris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actmemory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cartidentify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enclosed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commanded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panda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coke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0.0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rotate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8.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anguilla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centris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ad.doubleclick.net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50th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deli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aerospace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births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.50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0.833333333333333">
                <text:p>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coordinators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bowel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digging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b.c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ballet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imposed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7.1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csx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elevator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9.95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cajun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accordingly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4x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25.0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adrian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afterwards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hist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3.00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finances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christina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burst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boeing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digit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digestion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1846">
                <text:p>185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backdoor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040ez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addressing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apoe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b1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49.9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biol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bradford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bake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dus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alias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battalion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analyze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accord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favorable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bu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chiropractic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affections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allergic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assemble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brace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bins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duluth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adaptive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4.95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accountant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2.2.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anglo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administrators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allocation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2.00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ancestor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battleship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000s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2100planned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excluding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2010crystal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8.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archaeopteryx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940s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basalt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barbecue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billiards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avp2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70s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blossom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4.95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chill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apartheid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2.2.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bitter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cheating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climates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audiences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200xl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courage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company.all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crystalline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aboutsitemapall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adrenal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demanding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bipolar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ala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centipede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9.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irbus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armageddon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00.0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auditorium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exclusion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4mb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920s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burton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amid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9ers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alterations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amherst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continuity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barre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briefcase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amarillo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ide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bien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3m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camcorders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assessments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bleach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cancun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ivan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aj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appealing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collapsed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canberra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bient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869">
                <text:p>187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040a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.5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1864">
                <text:p>186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beagle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autoimmune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ambulance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bathtub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abilene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abdo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aiken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arrows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abt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1701">
                <text:p>170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0.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cunningham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28mb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.9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adjusting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averages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inventors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5.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.0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8.3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f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bounty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1789">
                <text:p>17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andes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ack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barber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1868">
                <text:p>187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3bs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collectively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beachfront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9.99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0.458333333333333">
                <text:p>0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30.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beings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alot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clearinghouse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assumes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0.103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argentine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annoying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deviation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breathe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1776">
                <text:p>178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4.9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crushed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75.0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9.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cheerleading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aten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davies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7.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flamingo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1.00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9.9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68005">
                <text:p>6801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0.625">
                <text:p>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attendees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birch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arrests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6502">
                <text:p>650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bowie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.0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401k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0.666666666666667">
                <text:p>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angiotensin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2nd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abbey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anthropology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champs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axe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0.333333333333333">
                <text:p>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849">
                <text:p>185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60s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0.112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absorbs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1848">
                <text:p>185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bowdoin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.6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baghdad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accumulate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adaptor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alberto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briefing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11th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accessing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0,000,00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belonging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m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algebraic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alberghi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alta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x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1844">
                <text:p>184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acs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800s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amos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baron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1775">
                <text:p>178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1842">
                <text:p>184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almanac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.2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affiliations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867">
                <text:p>187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08opale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11358">
                <text:p>1136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9.0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,000,00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0.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catalan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.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1797">
                <text:p>180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2.9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.9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a.d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antibodies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.2.1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avw.php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11355">
                <text:p>1136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0.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accessoriesdog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.2.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.9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6.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a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9.9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bosanski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.0.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855">
                <text:p>186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01k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6v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autonomous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1853">
                <text:p>18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biomedical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advisories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040x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autor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1819">
                <text:p>182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alfalfa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1871">
                <text:p>187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50.0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858">
                <text:p>186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albeit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afghani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.000000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.3.4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.3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.0.5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bunker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.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aesthetics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anchored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apteryx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1815">
                <text:p>182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.5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1783">
                <text:p>178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assign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abide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amer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59.9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829">
                <text:p>183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.9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99.0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1854">
                <text:p>185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7.99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6.9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0.3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alligator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1847">
                <text:p>185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1839">
                <text:p>184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australia's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5.0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1801">
                <text:p>180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abunza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.117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.9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40nr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1831">
                <text:p>183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.9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0th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2890844526">
                <text:p>289084453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12131415161718">
                <text:p>1213141516172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818">
                <text:p>182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262728293031">
                <text:p>26272829303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1777">
                <text:p>178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0.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1804">
                <text:p>180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8th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1838">
                <text:p>184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25.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a1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.2.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.7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824">
                <text:p>182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809">
                <text:p>181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0.5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1822">
                <text:p>182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6mb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,500,00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.1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2555">
                <text:p>256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5th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.2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05k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0min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00.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.1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5.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aspirations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1.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.0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09sun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843">
                <text:p>184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2a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50.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7.9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800planned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1.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.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009tue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.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.4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1827">
                <text:p>183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b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9th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00x25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833">
                <text:p>183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04k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antwerpe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alamogordo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.1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9.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time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mi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.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2.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.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1599">
                <text:p>16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24x76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11706">
                <text:p>117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00p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,500,0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.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080i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0.107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500s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,250,0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6.9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.2.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1.9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.9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16th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4.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.1.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3.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absurd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0.9.8b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3.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0.100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1784">
                <text:p>178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4v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adapting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mg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5.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.2.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00s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0.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.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00webspace.net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01">
                <text:p>13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p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0.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.3.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.1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.4.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.0.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700s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14159">
                <text:p>31416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10th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0s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.4.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99s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.2.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4.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1764">
                <text:p>17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.1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.1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.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00a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2142">
                <text:p>21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.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.9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.3.2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596">
                <text:p>16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737">
                <text:p>17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600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.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.9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9reposted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.1.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.1.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0.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.230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0.9.8c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0000000000000001.00000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0.9.8i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.2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525">
                <text:p>15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.109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001">
                <text:p>100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604">
                <text:p>16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.3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.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.0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0000000000000002.000000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0000volvo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.4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.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0s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px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177">
                <text:p>11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0.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.2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.2.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333">
                <text:p>13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5.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.4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00ff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.2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.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2345">
                <text:p>123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.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.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.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.108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.2.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.0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0000000000000003.00000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0,0,10000,100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0.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0017">
                <text:p>100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0.0s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.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a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.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.0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.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.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.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.3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pmsat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9.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.4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.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.5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.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.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.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.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.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.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.2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.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.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00000000000009.000000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.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0.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0.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.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0.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0.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0.0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0.259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0,25197,235196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0.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0000000000000042.000000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0.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0.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0,1518,567286,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.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.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0000000000000030.000000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0.8a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.05a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0000000000000011.000000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0.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0,8599,1840419,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000000000000025.000000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0.0.0.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.1b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0,14mmbr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.000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,8599,174550,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,8599,1729524,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.00checkout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0000000000000023.000000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1628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,10801,77702,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,1,11855,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,4,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00004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,1282,13987,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,23599,200434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,2933,243891,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,10867,2549080,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,0,180,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,0,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'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'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'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